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4981fb"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c4e0304"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officeooo:rsid="482955b1" officeooo:paragraph-rsid="482955b1"/>
    </style:style>
    <style:style style:name="P15" style:family="paragraph" style:parent-style-name="Text_20_body">
      <style:text-properties officeooo:rsid="482cc270" officeooo:paragraph-rsid="482cc270"/>
    </style:style>
    <style:style style:name="P16" style:family="paragraph" style:parent-style-name="Text_20_body">
      <style:text-properties officeooo:rsid="482dbac6" officeooo:paragraph-rsid="482dbac6"/>
    </style:style>
    <style:style style:name="P17" style:family="paragraph" style:parent-style-name="Text_20_body">
      <style:text-properties officeooo:rsid="482fe066" officeooo:paragraph-rsid="482fe066"/>
    </style:style>
    <style:style style:name="P18" style:family="paragraph" style:parent-style-name="Text_20_body">
      <style:text-properties officeooo:rsid="48321b2c" officeooo:paragraph-rsid="48321b2c"/>
    </style:style>
    <style:style style:name="P19" style:family="paragraph" style:parent-style-name="Text_20_body">
      <style:text-properties officeooo:rsid="48324797" officeooo:paragraph-rsid="48324797"/>
    </style:style>
    <style:style style:name="P20" style:family="paragraph" style:parent-style-name="Text_20_body">
      <style:text-properties officeooo:rsid="48326942" officeooo:paragraph-rsid="48326942"/>
    </style:style>
    <style:style style:name="P21" style:family="paragraph" style:parent-style-name="Text_20_body">
      <style:text-properties officeooo:rsid="4834dfc7" officeooo:paragraph-rsid="4834dfc7"/>
    </style:style>
    <style:style style:name="P22" style:family="paragraph" style:parent-style-name="Text_20_body">
      <style:text-properties officeooo:rsid="484f7209" officeooo:paragraph-rsid="484f7209"/>
    </style:style>
    <style:style style:name="P23" style:family="paragraph" style:parent-style-name="Text_20_body">
      <style:text-properties officeooo:rsid="486a2a77" officeooo:paragraph-rsid="486a2a77"/>
    </style:style>
    <style:style style:name="P24" style:family="paragraph" style:parent-style-name="Text_20_body">
      <style:text-properties officeooo:rsid="4879f316" officeooo:paragraph-rsid="4879f316"/>
    </style:style>
    <style:style style:name="P25" style:family="paragraph" style:parent-style-name="Text_20_body">
      <style:text-properties officeooo:rsid="487a8c0d" officeooo:paragraph-rsid="487a8c0d"/>
    </style:style>
    <style:style style:name="P26" style:family="paragraph" style:parent-style-name="Text_20_body">
      <style:text-properties officeooo:rsid="487bf590" officeooo:paragraph-rsid="487bf590"/>
    </style:style>
    <style:style style:name="P27" style:family="paragraph" style:parent-style-name="Text_20_body">
      <style:text-properties officeooo:rsid="48803ad1" officeooo:paragraph-rsid="48803ad1"/>
    </style:style>
    <style:style style:name="P28" style:family="paragraph" style:parent-style-name="Text_20_body">
      <style:text-properties officeooo:rsid="4881fa85" officeooo:paragraph-rsid="4881fa85"/>
    </style:style>
    <style:style style:name="P29" style:family="paragraph" style:parent-style-name="Text_20_body">
      <style:text-properties officeooo:paragraph-rsid="487677db"/>
    </style:style>
    <style:style style:name="P30" style:family="paragraph" style:parent-style-name="Text_20_body">
      <style:text-properties officeooo:rsid="488e4528" officeooo:paragraph-rsid="488e4528"/>
    </style:style>
    <style:style style:name="P31" style:family="paragraph" style:parent-style-name="Text_20_body">
      <style:text-properties officeooo:rsid="488f2877" officeooo:paragraph-rsid="489aa229"/>
    </style:style>
    <style:style style:name="P32" style:family="paragraph" style:parent-style-name="Text_20_body">
      <style:text-properties officeooo:rsid="48604d94" officeooo:paragraph-rsid="48604d94"/>
    </style:style>
    <style:style style:name="P33" style:family="paragraph" style:parent-style-name="Text_20_body">
      <style:text-properties officeooo:rsid="485f8e5c" officeooo:paragraph-rsid="489aa229"/>
    </style:style>
    <style:style style:name="P34" style:family="paragraph" style:parent-style-name="Text_20_body">
      <style:text-properties officeooo:paragraph-rsid="489aa229"/>
    </style:style>
    <style:style style:name="P35" style:family="paragraph" style:parent-style-name="Text_20_body">
      <style:text-properties officeooo:rsid="489b178e" officeooo:paragraph-rsid="489b178e"/>
    </style:style>
    <style:style style:name="P36" style:family="paragraph" style:parent-style-name="Text_20_body">
      <style:text-properties officeooo:paragraph-rsid="489c6489"/>
    </style:style>
    <style:style style:name="P37" style:family="paragraph" style:parent-style-name="Text_20_body">
      <style:text-properties officeooo:rsid="489e2988" officeooo:paragraph-rsid="49b74fb9"/>
    </style:style>
    <style:style style:name="P38" style:family="paragraph" style:parent-style-name="Text_20_body">
      <style:text-properties officeooo:rsid="489e2988" officeooo:paragraph-rsid="489e2988"/>
    </style:style>
    <style:style style:name="P39" style:family="paragraph" style:parent-style-name="Text_20_body">
      <style:text-properties officeooo:paragraph-rsid="48a8edd9"/>
    </style:style>
    <style:style style:name="P40" style:family="paragraph" style:parent-style-name="Text_20_body">
      <style:text-properties officeooo:rsid="48ab7928" officeooo:paragraph-rsid="48ab7928"/>
    </style:style>
    <style:style style:name="P41" style:family="paragraph" style:parent-style-name="Text_20_body">
      <style:text-properties officeooo:rsid="48b0a38a" officeooo:paragraph-rsid="48b0a38a"/>
    </style:style>
    <style:style style:name="P42" style:family="paragraph" style:parent-style-name="Text_20_body">
      <style:text-properties officeooo:rsid="48b1fcc4" officeooo:paragraph-rsid="48b1fcc4"/>
    </style:style>
    <style:style style:name="P43" style:family="paragraph" style:parent-style-name="Text_20_body">
      <style:text-properties officeooo:rsid="48b55782" officeooo:paragraph-rsid="48b55782"/>
    </style:style>
    <style:style style:name="P44" style:family="paragraph" style:parent-style-name="Text_20_body">
      <style:text-properties officeooo:rsid="48b72f83" officeooo:paragraph-rsid="48b72f83"/>
    </style:style>
    <style:style style:name="P45" style:family="paragraph" style:parent-style-name="Text_20_body">
      <style:text-properties officeooo:rsid="48cc2e8e" officeooo:paragraph-rsid="48db76a9"/>
    </style:style>
    <style:style style:name="P46" style:family="paragraph" style:parent-style-name="Text_20_body">
      <style:text-properties officeooo:rsid="48cc2e8e" officeooo:paragraph-rsid="4a17e863"/>
    </style:style>
    <style:style style:name="P47" style:family="paragraph" style:parent-style-name="Text_20_body">
      <style:text-properties officeooo:rsid="48d3fb98" officeooo:paragraph-rsid="48db76a9"/>
    </style:style>
    <style:style style:name="P48" style:family="paragraph" style:parent-style-name="Text_20_body">
      <style:text-properties officeooo:rsid="48d4e0ae" officeooo:paragraph-rsid="48db76a9"/>
    </style:style>
    <style:style style:name="P49" style:family="paragraph" style:parent-style-name="Text_20_body">
      <style:text-properties officeooo:rsid="481e471d" officeooo:paragraph-rsid="48db76a9"/>
    </style:style>
    <style:style style:name="P50" style:family="paragraph" style:parent-style-name="Text_20_body">
      <style:text-properties officeooo:paragraph-rsid="48db76a9"/>
    </style:style>
    <style:style style:name="P51" style:family="paragraph" style:parent-style-name="Text_20_body">
      <style:text-properties officeooo:paragraph-rsid="48e7c7b3"/>
    </style:style>
    <style:style style:name="P52" style:family="paragraph" style:parent-style-name="Text_20_body">
      <style:text-properties officeooo:paragraph-rsid="48ea757d"/>
    </style:style>
    <style:style style:name="P53" style:family="paragraph" style:parent-style-name="Text_20_body">
      <style:text-properties officeooo:rsid="48f2c442" officeooo:paragraph-rsid="48f2c442"/>
    </style:style>
    <style:style style:name="P54" style:family="paragraph" style:parent-style-name="Text_20_body">
      <style:text-properties officeooo:rsid="48fcbf93" officeooo:paragraph-rsid="48fcbf93"/>
    </style:style>
    <style:style style:name="P55" style:family="paragraph" style:parent-style-name="Text_20_body">
      <style:text-properties officeooo:rsid="4903c98d" officeooo:paragraph-rsid="4903c98d"/>
    </style:style>
    <style:style style:name="P56" style:family="paragraph" style:parent-style-name="Text_20_body">
      <style:text-properties officeooo:paragraph-rsid="48f084aa"/>
    </style:style>
    <style:style style:name="P57" style:family="paragraph" style:parent-style-name="Text_20_body">
      <style:text-properties officeooo:rsid="49049829" officeooo:paragraph-rsid="49049829"/>
    </style:style>
    <style:style style:name="P58" style:family="paragraph" style:parent-style-name="Text_20_body">
      <style:text-properties officeooo:paragraph-rsid="493b635d"/>
    </style:style>
    <style:style style:name="P59" style:family="paragraph" style:parent-style-name="Text_20_body">
      <style:text-properties officeooo:paragraph-rsid="49462770"/>
    </style:style>
    <style:style style:name="P60" style:family="paragraph" style:parent-style-name="Text_20_body">
      <style:text-properties officeooo:rsid="48375cfa" officeooo:paragraph-rsid="494b3a33"/>
    </style:style>
    <style:style style:name="P61" style:family="paragraph" style:parent-style-name="Text_20_body">
      <style:text-properties officeooo:paragraph-rsid="494b3a33"/>
    </style:style>
    <style:style style:name="P62" style:family="paragraph" style:parent-style-name="Text_20_body">
      <style:text-properties officeooo:rsid="48c66082" officeooo:paragraph-rsid="494cbdc3"/>
    </style:style>
    <style:style style:name="P63" style:family="paragraph" style:parent-style-name="Text_20_body">
      <style:text-properties officeooo:rsid="48c01cc4" officeooo:paragraph-rsid="494cbdc3"/>
    </style:style>
    <style:style style:name="P64" style:family="paragraph" style:parent-style-name="Text_20_body">
      <style:text-properties officeooo:paragraph-rsid="494cbdc3"/>
    </style:style>
    <style:style style:name="P65" style:family="paragraph" style:parent-style-name="Text_20_body">
      <style:text-properties officeooo:paragraph-rsid="494fca9b"/>
    </style:style>
    <style:style style:name="P66" style:family="paragraph" style:parent-style-name="Text_20_body">
      <style:text-properties officeooo:paragraph-rsid="4956d2b2"/>
    </style:style>
    <style:style style:name="P67" style:family="paragraph" style:parent-style-name="Text_20_body">
      <style:text-properties officeooo:rsid="4958dfcd" officeooo:paragraph-rsid="4958dfcd"/>
    </style:style>
    <style:style style:name="P68" style:family="paragraph" style:parent-style-name="Text_20_body">
      <style:text-properties officeooo:paragraph-rsid="495b6364"/>
    </style:style>
    <style:style style:name="P69" style:family="paragraph" style:parent-style-name="Text_20_body">
      <style:text-properties officeooo:rsid="495ffa37" officeooo:paragraph-rsid="495ffa37"/>
    </style:style>
    <style:style style:name="P70" style:family="paragraph" style:parent-style-name="Text_20_body">
      <style:text-properties officeooo:rsid="49683d3b" officeooo:paragraph-rsid="49683d3b"/>
    </style:style>
    <style:style style:name="P71" style:family="paragraph" style:parent-style-name="Text_20_body">
      <style:text-properties officeooo:paragraph-rsid="496861ec"/>
    </style:style>
    <style:style style:name="P72" style:family="paragraph" style:parent-style-name="Text_20_body">
      <style:text-properties officeooo:rsid="4789ea90" officeooo:paragraph-rsid="497d4aa8"/>
    </style:style>
    <style:style style:name="P73" style:family="paragraph" style:parent-style-name="Text_20_body">
      <style:text-properties officeooo:rsid="4792d385" officeooo:paragraph-rsid="497d4aa8"/>
    </style:style>
    <style:style style:name="P74" style:family="paragraph" style:parent-style-name="Text_20_body">
      <style:text-properties officeooo:rsid="478823fb" officeooo:paragraph-rsid="497d4aa8"/>
    </style:style>
    <style:style style:name="P75" style:family="paragraph" style:parent-style-name="Text_20_body">
      <style:text-properties officeooo:paragraph-rsid="497d4aa8"/>
    </style:style>
    <style:style style:name="P76" style:family="paragraph" style:parent-style-name="Text_20_body">
      <style:text-properties officeooo:rsid="498b2bca" officeooo:paragraph-rsid="498b2bca"/>
    </style:style>
    <style:style style:name="P77" style:family="paragraph" style:parent-style-name="Text_20_body">
      <style:text-properties officeooo:rsid="498d9936" officeooo:paragraph-rsid="498d9936"/>
    </style:style>
    <style:style style:name="P78" style:family="paragraph" style:parent-style-name="Text_20_body">
      <style:text-properties officeooo:paragraph-rsid="4992f675"/>
    </style:style>
    <style:style style:name="P79" style:family="paragraph" style:parent-style-name="Text_20_body">
      <style:text-properties officeooo:rsid="499b039e" officeooo:paragraph-rsid="499b039e"/>
    </style:style>
    <style:style style:name="P80" style:family="paragraph" style:parent-style-name="Text_20_body">
      <style:text-properties officeooo:rsid="499c20a2" officeooo:paragraph-rsid="499c20a2"/>
    </style:style>
    <style:style style:name="P81" style:family="paragraph" style:parent-style-name="Text_20_body">
      <style:text-properties officeooo:rsid="49a135b7" officeooo:paragraph-rsid="49a135b7"/>
    </style:style>
    <style:style style:name="P82" style:family="paragraph" style:parent-style-name="Text_20_body">
      <style:text-properties officeooo:rsid="49a323c9" officeooo:paragraph-rsid="49a323c9"/>
    </style:style>
    <style:style style:name="P83" style:family="paragraph" style:parent-style-name="Text_20_body">
      <style:text-properties officeooo:paragraph-rsid="49a323c9"/>
    </style:style>
    <style:style style:name="P84" style:family="paragraph" style:parent-style-name="Text_20_body">
      <style:text-properties officeooo:rsid="49b29ac1" officeooo:paragraph-rsid="49b29ac1"/>
    </style:style>
    <style:style style:name="P85" style:family="paragraph" style:parent-style-name="Text_20_body">
      <style:text-properties officeooo:rsid="49b2ee80" officeooo:paragraph-rsid="49b2ee80"/>
    </style:style>
    <style:style style:name="P86" style:family="paragraph" style:parent-style-name="Text_20_body">
      <style:text-properties officeooo:rsid="49b36094" officeooo:paragraph-rsid="49b36094"/>
    </style:style>
    <style:style style:name="P87" style:family="paragraph" style:parent-style-name="Text_20_body">
      <style:text-properties officeooo:rsid="49b555b6" officeooo:paragraph-rsid="49b555b6"/>
    </style:style>
    <style:style style:name="P88" style:family="paragraph" style:parent-style-name="Text_20_body">
      <style:text-properties officeooo:paragraph-rsid="49b74fb9"/>
    </style:style>
    <style:style style:name="P89" style:family="paragraph" style:parent-style-name="Text_20_body">
      <style:text-properties officeooo:rsid="49b89d56" officeooo:paragraph-rsid="49b89d56"/>
    </style:style>
    <style:style style:name="P90" style:family="paragraph" style:parent-style-name="Text_20_body">
      <style:text-properties officeooo:rsid="49b89fc5" officeooo:paragraph-rsid="49b89fc5"/>
    </style:style>
    <style:style style:name="P91" style:family="paragraph" style:parent-style-name="Text_20_body">
      <style:text-properties officeooo:rsid="49b9f7e1" officeooo:paragraph-rsid="49b9f7e1"/>
    </style:style>
    <style:style style:name="P92" style:family="paragraph" style:parent-style-name="Text_20_body">
      <style:text-properties officeooo:rsid="49baf098" officeooo:paragraph-rsid="49baf098"/>
    </style:style>
    <style:style style:name="P93" style:family="paragraph" style:parent-style-name="Text_20_body">
      <style:text-properties officeooo:rsid="49bce22e" officeooo:paragraph-rsid="49bce22e"/>
    </style:style>
    <style:style style:name="P94" style:family="paragraph" style:parent-style-name="Text_20_body">
      <style:text-properties officeooo:rsid="49be7e6d" officeooo:paragraph-rsid="49be7e6d"/>
    </style:style>
    <style:style style:name="P95" style:family="paragraph" style:parent-style-name="Text_20_body">
      <style:text-properties officeooo:rsid="49c22ad5" officeooo:paragraph-rsid="49c22ad5"/>
    </style:style>
    <style:style style:name="P96" style:family="paragraph" style:parent-style-name="Text_20_body">
      <style:text-properties officeooo:paragraph-rsid="49d401c7"/>
    </style:style>
    <style:style style:name="P97" style:family="paragraph" style:parent-style-name="Text_20_body">
      <style:text-properties officeooo:rsid="490a0f2f" officeooo:paragraph-rsid="490a0f2f"/>
    </style:style>
    <style:style style:name="P98" style:family="paragraph" style:parent-style-name="Text_20_body">
      <style:text-properties officeooo:paragraph-rsid="49ddd8be"/>
    </style:style>
    <style:style style:name="P99" style:family="paragraph" style:parent-style-name="Text_20_body">
      <style:text-properties officeooo:paragraph-rsid="49def293"/>
    </style:style>
    <style:style style:name="P100" style:family="paragraph" style:parent-style-name="Text_20_body">
      <style:text-properties officeooo:rsid="49e53afc" officeooo:paragraph-rsid="49e53afc"/>
    </style:style>
    <style:style style:name="P101" style:family="paragraph" style:parent-style-name="Text_20_body">
      <style:text-properties officeooo:paragraph-rsid="49e78892"/>
    </style:style>
    <style:style style:name="P102" style:family="paragraph" style:parent-style-name="Text_20_body">
      <style:text-properties officeooo:rsid="49eb8bd9" officeooo:paragraph-rsid="49eb8bd9"/>
    </style:style>
    <style:style style:name="P103" style:family="paragraph" style:parent-style-name="Text_20_body">
      <style:text-properties officeooo:rsid="49eccfb2" officeooo:paragraph-rsid="49eccfb2"/>
    </style:style>
    <style:style style:name="P104" style:family="paragraph" style:parent-style-name="Text_20_body">
      <style:text-properties officeooo:rsid="49f21403" officeooo:paragraph-rsid="49f21403"/>
    </style:style>
    <style:style style:name="P105" style:family="paragraph" style:parent-style-name="Text_20_body">
      <style:text-properties officeooo:paragraph-rsid="496a1ee0"/>
    </style:style>
    <style:style style:name="P106" style:family="paragraph" style:parent-style-name="Text_20_body">
      <style:text-properties officeooo:rsid="4a15188a" officeooo:paragraph-rsid="4a15188a"/>
    </style:style>
    <style:style style:name="P107" style:family="paragraph" style:parent-style-name="Text_20_body">
      <style:text-properties officeooo:rsid="48cb8f09" officeooo:paragraph-rsid="4a17e863"/>
    </style:style>
    <style:style style:name="P108" style:family="paragraph" style:parent-style-name="Text_20_body">
      <style:text-properties officeooo:rsid="48cfa28e" officeooo:paragraph-rsid="4a17e863"/>
    </style:style>
    <style:style style:name="P109" style:family="paragraph" style:parent-style-name="Text_20_body">
      <style:text-properties officeooo:paragraph-rsid="4a17e863"/>
    </style:style>
    <style:style style:name="P110" style:family="paragraph" style:parent-style-name="Text_20_body">
      <style:text-properties officeooo:rsid="49db992c" officeooo:paragraph-rsid="4a24a7d0"/>
    </style:style>
    <style:style style:name="P111" style:family="paragraph" style:parent-style-name="Text_20_body">
      <style:text-properties officeooo:rsid="49d5dbc6" officeooo:paragraph-rsid="4a24a7d0"/>
    </style:style>
    <style:style style:name="P112" style:family="paragraph" style:parent-style-name="Text_20_body">
      <style:text-properties officeooo:rsid="49d98bb8" officeooo:paragraph-rsid="4a24a7d0"/>
    </style:style>
    <style:style style:name="P113" style:family="paragraph" style:parent-style-name="Text_20_body">
      <style:text-properties officeooo:rsid="49d8263c" officeooo:paragraph-rsid="4a24a7d0"/>
    </style:style>
    <style:style style:name="P114" style:family="paragraph" style:parent-style-name="Text_20_body">
      <style:text-properties officeooo:rsid="49dc76c9" officeooo:paragraph-rsid="4a24a7d0"/>
    </style:style>
    <style:style style:name="P115" style:family="paragraph" style:parent-style-name="Text_20_body">
      <style:text-properties officeooo:rsid="49d915cf" officeooo:paragraph-rsid="4a24a7d0"/>
    </style:style>
    <style:style style:name="P116" style:family="paragraph" style:parent-style-name="Text_20_body">
      <style:text-properties officeooo:paragraph-rsid="4a1880a9"/>
    </style:style>
    <style:style style:name="P117" style:family="paragraph" style:parent-style-name="Text_20_body">
      <style:text-properties fo:font-style="normal" officeooo:paragraph-rsid="4a1880a9" style:font-style-asian="normal" style:font-style-complex="normal"/>
    </style:style>
    <style:style style:name="P118" style:family="paragraph" style:parent-style-name="Text_20_body">
      <style:text-properties officeooo:rsid="47d7a48c" officeooo:paragraph-rsid="4a1cd230"/>
    </style:style>
    <style:style style:name="P119" style:family="paragraph" style:parent-style-name="Text_20_body">
      <style:text-properties officeooo:rsid="47d72c9f" officeooo:paragraph-rsid="4a1cd230"/>
    </style:style>
    <style:style style:name="P120" style:family="paragraph" style:parent-style-name="Text_20_body">
      <style:text-properties officeooo:rsid="4786fe01" officeooo:paragraph-rsid="4a208a67"/>
    </style:style>
    <style:style style:name="P121" style:family="paragraph" style:parent-style-name="Text_20_body">
      <style:text-properties officeooo:rsid="4a20cfcd" officeooo:paragraph-rsid="4a27550f"/>
    </style:style>
    <style:style style:name="P122" style:family="paragraph" style:parent-style-name="Text_20_body">
      <style:text-properties officeooo:rsid="4a24a7d0" officeooo:paragraph-rsid="4a24a7d0"/>
    </style:style>
    <style:style style:name="P123" style:family="paragraph" style:parent-style-name="Text_20_body">
      <style:text-properties officeooo:paragraph-rsid="4a24a7d0"/>
    </style:style>
    <style:style style:name="P124" style:family="paragraph" style:parent-style-name="Text_20_body">
      <style:text-properties officeooo:rsid="4a28ce17" officeooo:paragraph-rsid="4a28ce17"/>
    </style:style>
    <style:style style:name="P125" style:family="paragraph" style:parent-style-name="Text_20_body">
      <style:text-properties officeooo:rsid="499dc938" officeooo:paragraph-rsid="499dc938"/>
    </style:style>
    <style:style style:name="P126" style:family="paragraph" style:parent-style-name="Text_20_body">
      <style:text-properties officeooo:rsid="49cac408" officeooo:paragraph-rsid="4a24a7d0"/>
    </style:style>
    <style:style style:name="P127" style:family="paragraph" style:parent-style-name="Text_20_body">
      <style:text-properties officeooo:rsid="487d7675" officeooo:paragraph-rsid="487d7675"/>
    </style:style>
    <style:style style:name="P128" style:family="paragraph" style:parent-style-name="Text_20_body">
      <style:text-properties officeooo:rsid="4a22adf6" officeooo:paragraph-rsid="4a22adf6"/>
    </style:style>
    <style:style style:name="P129" style:family="paragraph" style:parent-style-name="Text_20_body">
      <style:text-properties officeooo:rsid="48e38040" officeooo:paragraph-rsid="49dcee1a"/>
    </style:style>
    <style:style style:name="P130" style:family="paragraph" style:parent-style-name="Text_20_body">
      <style:text-properties officeooo:rsid="4a2a7d5c" officeooo:paragraph-rsid="4a2a7d5c"/>
    </style:style>
    <style:style style:name="P131" style:family="paragraph" style:parent-style-name="Text_20_body">
      <style:text-properties officeooo:rsid="4a2c6a57" officeooo:paragraph-rsid="4a2c6a57"/>
    </style:style>
    <style:style style:name="P132" style:family="paragraph" style:parent-style-name="Text_20_body">
      <style:text-properties officeooo:paragraph-rsid="4a2c6a57"/>
    </style:style>
    <style:style style:name="P133" style:family="paragraph" style:parent-style-name="Text_20_body">
      <style:text-properties officeooo:rsid="49399c13" officeooo:paragraph-rsid="49399c13"/>
    </style:style>
    <style:style style:name="P134" style:family="paragraph" style:parent-style-name="Text_20_body">
      <style:text-properties officeooo:paragraph-rsid="4aa13a54"/>
    </style:style>
    <style:style style:name="P135" style:family="paragraph" style:parent-style-name="Text_20_body">
      <style:text-properties fo:font-style="italic" officeooo:rsid="4aa33f2c" officeooo:paragraph-rsid="4ad7883f" style:font-style-asian="italic" style:font-style-complex="italic"/>
    </style:style>
    <style:style style:name="P136" style:family="paragraph" style:parent-style-name="Text_20_body">
      <style:text-properties officeooo:paragraph-rsid="4ac5797c"/>
    </style:style>
    <style:style style:name="P137" style:family="paragraph" style:parent-style-name="Text_20_body">
      <style:text-properties officeooo:paragraph-rsid="4aca5049"/>
    </style:style>
    <style:style style:name="P138" style:family="paragraph" style:parent-style-name="Text_20_body">
      <style:text-properties officeooo:paragraph-rsid="4aceffbf"/>
    </style:style>
    <style:style style:name="P139" style:family="paragraph" style:parent-style-name="Text_20_body">
      <style:text-properties officeooo:paragraph-rsid="4ad7883f"/>
    </style:style>
    <style:style style:name="P140" style:family="paragraph" style:parent-style-name="Text_20_body">
      <style:text-properties officeooo:paragraph-rsid="4b1b157c"/>
    </style:style>
    <style:style style:name="P141" style:family="paragraph" style:parent-style-name="Text_20_body">
      <style:text-properties officeooo:rsid="4afe9d1b" officeooo:paragraph-rsid="4b1b157c"/>
    </style:style>
    <style:style style:name="P142" style:family="paragraph" style:parent-style-name="Text_20_body">
      <style:text-properties officeooo:rsid="4b0585ad" officeooo:paragraph-rsid="4b1b157c"/>
    </style:style>
    <style:style style:name="P143" style:family="paragraph" style:parent-style-name="Text_20_body">
      <style:text-properties officeooo:paragraph-rsid="4b1bccfb"/>
    </style:style>
    <style:style style:name="P144" style:family="paragraph" style:parent-style-name="Text_20_body">
      <style:text-properties officeooo:paragraph-rsid="4b2ef63f"/>
    </style:style>
    <style:style style:name="P145" style:family="paragraph" style:parent-style-name="Text_20_body">
      <style:text-properties officeooo:paragraph-rsid="4b46f4be"/>
    </style:style>
    <style:style style:name="P146" style:family="paragraph" style:parent-style-name="Text_20_body">
      <style:text-properties officeooo:paragraph-rsid="4b4cb4f6"/>
    </style:style>
    <style:style style:name="P147" style:family="paragraph" style:parent-style-name="Text_20_body">
      <style:text-properties officeooo:paragraph-rsid="4b571d99"/>
    </style:style>
    <style:style style:name="P148" style:family="paragraph" style:parent-style-name="Text_20_body">
      <style:text-properties officeooo:paragraph-rsid="4b4f8d4d"/>
    </style:style>
    <style:style style:name="P149" style:family="paragraph" style:parent-style-name="Text_20_body">
      <style:text-properties officeooo:paragraph-rsid="4ba14793"/>
    </style:style>
    <style:style style:name="P150" style:family="paragraph" style:parent-style-name="Text_20_body">
      <style:text-properties officeooo:paragraph-rsid="4bb0e7f5"/>
    </style:style>
    <style:style style:name="P151" style:family="paragraph" style:parent-style-name="Text_20_body">
      <style:text-properties officeooo:paragraph-rsid="4bb6de42"/>
    </style:style>
    <style:style style:name="P152" style:family="paragraph" style:parent-style-name="Text_20_body">
      <style:text-properties officeooo:rsid="4a54f435" officeooo:paragraph-rsid="4bb6de42"/>
    </style:style>
    <style:style style:name="P153" style:family="paragraph" style:parent-style-name="Text_20_body">
      <style:text-properties officeooo:paragraph-rsid="4bb7343b"/>
    </style:style>
    <style:style style:name="P154" style:family="paragraph" style:parent-style-name="Text_20_body">
      <style:text-properties officeooo:paragraph-rsid="4bb76a77"/>
    </style:style>
    <style:style style:name="P155" style:family="paragraph" style:parent-style-name="Text_20_body">
      <style:text-properties officeooo:paragraph-rsid="4bb8f4cb"/>
    </style:style>
    <style:style style:name="P156" style:family="paragraph" style:parent-style-name="Text_20_body">
      <style:text-properties officeooo:paragraph-rsid="4bc6925b"/>
    </style:style>
    <style:style style:name="P157" style:family="paragraph" style:parent-style-name="Text_20_body">
      <style:text-properties officeooo:paragraph-rsid="4b5526b4"/>
    </style:style>
    <style:style style:name="P158" style:family="paragraph" style:parent-style-name="Text_20_body">
      <style:text-properties officeooo:paragraph-rsid="4bd47856"/>
    </style:style>
    <style:style style:name="P159" style:family="paragraph" style:parent-style-name="Text_20_body">
      <style:text-properties officeooo:paragraph-rsid="4be132f4"/>
    </style:style>
    <style:style style:name="P160" style:family="paragraph" style:parent-style-name="Text_20_body">
      <style:text-properties officeooo:paragraph-rsid="4be259df"/>
    </style:style>
    <style:style style:name="P161" style:family="paragraph" style:parent-style-name="Text_20_body">
      <style:text-properties officeooo:paragraph-rsid="4be3ebd1"/>
    </style:style>
    <style:style style:name="P162" style:family="paragraph" style:parent-style-name="Text_20_body">
      <style:text-properties officeooo:rsid="4bf51f2d" officeooo:paragraph-rsid="4bf51f2d"/>
    </style:style>
    <style:style style:name="P163" style:family="paragraph" style:parent-style-name="Text_20_body">
      <style:text-properties officeooo:rsid="4bfd508d" officeooo:paragraph-rsid="4bfd508d"/>
    </style:style>
    <style:style style:name="P164" style:family="paragraph" style:parent-style-name="Text_20_body">
      <style:text-properties officeooo:rsid="4c1fde02" officeooo:paragraph-rsid="4c1fde02"/>
    </style:style>
    <style:style style:name="P165" style:family="paragraph" style:parent-style-name="Text_20_body">
      <style:text-properties officeooo:paragraph-rsid="4c39bfd8"/>
    </style:style>
    <style:style style:name="P166" style:family="paragraph" style:parent-style-name="Text_20_body">
      <style:text-properties officeooo:paragraph-rsid="4c50dce9"/>
    </style:style>
    <style:style style:name="P167" style:family="paragraph" style:parent-style-name="Text_20_body">
      <style:text-properties officeooo:rsid="4c53c701" officeooo:paragraph-rsid="4c53c701"/>
    </style:style>
    <style:style style:name="P168" style:family="paragraph" style:parent-style-name="Text_20_body">
      <style:text-properties officeooo:paragraph-rsid="4caa232f"/>
    </style:style>
    <style:style style:name="P169" style:family="paragraph" style:parent-style-name="Text_20_body">
      <style:text-properties officeooo:paragraph-rsid="4d0abab2"/>
    </style:style>
    <style:style style:name="P170" style:family="paragraph" style:parent-style-name="Text_20_body">
      <style:text-properties officeooo:paragraph-rsid="4d3977c9"/>
    </style:style>
    <style:style style:name="P171" style:family="paragraph" style:parent-style-name="Text_20_body">
      <style:text-properties officeooo:paragraph-rsid="4d66ec5a"/>
    </style:style>
    <style:style style:name="P172" style:family="paragraph" style:parent-style-name="Text_20_body">
      <style:text-properties officeooo:paragraph-rsid="4d672160"/>
    </style:style>
    <style:style style:name="P173" style:family="paragraph" style:parent-style-name="Text_20_body">
      <style:text-properties officeooo:rsid="4c862da1" officeooo:paragraph-rsid="4d887753"/>
    </style:style>
    <style:style style:name="P174" style:family="paragraph" style:parent-style-name="Text_20_body">
      <style:text-properties officeooo:rsid="4cfceb28" officeooo:paragraph-rsid="4d887753"/>
    </style:style>
    <style:style style:name="P175" style:family="paragraph" style:parent-style-name="Text_20_body">
      <style:text-properties officeooo:rsid="4d8ca7db" officeooo:paragraph-rsid="4d8ca7db"/>
    </style:style>
    <style:style style:name="P176" style:family="paragraph" style:parent-style-name="Text_20_body">
      <style:text-properties officeooo:paragraph-rsid="4d9b9f9f"/>
    </style:style>
    <style:style style:name="P177" style:family="paragraph" style:parent-style-name="Text_20_body">
      <style:text-properties officeooo:paragraph-rsid="4d9ce44c"/>
    </style:style>
    <style:style style:name="P178" style:family="paragraph" style:parent-style-name="Text_20_body">
      <style:text-properties officeooo:rsid="48da19d4" officeooo:paragraph-rsid="4da73ba4"/>
    </style:style>
    <style:style style:name="P179" style:family="paragraph" style:parent-style-name="Text_20_body">
      <style:text-properties officeooo:paragraph-rsid="4da8a6bc"/>
    </style:style>
    <style:style style:name="P180" style:family="paragraph" style:parent-style-name="Text_20_body">
      <style:text-properties officeooo:paragraph-rsid="4db0f2a3"/>
    </style:style>
    <style:style style:name="P181" style:family="paragraph" style:parent-style-name="Standard">
      <style:paragraph-properties fo:text-align="center" style:justify-single-word="false"/>
      <style:text-properties officeooo:rsid="057aae1d" officeooo:paragraph-rsid="410d52db"/>
    </style:style>
    <style:style style:name="P18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7"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8" style:family="paragraph" style:parent-style-name="Example_20_Header">
      <style:text-properties officeooo:paragraph-rsid="0ce95318"/>
    </style:style>
    <style:style style:name="P189" style:family="paragraph" style:parent-style-name="Example_20_Header">
      <style:text-properties officeooo:paragraph-rsid="4ae1c3c2"/>
    </style:style>
    <style:style style:name="P190" style:family="paragraph" style:parent-style-name="Example_20_Header">
      <style:text-properties officeooo:rsid="4b1efb15" officeooo:paragraph-rsid="4b1b157c"/>
    </style:style>
    <style:style style:name="P191" style:family="paragraph" style:parent-style-name="Example_20_Header">
      <style:text-properties officeooo:paragraph-rsid="4b1b157c"/>
    </style:style>
    <style:style style:name="P192" style:family="paragraph" style:parent-style-name="Example_20_Header">
      <style:text-properties officeooo:paragraph-rsid="4b1f594f"/>
    </style:style>
    <style:style style:name="P193" style:family="paragraph" style:parent-style-name="Example_20_Header">
      <style:text-properties officeooo:paragraph-rsid="4b2983b6"/>
    </style:style>
    <style:style style:name="P194" style:family="paragraph" style:parent-style-name="Example_20_Header">
      <style:text-properties officeooo:paragraph-rsid="4b43275f"/>
    </style:style>
    <style:style style:name="P195" style:family="paragraph" style:parent-style-name="Example_20_Header">
      <style:text-properties officeooo:paragraph-rsid="4b5fdabe"/>
    </style:style>
    <style:style style:name="P196" style:family="paragraph" style:parent-style-name="Example_20_Header">
      <style:text-properties officeooo:paragraph-rsid="4bba2141"/>
    </style:style>
    <style:style style:name="P197" style:family="paragraph" style:parent-style-name="Example_20_Header">
      <style:text-properties officeooo:paragraph-rsid="4c4981fb"/>
    </style:style>
    <style:style style:name="P198" style:family="paragraph" style:parent-style-name="Example_20_Header">
      <style:text-properties officeooo:paragraph-rsid="4da8a6bc"/>
    </style:style>
    <style:style style:name="P199" style:family="paragraph" style:parent-style-name="Property_20_level_20_1">
      <style:text-properties officeooo:paragraph-rsid="4c5c02e8"/>
    </style:style>
    <style:style style:name="P200" style:family="paragraph" style:parent-style-name="Property_20_level_20_1">
      <style:text-properties officeooo:paragraph-rsid="4ce6a2d1"/>
    </style:style>
    <style:style style:name="P201" style:family="paragraph" style:parent-style-name="Property_20_level_20_1">
      <style:text-properties officeooo:paragraph-rsid="4d050e29"/>
    </style:style>
    <style:style style:name="P202" style:family="paragraph" style:parent-style-name="Property_20_level_20_1">
      <style:text-properties officeooo:paragraph-rsid="4d3977c9"/>
    </style:style>
    <style:style style:name="P203" style:family="paragraph" style:parent-style-name="Property_20_level_20_1">
      <style:text-properties officeooo:paragraph-rsid="4d4a8d8a"/>
    </style:style>
    <style:style style:name="P204" style:family="paragraph" style:parent-style-name="Property_20_level_20_1">
      <style:paragraph-properties fo:margin-left="1.251cm" fo:margin-right="0cm" fo:text-indent="-0.4cm" style:auto-text-indent="false"/>
    </style:style>
    <style:style style:name="P205" style:family="paragraph" style:parent-style-name="Property_20_level_20_1">
      <style:paragraph-properties fo:margin-left="1.251cm" fo:margin-right="0cm" fo:text-indent="-0.4cm" style:auto-text-indent="false"/>
      <style:text-properties officeooo:paragraph-rsid="4c411102"/>
    </style:style>
    <style:style style:name="P206" style:family="paragraph" style:parent-style-name="Property_20_level_20_1">
      <style:paragraph-properties fo:margin-left="1.251cm" fo:margin-right="0cm" fo:text-indent="-0.4cm" style:auto-text-indent="false"/>
      <style:text-properties officeooo:paragraph-rsid="4c416159"/>
    </style:style>
    <style:style style:name="P207" style:family="paragraph" style:parent-style-name="Property_20_level_20_1">
      <style:paragraph-properties fo:margin-left="1.251cm" fo:margin-right="0cm" fo:text-indent="-0.4cm" style:auto-text-indent="false"/>
      <style:text-properties officeooo:paragraph-rsid="4ce4f73a"/>
    </style:style>
    <style:style style:name="P208" style:family="paragraph" style:parent-style-name="Property_20_level_20_1">
      <style:paragraph-properties fo:margin-left="1.251cm" fo:margin-right="0cm" fo:text-indent="-0.4cm" style:auto-text-indent="false"/>
      <style:text-properties officeooo:paragraph-rsid="4cef8838"/>
    </style:style>
    <style:style style:name="P209" style:family="paragraph" style:parent-style-name="Property_20_level_20_1">
      <style:paragraph-properties fo:margin-left="1.251cm" fo:margin-right="0cm" fo:text-indent="-0.4cm" style:auto-text-indent="false"/>
      <style:text-properties officeooo:paragraph-rsid="4cf0417a"/>
    </style:style>
    <style:style style:name="P210" style:family="paragraph" style:parent-style-name="Property_20_level_20_1">
      <style:paragraph-properties fo:margin-left="1.251cm" fo:margin-right="0cm" fo:text-indent="-0.4cm" style:auto-text-indent="false"/>
      <style:text-properties officeooo:paragraph-rsid="4cec8d7f"/>
    </style:style>
    <style:style style:name="P211" style:family="paragraph" style:parent-style-name="Property_20_level_20_1">
      <style:paragraph-properties fo:margin-left="1.251cm" fo:margin-right="0cm" fo:text-indent="-0.4cm" style:auto-text-indent="false"/>
      <style:text-properties officeooo:rsid="4cec8d7f" officeooo:paragraph-rsid="4cec8d7f"/>
    </style:style>
    <style:style style:name="P212" style:family="paragraph" style:parent-style-name="Property_20_level_20_1">
      <style:paragraph-properties fo:margin-left="1.251cm" fo:margin-right="0cm" fo:text-indent="-0.4cm" style:auto-text-indent="false"/>
      <style:text-properties officeooo:paragraph-rsid="4cf0e8d3"/>
    </style:style>
    <style:style style:name="P213" style:family="paragraph" style:parent-style-name="Property_20_level_20_1">
      <style:paragraph-properties fo:margin-left="1.251cm" fo:margin-right="0cm" fo:text-indent="-0.4cm" style:auto-text-indent="false"/>
      <style:text-properties officeooo:paragraph-rsid="4cf989e6"/>
    </style:style>
    <style:style style:name="P214" style:family="paragraph" style:parent-style-name="Property_20_level_20_1">
      <style:paragraph-properties fo:margin-left="1.251cm" fo:margin-right="0cm" fo:text-indent="-0.4cm" style:auto-text-indent="false"/>
      <style:text-properties officeooo:paragraph-rsid="4cfb834d"/>
    </style:style>
    <style:style style:name="P215" style:family="paragraph" style:parent-style-name="Property_20_level_20_1">
      <style:paragraph-properties fo:margin-left="1.251cm" fo:margin-right="0cm" fo:text-indent="-0.4cm" style:auto-text-indent="false"/>
      <style:text-properties officeooo:paragraph-rsid="4cfceb28"/>
    </style:style>
    <style:style style:name="P216" style:family="paragraph" style:parent-style-name="Property_20_level_20_1">
      <style:paragraph-properties fo:margin-left="1.251cm" fo:margin-right="0cm" fo:text-indent="-0.4cm" style:auto-text-indent="false"/>
      <style:text-properties officeooo:paragraph-rsid="4d050e29"/>
    </style:style>
    <style:style style:name="P217" style:family="paragraph" style:parent-style-name="Property_20_level_20_1">
      <style:paragraph-properties fo:margin-left="1.251cm" fo:margin-right="0cm" fo:text-indent="-0.4cm" style:auto-text-indent="false"/>
      <style:text-properties officeooo:paragraph-rsid="4d3977c9"/>
    </style:style>
    <style:style style:name="P218" style:family="paragraph" style:parent-style-name="Property_20_level_20_1">
      <style:paragraph-properties fo:margin-left="1.251cm" fo:margin-right="0cm" fo:text-indent="-0.4cm" style:auto-text-indent="false"/>
      <style:text-properties officeooo:paragraph-rsid="4d4a175d"/>
    </style:style>
    <style:style style:name="P219" style:family="paragraph" style:parent-style-name="Property_20_level_20_1">
      <style:paragraph-properties fo:margin-left="1.251cm" fo:margin-right="0cm" fo:text-indent="-0.4cm" style:auto-text-indent="false"/>
      <style:text-properties officeooo:paragraph-rsid="4d4a8d8a"/>
    </style:style>
    <style:style style:name="P220" style:family="paragraph" style:parent-style-name="Property_20_level_20_1">
      <style:paragraph-properties fo:margin-left="1.251cm" fo:margin-right="0cm" fo:text-indent="-0.4cm" style:auto-text-indent="false"/>
      <style:text-properties officeooo:paragraph-rsid="4d5b0b87"/>
    </style:style>
    <style:style style:name="P221" style:family="paragraph" style:parent-style-name="Property_20_level_20_1">
      <style:paragraph-properties fo:margin-left="1.251cm" fo:margin-right="0cm" fo:text-indent="-0.4cm" style:auto-text-indent="false"/>
      <style:text-properties officeooo:paragraph-rsid="4d63e96d"/>
    </style:style>
    <style:style style:name="P222" style:family="paragraph" style:parent-style-name="Property_20_level_20_1">
      <style:paragraph-properties fo:margin-left="1.251cm" fo:margin-right="0cm" fo:text-indent="-0.4cm" style:auto-text-indent="false"/>
      <style:text-properties officeooo:paragraph-rsid="4d6960fc"/>
    </style:style>
    <style:style style:name="P223" style:family="paragraph" style:parent-style-name="Property_20_level_20_1">
      <style:paragraph-properties fo:margin-left="1.251cm" fo:margin-right="0cm" fo:text-indent="-0.4cm" style:auto-text-indent="false"/>
      <style:text-properties officeooo:paragraph-rsid="4d6aa1b9"/>
    </style:style>
    <style:style style:name="P224" style:family="paragraph" style:parent-style-name="Property_20_level_20_0">
      <style:paragraph-properties fo:margin-left="1.251cm" fo:margin-right="0cm" fo:text-indent="-0.4cm" style:auto-text-indent="false"/>
    </style:style>
    <style:style style:name="P225" style:family="paragraph" style:parent-style-name="Property_20_level_20_0">
      <style:paragraph-properties fo:margin-left="1.251cm" fo:margin-right="0cm" fo:text-indent="-0.4cm" style:auto-text-indent="false"/>
      <style:text-properties officeooo:paragraph-rsid="4cec8d7f"/>
    </style:style>
    <style:style style:name="P226" style:family="paragraph" style:parent-style-name="Property_20_level_20_0">
      <style:paragraph-properties fo:margin-left="1.251cm" fo:margin-right="0cm" fo:text-indent="-0.4cm" style:auto-text-indent="false"/>
      <style:text-properties officeooo:paragraph-rsid="4cfceb28"/>
    </style:style>
    <style:style style:name="P227" style:family="paragraph" style:parent-style-name="Property_20_level_20_0">
      <style:paragraph-properties fo:margin-left="1.251cm" fo:margin-right="0cm" fo:text-indent="-0.4cm" style:auto-text-indent="false"/>
      <style:text-properties officeooo:paragraph-rsid="4d598041"/>
    </style:style>
    <style:style style:name="P228" style:family="paragraph" style:parent-style-name="Property_20_level_20_0">
      <style:paragraph-properties fo:margin-left="1.251cm" fo:margin-right="0cm" fo:text-indent="-0.4cm" style:auto-text-indent="false"/>
      <style:text-properties officeooo:paragraph-rsid="4d621687"/>
    </style:style>
    <style:style style:name="P229" style:family="paragraph" style:parent-style-name="Property_20_level_20_0">
      <style:paragraph-properties fo:margin-left="1.251cm" fo:margin-right="0cm" fo:text-indent="-0.4cm" style:auto-text-indent="false"/>
      <style:text-properties officeooo:paragraph-rsid="4d66ec5a"/>
    </style:style>
    <style:style style:name="P230" style:family="paragraph" style:parent-style-name="Property_20_level_20_0">
      <style:paragraph-properties fo:margin-left="1.251cm" fo:margin-right="0cm" fo:text-indent="-0.4cm" style:auto-text-indent="false"/>
      <style:text-properties officeooo:paragraph-rsid="4d6aa1b9"/>
    </style:style>
    <style:style style:name="P231" style:family="paragraph" style:parent-style-name="Property_20_Header">
      <style:text-properties officeooo:paragraph-rsid="4adb0946"/>
    </style:style>
    <style:style style:name="P232" style:family="paragraph" style:parent-style-name="Property_20_Header">
      <style:text-properties officeooo:paragraph-rsid="4cfceb28"/>
    </style:style>
    <style:style style:name="P233" style:family="paragraph" style:parent-style-name="Property_20_Header">
      <style:text-properties officeooo:paragraph-rsid="4d050e29"/>
    </style:style>
    <style:style style:name="P234" style:family="paragraph" style:parent-style-name="Property_20_Header">
      <style:text-properties fo:font-style="italic" style:font-style-asian="italic" style:font-style-complex="italic"/>
    </style:style>
    <style:style style:name="P235" style:family="paragraph" style:parent-style-name="Property_20_Header">
      <style:text-properties officeooo:paragraph-rsid="4d401847"/>
    </style:style>
    <style:style style:name="P236" style:family="paragraph" style:parent-style-name="Property_20_Header">
      <style:text-properties officeooo:paragraph-rsid="4d411885"/>
    </style:style>
    <style:style style:name="P237" style:family="paragraph" style:parent-style-name="Property_20_Header">
      <style:text-properties officeooo:paragraph-rsid="4d5b0b87"/>
    </style:style>
    <style:style style:name="P238" style:family="paragraph" style:parent-style-name="Property_20_Header">
      <style:text-properties officeooo:paragraph-rsid="4d63e96d"/>
    </style:style>
    <style:style style:name="P239" style:family="paragraph" style:parent-style-name="Property_20_Header">
      <style:text-properties officeooo:paragraph-rsid="4d6960fc"/>
    </style:style>
    <style:style style:name="P240" style:family="paragraph" style:parent-style-name="Property_20_Header">
      <style:text-properties officeooo:paragraph-rsid="4d6aa1b9"/>
    </style:style>
    <style:style style:name="P241" style:family="paragraph" style:parent-style-name="Property_20_Header">
      <style:text-properties officeooo:paragraph-rsid="4d7217cf"/>
    </style:style>
    <style:style style:name="P242" style:family="paragraph" style:parent-style-name="Property_20_level_20_0">
      <style:text-properties officeooo:paragraph-rsid="4aae2d9e"/>
    </style:style>
    <style:style style:name="P243" style:family="paragraph" style:parent-style-name="Property_20_level_20_0">
      <style:text-properties officeooo:paragraph-rsid="4adb0946"/>
    </style:style>
    <style:style style:name="P244" style:family="paragraph" style:parent-style-name="Property_20_level_20_0">
      <style:text-properties officeooo:paragraph-rsid="4b1b157c"/>
    </style:style>
    <style:style style:name="P245" style:family="paragraph" style:parent-style-name="Property_20_level_20_0">
      <style:text-properties officeooo:paragraph-rsid="4b62a38f"/>
    </style:style>
    <style:style style:name="P246" style:family="paragraph" style:parent-style-name="Property_20_level_20_0">
      <style:text-properties officeooo:paragraph-rsid="4c39bfd8"/>
    </style:style>
    <style:style style:name="P247" style:family="paragraph" style:parent-style-name="Property_20_level_20_0">
      <style:text-properties officeooo:paragraph-rsid="4c60652c"/>
    </style:style>
    <style:style style:name="P248" style:family="paragraph" style:parent-style-name="Property_20_level_20_0">
      <style:text-properties officeooo:paragraph-rsid="4c724063"/>
    </style:style>
    <style:style style:name="P249" style:family="paragraph" style:parent-style-name="Property_20_level_20_0">
      <style:text-properties officeooo:paragraph-rsid="4cea923b"/>
    </style:style>
    <style:style style:name="P250" style:family="paragraph" style:parent-style-name="Property_20_level_20_0">
      <style:text-properties officeooo:paragraph-rsid="4d14665a"/>
    </style:style>
    <style:style style:name="P251" style:family="paragraph" style:parent-style-name="Property_20_level_20_0">
      <style:text-properties officeooo:paragraph-rsid="4d3977c9"/>
    </style:style>
    <style:style style:name="P252" style:family="paragraph" style:parent-style-name="Property_20_level_20_0">
      <style:text-properties officeooo:paragraph-rsid="4d4a8d8a"/>
    </style:style>
    <style:style style:name="P253" style:family="paragraph" style:parent-style-name="Property_20_level_20_0">
      <style:text-properties officeooo:paragraph-rsid="4d92325a"/>
    </style:style>
    <style:style style:name="P254" style:family="paragraph" style:parent-style-name="Property_20_level_20_0">
      <style:text-properties officeooo:paragraph-rsid="4d929425"/>
    </style:style>
    <style:style style:name="P255" style:family="paragraph" style:parent-style-name="Property_20_level_20_0">
      <style:text-properties officeooo:paragraph-rsid="4d9ce44c"/>
    </style:style>
    <style:style style:name="P256" style:family="paragraph" style:parent-style-name="Property_20_level_20_0">
      <style:text-properties officeooo:paragraph-rsid="4da8a6bc"/>
    </style:style>
    <style:style style:name="P257" style:family="paragraph" style:parent-style-name="Standalone_20_Property">
      <style:text-properties officeooo:paragraph-rsid="4aaf2d62"/>
    </style:style>
    <style:style style:name="P258" style:family="paragraph" style:parent-style-name="Standalone_20_Property">
      <style:text-properties officeooo:paragraph-rsid="4aafcf35"/>
    </style:style>
    <style:style style:name="P259" style:family="paragraph" style:parent-style-name="Standalone_20_Property">
      <style:text-properties officeooo:paragraph-rsid="4ab26b2f"/>
    </style:style>
    <style:style style:name="P260" style:family="paragraph" style:parent-style-name="Standalone_20_Property">
      <style:text-properties officeooo:paragraph-rsid="4ab591f7"/>
    </style:style>
    <style:style style:name="P261" style:family="paragraph" style:parent-style-name="Standalone_20_Property">
      <style:text-properties officeooo:paragraph-rsid="4ab67894"/>
    </style:style>
    <style:style style:name="P262" style:family="paragraph" style:parent-style-name="Standalone_20_Property">
      <style:text-properties officeooo:paragraph-rsid="4aba98f0"/>
    </style:style>
    <style:style style:name="P263" style:family="paragraph" style:parent-style-name="Standalone_20_Property">
      <style:text-properties officeooo:paragraph-rsid="4abbd2f8"/>
    </style:style>
    <style:style style:name="P264" style:family="paragraph" style:parent-style-name="Standalone_20_Property">
      <style:text-properties officeooo:paragraph-rsid="4ac394e6"/>
    </style:style>
    <style:style style:name="P265" style:family="paragraph" style:parent-style-name="Standalone_20_Property">
      <style:text-properties officeooo:paragraph-rsid="4ad2757d"/>
    </style:style>
    <style:style style:name="P266" style:family="paragraph" style:parent-style-name="Standalone_20_Property">
      <style:text-properties officeooo:paragraph-rsid="4ad4998d"/>
    </style:style>
    <style:style style:name="P267" style:family="paragraph" style:parent-style-name="Standalone_20_Property">
      <style:text-properties officeooo:paragraph-rsid="4ada977f"/>
    </style:style>
    <style:style style:name="P268" style:family="paragraph" style:parent-style-name="Standalone_20_Property">
      <style:text-properties officeooo:paragraph-rsid="4b1b157c"/>
    </style:style>
    <style:style style:name="P269" style:family="paragraph" style:parent-style-name="Standalone_20_Property">
      <style:text-properties officeooo:paragraph-rsid="4bbbbb85"/>
    </style:style>
    <style:style style:name="P270" style:family="paragraph" style:parent-style-name="Standalone_20_Property">
      <style:text-properties officeooo:paragraph-rsid="4bbc1ee9"/>
    </style:style>
    <style:style style:name="P271" style:family="paragraph" style:parent-style-name="Standalone_20_Property">
      <style:text-properties officeooo:paragraph-rsid="4c09795a"/>
    </style:style>
    <style:style style:name="P272" style:family="paragraph" style:parent-style-name="Standalone_20_Property">
      <style:text-properties officeooo:paragraph-rsid="4c0e5362"/>
    </style:style>
    <style:style style:name="P273" style:family="paragraph" style:parent-style-name="Standalone_20_Property">
      <style:text-properties officeooo:paragraph-rsid="4c4981fb"/>
    </style:style>
    <style:style style:name="P274" style:family="paragraph" style:parent-style-name="Standalone_20_Property">
      <style:text-properties officeooo:paragraph-rsid="4c39bfd8"/>
    </style:style>
    <style:style style:name="P275" style:family="paragraph" style:parent-style-name="Standalone_20_Property">
      <style:text-properties officeooo:paragraph-rsid="4c445ed9"/>
    </style:style>
    <style:style style:name="P276" style:family="paragraph" style:parent-style-name="Standalone_20_Property">
      <style:text-properties officeooo:paragraph-rsid="4c46ce41"/>
    </style:style>
    <style:style style:name="P277" style:family="paragraph" style:parent-style-name="Standalone_20_Property">
      <style:text-properties officeooo:paragraph-rsid="4c60652c"/>
    </style:style>
    <style:style style:name="P278" style:family="paragraph" style:parent-style-name="Standalone_20_Property">
      <style:text-properties officeooo:paragraph-rsid="4c6193b5"/>
    </style:style>
    <style:style style:name="P279" style:family="paragraph" style:parent-style-name="Standalone_20_Property">
      <style:text-properties officeooo:paragraph-rsid="4c63800c"/>
    </style:style>
    <style:style style:name="P280" style:family="paragraph" style:parent-style-name="Standalone_20_Property">
      <style:text-properties officeooo:rsid="4c666909" officeooo:paragraph-rsid="4c673067"/>
    </style:style>
    <style:style style:name="P281" style:family="paragraph" style:parent-style-name="Standalone_20_Property">
      <style:text-properties officeooo:paragraph-rsid="4c71c403"/>
    </style:style>
    <style:style style:name="P282" style:family="paragraph" style:parent-style-name="Standalone_20_Property">
      <style:text-properties officeooo:paragraph-rsid="4c724063"/>
    </style:style>
    <style:style style:name="P283" style:family="paragraph" style:parent-style-name="Standalone_20_Property">
      <style:text-properties officeooo:paragraph-rsid="4c9355ea"/>
    </style:style>
    <style:style style:name="P284" style:family="paragraph" style:parent-style-name="Standalone_20_Property">
      <style:text-properties officeooo:paragraph-rsid="4c9e8a8a"/>
    </style:style>
    <style:style style:name="P285" style:family="paragraph" style:parent-style-name="Standalone_20_Property">
      <style:text-properties officeooo:paragraph-rsid="4cc25a6d"/>
    </style:style>
    <style:style style:name="P286" style:family="paragraph" style:parent-style-name="Standalone_20_Property">
      <style:text-properties officeooo:paragraph-rsid="4cc46563"/>
    </style:style>
    <style:style style:name="P287" style:family="paragraph" style:parent-style-name="Standalone_20_Property">
      <style:text-properties officeooo:paragraph-rsid="4cca46d8"/>
    </style:style>
    <style:style style:name="P288" style:family="paragraph" style:parent-style-name="Standalone_20_Property">
      <style:text-properties officeooo:paragraph-rsid="4ce4f73a"/>
    </style:style>
    <style:style style:name="P289" style:family="paragraph" style:parent-style-name="Standalone_20_Property">
      <style:text-properties officeooo:paragraph-rsid="4c33427d"/>
    </style:style>
    <style:style style:name="P290" style:family="paragraph" style:parent-style-name="Standalone_20_Property">
      <style:text-properties officeooo:paragraph-rsid="4cfceb28"/>
    </style:style>
    <style:style style:name="P291" style:family="paragraph" style:parent-style-name="Standalone_20_Property">
      <style:text-properties officeooo:paragraph-rsid="4d050e29"/>
    </style:style>
    <style:style style:name="P292" style:family="paragraph" style:parent-style-name="Standalone_20_Property">
      <style:text-properties officeooo:paragraph-rsid="4d06a2fc"/>
    </style:style>
    <style:style style:name="P293" style:family="paragraph" style:parent-style-name="Standalone_20_Property">
      <style:text-properties officeooo:paragraph-rsid="4d0828b4"/>
    </style:style>
    <style:style style:name="P294" style:family="paragraph" style:parent-style-name="Standalone_20_Property">
      <style:text-properties officeooo:rsid="480d404f" officeooo:paragraph-rsid="4d57892f"/>
    </style:style>
    <style:style style:name="P295" style:family="paragraph" style:parent-style-name="Standalone_20_Property">
      <style:text-properties officeooo:paragraph-rsid="4d3977c9"/>
    </style:style>
    <style:style style:name="P296" style:family="paragraph" style:parent-style-name="Standalone_20_Property">
      <style:text-properties officeooo:paragraph-rsid="4d4a8d8a"/>
    </style:style>
    <style:style style:name="P297"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98"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99"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00" style:family="paragraph" style:parent-style-name="Standalone_20_Property">
      <style:text-properties officeooo:paragraph-rsid="4d5e370b"/>
    </style:style>
    <style:style style:name="P301" style:family="paragraph" style:parent-style-name="Standalone_20_Property">
      <style:text-properties officeooo:paragraph-rsid="4d7c3582"/>
    </style:style>
    <style:style style:name="P302" style:family="paragraph" style:parent-style-name="Standalone_20_Property">
      <style:text-properties officeooo:paragraph-rsid="4d1a3c5f"/>
    </style:style>
    <style:style style:name="P303" style:family="paragraph" style:parent-style-name="Standalone_20_Property">
      <style:text-properties officeooo:paragraph-rsid="4b5fdabe"/>
    </style:style>
    <style:style style:name="P304" style:family="paragraph" style:parent-style-name="Standalone_20_Property">
      <style:text-properties officeooo:paragraph-rsid="4d8728eb"/>
    </style:style>
    <style:style style:name="P305" style:family="paragraph" style:parent-style-name="Standalone_20_Property">
      <style:text-properties officeooo:paragraph-rsid="4d887753"/>
    </style:style>
    <style:style style:name="P306" style:family="paragraph" style:parent-style-name="Standalone_20_Property">
      <style:text-properties officeooo:paragraph-rsid="4d18b131"/>
    </style:style>
    <style:style style:name="P307" style:family="paragraph" style:parent-style-name="Standalone_20_Property">
      <style:text-properties officeooo:paragraph-rsid="4d92325a"/>
    </style:style>
    <style:style style:name="P308" style:family="paragraph" style:parent-style-name="Standalone_20_Property">
      <style:text-properties officeooo:paragraph-rsid="4ac0f0f2"/>
    </style:style>
    <style:style style:name="P309" style:family="paragraph" style:parent-style-name="Standalone_20_Property">
      <style:text-properties officeooo:paragraph-rsid="4da8a6bc"/>
    </style:style>
    <style:style style:name="P310" style:family="paragraph" style:parent-style-name="Standalone_20_Property">
      <style:text-properties officeooo:paragraph-rsid="4d9ce44c"/>
    </style:style>
    <style:style style:name="P311" style:family="paragraph" style:parent-style-name="Standalone_20_Property">
      <style:text-properties officeooo:paragraph-rsid="4da01853"/>
    </style:style>
    <style:style style:name="P312" style:family="paragraph" style:parent-style-name="Standalone_20_Property">
      <style:text-properties officeooo:rsid="4da1cfa9" officeooo:paragraph-rsid="4da1cfa9"/>
    </style:style>
    <style:style style:name="P313" style:family="paragraph" style:parent-style-name="Standalone_20_Property">
      <style:text-properties officeooo:rsid="481e471d" officeooo:paragraph-rsid="4da8335d"/>
    </style:style>
    <style:style style:name="P314" style:family="paragraph" style:parent-style-name="Standalone_20_Property">
      <style:text-properties officeooo:rsid="48da19d4" officeooo:paragraph-rsid="4da8faa0"/>
    </style:style>
    <style:style style:name="P315" style:family="paragraph" style:parent-style-name="Standalone_20_Property">
      <style:text-properties officeooo:paragraph-rsid="4daea6c8"/>
    </style:style>
    <style:style style:name="P316" style:family="paragraph" style:parent-style-name="Text_20_body">
      <style:paragraph-properties fo:margin-left="0cm" fo:margin-right="0cm" fo:orphans="2" fo:widows="2" fo:text-indent="0cm" style:auto-text-indent="false"/>
      <style:text-properties officeooo:paragraph-rsid="4b1b157c"/>
    </style:style>
    <style:style style:name="P317" style:family="paragraph" style:parent-style-name="Contents_20_2">
      <style:paragraph-properties>
        <style:tab-stops>
          <style:tab-stop style:position="14.801cm" style:type="right" style:leader-style="dotted" style:leader-text="."/>
        </style:tab-stops>
      </style:paragraph-properties>
    </style:style>
    <style:style style:name="P318" style:family="paragraph" style:parent-style-name="Contents_20_1">
      <style:paragraph-properties>
        <style:tab-stops>
          <style:tab-stop style:position="14.801cm" style:type="right" style:leader-style="dotted" style:leader-text="."/>
        </style:tab-stops>
      </style:paragraph-properties>
    </style:style>
    <style:style style:name="P319" style:family="paragraph" style:parent-style-name="Contents_20_4">
      <style:paragraph-properties>
        <style:tab-stops>
          <style:tab-stop style:position="14.801cm" style:type="right" style:leader-style="dotted" style:leader-text="."/>
        </style:tab-stops>
      </style:paragraph-properties>
    </style:style>
    <style:style style:name="P320" style:family="paragraph" style:parent-style-name="Contents_20_3">
      <style:paragraph-properties>
        <style:tab-stops>
          <style:tab-stop style:position="14.801cm" style:type="right" style:leader-style="dotted" style:leader-text="."/>
        </style:tab-stops>
      </style:paragraph-properties>
    </style:style>
    <style:style style:name="P321" style:family="paragraph" style:parent-style-name="Heading_20_3">
      <style:text-properties officeooo:rsid="483fe8b5" officeooo:paragraph-rsid="4a2c6a57"/>
    </style:style>
    <style:style style:name="P322" style:family="paragraph" style:parent-style-name="Heading_20_3">
      <style:text-properties officeooo:paragraph-rsid="4a2c6a57"/>
    </style:style>
    <style:style style:name="P323" style:family="paragraph" style:parent-style-name="Heading_20_3">
      <style:text-properties officeooo:paragraph-rsid="4b1b157c"/>
    </style:style>
    <style:style style:name="P324" style:family="paragraph" style:parent-style-name="Heading_20_3">
      <style:text-properties officeooo:rsid="493b635d" officeooo:paragraph-rsid="493b635d"/>
    </style:style>
    <style:style style:name="P325" style:family="paragraph" style:parent-style-name="Heading_20_3">
      <style:text-properties officeooo:rsid="495eb76f" officeooo:paragraph-rsid="495eb76f"/>
    </style:style>
    <style:style style:name="P326" style:family="paragraph" style:parent-style-name="Heading_20_3">
      <style:text-properties officeooo:rsid="496b050f"/>
    </style:style>
    <style:style style:name="P327" style:family="paragraph" style:parent-style-name="Heading_20_3">
      <style:text-properties officeooo:rsid="4a15188a" officeooo:paragraph-rsid="4a15188a"/>
    </style:style>
    <style:style style:name="P328" style:family="paragraph" style:parent-style-name="Heading_20_3">
      <style:text-properties officeooo:paragraph-rsid="496861ec"/>
    </style:style>
    <style:style style:name="P329" style:family="paragraph" style:parent-style-name="Heading_20_3">
      <style:text-properties officeooo:paragraph-rsid="48db76a9"/>
    </style:style>
    <style:style style:name="P330" style:family="paragraph" style:parent-style-name="Heading_20_3">
      <style:text-properties officeooo:paragraph-rsid="48e7c7b3"/>
    </style:style>
    <style:style style:name="P331" style:family="paragraph" style:parent-style-name="Heading_20_3">
      <style:text-properties officeooo:paragraph-rsid="4a1cd230"/>
    </style:style>
    <style:style style:name="P332" style:family="paragraph" style:parent-style-name="Heading_20_3">
      <style:text-properties officeooo:rsid="490cb26a" officeooo:paragraph-rsid="490cb26a"/>
    </style:style>
    <style:style style:name="P333" style:family="paragraph" style:parent-style-name="Heading_20_3">
      <style:text-properties officeooo:rsid="496140ee" officeooo:paragraph-rsid="49b74fb9"/>
    </style:style>
    <style:style style:name="P334" style:family="paragraph" style:parent-style-name="Heading_20_3">
      <style:text-properties officeooo:paragraph-rsid="49b74fb9"/>
    </style:style>
    <style:style style:name="P335" style:family="paragraph" style:parent-style-name="Heading_20_3">
      <style:text-properties officeooo:rsid="496f8823" officeooo:paragraph-rsid="49b74fb9"/>
    </style:style>
    <style:style style:name="P336" style:family="paragraph" style:parent-style-name="Heading_20_3">
      <style:text-properties style:text-line-through-style="none" style:text-line-through-type="none" officeooo:rsid="497d1cb0" officeooo:paragraph-rsid="49b74fb9"/>
    </style:style>
    <style:style style:name="P337" style:family="paragraph" style:parent-style-name="Heading_20_3">
      <style:text-properties officeooo:paragraph-rsid="49d401c7"/>
    </style:style>
    <style:style style:name="P338" style:family="paragraph" style:parent-style-name="Heading_20_3">
      <style:text-properties officeooo:paragraph-rsid="49dcee1a"/>
    </style:style>
    <style:style style:name="P339" style:family="paragraph" style:parent-style-name="Heading_20_2">
      <style:text-properties officeooo:rsid="44ed83b1" officeooo:paragraph-rsid="44ed83b1"/>
    </style:style>
    <style:style style:name="P340"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341"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42" style:family="paragraph" style:parent-style-name="Heading_20_2">
      <style:text-properties officeooo:paragraph-rsid="4b1b157c"/>
    </style:style>
    <style:style style:name="P343" style:family="paragraph" style:parent-style-name="Heading_20_2">
      <style:text-properties officeooo:rsid="47d987a1" officeooo:paragraph-rsid="47e05868"/>
    </style:style>
    <style:style style:name="P344" style:family="paragraph" style:parent-style-name="Heading_20_2">
      <style:text-properties officeooo:rsid="4c5f55a3" officeooo:paragraph-rsid="4c5f55a3"/>
    </style:style>
    <style:style style:name="P345" style:family="paragraph" style:parent-style-name="Heading_20_2">
      <style:text-properties officeooo:paragraph-rsid="48eb6dc9"/>
    </style:style>
    <style:style style:name="P346" style:family="paragraph" style:parent-style-name="Heading_20_2">
      <style:text-properties officeooo:rsid="49462770" officeooo:paragraph-rsid="49462770"/>
    </style:style>
    <style:style style:name="P347" style:family="paragraph" style:parent-style-name="Heading_20_2">
      <style:text-properties officeooo:rsid="494fca9b" officeooo:paragraph-rsid="494fca9b"/>
    </style:style>
    <style:style style:name="P348" style:family="paragraph" style:parent-style-name="Heading_20_2">
      <style:text-properties officeooo:paragraph-rsid="494fca9b"/>
    </style:style>
    <style:style style:name="P349" style:family="paragraph" style:parent-style-name="Heading_20_2">
      <style:text-properties officeooo:paragraph-rsid="494b3a33"/>
    </style:style>
    <style:style style:name="P350" style:family="paragraph" style:parent-style-name="Heading_20_2">
      <style:text-properties officeooo:rsid="4a24a7d0" officeooo:paragraph-rsid="4a24a7d0"/>
    </style:style>
    <style:style style:name="P351" style:family="paragraph" style:parent-style-name="Heading_20_2">
      <style:text-properties officeooo:rsid="4a335161" officeooo:paragraph-rsid="4a335161"/>
    </style:style>
    <style:style style:name="P352" style:family="paragraph" style:parent-style-name="Heading_20_2">
      <style:text-properties officeooo:rsid="496861ec" officeooo:paragraph-rsid="496861ec"/>
    </style:style>
    <style:style style:name="P353" style:family="paragraph" style:parent-style-name="Heading_20_2">
      <style:text-properties officeooo:rsid="4992f675" officeooo:paragraph-rsid="4992f675"/>
    </style:style>
    <style:style style:name="P354" style:family="paragraph" style:parent-style-name="Heading_20_2">
      <style:text-properties officeooo:rsid="48a8edd9" officeooo:paragraph-rsid="48a8edd9"/>
    </style:style>
    <style:style style:name="P355" style:family="paragraph" style:parent-style-name="Heading_20_2">
      <style:text-properties officeooo:rsid="499c20a2" officeooo:paragraph-rsid="499c20a2"/>
    </style:style>
    <style:style style:name="P356" style:family="paragraph" style:parent-style-name="Heading_20_2">
      <style:text-properties officeooo:paragraph-rsid="494cbdc3"/>
    </style:style>
    <style:style style:name="P357" style:family="paragraph" style:parent-style-name="Heading_20_2">
      <style:text-properties officeooo:rsid="49a323c9" officeooo:paragraph-rsid="49a323c9"/>
    </style:style>
    <style:style style:name="P358" style:family="paragraph" style:parent-style-name="Heading_20_2">
      <style:text-properties officeooo:paragraph-rsid="48db76a9"/>
    </style:style>
    <style:style style:name="P359" style:family="paragraph" style:parent-style-name="Heading_20_2">
      <style:text-properties officeooo:rsid="49b2ee80" officeooo:paragraph-rsid="49b2ee80"/>
    </style:style>
    <style:style style:name="P360" style:family="paragraph" style:parent-style-name="Heading_20_2">
      <style:text-properties officeooo:rsid="495b6364" officeooo:paragraph-rsid="495b6364"/>
    </style:style>
    <style:style style:name="P361" style:family="paragraph" style:parent-style-name="Heading_20_2">
      <style:text-properties officeooo:paragraph-rsid="48ea757d"/>
    </style:style>
    <style:style style:name="P362" style:family="paragraph" style:parent-style-name="Heading_20_2">
      <style:text-properties officeooo:rsid="48fc6549" officeooo:paragraph-rsid="48fc6549"/>
    </style:style>
    <style:style style:name="P363" style:family="paragraph" style:parent-style-name="Heading_20_2">
      <style:text-properties officeooo:rsid="4961814e" officeooo:paragraph-rsid="4961814e"/>
    </style:style>
    <style:style style:name="P364" style:family="paragraph" style:parent-style-name="Heading_20_2">
      <style:text-properties officeooo:paragraph-rsid="48e7c7b3"/>
    </style:style>
    <style:style style:name="P365" style:family="paragraph" style:parent-style-name="Heading_20_2">
      <style:text-properties officeooo:rsid="49b89fc5" officeooo:paragraph-rsid="49b89fc5"/>
    </style:style>
    <style:style style:name="P366" style:family="paragraph" style:parent-style-name="Heading_20_2">
      <style:text-properties officeooo:paragraph-rsid="4a17e863"/>
    </style:style>
    <style:style style:name="P367" style:family="paragraph" style:parent-style-name="Heading_20_2">
      <style:text-properties officeooo:rsid="49cac408" officeooo:paragraph-rsid="49ddd8be"/>
    </style:style>
    <style:style style:name="P368" style:family="paragraph" style:parent-style-name="Heading_20_2">
      <style:text-properties officeooo:rsid="490a7dec" officeooo:paragraph-rsid="49ddd8be"/>
    </style:style>
    <style:style style:name="P369" style:family="paragraph" style:parent-style-name="Heading_20_2">
      <style:text-properties officeooo:rsid="49ddd8be" officeooo:paragraph-rsid="49ddd8be"/>
    </style:style>
    <style:style style:name="P370" style:family="paragraph" style:parent-style-name="Heading_20_2">
      <style:text-properties officeooo:paragraph-rsid="48f084aa"/>
    </style:style>
    <style:style style:name="P371" style:family="paragraph" style:parent-style-name="Heading_20_4">
      <style:text-properties officeooo:paragraph-rsid="4be132f4"/>
    </style:style>
    <style:style style:name="P372" style:family="paragraph" style:parent-style-name="Heading_20_4">
      <style:text-properties officeooo:rsid="4c4e0304" officeooo:paragraph-rsid="4c4e0304"/>
    </style:style>
    <style:style style:name="P373" style:family="paragraph" style:parent-style-name="Heading_20_4">
      <style:text-properties officeooo:paragraph-rsid="4ac5797c"/>
    </style:style>
    <style:style style:name="P374" style:family="paragraph" style:parent-style-name="Heading_20_4">
      <style:text-properties officeooo:paragraph-rsid="4b1b157c"/>
    </style:style>
    <style:style style:name="P375" style:family="paragraph" style:parent-style-name="Heading_20_4">
      <style:text-properties fo:language="cs" fo:country="CZ" officeooo:paragraph-rsid="4b1b157c" style:language-asian="zxx" style:country-asian="none" style:language-complex="ar" style:country-complex="SA"/>
    </style:style>
    <style:style style:name="P376" style:family="paragraph" style:parent-style-name="Heading_20_4">
      <style:text-properties officeooo:paragraph-rsid="4b79e47d"/>
    </style:style>
    <style:style style:name="P377" style:family="paragraph" style:parent-style-name="Heading_20_4">
      <style:text-properties officeooo:paragraph-rsid="4b768757"/>
    </style:style>
    <style:style style:name="P378" style:family="paragraph" style:parent-style-name="Heading_20_4">
      <style:text-properties officeooo:paragraph-rsid="4b73afe7"/>
    </style:style>
    <style:style style:name="P379" style:family="paragraph" style:parent-style-name="Heading_20_4">
      <style:text-properties officeooo:paragraph-rsid="4b72d71e"/>
    </style:style>
    <style:style style:name="P380" style:family="paragraph" style:parent-style-name="Heading_20_4">
      <style:text-properties officeooo:paragraph-rsid="4ce4f73a"/>
    </style:style>
    <style:style style:name="P381" style:family="paragraph" style:parent-style-name="Heading_20_4">
      <style:text-properties officeooo:paragraph-rsid="4dc979eb"/>
    </style:style>
    <style:style style:name="P382" style:family="paragraph" style:parent-style-name="Heading_20_1">
      <style:text-properties officeooo:rsid="4a2c6a57" officeooo:paragraph-rsid="4a2c6a57"/>
    </style:style>
    <style:style style:name="P383" style:family="paragraph" style:parent-style-name="Example_20_Header" style:list-style-name="L1">
      <style:text-properties officeooo:paragraph-rsid="4abd2919"/>
    </style:style>
    <style:style style:name="P384" style:family="paragraph" style:parent-style-name="Example_20_Header">
      <style:text-properties officeooo:paragraph-rsid="4dc0d5dd"/>
    </style:style>
    <style:style style:name="P385" style:family="paragraph" style:parent-style-name="Text_20_body" style:master-page-name="Standard">
      <style:paragraph-properties fo:text-align="end" style:justify-single-word="false" style:page-number="auto"/>
      <style:text-properties officeooo:rsid="46e075e5" officeooo:paragraph-rsid="46e075e5"/>
    </style:style>
    <style:style style:name="P386" style:family="paragraph" style:parent-style-name="Text_20_body" style:list-style-name="L2">
      <style:text-properties officeooo:rsid="4d940256" officeooo:paragraph-rsid="4d940256"/>
    </style:style>
    <style:style style:name="P387" style:family="paragraph" style:parent-style-name="Text_20_body" style:list-style-name="L3">
      <style:text-properties officeooo:paragraph-rsid="4a911b58"/>
    </style:style>
    <style:style style:name="P388" style:family="paragraph" style:parent-style-name="Text_20_body" style:list-style-name="L3">
      <style:text-properties officeooo:paragraph-rsid="4aca0174"/>
    </style:style>
    <style:style style:name="P389" style:family="paragraph" style:parent-style-name="Text_20_body" style:list-style-name="L3">
      <style:text-properties officeooo:paragraph-rsid="4a3f02ed"/>
    </style:style>
    <style:style style:name="P390"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1"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2"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3"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4"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5"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6"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7"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8"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9"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0"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1"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2"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3" style:family="paragraph" style:parent-style-name="Text_20_body" style:list-style-name="L5"/>
    <style:style style:name="P404" style:family="paragraph" style:parent-style-name="Text_20_body" style:list-style-name="L6">
      <style:text-properties officeooo:paragraph-rsid="4a6dd1fe"/>
    </style:style>
    <style:style style:name="P405" style:family="paragraph" style:parent-style-name="Text_20_body" style:list-style-name="L7">
      <style:text-properties officeooo:paragraph-rsid="4b1b157c"/>
    </style:style>
    <style:style style:name="P406" style:family="paragraph" style:parent-style-name="Text_20_body" style:list-style-name="L8">
      <style:text-properties officeooo:rsid="4b0585ad" officeooo:paragraph-rsid="4b1b157c"/>
    </style:style>
    <style:style style:name="P407" style:family="paragraph" style:parent-style-name="Text_20_body" style:list-style-name="L9">
      <style:text-properties officeooo:paragraph-rsid="4b1b157c"/>
    </style:style>
    <style:style style:name="P408" style:family="paragraph" style:parent-style-name="Text_20_body" style:list-style-name="L9">
      <style:text-properties officeooo:rsid="4b258152" officeooo:paragraph-rsid="4b1b157c"/>
    </style:style>
    <style:style style:name="P409" style:family="paragraph" style:parent-style-name="Text_20_body" style:list-style-name="L10">
      <style:text-properties officeooo:paragraph-rsid="4b1d9f64"/>
    </style:style>
    <style:style style:name="P410" style:family="paragraph" style:parent-style-name="Text_20_body" style:list-style-name="L10">
      <style:text-properties officeooo:rsid="4b06bff6" officeooo:paragraph-rsid="4b1d9f64"/>
    </style:style>
    <style:style style:name="P411" style:family="paragraph" style:parent-style-name="Text_20_body" style:list-style-name="L11">
      <style:text-properties officeooo:paragraph-rsid="4b1f594f"/>
    </style:style>
    <style:style style:name="P412" style:family="paragraph" style:parent-style-name="Text_20_body" style:list-style-name="L11">
      <style:text-properties officeooo:paragraph-rsid="4b2983b6"/>
    </style:style>
    <style:style style:name="P413" style:family="paragraph" style:parent-style-name="Text_20_body" style:list-style-name="L11">
      <style:text-properties officeooo:paragraph-rsid="4b29d29c"/>
    </style:style>
    <style:style style:name="P414" style:family="paragraph" style:parent-style-name="Text_20_body" style:list-style-name="L11">
      <style:text-properties officeooo:paragraph-rsid="4b2a5ab3"/>
    </style:style>
    <style:style style:name="P415" style:family="paragraph" style:parent-style-name="Text_20_body" style:list-style-name="L11">
      <style:text-properties officeooo:paragraph-rsid="4b2cd2d8"/>
    </style:style>
    <style:style style:name="P416" style:family="paragraph" style:parent-style-name="Text_20_body" style:list-style-name="L11">
      <style:text-properties officeooo:rsid="4af7fc3d" officeooo:paragraph-rsid="4b1f594f"/>
    </style:style>
    <style:style style:name="P417" style:family="paragraph" style:parent-style-name="Text_20_body" style:list-style-name="L11">
      <style:text-properties officeooo:rsid="4b1f594f" officeooo:paragraph-rsid="4b1f594f"/>
    </style:style>
    <style:style style:name="P418" style:family="paragraph" style:parent-style-name="Text_20_body" style:list-style-name="L11">
      <style:text-properties officeooo:rsid="4afcafe7" officeooo:paragraph-rsid="4b1f594f"/>
    </style:style>
    <style:style style:name="P419" style:family="paragraph" style:parent-style-name="Text_20_body" style:list-style-name="L11">
      <style:text-properties officeooo:rsid="4b21d6c3" officeooo:paragraph-rsid="4b21d6c3"/>
    </style:style>
    <style:style style:name="P420" style:family="paragraph" style:parent-style-name="Text_20_body" style:list-style-name="L11">
      <style:text-properties officeooo:rsid="4b26d7b8" officeooo:paragraph-rsid="4b26d7b8"/>
    </style:style>
    <style:style style:name="P421" style:family="paragraph" style:parent-style-name="Text_20_body" style:list-style-name="L12">
      <style:text-properties officeooo:rsid="4b30ffe1" officeooo:paragraph-rsid="4b46f4be"/>
    </style:style>
    <style:style style:name="P422" style:family="paragraph" style:parent-style-name="Text_20_body" style:list-style-name="L12">
      <style:text-properties officeooo:rsid="4aec11a0" officeooo:paragraph-rsid="4b46f4be"/>
    </style:style>
    <style:style style:name="P423" style:family="paragraph" style:parent-style-name="Text_20_body" style:list-style-name="L13">
      <style:text-properties officeooo:rsid="4aefb9bb" officeooo:paragraph-rsid="4b43275f"/>
    </style:style>
    <style:style style:name="P424" style:family="paragraph" style:parent-style-name="Text_20_body" style:list-style-name="L13">
      <style:text-properties officeooo:rsid="4af18055" officeooo:paragraph-rsid="4b43275f"/>
    </style:style>
    <style:style style:name="P425" style:family="paragraph" style:parent-style-name="Text_20_body" style:list-style-name="L1">
      <style:text-properties officeooo:rsid="4b6baed5" officeooo:paragraph-rsid="4be8c6a6"/>
    </style:style>
    <style:style style:name="P426" style:family="paragraph" style:parent-style-name="Text_20_body" style:list-style-name="L1">
      <style:text-properties officeooo:rsid="4b6baed5" officeooo:paragraph-rsid="4b6baed5"/>
    </style:style>
    <style:style style:name="P427" style:family="paragraph" style:parent-style-name="Text_20_body" style:list-style-name="L1">
      <style:text-properties officeooo:rsid="4be6ffbf" officeooo:paragraph-rsid="4be6ffbf"/>
    </style:style>
    <style:style style:name="P428" style:family="paragraph" style:parent-style-name="Text_20_body" style:list-style-name="L1">
      <style:text-properties officeooo:rsid="4bea1804" officeooo:paragraph-rsid="4bea1804"/>
    </style:style>
    <style:style style:name="P429" style:family="paragraph" style:parent-style-name="Text_20_body" style:list-style-name="L1">
      <style:text-properties officeooo:rsid="4beca23e" officeooo:paragraph-rsid="4beca23e"/>
    </style:style>
    <style:style style:name="P430" style:family="paragraph" style:parent-style-name="Text_20_body" style:list-style-name="L15"/>
    <style:style style:name="P431" style:family="paragraph" style:parent-style-name="Text_20_body" style:list-style-name="L16"/>
    <style:style style:name="P432" style:family="paragraph" style:parent-style-name="Text_20_body" style:list-style-name="L16">
      <style:text-properties officeooo:paragraph-rsid="4c20dc94"/>
    </style:style>
    <style:style style:name="P433" style:family="paragraph" style:parent-style-name="Text_20_body" style:list-style-name="L16">
      <style:text-properties officeooo:rsid="4b830825" officeooo:paragraph-rsid="4c20dc94"/>
    </style:style>
    <style:style style:name="P434" style:family="paragraph" style:parent-style-name="Text_20_body" style:list-style-name="L17">
      <style:text-properties officeooo:rsid="4bf93a60" officeooo:paragraph-rsid="4bf93a60"/>
    </style:style>
    <style:style style:name="P435" style:family="paragraph" style:parent-style-name="Text_20_body" style:list-style-name="L1">
      <style:text-properties officeooo:rsid="4c63824d" officeooo:paragraph-rsid="4c63824d"/>
    </style:style>
    <style:style style:name="P436" style:family="paragraph" style:parent-style-name="Text_20_body" style:list-style-name="L18">
      <style:text-properties officeooo:paragraph-rsid="4d09575e"/>
    </style:style>
    <style:style style:name="P437" style:family="paragraph" style:parent-style-name="Text_20_body" style:list-style-name="L18">
      <style:text-properties officeooo:rsid="4d8728eb" officeooo:paragraph-rsid="4d8728eb"/>
    </style:style>
    <style:style style:name="P438" style:family="paragraph" style:parent-style-name="Text_20_body" style:list-style-name="L19"/>
    <style:style style:name="P439" style:family="paragraph" style:parent-style-name="Text_20_body">
      <style:text-properties officeooo:paragraph-rsid="4dc0d5dd"/>
    </style:style>
    <style:style style:name="P440" style:family="paragraph" style:parent-style-name="Text_20_body">
      <style:text-properties officeooo:rsid="4dc4168a" officeooo:paragraph-rsid="4dc4168a"/>
    </style:style>
    <style:style style:name="P441" style:family="paragraph" style:parent-style-name="Text_20_body">
      <style:text-properties officeooo:paragraph-rsid="4dc979eb"/>
    </style:style>
    <style:style style:name="P442" style:family="paragraph" style:parent-style-name="Text_20_body">
      <style:text-properties officeooo:rsid="4dcd0f71" officeooo:paragraph-rsid="4dcd0f71"/>
    </style:style>
    <style:style style:name="P443" style:family="paragraph" style:parent-style-name="Property_20_level_20_0">
      <style:text-properties officeooo:paragraph-rsid="4dc0d5dd"/>
    </style:style>
    <style:style style:name="P444" style:family="paragraph" style:parent-style-name="Standalone_20_Property" style:list-style-name="L1">
      <style:text-properties officeooo:paragraph-rsid="4abf0fe8"/>
    </style:style>
    <style:style style:name="P445" style:family="paragraph" style:parent-style-name="Standalone_20_Property" style:list-style-name="L1">
      <style:text-properties officeooo:paragraph-rsid="4b6a7c57"/>
    </style:style>
    <style:style style:name="P446" style:family="paragraph" style:parent-style-name="Standalone_20_Property" style:list-style-name="L1">
      <style:text-properties officeooo:paragraph-rsid="4da8a6bc"/>
    </style:style>
    <style:style style:name="P447" style:family="paragraph" style:parent-style-name="Standalone_20_Property" style:list-style-name="L1">
      <style:text-properties officeooo:paragraph-rsid="4c4981fb"/>
    </style:style>
    <style:style style:name="P448"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9"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0"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1" style:family="paragraph" style:parent-style-name="Standalone_20_Property" style:list-style-name="L2">
      <style:text-properties officeooo:paragraph-rsid="4d929425"/>
    </style:style>
    <style:style style:name="P452" style:family="paragraph" style:parent-style-name="Standalone_20_Property" style:list-style-name="L2">
      <style:text-properties officeooo:paragraph-rsid="4d18859d"/>
    </style:style>
    <style:style style:name="P453" style:family="paragraph" style:parent-style-name="Standalone_20_Property" style:list-style-name="L2">
      <style:text-properties officeooo:paragraph-rsid="4dcd0f71"/>
    </style:style>
    <style:style style:name="P454" style:family="paragraph" style:parent-style-name="Standalone_20_Property" style:list-style-name="L14">
      <style:text-properties officeooo:paragraph-rsid="4c09ce21"/>
    </style:style>
    <style:style style:name="P455" style:family="paragraph" style:parent-style-name="Standalone_20_Property">
      <style:text-properties officeooo:paragraph-rsid="4da8a6bc"/>
    </style:style>
    <style:style style:name="P456" style:family="paragraph" style:parent-style-name="Standalone_20_Property">
      <style:text-properties officeooo:paragraph-rsid="4dbbfe86"/>
    </style:style>
    <style:style style:name="P457" style:family="paragraph" style:parent-style-name="Standalone_20_Property">
      <style:text-properties officeooo:paragraph-rsid="4dc0d5dd"/>
    </style:style>
    <style:style style:name="P458" style:family="paragraph" style:parent-style-name="Standalone_20_Property" style:list-style-name="L1">
      <style:text-properties officeooo:rsid="4dc0d5dd" officeooo:paragraph-rsid="4dc0d5dd"/>
    </style:style>
    <style:style style:name="P459" style:family="paragraph" style:parent-style-name="Standalone_20_Property">
      <style:text-properties officeooo:rsid="4dcd0f71" officeooo:paragraph-rsid="4dcd0f71"/>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0"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4"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5"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6"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8"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9"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0"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1"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2"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3"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4"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5"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6"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9"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0"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1"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2"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8"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9"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420"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421"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5"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6"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7"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8"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9"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30"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31"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32"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33"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34"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8"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9"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0"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1"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2"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3"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4"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5"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6"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7"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8"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9"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0"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1"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2"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3"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4"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5"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8"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9"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0"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1"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2"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3"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4"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5"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6"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7" style:family="text">
      <style:text-properties style:use-window-font-color="true" style:text-line-through-style="none" style:text-line-through-type="none" style:font-name="Georgia" fo:font-size="10pt" fo:letter-spacing="0.004cm" fo:language="cs" fo:country="CZ" fo:font-style="italic" officeooo: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8"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officeooo:rsid="475f006f"/>
    </style:style>
    <style:style style:name="T599" style:family="text">
      <style:text-properties officeooo:rsid="4775fff6"/>
    </style:style>
    <style:style style:name="T600" style:family="text">
      <style:text-properties fo:color="#14beaa" officeooo:rsid="4775fff6"/>
    </style:style>
    <style:style style:name="T601" style:family="text">
      <style:text-properties officeooo:rsid="47fda51c"/>
    </style:style>
    <style:style style:name="T602" style:family="text">
      <style:text-properties officeooo:rsid="47ff6de7"/>
    </style:style>
    <style:style style:name="T603" style:family="text">
      <style:text-properties officeooo:rsid="48011c97"/>
    </style:style>
    <style:style style:name="T604" style:family="text">
      <style:text-properties officeooo:rsid="481f3497"/>
    </style:style>
    <style:style style:name="T605" style:family="text">
      <style:text-properties officeooo:rsid="48231c75"/>
    </style:style>
    <style:style style:name="T606" style:family="text">
      <style:text-properties officeooo:rsid="4824aba6"/>
    </style:style>
    <style:style style:name="T607" style:family="text">
      <style:text-properties officeooo:rsid="4827a9bb"/>
    </style:style>
    <style:style style:name="T608" style:family="text">
      <style:text-properties officeooo:rsid="4829a400"/>
    </style:style>
    <style:style style:name="T609" style:family="text">
      <style:text-properties officeooo:rsid="482b6cac"/>
    </style:style>
    <style:style style:name="T610" style:family="text">
      <style:text-properties officeooo:rsid="482b85f7"/>
    </style:style>
    <style:style style:name="T611" style:family="text">
      <style:text-properties officeooo:rsid="4830d473"/>
    </style:style>
    <style:style style:name="T612" style:family="text">
      <style:text-properties officeooo:rsid="483349c4"/>
    </style:style>
    <style:style style:name="T613" style:family="text">
      <style:text-properties officeooo:rsid="48395414"/>
    </style:style>
    <style:style style:name="T614" style:family="text">
      <style:text-properties officeooo:rsid="483b3048"/>
    </style:style>
    <style:style style:name="T615" style:family="text">
      <style:text-properties officeooo:rsid="4848b85a"/>
    </style:style>
    <style:style style:name="T616" style:family="text">
      <style:text-properties officeooo:rsid="48591cd0"/>
    </style:style>
    <style:style style:name="T617" style:family="text">
      <style:text-properties officeooo:rsid="485a2f2a"/>
    </style:style>
    <style:style style:name="T618" style:family="text">
      <style:text-properties officeooo:rsid="485aa4be"/>
    </style:style>
    <style:style style:name="T619" style:family="text">
      <style:text-properties officeooo:rsid="485afaee"/>
    </style:style>
    <style:style style:name="T620" style:family="text">
      <style:text-properties officeooo:rsid="485bf368"/>
    </style:style>
    <style:style style:name="T621" style:family="text">
      <style:text-properties officeooo:rsid="485df883"/>
    </style:style>
    <style:style style:name="T622" style:family="text">
      <style:text-properties officeooo:rsid="48603528"/>
    </style:style>
    <style:style style:name="T623" style:family="text">
      <style:text-properties officeooo:rsid="4863db6f"/>
    </style:style>
    <style:style style:name="T624" style:family="text">
      <style:text-properties officeooo:rsid="48652559"/>
    </style:style>
    <style:style style:name="T625" style:family="text">
      <style:text-properties officeooo:rsid="48678f86"/>
    </style:style>
    <style:style style:name="T626" style:family="text">
      <style:text-properties officeooo:rsid="486ba4eb"/>
    </style:style>
    <style:style style:name="T627" style:family="text">
      <style:text-properties officeooo:rsid="486c65c8"/>
    </style:style>
    <style:style style:name="T628" style:family="text">
      <style:text-properties officeooo:rsid="486d406c"/>
    </style:style>
    <style:style style:name="T629" style:family="text">
      <style:text-properties officeooo:rsid="486f2dc8"/>
    </style:style>
    <style:style style:name="T630" style:family="text">
      <style:text-properties officeooo:rsid="4870fc18"/>
    </style:style>
    <style:style style:name="T631" style:family="text">
      <style:text-properties officeooo:rsid="4872c8d9"/>
    </style:style>
    <style:style style:name="T632" style:family="text">
      <style:text-properties officeooo:rsid="487474d6"/>
    </style:style>
    <style:style style:name="T633" style:family="text">
      <style:text-properties officeooo:rsid="48749959"/>
    </style:style>
    <style:style style:name="T634" style:family="text">
      <style:text-properties officeooo:rsid="487677db"/>
    </style:style>
    <style:style style:name="T635" style:family="text">
      <style:text-properties officeooo:rsid="487f1fa7"/>
    </style:style>
    <style:style style:name="T636" style:family="text">
      <style:text-properties officeooo:rsid="4883dfb6"/>
    </style:style>
    <style:style style:name="T637" style:family="text">
      <style:text-properties officeooo:rsid="488b54f1"/>
    </style:style>
    <style:style style:name="T638" style:family="text">
      <style:text-properties officeooo:rsid="48955478"/>
    </style:style>
    <style:style style:name="T639" style:family="text">
      <style:text-properties officeooo:rsid="489aa229"/>
    </style:style>
    <style:style style:name="T640" style:family="text">
      <style:text-properties officeooo:rsid="489e4001"/>
    </style:style>
    <style:style style:name="T641" style:family="text">
      <style:text-properties officeooo:rsid="48a286ba"/>
    </style:style>
    <style:style style:name="T642" style:family="text">
      <style:text-properties officeooo:rsid="48a47fa6"/>
    </style:style>
    <style:style style:name="T643" style:family="text">
      <style:text-properties officeooo:rsid="48a671d5"/>
    </style:style>
    <style:style style:name="T644" style:family="text">
      <style:text-properties officeooo:rsid="48a9f873"/>
    </style:style>
    <style:style style:name="T645" style:family="text">
      <style:text-properties officeooo:rsid="48ab7928"/>
    </style:style>
    <style:style style:name="T646" style:family="text">
      <style:text-properties officeooo:rsid="48ab9a11"/>
    </style:style>
    <style:style style:name="T647" style:family="text">
      <style:text-properties officeooo:rsid="48ad8f28"/>
    </style:style>
    <style:style style:name="T648" style:family="text">
      <style:text-properties officeooo:rsid="48ae9a60"/>
    </style:style>
    <style:style style:name="T649" style:family="text">
      <style:text-properties officeooo:rsid="48b1fcc4"/>
    </style:style>
    <style:style style:name="T650" style:family="text">
      <style:text-properties officeooo:rsid="48b89dc4"/>
    </style:style>
    <style:style style:name="T651" style:family="text">
      <style:text-properties officeooo:rsid="48ba08bd"/>
    </style:style>
    <style:style style:name="T652" style:family="text">
      <style:text-properties officeooo:rsid="48bab09d"/>
    </style:style>
    <style:style style:name="T653" style:family="text">
      <style:text-properties officeooo:rsid="48bc7f21"/>
    </style:style>
    <style:style style:name="T654" style:family="text">
      <style:text-properties officeooo:rsid="48c14cb5"/>
    </style:style>
    <style:style style:name="T655" style:family="text">
      <style:text-properties officeooo:rsid="48c3dd76"/>
    </style:style>
    <style:style style:name="T656" style:family="text">
      <style:text-properties officeooo:rsid="48c82dcd"/>
    </style:style>
    <style:style style:name="T657" style:family="text">
      <style:text-properties officeooo:rsid="48cc2e8e"/>
    </style:style>
    <style:style style:name="T658" style:family="text">
      <style:text-properties officeooo:rsid="48d19562"/>
    </style:style>
    <style:style style:name="T659" style:family="text">
      <style:text-properties officeooo:rsid="48d330e8"/>
    </style:style>
    <style:style style:name="T660" style:family="text">
      <style:text-properties officeooo:rsid="48d408bd"/>
    </style:style>
    <style:style style:name="T661" style:family="text">
      <style:text-properties officeooo:rsid="48d4e0ae"/>
    </style:style>
    <style:style style:name="T662" style:family="text">
      <style:text-properties officeooo:rsid="48da19d4"/>
    </style:style>
    <style:style style:name="T663" style:family="text">
      <style:text-properties officeooo:rsid="48df6257"/>
    </style:style>
    <style:style style:name="T664" style:family="text">
      <style:text-properties officeooo:rsid="48e525f5"/>
    </style:style>
    <style:style style:name="T665" style:family="text">
      <style:text-properties officeooo:rsid="48e6f15d"/>
    </style:style>
    <style:style style:name="T666" style:family="text">
      <style:text-properties officeooo:rsid="48f084aa"/>
    </style:style>
    <style:style style:name="T667" style:family="text">
      <style:text-properties officeooo:rsid="48f2ca53"/>
    </style:style>
    <style:style style:name="T668" style:family="text">
      <style:text-properties officeooo:rsid="48f45845"/>
    </style:style>
    <style:style style:name="T669" style:family="text">
      <style:text-properties fo:font-style="italic" style:font-style-asian="italic" style:font-style-complex="italic"/>
    </style:style>
    <style:style style:name="T670" style:family="text">
      <style:text-properties fo:font-style="italic" officeooo:rsid="48f45845" style:font-style-asian="italic" style:font-style-complex="italic"/>
    </style:style>
    <style:style style:name="T671" style:family="text">
      <style:text-properties fo:font-style="italic" officeooo:rsid="49c2a05d" style:font-style-asian="italic" style:font-style-complex="italic"/>
    </style:style>
    <style:style style:name="T672" style:family="text">
      <style:text-properties fo:font-style="italic" officeooo:rsid="4a356b10" style:font-style-asian="italic" style:font-style-complex="italic"/>
    </style:style>
    <style:style style:name="T673" style:family="text">
      <style:text-properties fo:font-style="italic" officeooo:rsid="4a54f435" style:font-style-asian="italic" style:font-style-complex="italic"/>
    </style:style>
    <style:style style:name="T674" style:family="text">
      <style:text-properties fo:font-style="italic" officeooo:rsid="4a6055fd" style:font-style-asian="italic" style:font-style-complex="italic"/>
    </style:style>
    <style:style style:name="T675" style:family="text">
      <style:text-properties fo:font-style="italic" officeooo:rsid="4aa33f2c" style:font-style-asian="italic" style:font-style-complex="italic"/>
    </style:style>
    <style:style style:name="T676" style:family="text">
      <style:text-properties fo:font-style="italic" officeooo:rsid="4b258152" style:font-style-asian="italic" style:font-style-complex="italic"/>
    </style:style>
    <style:style style:name="T677" style:family="text">
      <style:text-properties fo:font-style="italic" officeooo:rsid="4b1f84b4" style:font-style-asian="italic" style:font-style-complex="italic"/>
    </style:style>
    <style:style style:name="T678" style:family="text">
      <style:text-properties fo:font-style="italic" officeooo:rsid="4b1f594f" style:font-style-asian="italic" style:font-style-complex="italic"/>
    </style:style>
    <style:style style:name="T679" style:family="text">
      <style:text-properties fo:font-style="italic" officeooo:rsid="4af98154" style:font-style-asian="italic" style:font-style-complex="italic"/>
    </style:style>
    <style:style style:name="T680" style:family="text">
      <style:text-properties fo:font-style="italic" officeooo:rsid="4afb5c15" style:font-style-asian="italic" style:font-style-complex="italic"/>
    </style:style>
    <style:style style:name="T681" style:family="text">
      <style:text-properties fo:font-style="italic" officeooo:rsid="4afe89e6" style:font-style-asian="italic" style:font-style-complex="italic"/>
    </style:style>
    <style:style style:name="T682" style:family="text">
      <style:text-properties fo:font-style="italic" officeooo:rsid="4b0057f6" style:font-style-asian="italic" style:font-style-complex="italic"/>
    </style:style>
    <style:style style:name="T683" style:family="text">
      <style:text-properties fo:font-style="italic" officeooo:rsid="4afe3363" style:font-style-asian="italic" style:font-style-complex="italic"/>
    </style:style>
    <style:style style:name="T684" style:family="text">
      <style:text-properties fo:font-style="italic" officeooo:rsid="4b2808c2" style:font-style-asian="italic" style:font-style-complex="italic"/>
    </style:style>
    <style:style style:name="T685" style:family="text">
      <style:text-properties fo:font-style="italic" officeooo:rsid="4b72d71e" style:font-style-asian="italic" style:font-style-complex="italic"/>
    </style:style>
    <style:style style:name="T686" style:family="text">
      <style:text-properties fo:font-style="italic" officeooo:rsid="4a5a8f22" style:font-style-asian="italic" style:font-style-complex="italic"/>
    </style:style>
    <style:style style:name="T687" style:family="text">
      <style:text-properties fo:font-style="italic" officeooo:rsid="4c10fa42" style:font-style-asian="italic" style:font-style-complex="italic"/>
    </style:style>
    <style:style style:name="T688" style:family="text">
      <style:text-properties fo:font-style="italic" officeooo:rsid="4b84b3f5" style:font-style-asian="italic" style:font-style-complex="italic"/>
    </style:style>
    <style:style style:name="T689" style:family="text">
      <style:text-properties fo:font-style="italic" officeooo:rsid="4c191a3f" style:font-style-asian="italic" style:font-style-complex="italic"/>
    </style:style>
    <style:style style:name="T690" style:family="text">
      <style:text-properties fo:font-style="italic" officeooo:rsid="4b830825" style:font-style-asian="italic" style:font-style-complex="italic"/>
    </style:style>
    <style:style style:name="T691" style:family="text">
      <style:text-properties fo:font-style="italic" officeooo:rsid="4c1c45c3" style:font-style-asian="italic" style:font-style-complex="italic"/>
    </style:style>
    <style:style style:name="T692" style:family="text">
      <style:text-properties fo:font-style="italic" officeooo:rsid="4c1c9a5e" style:font-style-asian="italic" style:font-style-complex="italic"/>
    </style:style>
    <style:style style:name="T693" style:family="text">
      <style:text-properties fo:font-style="italic" officeooo:rsid="4be259df" style:font-style-asian="italic" style:font-style-complex="italic"/>
    </style:style>
    <style:style style:name="T694" style:family="text">
      <style:text-properties fo:font-style="italic" officeooo:rsid="4c9e8a8a" style:font-style-asian="italic" style:font-style-complex="italic"/>
    </style:style>
    <style:style style:name="T695" style:family="text">
      <style:text-properties fo:font-style="italic" officeooo:rsid="4d09575e" style:font-style-asian="italic" style:font-style-complex="italic"/>
    </style:style>
    <style:style style:name="T696" style:family="text">
      <style:text-properties fo:font-style="italic" officeooo:rsid="480d404f" style:font-style-asian="italic" style:font-style-complex="italic"/>
    </style:style>
    <style:style style:name="T697" style:family="text">
      <style:text-properties fo:font-style="italic" officeooo:rsid="4da01853" style:font-style-asian="italic" style:font-style-complex="italic"/>
    </style:style>
    <style:style style:name="T698" style:family="text">
      <style:text-properties fo:font-style="italic" officeooo:rsid="4d9c94a4" style:font-style-asian="italic" style:font-style-complex="italic"/>
    </style:style>
    <style:style style:name="T699" style:family="text">
      <style:text-properties fo:font-style="italic" officeooo:rsid="4da73ba4" style:font-style-asian="italic" style:font-style-complex="italic"/>
    </style:style>
    <style:style style:name="T700" style:family="text">
      <style:text-properties fo:font-style="italic" officeooo:rsid="4dc979eb" style:font-style-asian="italic" style:font-style-complex="italic"/>
    </style:style>
    <style:style style:name="T701" style:family="text">
      <style:text-properties fo:font-style="italic" officeooo:rsid="4dca793d" style:font-style-asian="italic" style:font-style-complex="italic"/>
    </style:style>
    <style:style style:name="T702" style:family="text">
      <style:text-properties fo:font-style="italic" fo:font-weight="bold" style:font-style-asian="italic" style:font-weight-asian="bold" style:font-style-complex="italic" style:font-weight-complex="bold"/>
    </style:style>
    <style:style style:name="T703" style:family="text">
      <style:text-properties officeooo:rsid="48f76f47"/>
    </style:style>
    <style:style style:name="T704" style:family="text">
      <style:text-properties officeooo:rsid="48f952da"/>
    </style:style>
    <style:style style:name="T705" style:family="text">
      <style:text-properties officeooo:rsid="48fac5e7"/>
    </style:style>
    <style:style style:name="T706" style:family="text">
      <style:text-properties officeooo:rsid="48fcfcc0"/>
    </style:style>
    <style:style style:name="T707" style:family="text">
      <style:text-properties officeooo:rsid="48fe13f6"/>
    </style:style>
    <style:style style:name="T708" style:family="text">
      <style:text-properties officeooo:rsid="4900f335"/>
    </style:style>
    <style:style style:name="T709" style:family="text">
      <style:text-properties officeooo:rsid="4902a78c"/>
    </style:style>
    <style:style style:name="T710" style:family="text">
      <style:text-properties officeooo:rsid="49062992"/>
    </style:style>
    <style:style style:name="T711" style:family="text">
      <style:text-properties officeooo:rsid="490a7dec"/>
    </style:style>
    <style:style style:name="T712" style:family="text">
      <style:text-properties officeooo:rsid="491028d2"/>
    </style:style>
    <style:style style:name="T713" style:family="text">
      <style:text-properties officeooo:rsid="492e95dc"/>
    </style:style>
    <style:style style:name="T714" style:family="text">
      <style:text-properties officeooo:rsid="493b635d"/>
    </style:style>
    <style:style style:name="T715" style:family="text">
      <style:text-properties officeooo:rsid="493c425d"/>
    </style:style>
    <style:style style:name="T716" style:family="text">
      <style:text-properties officeooo:rsid="493e143f"/>
    </style:style>
    <style:style style:name="T717" style:family="text">
      <style:text-properties officeooo:rsid="4941c049"/>
    </style:style>
    <style:style style:name="T718" style:family="text">
      <style:text-properties officeooo:rsid="4942e2d9"/>
    </style:style>
    <style:style style:name="T719" style:family="text">
      <style:text-properties officeooo:rsid="49434675"/>
    </style:style>
    <style:style style:name="T720" style:family="text">
      <style:text-properties officeooo:rsid="494684be"/>
    </style:style>
    <style:style style:name="T721" style:family="text">
      <style:text-properties officeooo:rsid="4947bedd"/>
    </style:style>
    <style:style style:name="T722" style:family="text">
      <style:text-properties officeooo:rsid="4947d3cd"/>
    </style:style>
    <style:style style:name="T723" style:family="text">
      <style:text-properties officeooo:rsid="49495c6b"/>
    </style:style>
    <style:style style:name="T724" style:family="text">
      <style:text-properties officeooo:rsid="494b3a33"/>
    </style:style>
    <style:style style:name="T725" style:family="text">
      <style:text-properties officeooo:rsid="48375cfa"/>
    </style:style>
    <style:style style:name="T726" style:family="text">
      <style:text-properties officeooo:rsid="494e7c66"/>
    </style:style>
    <style:style style:name="T727" style:family="text">
      <style:text-properties officeooo:rsid="494ed19a"/>
    </style:style>
    <style:style style:name="T728" style:family="text">
      <style:text-properties officeooo:rsid="495071f6"/>
    </style:style>
    <style:style style:name="T729" style:family="text">
      <style:text-properties officeooo:rsid="49517994"/>
    </style:style>
    <style:style style:name="T730" style:family="text">
      <style:text-properties style:text-line-through-style="solid" style:text-line-through-type="single" officeooo:rsid="49517994"/>
    </style:style>
    <style:style style:name="T731" style:family="text">
      <style:text-properties officeooo:rsid="49532f8b"/>
    </style:style>
    <style:style style:name="T732" style:family="text">
      <style:text-properties officeooo:rsid="495a4cb7"/>
    </style:style>
    <style:style style:name="T733" style:family="text">
      <style:text-properties officeooo:rsid="495b6364"/>
    </style:style>
    <style:style style:name="T734" style:family="text">
      <style:text-properties officeooo:rsid="495d56c0"/>
    </style:style>
    <style:style style:name="T735" style:family="text">
      <style:text-properties officeooo:rsid="495e17a7"/>
    </style:style>
    <style:style style:name="T736" style:family="text">
      <style:text-properties officeooo:rsid="4960409e"/>
    </style:style>
    <style:style style:name="T737" style:family="text">
      <style:text-properties officeooo:rsid="496354eb"/>
    </style:style>
    <style:style style:name="T738" style:family="text">
      <style:text-properties officeooo:rsid="49643c4f"/>
    </style:style>
    <style:style style:name="T739" style:family="text">
      <style:text-properties officeooo:rsid="4964fab4"/>
    </style:style>
    <style:style style:name="T740" style:family="text">
      <style:text-properties officeooo:rsid="4966394a"/>
    </style:style>
    <style:style style:name="T741" style:family="text">
      <style:text-properties officeooo:rsid="496674af"/>
    </style:style>
    <style:style style:name="T742" style:family="text">
      <style:text-properties officeooo:rsid="496c2c01"/>
    </style:style>
    <style:style style:name="T743" style:family="text">
      <style:text-properties officeooo:rsid="496ddb52"/>
    </style:style>
    <style:style style:name="T744" style:family="text">
      <style:text-properties officeooo:rsid="4970e0a2"/>
    </style:style>
    <style:style style:name="T745" style:family="text">
      <style:text-properties officeooo:rsid="4782a103"/>
    </style:style>
    <style:style style:name="T746" style:family="text">
      <style:text-properties officeooo:rsid="4786fe01"/>
    </style:style>
    <style:style style:name="T747" style:family="text">
      <style:text-properties officeooo:rsid="478aa364"/>
    </style:style>
    <style:style style:name="T748" style:family="text">
      <style:text-properties officeooo:rsid="47938b2a"/>
    </style:style>
    <style:style style:name="T749" style:family="text">
      <style:text-properties officeooo:rsid="497d4aa8"/>
    </style:style>
    <style:style style:name="T750" style:family="text">
      <style:text-properties officeooo:rsid="497ef319"/>
    </style:style>
    <style:style style:name="T751" style:family="text">
      <style:text-properties officeooo:rsid="497fd869"/>
    </style:style>
    <style:style style:name="T752" style:family="text">
      <style:text-properties officeooo:rsid="4980fd81"/>
    </style:style>
    <style:style style:name="T753" style:family="text">
      <style:text-properties officeooo:rsid="4982118b"/>
    </style:style>
    <style:style style:name="T754" style:family="text">
      <style:text-properties officeooo:rsid="498366bc"/>
    </style:style>
    <style:style style:name="T755" style:family="text">
      <style:text-properties officeooo:rsid="4983b693"/>
    </style:style>
    <style:style style:name="T756" style:family="text">
      <style:text-properties officeooo:rsid="4985a7fd"/>
    </style:style>
    <style:style style:name="T757" style:family="text">
      <style:text-properties officeooo:rsid="49892b4f"/>
    </style:style>
    <style:style style:name="T758" style:family="text">
      <style:text-properties officeooo:rsid="498989cc"/>
    </style:style>
    <style:style style:name="T759" style:family="text">
      <style:text-properties officeooo:rsid="498c0bca"/>
    </style:style>
    <style:style style:name="T760" style:family="text">
      <style:text-properties officeooo:rsid="498e8f72"/>
    </style:style>
    <style:style style:name="T761" style:family="text">
      <style:text-properties officeooo:rsid="498eed59"/>
    </style:style>
    <style:style style:name="T762" style:family="text">
      <style:text-properties officeooo:rsid="49902b06"/>
    </style:style>
    <style:style style:name="T763" style:family="text">
      <style:text-properties officeooo:rsid="499197b1"/>
    </style:style>
    <style:style style:name="T764" style:family="text">
      <style:text-properties officeooo:rsid="4992f675"/>
    </style:style>
    <style:style style:name="T765" style:family="text">
      <style:text-properties officeooo:rsid="4993a664"/>
    </style:style>
    <style:style style:name="T766" style:family="text">
      <style:text-properties officeooo:rsid="49989b4f"/>
    </style:style>
    <style:style style:name="T767" style:family="text">
      <style:text-properties officeooo:rsid="499962c6"/>
    </style:style>
    <style:style style:name="T768" style:family="text">
      <style:text-properties officeooo:rsid="499cccb1"/>
    </style:style>
    <style:style style:name="T769" style:family="text">
      <style:text-properties officeooo:rsid="499ec357"/>
    </style:style>
    <style:style style:name="T770" style:family="text">
      <style:text-properties officeooo:rsid="49a2d377"/>
    </style:style>
    <style:style style:name="T771" style:family="text">
      <style:text-properties officeooo:rsid="49a323c9"/>
    </style:style>
    <style:style style:name="T772" style:family="text">
      <style:text-properties officeooo:rsid="49a44245"/>
    </style:style>
    <style:style style:name="T773" style:family="text">
      <style:text-properties officeooo:rsid="49a95101"/>
    </style:style>
    <style:style style:name="T774" style:family="text">
      <style:text-properties officeooo:rsid="49aa01cf"/>
    </style:style>
    <style:style style:name="T775" style:family="text">
      <style:text-properties officeooo:rsid="49aacc9d"/>
    </style:style>
    <style:style style:name="T776" style:family="text">
      <style:text-properties officeooo:rsid="49abbc35"/>
    </style:style>
    <style:style style:name="T777" style:family="text">
      <style:text-properties officeooo:rsid="49ae496e"/>
    </style:style>
    <style:style style:name="T778" style:family="text">
      <style:text-properties officeooo:rsid="49afa7b5"/>
    </style:style>
    <style:style style:name="T779" style:family="text">
      <style:text-properties officeooo:rsid="49b4d1d7"/>
    </style:style>
    <style:style style:name="T780" style:family="text">
      <style:text-properties officeooo:rsid="49b555b6"/>
    </style:style>
    <style:style style:name="T781" style:family="text">
      <style:text-properties officeooo:rsid="49b57e49"/>
    </style:style>
    <style:style style:name="T782" style:family="text">
      <style:text-properties officeooo:rsid="49b8f186"/>
    </style:style>
    <style:style style:name="T783" style:family="text">
      <style:text-properties officeooo:rsid="49ba7fb6"/>
    </style:style>
    <style:style style:name="T784" style:family="text">
      <style:text-properties officeooo:rsid="49bd5f19"/>
    </style:style>
    <style:style style:name="T785" style:family="text">
      <style:text-properties officeooo:rsid="49bfe780"/>
    </style:style>
    <style:style style:name="T786" style:family="text">
      <style:text-properties officeooo:rsid="49c0ee76"/>
    </style:style>
    <style:style style:name="T787" style:family="text">
      <style:text-properties officeooo:rsid="49c2a05d"/>
    </style:style>
    <style:style style:name="T788" style:family="text">
      <style:text-properties officeooo:rsid="49c35996"/>
    </style:style>
    <style:style style:name="T789" style:family="text">
      <style:text-properties officeooo:rsid="49c4e08a"/>
    </style:style>
    <style:style style:name="T790" style:family="text">
      <style:text-properties officeooo:rsid="49c61d66"/>
    </style:style>
    <style:style style:name="T791" style:family="text">
      <style:text-properties officeooo:rsid="49cbc90d"/>
    </style:style>
    <style:style style:name="T792" style:family="text">
      <style:text-properties officeooo:rsid="49ce4e52"/>
    </style:style>
    <style:style style:name="T793" style:family="text">
      <style:text-properties officeooo:rsid="49d07d00"/>
    </style:style>
    <style:style style:name="T794" style:family="text">
      <style:text-properties officeooo:rsid="49d401c7"/>
    </style:style>
    <style:style style:name="T795" style:family="text">
      <style:text-properties officeooo:rsid="49d6a847"/>
    </style:style>
    <style:style style:name="T796" style:family="text">
      <style:text-properties officeooo:rsid="49d88ccd"/>
    </style:style>
    <style:style style:name="T797" style:family="text">
      <style:text-properties officeooo:rsid="49db3bbe"/>
    </style:style>
    <style:style style:name="T798" style:family="text">
      <style:text-properties officeooo:rsid="49dcee1a"/>
    </style:style>
    <style:style style:name="T799" style:family="text">
      <style:text-properties officeooo:rsid="49def293"/>
    </style:style>
    <style:style style:name="T800" style:family="text">
      <style:text-properties officeooo:rsid="49e2b1c2"/>
    </style:style>
    <style:style style:name="T801" style:family="text">
      <style:text-properties officeooo:rsid="49e5b837"/>
    </style:style>
    <style:style style:name="T802" style:family="text">
      <style:text-properties officeooo:rsid="49e78892"/>
    </style:style>
    <style:style style:name="T803" style:family="text">
      <style:text-properties officeooo:rsid="49f034df"/>
    </style:style>
    <style:style style:name="T804" style:family="text">
      <style:text-properties officeooo:rsid="49f196d8"/>
    </style:style>
    <style:style style:name="T805" style:family="text">
      <style:text-properties officeooo:rsid="4a04d6fb"/>
    </style:style>
    <style:style style:name="T806" style:family="text">
      <style:text-properties officeooo:rsid="4a04efee"/>
    </style:style>
    <style:style style:name="T807" style:family="text">
      <style:text-properties officeooo:rsid="4a084c3f"/>
    </style:style>
    <style:style style:name="T808" style:family="text">
      <style:text-properties officeooo:rsid="4a09b52a"/>
    </style:style>
    <style:style style:name="T809" style:family="text">
      <style:text-properties officeooo:rsid="4a16ee9b"/>
    </style:style>
    <style:style style:name="T810" style:family="text">
      <style:text-properties officeooo:rsid="4a1880a9"/>
    </style:style>
    <style:style style:name="T811" style:family="text">
      <style:text-properties officeooo:rsid="4a24a7d0"/>
    </style:style>
    <style:style style:name="T812" style:family="text">
      <style:text-properties officeooo:rsid="4a256e24"/>
    </style:style>
    <style:style style:name="T813" style:family="text">
      <style:text-properties fo:language="cs" fo:country="CZ"/>
    </style:style>
    <style:style style:name="T814" style:family="text">
      <style:text-properties fo:language="cs" fo:country="CZ" style:language-asian="zxx" style:country-asian="none" style:language-complex="ar" style:country-complex="SA"/>
    </style:style>
    <style:style style:name="T815" style:family="text">
      <style:text-properties fo:language="cs" fo:country="CZ" fo:font-style="italic" style:language-asian="zxx" style:country-asian="none" style:font-style-asian="italic" style:language-complex="ar" style:country-complex="SA" style:font-style-complex="italic"/>
    </style:style>
    <style:style style:name="T816" style:family="text">
      <style:text-properties officeooo:rsid="4a2c6a57"/>
    </style:style>
    <style:style style:name="T817" style:family="text">
      <style:text-properties style:text-line-through-style="none" style:text-line-through-type="none"/>
    </style:style>
    <style:style style:name="T818" style:family="text">
      <style:text-properties style:text-line-through-style="none" style:text-line-through-type="none" officeooo:rsid="49f9015f"/>
    </style:style>
    <style:style style:name="T819" style:family="text">
      <style:text-properties style:text-line-through-style="none" style:text-line-through-type="none" officeooo:rsid="4a4167eb"/>
    </style:style>
    <style:style style:name="T820" style:family="text">
      <style:text-properties style:text-line-through-style="none" style:text-line-through-type="none" fo:font-style="italic" style:font-style-asian="italic" style:font-style-complex="italic"/>
    </style:style>
    <style:style style:name="T821" style:family="text">
      <style:text-properties style:text-line-through-style="none" style:text-line-through-type="none" fo:font-style="italic" officeooo:rsid="4a4167eb" style:font-style-asian="italic" style:font-style-complex="italic"/>
    </style:style>
    <style:style style:name="T822" style:family="text">
      <style:text-properties style:text-line-through-style="none" style:text-line-through-type="none" fo:font-style="italic" officeooo:rsid="4cc44788" style:font-style-asian="italic" style:font-style-complex="italic"/>
    </style:style>
    <style:style style:name="T823" style:family="text">
      <style:text-properties style:text-line-through-style="none" style:text-line-through-type="none" officeooo:rsid="4a356b10"/>
    </style:style>
    <style:style style:name="T824" style:family="text">
      <style:text-properties style:text-line-through-style="none" style:text-line-through-type="none" officeooo:rsid="4b26ed81"/>
    </style:style>
    <style:style style:name="T825" style:family="text">
      <style:text-properties style:text-line-through-style="none" style:text-line-through-type="none" officeooo:rsid="4bb52aea"/>
    </style:style>
    <style:style style:name="T826" style:family="text">
      <style:text-properties style:text-line-through-style="none" style:text-line-through-type="none" officeooo:rsid="4bb6de42"/>
    </style:style>
    <style:style style:name="T827" style:family="text">
      <style:text-properties style:text-line-through-style="none" style:text-line-through-type="none" officeooo:rsid="4bbafb07"/>
    </style:style>
    <style:style style:name="T828" style:family="text">
      <style:text-properties style:text-line-through-style="none" style:text-line-through-type="none" officeooo:rsid="4c3b4cb5"/>
    </style:style>
    <style:style style:name="T829" style:family="text">
      <style:text-properties style:text-line-through-style="none" style:text-line-through-type="none" officeooo:rsid="4c3fb011"/>
    </style:style>
    <style:style style:name="T830" style:family="text">
      <style:text-properties style:text-line-through-style="none" style:text-line-through-type="none" officeooo:rsid="4c436b61"/>
    </style:style>
    <style:style style:name="T831" style:family="text">
      <style:text-properties style:text-line-through-style="none" style:text-line-through-type="none" officeooo:rsid="4c445ed9"/>
    </style:style>
    <style:style style:name="T832" style:family="text">
      <style:text-properties style:text-line-through-style="none" style:text-line-through-type="none" officeooo:rsid="4c44f6fd"/>
    </style:style>
    <style:style style:name="T833" style:family="text">
      <style:text-properties style:text-line-through-style="none" style:text-line-through-type="none" officeooo:rsid="4c60652c"/>
    </style:style>
    <style:style style:name="T834" style:family="text">
      <style:text-properties style:text-line-through-style="none" style:text-line-through-type="none" officeooo:rsid="4c6193b5"/>
    </style:style>
    <style:style style:name="T835" style:family="text">
      <style:text-properties style:text-line-through-style="none" style:text-line-through-type="none" officeooo:rsid="4c73d16e"/>
    </style:style>
    <style:style style:name="T836" style:family="text">
      <style:text-properties style:text-line-through-style="none" style:text-line-through-type="none" officeooo:rsid="4c9a3391"/>
    </style:style>
    <style:style style:name="T837" style:family="text">
      <style:text-properties style:text-line-through-style="none" style:text-line-through-type="none" officeooo:rsid="4ca78fb5"/>
    </style:style>
    <style:style style:name="T838" style:family="text">
      <style:text-properties style:text-line-through-style="none" style:text-line-through-type="none" officeooo:rsid="4ce0ade6"/>
    </style:style>
    <style:style style:name="T839" style:family="text">
      <style:text-properties style:text-line-through-style="none" style:text-line-through-type="none" officeooo:rsid="4d050e29"/>
    </style:style>
    <style:style style:name="T840" style:family="text">
      <style:text-properties style:text-line-through-style="none" style:text-line-through-type="none" officeooo:rsid="4d9ce44c"/>
    </style:style>
    <style:style style:name="T841" style:family="text">
      <style:text-properties style:text-line-through-style="none" style:text-line-through-type="none" officeooo:rsid="4da8a6bc"/>
    </style:style>
    <style:style style:name="T842" style:family="text">
      <style:text-properties style:text-line-through-style="none" style:text-line-through-type="none" officeooo:rsid="4dba6cb9"/>
    </style:style>
    <style:style style:name="T843" style:family="text">
      <style:text-properties style:text-line-through-style="none" style:text-line-through-type="none" officeooo:rsid="4dc5ca31"/>
    </style:style>
    <style:style style:name="T844" style:family="text">
      <style:text-properties style:text-line-through-style="none" style:text-line-through-type="none" officeooo:rsid="4dcae42c"/>
    </style:style>
    <style:style style:name="T845" style:family="text">
      <style:text-properties style:text-line-through-style="none" style:text-line-through-type="none" officeooo:rsid="4dcd6adf"/>
    </style:style>
    <style:style style:name="T846" style:family="text">
      <style:text-properties officeooo:rsid="4a356b10"/>
    </style:style>
    <style:style style:name="T847" style:family="text">
      <style:text-properties fo:font-style="normal" style:font-style-asian="normal" style:font-style-complex="normal"/>
    </style:style>
    <style:style style:name="T848" style:family="text">
      <style:text-properties fo:font-style="normal" officeooo:rsid="4a425bbf" style:font-style-asian="normal" style:font-style-complex="normal"/>
    </style:style>
    <style:style style:name="T849" style:family="text">
      <style:text-properties fo:font-style="normal" officeooo:rsid="4a5a8f22" style:font-style-asian="normal" style:font-style-complex="normal"/>
    </style:style>
    <style:style style:name="T850" style:family="text">
      <style:text-properties fo:font-style="normal" officeooo:rsid="4a5c26eb" style:font-style-asian="normal" style:font-style-complex="normal"/>
    </style:style>
    <style:style style:name="T851" style:family="text">
      <style:text-properties fo:font-style="normal" officeooo:rsid="4a43b3f3" style:font-style-asian="normal" style:font-style-complex="normal"/>
    </style:style>
    <style:style style:name="T852" style:family="text">
      <style:text-properties fo:font-style="normal" officeooo:rsid="4af18055" style:font-style-asian="normal" style:font-style-complex="normal"/>
    </style:style>
    <style:style style:name="T853" style:family="text">
      <style:text-properties fo:font-style="normal" officeooo:rsid="4af5e0d0" style:font-style-asian="normal" style:font-style-complex="normal"/>
    </style:style>
    <style:style style:name="T854" style:family="text">
      <style:text-properties fo:font-style="normal" officeooo:rsid="4b2ac858" style:font-style-asian="normal" style:font-style-complex="normal"/>
    </style:style>
    <style:style style:name="T855" style:family="text">
      <style:text-properties fo:font-style="normal" officeooo:rsid="4b2ba805" style:font-style-asian="normal" style:font-style-complex="normal"/>
    </style:style>
    <style:style style:name="T856" style:family="text">
      <style:text-properties fo:font-style="normal" officeooo:rsid="4b2d00b4" style:font-style-asian="normal" style:font-style-complex="normal"/>
    </style:style>
    <style:style style:name="T857" style:family="text">
      <style:text-properties fo:font-style="normal" officeooo:rsid="4b329f14" style:font-style-asian="normal" style:font-style-complex="normal"/>
    </style:style>
    <style:style style:name="T858" style:family="text">
      <style:text-properties fo:font-style="normal" officeooo:rsid="4b35920b" style:font-style-asian="normal" style:font-style-complex="normal"/>
    </style:style>
    <style:style style:name="T859" style:family="text">
      <style:text-properties fo:font-style="normal" officeooo:rsid="4b339418" style:font-style-asian="normal" style:font-style-complex="normal"/>
    </style:style>
    <style:style style:name="T860" style:family="text">
      <style:text-properties fo:font-style="normal" officeooo:rsid="4b2cf92a" style:font-style-asian="normal" style:font-style-complex="normal"/>
    </style:style>
    <style:style style:name="T861" style:family="text">
      <style:text-properties fo:font-style="normal" officeooo:rsid="4b6704d8" style:font-style-asian="normal" style:font-style-complex="normal"/>
    </style:style>
    <style:style style:name="T862" style:family="text">
      <style:text-properties fo:font-style="normal" officeooo:rsid="4b69fc24" style:font-style-asian="normal" style:font-style-complex="normal"/>
    </style:style>
    <style:style style:name="T863" style:family="text">
      <style:text-properties fo:font-style="normal" officeooo:rsid="4b6a7c57" style:font-style-asian="normal" style:font-style-complex="normal"/>
    </style:style>
    <style:style style:name="T864" style:family="text">
      <style:text-properties fo:font-style="normal" officeooo:rsid="4b916a99" style:font-style-asian="normal" style:font-style-complex="normal"/>
    </style:style>
    <style:style style:name="T865" style:family="text">
      <style:text-properties fo:font-style="normal" officeooo:rsid="4b92b175" style:font-style-asian="normal" style:font-style-complex="normal"/>
    </style:style>
    <style:style style:name="T866" style:family="text">
      <style:text-properties fo:font-style="normal" officeooo:rsid="4bba2141" style:font-style-asian="normal" style:font-style-complex="normal"/>
    </style:style>
    <style:style style:name="T867" style:family="text">
      <style:text-properties fo:font-style="normal" officeooo:rsid="4bbf1a15" style:font-style-asian="normal" style:font-style-complex="normal"/>
    </style:style>
    <style:style style:name="T868" style:family="text">
      <style:text-properties fo:font-style="normal" officeooo:rsid="4bc02351" style:font-style-asian="normal" style:font-style-complex="normal"/>
    </style:style>
    <style:style style:name="T869" style:family="text">
      <style:text-properties fo:font-style="normal" officeooo:rsid="4be03bc2" style:font-style-asian="normal" style:font-style-complex="normal"/>
    </style:style>
    <style:style style:name="T870" style:family="text">
      <style:text-properties fo:font-style="normal" officeooo:rsid="4be132f4" style:font-style-asian="normal" style:font-style-complex="normal"/>
    </style:style>
    <style:style style:name="T871" style:family="text">
      <style:text-properties fo:font-style="normal" officeooo:rsid="4aa33f2c" style:font-style-asian="normal" style:font-style-complex="normal"/>
    </style:style>
    <style:style style:name="T872" style:family="text">
      <style:text-properties fo:font-style="normal" officeooo:rsid="4be259df" style:font-style-asian="normal" style:font-style-complex="normal"/>
    </style:style>
    <style:style style:name="T873" style:family="text">
      <style:text-properties fo:font-style="normal" officeooo:rsid="4be2e580" style:font-style-asian="normal" style:font-style-complex="normal"/>
    </style:style>
    <style:style style:name="T874" style:family="text">
      <style:text-properties fo:font-style="normal" officeooo:rsid="4be3ebd1" style:font-style-asian="normal" style:font-style-complex="normal"/>
    </style:style>
    <style:style style:name="T875" style:family="text">
      <style:text-properties fo:font-style="normal" officeooo:rsid="4be5f0e0" style:font-style-asian="normal" style:font-style-complex="normal"/>
    </style:style>
    <style:style style:name="T876" style:family="text">
      <style:text-properties fo:font-style="normal" officeooo:rsid="4c09795a" style:font-style-asian="normal" style:font-style-complex="normal"/>
    </style:style>
    <style:style style:name="T877" style:family="text">
      <style:text-properties fo:font-style="normal" officeooo:rsid="4c0ac820" style:font-style-asian="normal" style:font-style-complex="normal"/>
    </style:style>
    <style:style style:name="T878" style:family="text">
      <style:text-properties fo:font-style="normal" officeooo:rsid="4c0cbfdf" style:font-style-asian="normal" style:font-style-complex="normal"/>
    </style:style>
    <style:style style:name="T879" style:family="text">
      <style:text-properties fo:font-style="normal" officeooo:rsid="4c0df02f" style:font-style-asian="normal" style:font-style-complex="normal"/>
    </style:style>
    <style:style style:name="T880" style:family="text">
      <style:text-properties fo:font-style="normal" officeooo:rsid="4c1c9a5e" style:font-style-asian="normal" style:font-style-complex="normal"/>
    </style:style>
    <style:style style:name="T881" style:family="text">
      <style:text-properties fo:font-style="normal" officeooo:rsid="4c2df9a9" style:font-style-asian="normal" style:font-style-complex="normal"/>
    </style:style>
    <style:style style:name="T882" style:family="text">
      <style:text-properties fo:font-style="normal" officeooo:rsid="4c50dce9" style:font-style-asian="normal" style:font-style-complex="normal"/>
    </style:style>
    <style:style style:name="T883" style:family="text">
      <style:text-properties fo:font-style="normal" officeooo:rsid="4c6193b5" style:font-style-asian="normal" style:font-style-complex="normal"/>
    </style:style>
    <style:style style:name="T884" style:family="text">
      <style:text-properties fo:font-style="normal" officeooo:rsid="4c9e8a8a" style:font-style-asian="normal" style:font-style-complex="normal"/>
    </style:style>
    <style:style style:name="T885" style:family="text">
      <style:text-properties fo:font-style="normal" officeooo:rsid="4cc85cfc" style:font-style-asian="normal" style:font-style-complex="normal"/>
    </style:style>
    <style:style style:name="T886" style:family="text">
      <style:text-properties fo:font-style="normal" officeooo:rsid="4d8db873" style:font-style-asian="normal" style:font-style-complex="normal"/>
    </style:style>
    <style:style style:name="T887" style:family="text">
      <style:text-properties fo:font-style="normal" officeooo:rsid="4d9c94a4" style:font-style-asian="normal" style:font-style-complex="normal"/>
    </style:style>
    <style:style style:name="T888" style:family="text">
      <style:text-properties fo:font-style="normal" officeooo:rsid="4da3a20c" style:font-style-asian="normal" style:font-style-complex="normal"/>
    </style:style>
    <style:style style:name="T889" style:family="text">
      <style:text-properties fo:font-style="normal" officeooo:rsid="4daea6c8" style:font-style-asian="normal" style:font-style-complex="normal"/>
    </style:style>
    <style:style style:name="T890" style:family="text">
      <style:text-properties fo:font-style="normal" officeooo:rsid="4824aba6" style:font-style-asian="normal" style:font-style-complex="normal"/>
    </style:style>
    <style:style style:name="T891" style:family="text">
      <style:text-properties fo:font-style="normal" officeooo:rsid="4dc28288" style:font-style-asian="normal" style:font-style-complex="normal"/>
    </style:style>
    <style:style style:name="T892" style:family="text">
      <style:text-properties fo:font-style="normal" officeooo:rsid="4dc788b4" style:font-style-asian="normal" style:font-style-complex="normal"/>
    </style:style>
    <style:style style:name="T893" style:family="text">
      <style:text-properties fo:font-style="normal" officeooo:rsid="4dc979eb" style:font-style-asian="normal" style:font-style-complex="normal"/>
    </style:style>
    <style:style style:name="T894" style:family="text">
      <style:text-properties fo:font-style="normal" officeooo:rsid="4dca793d" style:font-style-asian="normal" style:font-style-complex="normal"/>
    </style:style>
    <style:style style:name="T895" style:family="text">
      <style:text-properties fo:font-style="normal" officeooo:rsid="4dcdd43b" style:font-style-asian="normal" style:font-style-complex="normal"/>
    </style:style>
    <style:style style:name="T896" style:family="text">
      <style:text-properties officeooo:rsid="4a425bbf"/>
    </style:style>
    <style:style style:name="T897" style:family="text">
      <style:text-properties officeooo:rsid="4a43b3f3"/>
    </style:style>
    <style:style style:name="T898" style:family="text">
      <style:text-properties fo:color="#c3b346" officeooo:rsid="4a43b3f3"/>
    </style:style>
    <style:style style:name="T899" style:family="text">
      <style:text-properties fo:color="#c3b346" officeooo:rsid="4a94d65b"/>
    </style:style>
    <style:style style:name="T900"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1"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fo:color="#c3b346" officeooo:rsid="4aca5049"/>
    </style:style>
    <style:style style:name="T905" style:family="text">
      <style:text-properties officeooo:rsid="4a54f435"/>
    </style:style>
    <style:style style:name="T906" style:family="text">
      <style:text-properties officeooo:rsid="4a5c26eb"/>
    </style:style>
    <style:style style:name="T907" style:family="text">
      <style:text-properties officeooo:rsid="4a6055fd"/>
    </style:style>
    <style:style style:name="T908" style:family="text">
      <style:text-properties officeooo:rsid="4a69d947"/>
    </style:style>
    <style:style style:name="T90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officeooo:rsid="4a94d65b"/>
    </style:style>
    <style:style style:name="T914" style:family="text">
      <style:text-properties officeooo:rsid="4aa33f2c"/>
    </style:style>
    <style:style style:name="T915" style:family="text">
      <style:text-properties officeooo:rsid="4aa363a6"/>
    </style:style>
    <style:style style:name="T916"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91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1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1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4"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5"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6"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7"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officeooo:rsid="4aca5049"/>
    </style:style>
    <style:style style:name="T980" style:family="text">
      <style:text-properties officeooo:rsid="4acbc62c"/>
    </style:style>
    <style:style style:name="T981" style:family="text">
      <style:text-properties officeooo:rsid="4ae7e134"/>
    </style:style>
    <style:style style:name="T982" style:family="text">
      <style:text-properties officeooo:rsid="4af18055"/>
    </style:style>
    <style:style style:name="T983" style:family="text">
      <style:text-properties officeooo:rsid="4af4896e"/>
    </style:style>
    <style:style style:name="T984" style:family="text">
      <style:text-properties officeooo:rsid="4afb82eb"/>
    </style:style>
    <style:style style:name="T985" style:family="text">
      <style:text-properties officeooo:rsid="4b0138a4"/>
    </style:style>
    <style:style style:name="T986" style:family="text">
      <style:text-properties officeooo:rsid="4b08bd5e"/>
    </style:style>
    <style:style style:name="T987" style:family="text">
      <style:text-properties officeooo:rsid="4b08ed9b"/>
    </style:style>
    <style:style style:name="T988" style:family="text">
      <style:text-properties officeooo:rsid="4b092dca"/>
    </style:style>
    <style:style style:name="T989" style:family="text">
      <style:text-properties officeooo:rsid="4b115a29"/>
    </style:style>
    <style:style style:name="T990" style:family="text">
      <style:text-properties officeooo:rsid="4b258152"/>
    </style:style>
    <style:style style:name="T991" style:family="text">
      <style:text-properties officeooo:rsid="4aec058f"/>
    </style:style>
    <style:style style:name="T992" style:family="text">
      <style:text-properties officeooo:rsid="4b0de5a4"/>
    </style:style>
    <style:style style:name="T993" style:family="text">
      <style:text-properties officeooo:rsid="4aefa613"/>
    </style:style>
    <style:style style:name="T994" style:family="text">
      <style:text-properties officeooo:rsid="4b0585ad"/>
    </style:style>
    <style:style style:name="T995" style:family="text">
      <style:text-properties officeooo:rsid="4b2bc80d"/>
    </style:style>
    <style:style style:name="T996" style:family="text">
      <style:text-properties officeooo:rsid="4b1f84b4"/>
    </style:style>
    <style:style style:name="T997" style:family="text">
      <style:text-properties officeooo:rsid="4b1723e0"/>
    </style:style>
    <style:style style:name="T998" style:family="text">
      <style:text-properties officeooo:rsid="4aec11a0"/>
    </style:style>
    <style:style style:name="T999" style:family="text">
      <style:text-properties officeooo:rsid="4b06bff6"/>
    </style:style>
    <style:style style:name="T1000" style:family="text">
      <style:text-properties officeooo:rsid="4b1f594f"/>
    </style:style>
    <style:style style:name="T1001" style:family="text">
      <style:text-properties officeooo:rsid="4af98154"/>
    </style:style>
    <style:style style:name="T1002" style:family="text">
      <style:text-properties officeooo:rsid="4afb5c15"/>
    </style:style>
    <style:style style:name="T1003" style:family="text">
      <style:text-properties officeooo:rsid="4afe89e6"/>
    </style:style>
    <style:style style:name="T1004" style:family="text">
      <style:text-properties officeooo:rsid="4b233a2e"/>
    </style:style>
    <style:style style:name="T1005" style:family="text">
      <style:text-properties officeooo:rsid="4b0057f6"/>
    </style:style>
    <style:style style:name="T1006" style:family="text">
      <style:text-properties officeooo:rsid="4afe3363"/>
    </style:style>
    <style:style style:name="T1007" style:family="text">
      <style:text-properties officeooo:rsid="4b2808c2"/>
    </style:style>
    <style:style style:name="T1008" style:family="text">
      <style:text-properties officeooo:rsid="4b293a0c"/>
    </style:style>
    <style:style style:name="T1009" style:family="text">
      <style:text-properties fo:font-weight="bold" officeooo:rsid="4b293a0c" style:font-weight-asian="bold" style:font-weight-complex="bold"/>
    </style:style>
    <style:style style:name="T1010" style:family="text">
      <style:text-properties officeooo:rsid="4b2983b6"/>
    </style:style>
    <style:style style:name="T1011" style:family="text">
      <style:text-properties officeooo:rsid="4b2cf92a"/>
    </style:style>
    <style:style style:name="T1012" style:family="text">
      <style:text-properties fo:font-weight="normal" officeooo:rsid="4b293a0c" style:font-weight-asian="normal" style:font-weight-complex="normal"/>
    </style:style>
    <style:style style:name="T1013" style:family="text">
      <style:text-properties officeooo:rsid="4b479d3d"/>
    </style:style>
    <style:style style:name="T1014" style:family="text">
      <style:text-properties officeooo:rsid="4b4cb4f6"/>
    </style:style>
    <style:style style:name="T1015" style:family="text">
      <style:text-properties officeooo:rsid="4b542729"/>
    </style:style>
    <style:style style:name="T1016" style:family="text">
      <style:text-properties officeooo:rsid="4b72d71e"/>
    </style:style>
    <style:style style:name="T1017" style:family="text">
      <style:text-properties officeooo:rsid="4b73afe7"/>
    </style:style>
    <style:style style:name="T1018" style:family="text">
      <style:text-properties officeooo:rsid="4b84b3f5"/>
    </style:style>
    <style:style style:name="T1019" style:family="text">
      <style:text-properties officeooo:rsid="4b875a34"/>
    </style:style>
    <style:style style:name="T1020" style:family="text">
      <style:text-properties officeooo:rsid="4b8cf4d4"/>
    </style:style>
    <style:style style:name="T1021" style:family="text">
      <style:text-properties officeooo:rsid="4bde5bd6"/>
    </style:style>
    <style:style style:name="T1022" style:family="text">
      <style:text-properties officeooo:rsid="4be132f4"/>
    </style:style>
    <style:style style:name="T1023" style:family="text">
      <style:text-properties officeooo:rsid="4be3ebd1"/>
    </style:style>
    <style:style style:name="T1024" style:family="text">
      <style:text-properties officeooo:rsid="4befe7c4"/>
    </style:style>
    <style:style style:name="T1025" style:family="text">
      <style:text-properties officeooo:rsid="4bfac580"/>
    </style:style>
    <style:style style:name="T1026" style:family="text">
      <style:text-properties officeooo:rsid="4bfe743a"/>
    </style:style>
    <style:style style:name="T1027" style:family="text">
      <style:text-properties officeooo:rsid="4bfee34c"/>
    </style:style>
    <style:style style:name="T1028" style:family="text">
      <style:text-properties officeooo:rsid="4c004eb9"/>
    </style:style>
    <style:style style:name="T1029" style:family="text">
      <style:text-properties officeooo:rsid="4c04cc3e"/>
    </style:style>
    <style:style style:name="T1030"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fo:color="#00c8ff"/>
    </style:style>
    <style:style style:name="T1036" style:family="text">
      <style:text-properties fo:color="#00c8ff" fo:font-style="normal" officeooo:rsid="4c09795a" style:font-style-asian="normal" style:font-style-complex="normal"/>
    </style:style>
    <style:style style:name="T1037"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officeooo:rsid="4c0f37f7"/>
    </style:style>
    <style:style style:name="T1040" style:family="text">
      <style:text-properties officeooo:rsid="4c10fa42"/>
    </style:style>
    <style:style style:name="T1041" style:family="text">
      <style:text-properties officeooo:rsid="4c112ee4"/>
    </style:style>
    <style:style style:name="T1042" style:family="text">
      <style:text-properties officeooo:rsid="4c191a3f"/>
    </style:style>
    <style:style style:name="T1043" style:family="text">
      <style:text-properties officeooo:rsid="4b830825"/>
    </style:style>
    <style:style style:name="T1044" style:family="text">
      <style:text-properties officeooo:rsid="4c1afc36"/>
    </style:style>
    <style:style style:name="T1045" style:family="text">
      <style:text-properties officeooo:rsid="4c1c45c3"/>
    </style:style>
    <style:style style:name="T1046" style:family="text">
      <style:text-properties officeooo:rsid="4c1c9a5e"/>
    </style:style>
    <style:style style:name="T1047" style:family="text">
      <style:text-properties officeooo:rsid="4c222837"/>
    </style:style>
    <style:style style:name="T1048" style:family="text">
      <style:text-properties officeooo:rsid="4c24e5e0"/>
    </style:style>
    <style:style style:name="T1049" style:family="text">
      <style:text-properties officeooo:rsid="4c26af9f"/>
    </style:style>
    <style:style style:name="T1050" style:family="text">
      <style:text-properties officeooo:rsid="4c2d5610"/>
    </style:style>
    <style:style style:name="T1051" style:family="text">
      <style:text-properties officeooo:rsid="4c3c781d"/>
    </style:style>
    <style:style style:name="T1052" style:family="text">
      <style:text-properties officeooo:rsid="4c3e3f5e"/>
    </style:style>
    <style:style style:name="T1053" style:family="text">
      <style:text-properties officeooo:rsid="4c4c9b37"/>
    </style:style>
    <style:style style:name="T1054" style:family="text">
      <style:text-properties officeooo:rsid="4c6193b5"/>
    </style:style>
    <style:style style:name="T1055" style:family="text">
      <style:text-properties officeooo:rsid="4c666909"/>
    </style:style>
    <style:style style:name="T1056" style:family="text">
      <style:text-properties officeooo:rsid="4c724063"/>
    </style:style>
    <style:style style:name="T1057" style:family="text">
      <style:text-properties officeooo:rsid="4c72ce71"/>
    </style:style>
    <style:style style:name="T1058" style:family="text">
      <style:text-properties officeooo:rsid="4c73d16e"/>
    </style:style>
    <style:style style:name="T1059" style:family="text">
      <style:text-properties officeooo:rsid="4c9a3391"/>
    </style:style>
    <style:style style:name="T1060" style:family="text">
      <style:text-properties officeooo:rsid="4c9da5a1"/>
    </style:style>
    <style:style style:name="T1061" style:family="text">
      <style:text-properties officeooo:rsid="4c9e8a8a"/>
    </style:style>
    <style:style style:name="T1062" style:family="text">
      <style:text-properties officeooo:rsid="4cbf26b2"/>
    </style:style>
    <style:style style:name="T1063" style:family="text">
      <style:text-properties officeooo:rsid="4cc44788"/>
    </style:style>
    <style:style style:name="T1064" style:family="text">
      <style:text-properties officeooo:rsid="4cc5aa36"/>
    </style:style>
    <style:style style:name="T1065" style:family="text">
      <style:text-properties officeooo:rsid="4cca46d8"/>
    </style:style>
    <style:style style:name="T1066" style:family="text">
      <style:text-properties officeooo:rsid="4ccf8638"/>
    </style:style>
    <style:style style:name="T1067" style:family="text">
      <style:text-properties officeooo:rsid="4cd367c2"/>
    </style:style>
    <style:style style:name="T1068" style:family="text">
      <style:text-properties officeooo:rsid="4cd42fa4"/>
    </style:style>
    <style:style style:name="T1069" style:family="text">
      <style:text-properties officeooo:rsid="4cd9fbf2"/>
    </style:style>
    <style:style style:name="T1070" style:family="text">
      <style:text-properties officeooo:rsid="4ce0ade6"/>
    </style:style>
    <style:style style:name="T1071" style:family="text">
      <style:text-properties officeooo:rsid="4ce6a2d1"/>
    </style:style>
    <style:style style:name="T1072" style:family="text">
      <style:text-properties officeooo:rsid="4cfceb28"/>
    </style:style>
    <style:style style:name="T1073" style:family="text">
      <style:text-properties officeooo:rsid="4d03c98b"/>
    </style:style>
    <style:style style:name="T1074" style:family="text">
      <style:text-properties officeooo:rsid="4d06a2fc"/>
    </style:style>
    <style:style style:name="T1075" style:family="text">
      <style:text-properties officeooo:rsid="4d07091e"/>
    </style:style>
    <style:style style:name="T1076" style:family="text">
      <style:text-properties officeooo:rsid="4d0828b4"/>
    </style:style>
    <style:style style:name="T1077" style:family="text">
      <style:text-properties officeooo:rsid="4d22878a"/>
    </style:style>
    <style:style style:name="T1078" style:family="text">
      <style:text-properties officeooo:rsid="4d32ae7d"/>
    </style:style>
    <style:style style:name="T1079" style:family="text">
      <style:text-properties officeooo:rsid="4d09575e"/>
    </style:style>
    <style:style style:name="T1080" style:family="text">
      <style:text-properties officeooo:rsid="4d437141"/>
    </style:style>
    <style:style style:name="T1081" style:family="text">
      <style:text-properties officeooo:rsid="4d43ba43"/>
    </style:style>
    <style:style style:name="T1082" style:family="text">
      <style:text-properties officeooo:rsid="4d4894d5"/>
    </style:style>
    <style:style style:name="T1083" style:family="text">
      <style:text-properties officeooo:rsid="4d4d8b5c"/>
    </style:style>
    <style:style style:name="T1084" style:family="text">
      <style:text-properties officeooo:rsid="4d4f1e61"/>
    </style:style>
    <style:style style:name="T1085" style:family="text">
      <style:text-properties officeooo:rsid="4d52bf16"/>
    </style:style>
    <style:style style:name="T1086" style:family="text">
      <style:text-properties officeooo:rsid="4d533b5d"/>
    </style:style>
    <style:style style:name="T1087" style:family="text">
      <style:text-properties officeooo:rsid="4d53aea0"/>
    </style:style>
    <style:style style:name="T1088" style:family="text">
      <style:text-properties officeooo:rsid="4d5c5c1b"/>
    </style:style>
    <style:style style:name="T1089" style:family="text">
      <style:text-properties officeooo:rsid="4d79149d"/>
    </style:style>
    <style:style style:name="T1090" style:family="text">
      <style:text-properties officeooo:rsid="480d404f"/>
    </style:style>
    <style:style style:name="T1091" style:family="text">
      <style:text-properties officeooo:rsid="4d991345"/>
    </style:style>
    <style:style style:name="T1092" style:family="text">
      <style:text-properties officeooo:rsid="4d9d2697"/>
    </style:style>
    <style:style style:name="T1093" style:family="text">
      <style:text-properties officeooo:rsid="4da01853"/>
    </style:style>
    <style:style style:name="T1094" style:family="text">
      <style:text-properties officeooo:rsid="4da73ba4"/>
    </style:style>
    <style:style style:name="T1095" style:family="text">
      <style:text-properties officeooo:rsid="4db18336"/>
    </style:style>
    <style:style style:name="T1096" style:family="text">
      <style:text-properties officeooo:rsid="4dbe1f2f"/>
    </style:style>
    <style:style style:name="T1097" style:family="text">
      <style:text-properties officeooo:rsid="4dbf77ea"/>
    </style:style>
    <style:style style:name="T1098" style:family="text">
      <style:text-properties officeooo:rsid="4dc788b4"/>
    </style:style>
    <style:style style:name="T1099" style:family="text">
      <style:text-properties officeooo:rsid="4dc979e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5"/>
      <text:p text:style-name="P7"/>
      <text:p text:style-name="P6"/>
      <text:p text:style-name="P6"/>
      <text:p text:style-name="P185">Dračák</text:p>
      <text:p text:style-name="P181"/>
      <text:p text:style-name="P181"/>
      <text:p text:style-name="P186">podle staré školy</text:p>
      <text:p text:style-name="P182"/>
      <text:p text:style-name="P187">BESTIÁŘ</text:p>
      <text:p text:style-name="P182"/>
      <text:p text:style-name="P183"/>
      <text:p text:style-name="P182"/>
      <text:p text:style-name="P182"/>
      <text:p text:style-name="P182"/>
      <text:p text:style-name="P182"/>
      <text:p text:style-name="P182"/>
      <text:p text:style-name="P184"><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7"><text:a xlink:type="simple" xlink:href="#__RefHeading___Toc462_36631795" text:style-name="Internet_20_link" text:visited-style-name="Internet_20_link">TODO:</text:a><text:tab/>6</text:p>
          <text:p text:style-name="P318"><text:a xlink:type="simple" xlink:href="#__RefHeading___Toc5508_4216715273" text:style-name="Internet_20_link" text:visited-style-name="Internet_20_link">Vedení hry</text:a><text:tab/>7</text:p>
          <text:p text:style-name="P317"><text:a xlink:type="simple" xlink:href="#__RefHeading___Toc5510_4216715273" text:style-name="Internet_20_link" text:visited-style-name="Internet_20_link">Nestvůry a protivníci</text:a><text:tab/>7</text:p>
          <text:p text:style-name="P320"><text:a xlink:type="simple" xlink:href="#__RefHeading___Toc5512_4216715273" text:style-name="Internet_20_link" text:visited-style-name="Internet_20_link">Kříženci, obří varianty</text:a><text:tab/>7</text:p>
          <text:p text:style-name="P320"><text:a xlink:type="simple" xlink:href="#__RefHeading___Toc466_36631795" text:style-name="Internet_20_link" text:visited-style-name="Internet_20_link">Duše</text:a><text:tab/>7</text:p>
          <text:p text:style-name="P317"><text:a xlink:type="simple" xlink:href="#__RefHeading___Toc5514_4216715273" text:style-name="Internet_20_link" text:visited-style-name="Internet_20_link">Výrobky ze vzácných surovin</text:a><text:tab/>8</text:p>
          <text:p text:style-name="P319"><text:a xlink:type="simple" xlink:href="#__RefHeading___Toc5516_4216715273" text:style-name="Internet_20_link" text:visited-style-name="Internet_20_link">Lektvar hypnózy</text:a><text:tab/>8</text:p>
          <text:p text:style-name="P319"><text:a xlink:type="simple" xlink:href="#__RefHeading___Toc5518_4216715273" text:style-name="Internet_20_link" text:visited-style-name="Internet_20_link">Rychletuhnoucí sliz</text:a><text:tab/>8</text:p>
          <text:p text:style-name="P319"><text:a xlink:type="simple" xlink:href="#__RefHeading___Toc5520_4216715273" text:style-name="Internet_20_link" text:visited-style-name="Internet_20_link">Zbroj z kůže baziliška</text:a><text:tab/>8</text:p>
          <text:p text:style-name="P319"><text:a xlink:type="simple" xlink:href="#__RefHeading___Toc5522_4216715273" text:style-name="Internet_20_link" text:visited-style-name="Internet_20_link">Žíravý dech baziliška</text:a><text:tab/>9</text:p>
          <text:p text:style-name="P318"><text:a xlink:type="simple" xlink:href="#__RefHeading___Toc464_36631795" text:style-name="Internet_20_link" text:visited-style-name="Internet_20_link">Bestiář</text:a><text:tab/>10</text:p>
          <text:p text:style-name="P317"><text:a xlink:type="simple" xlink:href="#__RefHeading___Toc2708_3430540378" text:style-name="Internet_20_link" text:visited-style-name="Internet_20_link">Bazilišek</text:a><text:tab/>10</text:p>
          <text:p text:style-name="P317"><text:a xlink:type="simple" xlink:href="#__RefHeading___Toc2710_3430540378" text:style-name="Internet_20_link" text:visited-style-name="Internet_20_link">Bludička</text:a><text:tab/>13</text:p>
          <text:p text:style-name="P317"><text:a xlink:type="simple" xlink:href="#__RefHeading___Toc1820_3850923094" text:style-name="Internet_20_link" text:visited-style-name="Internet_20_link">Červ obří</text:a><text:tab/>14</text:p>
          <text:p text:style-name="P317"><text:a xlink:type="simple" xlink:href="#__RefHeading___Toc5524_4216715273" text:style-name="Internet_20_link" text:visited-style-name="Internet_20_link">Démoni</text:a><text:tab/>16</text:p>
          <text:p text:style-name="P320"><text:a xlink:type="simple" xlink:href="#__RefHeading___Toc5526_4216715273" text:style-name="Internet_20_link" text:visited-style-name="Internet_20_link">Hmotní démoni</text:a><text:tab/>17</text:p>
          <text:p text:style-name="P319"><text:a xlink:type="simple" xlink:href="#__RefHeading___Toc5528_4216715273" text:style-name="Internet_20_link" text:visited-style-name="Internet_20_link">Diblík Achrat</text:a><text:tab/>18</text:p>
          <text:p text:style-name="P319"><text:a xlink:type="simple" xlink:href="#__RefHeading___Toc5530_4216715273" text:style-name="Internet_20_link" text:visited-style-name="Internet_20_link">Dvouhlavý pes Mogror</text:a><text:tab/>19</text:p>
          <text:p text:style-name="P319"><text:a xlink:type="simple" xlink:href="#__RefHeading___Toc5532_4216715273" text:style-name="Internet_20_link" text:visited-style-name="Internet_20_link">Démonický strážce Urgragor</text:a><text:tab/>20</text:p>
          <text:p text:style-name="P320"><text:a xlink:type="simple" xlink:href="#__RefHeading___Toc5534_4216715273" text:style-name="Internet_20_link" text:visited-style-name="Internet_20_link">Nehmotní démoni</text:a><text:tab/>20</text:p>
          <text:p text:style-name="P319"><text:a xlink:type="simple" xlink:href="#__RefHeading___Toc5536_4216715273" text:style-name="Internet_20_link" text:visited-style-name="Internet_20_link">Příklady nehmotných démonů</text:a><text:tab/>22</text:p>
          <text:p text:style-name="P317"><text:a xlink:type="simple" xlink:href="#__RefHeading___Toc1826_3850923094" text:style-name="Internet_20_link" text:visited-style-name="Internet_20_link">Cizí postavy</text:a><text:tab/>23</text:p>
          <text:p text:style-name="P320"><text:a xlink:type="simple" xlink:href="#__RefHeading___Toc5538_4216715273" text:style-name="Internet_20_link" text:visited-style-name="Internet_20_link">Určení vlastností</text:a><text:tab/>23</text:p>
          <text:p text:style-name="P320"><text:a xlink:type="simple" xlink:href="#__RefHeading___Toc5540_4216715273" text:style-name="Internet_20_link" text:visited-style-name="Internet_20_link">Určení schopností a dovedností</text:a><text:tab/>23</text:p>
          <text:p text:style-name="P320"><text:a xlink:type="simple" xlink:href="#__RefHeading___Toc5542_4216715273" text:style-name="Internet_20_link" text:visited-style-name="Internet_20_link">Charakterizace cizích postav</text:a><text:tab/>25</text:p>
          <text:p text:style-name="P320"><text:a xlink:type="simple" xlink:href="#__RefHeading___Toc5544_4216715273" text:style-name="Internet_20_link" text:visited-style-name="Internet_20_link">Cizí postavy s dobrodružným povoláním</text:a><text:tab/>25</text:p>
          <text:p text:style-name="P317"><text:a xlink:type="simple" xlink:href="#__RefHeading___Toc1828_3850923094" text:style-name="Internet_20_link" text:visited-style-name="Internet_20_link">Draci</text:a><text:tab/>27</text:p>
          <text:p text:style-name="P319"><text:a xlink:type="simple" xlink:href="#__RefHeading___Toc5546_4216715273" text:style-name="Internet_20_link" text:visited-style-name="Internet_20_link">Bílý drak</text:a><text:tab/>28</text:p>
          <text:p text:style-name="P319"><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319"><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319"><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319"><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320"><text:a xlink:type="simple" xlink:href="#__RefHeading___Toc5556_4216715273" text:style-name="Internet_20_link" text:visited-style-name="Internet_20_link">Schopnosti draků</text:a><text:tab/>29</text:p>
          <text:p text:style-name="P317"><text:soft-page-break/><text:a xlink:type="simple" xlink:href="#__RefHeading___Toc1832_3850923094" text:style-name="Internet_20_link" text:visited-style-name="Internet_20_link">Gorgona</text:a><text:tab/>30</text:p>
          <text:p text:style-name="P317"><text:a xlink:type="simple" xlink:href="#__RefHeading___Toc1834_3850923094" text:style-name="Internet_20_link" text:visited-style-name="Internet_20_link">Gryf</text:a><text:tab/>30</text:p>
          <text:p text:style-name="P317"><text:a xlink:type="simple" xlink:href="#__RefHeading___Toc1836_3850923094" text:style-name="Internet_20_link" text:visited-style-name="Internet_20_link">Hadi</text:a><text:tab/>30</text:p>
          <text:p text:style-name="P320"><text:a xlink:type="simple" xlink:href="#__RefHeading___Toc2848_3430540378" text:style-name="Internet_20_link" text:visited-style-name="Internet_20_link">Hroznýš</text:a><text:tab/>30</text:p>
          <text:p text:style-name="P320"><text:a xlink:type="simple" xlink:href="#__RefHeading___Toc2850_3430540378" text:style-name="Internet_20_link" text:visited-style-name="Internet_20_link">Chřestýš</text:a><text:tab/>31</text:p>
          <text:p text:style-name="P320"><text:a xlink:type="simple" xlink:href="#__RefHeading___Toc2852_3430540378" text:style-name="Internet_20_link" text:visited-style-name="Internet_20_link">Kobra plivající</text:a><text:tab/>31</text:p>
          <text:p text:style-name="P320"><text:a xlink:type="simple" xlink:href="#__RefHeading___Toc2854_3430540378" text:style-name="Internet_20_link" text:visited-style-name="Internet_20_link">Mamba černá</text:a><text:tab/>31</text:p>
          <text:p text:style-name="P320"><text:a xlink:type="simple" xlink:href="#__RefHeading___Toc2856_3430540378" text:style-name="Internet_20_link" text:visited-style-name="Internet_20_link">Zmije</text:a><text:tab/>31</text:p>
          <text:p text:style-name="P317"><text:a xlink:type="simple" xlink:href="#__RefHeading___Toc1838_3850923094" text:style-name="Internet_20_link" text:visited-style-name="Internet_20_link">Harpyje</text:a><text:tab/>32</text:p>
          <text:p text:style-name="P317"><text:a xlink:type="simple" xlink:href="#__RefHeading___Toc1840_3850923094" text:style-name="Internet_20_link" text:visited-style-name="Internet_20_link">Hmyz</text:a><text:tab/>32</text:p>
          <text:p text:style-name="P320"><text:a xlink:type="simple" xlink:href="#__RefHeading___Toc2858_3430540378" text:style-name="Internet_20_link" text:visited-style-name="Internet_20_link">Brouk nosatec</text:a><text:tab/>32</text:p>
          <text:p text:style-name="P320"><text:a xlink:type="simple" xlink:href="#__RefHeading___Toc2860_3430540378" text:style-name="Internet_20_link" text:visited-style-name="Internet_20_link">Brouk ohnivec</text:a><text:tab/>33</text:p>
          <text:p text:style-name="P320"><text:a xlink:type="simple" xlink:href="#__RefHeading___Toc2862_3430540378" text:style-name="Internet_20_link" text:visited-style-name="Internet_20_link">Brouk ostnatec</text:a><text:tab/>33</text:p>
          <text:p text:style-name="P320"><text:a xlink:type="simple" xlink:href="#__RefHeading___Toc2864_3430540378" text:style-name="Internet_20_link" text:visited-style-name="Internet_20_link">Moucha zlodějka</text:a><text:tab/>33</text:p>
          <text:p text:style-name="P320"><text:a xlink:type="simple" xlink:href="#__RefHeading___Toc2866_3430540378" text:style-name="Internet_20_link" text:visited-style-name="Internet_20_link">Ploštice zelená</text:a><text:tab/>33</text:p>
          <text:p text:style-name="P320"><text:a xlink:type="simple" xlink:href="#__RefHeading___Toc2868_3430540378" text:style-name="Internet_20_link" text:visited-style-name="Internet_20_link">Roháč obří</text:a><text:tab/>33</text:p>
          <text:p text:style-name="P320"><text:a xlink:type="simple" xlink:href="#__RefHeading___Toc2870_3430540378" text:style-name="Internet_20_link" text:visited-style-name="Internet_20_link">Štír obří</text:a><text:tab/>34</text:p>
          <text:p text:style-name="P320"><text:a xlink:type="simple" xlink:href="#__RefHeading___Toc2872_3430540378" text:style-name="Internet_20_link" text:visited-style-name="Internet_20_link">Termit obří</text:a><text:tab/>34</text:p>
          <text:p text:style-name="P320"><text:a xlink:type="simple" xlink:href="#__RefHeading___Toc2874_3430540378" text:style-name="Internet_20_link" text:visited-style-name="Internet_20_link">Vážka jeskynní</text:a><text:tab/>34</text:p>
          <text:p text:style-name="P317"><text:a xlink:type="simple" xlink:href="#__RefHeading___Toc1842_3850923094" text:style-name="Internet_20_link" text:visited-style-name="Internet_20_link">Hnus plíživý</text:a><text:tab/>34</text:p>
          <text:p text:style-name="P317"><text:a xlink:type="simple" xlink:href="#__RefHeading___Toc1844_3850923094" text:style-name="Internet_20_link" text:visited-style-name="Internet_20_link">Jednorožec</text:a><text:tab/>35</text:p>
          <text:p text:style-name="P317"><text:a xlink:type="simple" xlink:href="#__RefHeading___Toc1848_3850923094" text:style-name="Internet_20_link" text:visited-style-name="Internet_20_link">Kostěj nesmrtelný</text:a><text:tab/>35</text:p>
          <text:p text:style-name="P317"><text:a xlink:type="simple" xlink:href="#__RefHeading___Toc1850_3850923094" text:style-name="Internet_20_link" text:visited-style-name="Internet_20_link">Keř dravý</text:a><text:tab/>36</text:p>
          <text:p text:style-name="P317"><text:a xlink:type="simple" xlink:href="#__RefHeading___Toc1852_3850923094" text:style-name="Internet_20_link" text:visited-style-name="Internet_20_link">Huňáč modrý</text:a><text:tab/>36</text:p>
          <text:p text:style-name="P317"><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317"><text:a xlink:type="simple" xlink:href="#__RefHeading___Toc2712_3430540378" text:style-name="Internet_20_link" text:visited-style-name="Internet_20_link">Hydra</text:a><text:tab/>37</text:p>
          <text:p text:style-name="P317"><text:a xlink:type="simple" xlink:href="#__RefHeading___Toc3608_3430540378" text:style-name="Internet_20_link" text:visited-style-name="Internet_20_link">Lesní tvorové</text:a><text:tab/>37</text:p>
          <text:p text:style-name="P320"><text:a xlink:type="simple" xlink:href="#__RefHeading___Toc3610_3430540378" text:style-name="Internet_20_link" text:visited-style-name="Internet_20_link">Dryáda</text:a><text:tab/>37</text:p>
          <text:p text:style-name="P320"><text:a xlink:type="simple" xlink:href="#__RefHeading___Toc3612_3430540378" text:style-name="Internet_20_link" text:visited-style-name="Internet_20_link">Oživlý strom</text:a><text:tab/>38</text:p>
          <text:p text:style-name="P317"><text:a xlink:type="simple" xlink:href="#__RefHeading___Toc1858_3850923094" text:style-name="Internet_20_link" text:visited-style-name="Internet_20_link">Lykantropové</text:a><text:tab/>38</text:p>
          <text:p text:style-name="P319"><text:a xlink:type="simple" xlink:href="#__RefHeading___Toc5558_4216715273" text:style-name="Internet_20_link" text:visited-style-name="Internet_20_link">Lidská vs zvířecí nátura lykantropů</text:a><text:tab/>39</text:p>
          <text:p text:style-name="P319"><text:a xlink:type="simple" xlink:href="#__RefHeading___Toc5560_4216715273" text:style-name="Internet_20_link" text:visited-style-name="Internet_20_link">Taktika boje</text:a><text:tab/>39</text:p>
          <text:p text:style-name="P319"><text:a xlink:type="simple" xlink:href="#__RefHeading___Toc5562_4216715273" text:style-name="Internet_20_link" text:visited-style-name="Internet_20_link"><text:span text:style-name="T847">L</text:span></text:a><text:a xlink:type="simple" xlink:href="#__RefHeading___Toc5562_4216715273" text:style-name="Internet_20_link" text:visited-style-name="Internet_20_link"><text:span text:style-name="T847">ykantropie</text:span></text:a><text:tab/>40</text:p>
          <text:p text:style-name="P320"><text:a xlink:type="simple" xlink:href="#__RefHeading___Toc2876_3430540378" text:style-name="Internet_20_link" text:visited-style-name="Internet_20_link">Kancodlak</text:a><text:tab/>40</text:p>
          <text:p text:style-name="P320"><text:a xlink:type="simple" xlink:href="#__RefHeading___Toc2878_3430540378" text:style-name="Internet_20_link" text:visited-style-name="Internet_20_link">Krysodlak</text:a><text:tab/>40</text:p>
          <text:p text:style-name="P320"><text:a xlink:type="simple" xlink:href="#__RefHeading___Toc2880_3430540378" text:style-name="Internet_20_link" text:visited-style-name="Internet_20_link">Medvědodlak</text:a><text:tab/>41</text:p>
          <text:p text:style-name="P320"><text:a xlink:type="simple" xlink:href="#__RefHeading___Toc2882_3430540378" text:style-name="Internet_20_link" text:visited-style-name="Internet_20_link">Tygrodlak</text:a><text:tab/>41</text:p>
          <text:p text:style-name="P320"><text:a xlink:type="simple" xlink:href="#__RefHeading___Toc2884_3430540378" text:style-name="Internet_20_link" text:visited-style-name="Internet_20_link">Vlkodlak</text:a><text:tab/>41</text:p>
          <text:p text:style-name="P317"><text:a xlink:type="simple" xlink:href="#__RefHeading___Toc5564_4216715273" text:style-name="Internet_20_link" text:visited-style-name="Internet_20_link">Medůza</text:a><text:tab/>41</text:p>
          <text:p text:style-name="P317"><text:a xlink:type="simple" xlink:href="#__RefHeading___Toc1862_3850923094" text:style-name="Internet_20_link" text:visited-style-name="Internet_20_link">Mořští tvorové</text:a><text:tab/>42</text:p>
          <text:p text:style-name="P320"><text:soft-page-break/><text:a xlink:type="simple" xlink:href="#__RefHeading___Toc2886_3430540378" text:style-name="Internet_20_link" text:visited-style-name="Internet_20_link">Kraken</text:a><text:tab/>42</text:p>
          <text:p text:style-name="P320"><text:a xlink:type="simple" xlink:href="#__RefHeading___Toc2888_3430540378" text:style-name="Internet_20_link" text:visited-style-name="Internet_20_link">Obří mořský had</text:a><text:tab/>42</text:p>
          <text:p text:style-name="P320"><text:a xlink:type="simple" xlink:href="#__RefHeading___Toc2890_3430540378" text:style-name="Internet_20_link" text:visited-style-name="Internet_20_link">Obří mořský koník</text:a><text:tab/>42</text:p>
          <text:p text:style-name="P320"><text:a xlink:type="simple" xlink:href="#__RefHeading___Toc2892_3430540378" text:style-name="Internet_20_link" text:visited-style-name="Internet_20_link">Obří krab</text:a><text:tab/>42</text:p>
          <text:p text:style-name="P320"><text:a xlink:type="simple" xlink:href="#__RefHeading___Toc3614_3430540378" text:style-name="Internet_20_link" text:visited-style-name="Internet_20_link">Panna mořská</text:a><text:tab/>42</text:p>
          <text:p text:style-name="P320"><text:a xlink:type="simple" xlink:href="#__RefHeading___Toc2894_3430540378" text:style-name="Internet_20_link" text:visited-style-name="Internet_20_link">Žralok</text:a><text:tab/>43</text:p>
          <text:p text:style-name="P317"><text:a xlink:type="simple" xlink:href="#__RefHeading___Toc2714_3430540378" text:style-name="Internet_20_link" text:visited-style-name="Internet_20_link">Nemrtví</text:a><text:tab/>43</text:p>
          <text:p text:style-name="P320"><text:a xlink:type="simple" xlink:href="#__RefHeading___Toc3616_3430540378" text:style-name="Internet_20_link" text:visited-style-name="Internet_20_link">kostlivec</text:a><text:tab/>44</text:p>
          <text:p text:style-name="P320"><text:a xlink:type="simple" xlink:href="#__RefHeading___Toc3618_3430540378" text:style-name="Internet_20_link" text:visited-style-name="Internet_20_link">zombie</text:a><text:tab/>44</text:p>
          <text:p text:style-name="P320"><text:a xlink:type="simple" xlink:href="#__RefHeading___Toc3620_3430540378" text:style-name="Internet_20_link" text:visited-style-name="Internet_20_link">ghůl</text:a><text:tab/>44</text:p>
          <text:p text:style-name="P320"><text:a xlink:type="simple" xlink:href="#__RefHeading___Toc3622_3430540378" text:style-name="Internet_20_link" text:visited-style-name="Internet_20_link">duch</text:a><text:tab/>44</text:p>
          <text:p text:style-name="P320"><text:a xlink:type="simple" xlink:href="#__RefHeading___Toc3624_3430540378" text:style-name="Internet_20_link" text:visited-style-name="Internet_20_link">přízrak</text:a><text:tab/>44</text:p>
          <text:p text:style-name="P320"><text:a xlink:type="simple" xlink:href="#__RefHeading___Toc3626_3430540378" text:style-name="Internet_20_link" text:visited-style-name="Internet_20_link">fext</text:a><text:tab/>44</text:p>
          <text:p text:style-name="P320"><text:a xlink:type="simple" xlink:href="#__RefHeading___Toc3628_3430540378" text:style-name="Internet_20_link" text:visited-style-name="Internet_20_link">mumie</text:a><text:tab/>45</text:p>
          <text:p text:style-name="P320"><text:a xlink:type="simple" xlink:href="#__RefHeading___Toc3630_3430540378" text:style-name="Internet_20_link" text:visited-style-name="Internet_20_link">spektra</text:a><text:tab/>45</text:p>
          <text:p text:style-name="P320"><text:a xlink:type="simple" xlink:href="#__RefHeading___Toc3632_3430540378" text:style-name="Internet_20_link" text:visited-style-name="Internet_20_link">upír</text:a><text:tab/>45</text:p>
          <text:p text:style-name="P317"><text:a xlink:type="simple" xlink:href="#__RefHeading___Toc2716_3430540378" text:style-name="Internet_20_link" text:visited-style-name="Internet_20_link">Netvor bahenní</text:a><text:tab/>46</text:p>
          <text:p text:style-name="P317"><text:a xlink:type="simple" xlink:href="#__RefHeading___Toc1864_3850923094" text:style-name="Internet_20_link" text:visited-style-name="Internet_20_link">Nevidění</text:a><text:tab/>46</text:p>
          <text:p text:style-name="P317"><text:a xlink:type="simple" xlink:href="#__RefHeading___Toc2718_3430540378" text:style-name="Internet_20_link" text:visited-style-name="Internet_20_link">Nezmar</text:a><text:tab/>48</text:p>
          <text:p text:style-name="P317"><text:a xlink:type="simple" xlink:href="#__RefHeading___Toc2720_3430540378" text:style-name="Internet_20_link" text:visited-style-name="Internet_20_link">Nymfa</text:a><text:tab/>48</text:p>
          <text:p text:style-name="P317"><text:a xlink:type="simple" xlink:href="#__RefHeading___Toc1866_3850923094" text:style-name="Internet_20_link" text:visited-style-name="Internet_20_link">Obr</text:a><text:tab/>48</text:p>
          <text:p text:style-name="P317"><text:a xlink:type="simple" xlink:href="#__RefHeading___Toc1868_3850923094" text:style-name="Internet_20_link" text:visited-style-name="Internet_20_link">Ogloj-chorchoj</text:a><text:tab/>49</text:p>
          <text:p text:style-name="P317"><text:a xlink:type="simple" xlink:href="#__RefHeading___Toc2722_3430540378" text:style-name="Internet_20_link" text:visited-style-name="Internet_20_link">Oči plíživé</text:a><text:tab/>49</text:p>
          <text:p text:style-name="P317"><text:a xlink:type="simple" xlink:href="#__RefHeading___Toc1872_3850923094" text:style-name="Internet_20_link" text:visited-style-name="Internet_20_link">Pavouci</text:a><text:tab/>50</text:p>
          <text:p text:style-name="P320"><text:a xlink:type="simple" xlink:href="#__RefHeading___Toc2896_3430540378" text:style-name="Internet_20_link" text:visited-style-name="Internet_20_link">Křižák obří</text:a><text:tab/>50</text:p>
          <text:p text:style-name="P320"><text:a xlink:type="simple" xlink:href="#__RefHeading___Toc2898_3430540378" text:style-name="Internet_20_link" text:visited-style-name="Internet_20_link">Pavouk zelený</text:a><text:tab/>50</text:p>
          <text:p text:style-name="P317"><text:a xlink:type="simple" xlink:href="#__RefHeading___Toc2728_3430540378" text:style-name="Internet_20_link" text:visited-style-name="Internet_20_link">Pavoučnatka</text:a><text:tab/>50</text:p>
          <text:p text:style-name="P317"><text:a xlink:type="simple" xlink:href="#__RefHeading___Toc1874_3850923094" text:style-name="Internet_20_link" text:visited-style-name="Internet_20_link">Pegas</text:a><text:tab/>51</text:p>
          <text:p text:style-name="P317"><text:a xlink:type="simple" xlink:href="#__RefHeading___Toc1876_3850923094" text:style-name="Internet_20_link" text:visited-style-name="Internet_20_link">Permoník</text:a><text:tab/>51</text:p>
          <text:p text:style-name="P317"><text:a xlink:type="simple" xlink:href="#__RefHeading___Toc1878_3850923094" text:style-name="Internet_20_link" text:visited-style-name="Internet_20_link">Poletucha</text:a><text:tab/>51</text:p>
          <text:p text:style-name="P317"><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317"><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320"><text:a xlink:type="simple" xlink:href="#__RefHeading___Toc2900_3430540378" text:style-name="Internet_20_link" text:visited-style-name="Internet_20_link">Orel stříbrný</text:a><text:tab/>52</text:p>
          <text:p text:style-name="P320"><text:a xlink:type="simple" xlink:href="#__RefHeading___Toc2902_3430540378" text:style-name="Internet_20_link" text:visited-style-name="Internet_20_link">Orel královský</text:a><text:tab/>52</text:p>
          <text:p text:style-name="P320"><text:a xlink:type="simple" xlink:href="#__RefHeading___Toc2904_3430540378" text:style-name="Internet_20_link" text:visited-style-name="Internet_20_link">Pták noh</text:a><text:tab/>53</text:p>
          <text:p text:style-name="P317"><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320"><text:a xlink:type="simple" xlink:href="#__RefHeading___Toc2906_3430540378" text:style-name="Internet_20_link" text:visited-style-name="Internet_20_link">Goblin</text:a><text:tab/>53</text:p>
          <text:p text:style-name="P320"><text:a xlink:type="simple" xlink:href="#__RefHeading___Toc2908_3430540378" text:style-name="Internet_20_link" text:visited-style-name="Internet_20_link">Sarkon</text:a><text:tab/>53</text:p>
          <text:p text:style-name="P320"><text:a xlink:type="simple" xlink:href="#__RefHeading___Toc2910_3430540378" text:style-name="Internet_20_link" text:visited-style-name="Internet_20_link">Skřet</text:a><text:tab/>53</text:p>
          <text:p text:style-name="P317"><text:a xlink:type="simple" xlink:href="#__RefHeading___Toc2732_3430540378" text:style-name="Internet_20_link" text:visited-style-name="Internet_20_link">Skvrna barevná</text:a><text:tab/>53</text:p>
          <text:p text:style-name="P317"><text:soft-page-break/><text:a xlink:type="simple" xlink:href="#__RefHeading___Toc2734_3430540378" text:style-name="Internet_20_link" text:visited-style-name="Internet_20_link">Slizovec</text:a><text:tab/>54</text:p>
          <text:p text:style-name="P317"><text:a xlink:type="simple" xlink:href="#__RefHeading___Toc3514_3430540378" text:style-name="Internet_20_link" text:visited-style-name="Internet_20_link">Socha oživlá</text:a><text:tab/>54</text:p>
          <text:p text:style-name="P320"><text:a xlink:type="simple" xlink:href="#__RefHeading___Toc3634_3430540378" text:style-name="Internet_20_link" text:visited-style-name="Internet_20_link">Kamenná socha</text:a><text:tab/>55</text:p>
          <text:p text:style-name="P320"><text:a xlink:type="simple" xlink:href="#__RefHeading___Toc3636_3430540378" text:style-name="Internet_20_link" text:visited-style-name="Internet_20_link">Křišťálová socha</text:a><text:tab/>55</text:p>
          <text:p text:style-name="P320"><text:a xlink:type="simple" xlink:href="#__RefHeading___Toc3638_3430540378" text:style-name="Internet_20_link" text:visited-style-name="Internet_20_link">Železná socha</text:a><text:tab/>55</text:p>
          <text:p text:style-name="P317"><text:a xlink:type="simple" xlink:href="#__RefHeading___Toc2736_3430540378" text:style-name="Internet_20_link" text:visited-style-name="Internet_20_link">Vampýr</text:a><text:tab/>55</text:p>
          <text:p text:style-name="P317"><text:a xlink:type="simple" xlink:href="#__RefHeading___Toc1886_3850923094" text:style-name="Internet_20_link" text:visited-style-name="Internet_20_link">Vodník</text:a><text:tab/>56</text:p>
          <text:p text:style-name="P317"><text:a xlink:type="simple" xlink:href="#__RefHeading___Toc2740_3430540378" text:style-name="Internet_20_link" text:visited-style-name="Internet_20_link">Všežrout odporný</text:a><text:tab/>56</text:p>
          <text:p text:style-name="P317"><text:a xlink:type="simple" xlink:href="#__RefHeading___Toc2742_3430540378" text:style-name="Internet_20_link" text:visited-style-name="Internet_20_link">Vzluha</text:a><text:tab/>56</text:p>
          <text:p text:style-name="P317"><text:a xlink:type="simple" xlink:href="#__RefHeading___Toc1888_3850923094" text:style-name="Internet_20_link" text:visited-style-name="Internet_20_link">Zlobr</text:a><text:tab/>57</text:p>
          <text:p text:style-name="P317"><text:a xlink:type="simple" xlink:href="#__RefHeading___Toc1890_3850923094" text:style-name="Internet_20_link" text:visited-style-name="Internet_20_link">Zvířata</text:a><text:tab/>58</text:p>
          <text:p text:style-name="P320"><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320"><text:a xlink:type="simple" xlink:href="#__RefHeading___Toc2912_3430540378" text:style-name="Internet_20_link" text:visited-style-name="Internet_20_link">Bizon</text:a><text:tab/>58</text:p>
          <text:p text:style-name="P320"><text:a xlink:type="simple" xlink:href="#__RefHeading___Toc2914_3430540378" text:style-name="Internet_20_link" text:visited-style-name="Internet_20_link">Hejno krys</text:a><text:tab/>58</text:p>
          <text:p text:style-name="P320"><text:a xlink:type="simple" xlink:href="#__RefHeading___Toc2916_3430540378" text:style-name="Internet_20_link" text:visited-style-name="Internet_20_link">Obří krysa</text:a><text:tab/>59</text:p>
          <text:p text:style-name="P320"><text:a xlink:type="simple" xlink:href="#__RefHeading___Toc2918_3430540378" text:style-name="Internet_20_link" text:visited-style-name="Internet_20_link">Hejno netopýrů</text:a><text:tab/>59</text:p>
          <text:p text:style-name="P320"><text:a xlink:type="simple" xlink:href="#__RefHeading___Toc2920_3430540378" text:style-name="Internet_20_link" text:visited-style-name="Internet_20_link">Kanec</text:a><text:tab/>59</text:p>
          <text:p text:style-name="P320"><text:a xlink:type="simple" xlink:href="#__RefHeading___Toc2922_3430540378" text:style-name="Internet_20_link" text:visited-style-name="Internet_20_link">Kůň</text:a><text:tab/>59</text:p>
          <text:p text:style-name="P320"><text:a xlink:type="simple" xlink:href="#__RefHeading___Toc2924_3430540378" text:style-name="Internet_20_link" text:visited-style-name="Internet_20_link">Lasička obří</text:a><text:tab/>59</text:p>
          <text:p text:style-name="P320"><text:a xlink:type="simple" xlink:href="#__RefHeading___Toc2926_3430540378" text:style-name="Internet_20_link" text:visited-style-name="Internet_20_link">Lev</text:a><text:tab/>60</text:p>
          <text:p text:style-name="P320"><text:a xlink:type="simple" xlink:href="#__RefHeading___Toc2928_3430540378" text:style-name="Internet_20_link" text:visited-style-name="Internet_20_link">Medvěd</text:a><text:tab/>60</text:p>
          <text:p text:style-name="P320"><text:a xlink:type="simple" xlink:href="#__RefHeading___Toc2932_3430540378" text:style-name="Internet_20_link" text:visited-style-name="Internet_20_link">Muflon</text:a><text:tab/>60</text:p>
          <text:p text:style-name="P320"><text:a xlink:type="simple" xlink:href="#__RefHeading___Toc2934_3430540378" text:style-name="Internet_20_link" text:visited-style-name="Internet_20_link">Nosorožec</text:a><text:tab/>60</text:p>
          <text:p text:style-name="P320"><text:a xlink:type="simple" xlink:href="#__RefHeading___Toc2936_3430540378" text:style-name="Internet_20_link" text:visited-style-name="Internet_20_link">Obří kůň</text:a><text:tab/>60</text:p>
          <text:p text:style-name="P320"><text:a xlink:type="simple" xlink:href="#__RefHeading___Toc2938_3430540378" text:style-name="Internet_20_link" text:visited-style-name="Internet_20_link">Obří netopýr</text:a><text:tab/>60</text:p>
          <text:p text:style-name="P320"><text:a xlink:type="simple" xlink:href="#__RefHeading___Toc2940_3430540378" text:style-name="Internet_20_link" text:visited-style-name="Internet_20_link">Panter</text:a><text:tab/>61</text:p>
          <text:p text:style-name="P320"><text:a xlink:type="simple" xlink:href="#__RefHeading___Toc2942_3430540378" text:style-name="Internet_20_link" text:visited-style-name="Internet_20_link">Puma</text:a><text:tab/>61</text:p>
          <text:p text:style-name="P320"><text:a xlink:type="simple" xlink:href="#__RefHeading___Toc2944_3430540378" text:style-name="Internet_20_link" text:visited-style-name="Internet_20_link">Rys</text:a><text:tab/>61</text:p>
          <text:p text:style-name="P320"><text:a xlink:type="simple" xlink:href="#__RefHeading___Toc2946_3430540378" text:style-name="Internet_20_link" text:visited-style-name="Internet_20_link">Slon</text:a><text:tab/>61</text:p>
          <text:p text:style-name="P320"><text:a xlink:type="simple" xlink:href="#__RefHeading___Toc2948_3430540378" text:style-name="Internet_20_link" text:visited-style-name="Internet_20_link">Tygr královský</text:a><text:tab/>61</text:p>
          <text:p text:style-name="P320"><text:a xlink:type="simple" xlink:href="#__RefHeading___Toc2950_3430540378" text:style-name="Internet_20_link" text:visited-style-name="Internet_20_link">Tygr divoký</text:a><text:tab/>61</text:p>
          <text:p text:style-name="P320"><text:a xlink:type="simple" xlink:href="#__RefHeading___Toc2954_3430540378" text:style-name="Internet_20_link" text:visited-style-name="Internet_20_link">Varan obří</text:a><text:tab/>61</text:p>
          <text:p text:style-name="P320"><text:a xlink:type="simple" xlink:href="#__RefHeading___Toc2956_3430540378" text:style-name="Internet_20_link" text:visited-style-name="Internet_20_link">Vlk</text:a><text:tab/>61</text:p>
          <text:p text:style-name="P320"><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88"/>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339" text:outline-level="2"><text:bookmark-start text:name="__RefHeading___Toc462_36631795"/>TODO:<text:bookmark-end text:name="__RefHeading___Toc462_36631795"/></text:h>
      <text:p text:style-name="P130">Zv<text:span text:style-name="T813">ážit Hlen zelený (Marky ho chtěl)</text:span></text:p>
      <text:p text:style-name="P133">TODO: Heslo hadi možná rozšířit na plazi (všichni jsou studenokrevní a kladou vejce)</text:p>
      <text:h text:style-name="P382"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816">a protivníci</text:span><text:bookmark-end text:name="__RefHeading___Toc5510_4216715273"/></text:h>
      <text:h text:style-name="P321" text:outline-level="3"><text:bookmark-start text:name="__RefHeading___Toc5512_4216715273"/>Kříženci, obří varianty<text:bookmark-end text:name="__RefHeading___Toc5512_4216715273"/></text:h>
      <text:p text:style-name="P132">/<text:span text:style-name="T816">* Je vůbec potřeba tohle říkat? Není lepší nechat to na PJovi/konkrétním světě? */</text:span></text:p>
      <text:p text:style-name="P132">- <text:span text:style-name="T605">obří brouci, pavouci, hadi, červi, krysy a podobně</text:span></text:p>
      <text:p text:style-name="P132">- <text:s/><text:span text:style-name="T605">kentauři, harpyje</text:span></text:p>
      <text:p text:style-name="P132">- <text:span text:style-name="T659">obři</text:span></text:p>
      <text:p text:style-name="P132"><text:span text:style-name="T604">Jsou to výsledky magických experimentů, </text:span><text:span text:style-name="T12">povětšinou</text:span><text:span text:style-name="T604"> vyšlechtěné jako stráže nebo nestvůry v armádách temných mágů. Časem zdivočely.</text:span></text:p>
      <text:h text:style-name="P322" text:outline-level="3"><text:bookmark-start text:name="__RefHeading___Toc466_36631795"/>Duše<text:bookmark-end text:name="__RefHeading___Toc466_36631795"/></text:h>
      <text:p text:style-name="P131">TODO: Ještě víc to zkrátit a říct jen, co znamená proškrtnutá kolonka Duše.</text:p>
      <text:p text:style-name="P132">Duše před<text:span text:style-name="T599">stavuje nesmrtelnou, nehmotnou </text:span><text:span text:style-name="T3">č</text:span><text:span text:style-name="T9">ást</text:span><text:span text:style-name="T599">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600">duševní</text:span><text:span text:style-name="T599">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340" text:outline-level="2"><text:bookmark-start text:name="__RefHeading___Toc5514_4216715273"/>Výrobky ze vzácných surovin<text:bookmark-end text:name="__RefHeading___Toc5514_4216715273"/></text:h>
      <text:h text:style-name="P371" text:outline-level="4"><text:span text:style-name="Emphasis"><text:span text:style-name="T1022">Elixír mládí</text:span></text:span></text:h>
      <text:p text:style-name="P159"><text:span text:style-name="Emphasis"><text:span text:style-name="T1022">Prodej:</text:span></text:span><text:span text:style-name="Emphasis"><text:span text:style-name="T870"> 200 zl</text:span></text:span></text:p>
      <text:p text:style-name="P160"><text:span text:style-name="Emphasis"><text:span text:style-name="T872">Pravidelné užívání </text:span></text:span><text:span text:style-name="Emphasis"><text:span text:style-name="T693">elixíru mládí</text:span></text:span><text:span text:style-name="Emphasis"><text:span text:style-name="T872"> </text:span></text:span><text:span text:style-name="Emphasis"><text:span text:style-name="T881">zastaví</text:span></text:span><text:span text:style-name="Emphasis"><text:span text:style-name="T872"> stárnutí. Jeden flakón vydrží pro jednu osobu na sedm let. </text:span></text:span><text:span text:style-name="Emphasis"><text:span text:style-name="T873">Když někdo vypije celý flakón najednou, omládne na polovinu svého věku.</text:span></text:span></text:p>
      <text:h text:style-name="P381" text:outline-level="4"><text:span text:style-name="Strong_20_Emphasis"><text:span text:style-name="T1099">Lampa z brouka ohnivce</text:span></text:span></text:h>
      <text:p text:style-name="P441"><text:span text:style-name="Emphasis"><text:span text:style-name="T675">Prodej:</text:span></text:span><text:span text:style-name="Emphasis"><text:span text:style-name="T871"> </text:span></text:span><text:span text:style-name="Emphasis"><text:span text:style-name="T895">12</text:span></text:span><text:span text:style-name="Emphasis"><text:span text:style-name="T871"> zl</text:span></text:span></text:p>
      <text:p text:style-name="P441"><text:span text:style-name="Emphasis"><text:span text:style-name="T893">Tato kouzelná lampa trvale svítí tlumeným, rudooranžovým světlem. </text:span></text:span><text:span text:style-name="Emphasis"><text:span text:style-name="T894">Pro člověka nestačí na čtení, pro elfa ano.</text:span></text:span></text:p>
      <text:h text:style-name="Heading_20_4" text:outline-level="4"><text:span text:style-name="Strong_20_Emphasis">Lektvar dračího zraku</text:span></text:h>
      <text:p text:style-name="P161"><text:span text:style-name="Emphasis"><text:span text:style-name="T1023">Lektvar</text:span></text:span></text:p>
      <text:p text:style-name="P161"><text:span text:style-name="Emphasis"><text:span text:style-name="T675">Prodej:</text:span></text:span><text:span text:style-name="Emphasis"><text:span text:style-name="T871"> </text:span></text:span><text:span text:style-name="Emphasis"><text:span text:style-name="T875">6</text:span></text:span><text:span text:style-name="Emphasis"><text:span text:style-name="T874">0</text:span></text:span><text:span text:style-name="Emphasis"><text:span text:style-name="T871"> zl<text:line-break/></text:span></text:span><text:span text:style-name="Emphasis">Trvání: několik minut</text:span></text:p>
      <text:p text:style-name="P161"><text:soft-page-break/><text:span text:style-name="Emphasis"><text:span text:style-name="T847">Tento lektvar poskytne současně výhody </text:span></text:span><text:span text:style-name="Emphasis">elfského zraku</text:span><text:span text:style-name="Emphasis"><text:span text:style-name="T847"> a </text:span></text:span><text:span text:style-name="Emphasis">infravidění</text:span><text:span text:style-name="Emphasis"><text:span text:style-name="T847">.</text:span></text:span></text:p>
      <text:h text:style-name="P372" text:outline-level="4">Lektvar z krve medůzy</text:h>
      <text:p text:style-name="P166"><text:span text:style-name="Emphasis"><text:span text:style-name="T914">Lektvar</text:span></text:span></text:p>
      <text:p text:style-name="P166"><text:span text:style-name="Emphasis"><text:span text:style-name="T675">Prodej:</text:span></text:span><text:span text:style-name="Emphasis"><text:span text:style-name="T871"> </text:span></text:span><text:span text:style-name="Emphasis"><text:span text:style-name="T882">75</text:span></text:span><text:span text:style-name="Emphasis"><text:span text:style-name="T871"> zl</text:span></text:span></text:p>
      <text:p text:style-name="P12"/>
      <text:p text:style-name="P13">Tento lektvar ti okamžitě 5kz + 3 životů. Další léčivý lektvar libovolného druhu na tebe bude účinkovat nejdříve za několik minut a pouze pokud ses mezitím doléčil do plných životů.</text:p>
      <text:h text:style-name="P371" text:outline-level="4"><text:bookmark-start text:name="__RefHeading___Toc5516_4216715273"/><text:span text:style-name="Emphasis">Lektvar hypnózy</text:span><text:bookmark-end text:name="__RefHeading___Toc5516_4216715273"/></text:h>
      <text:p text:style-name="P138"><text:span text:style-name="Emphasis"><text:span text:style-name="T914">Lektvar</text:span></text:span></text:p>
      <text:p text:style-name="P138"><text:span text:style-name="Emphasis"><text:span text:style-name="T675">Prodej:</text:span></text:span><text:span text:style-name="Emphasis"><text:span text:style-name="T871"> 12 zl</text:span></text:span></text:p>
      <text:p text:style-name="P138"><text:span text:style-name="Emphasis">Působení:</text:span> několik minut<text:line-break/><text:line-break/>Ten, kdo <text:span text:style-name="Emphasis">lektvar hypnózy</text:span> vypije, na několik minut upadne do hlubokého transu a bude plnit všechny příkazy, <text:span text:style-name="T908">ať je vysloví kdokoliv,</text:span> jako kdyby byl pod vlivem kouzla <text:span text:style-name="Emphasis">hypnóza</text:span>.</text:p>
      <text:h text:style-name="Heading_20_4" text:outline-level="4"><text:bookmark-start text:name="__RefHeading___Toc5518_4216715273"/>Rychletuhnoucí sliz<text:bookmark-end text:name="__RefHeading___Toc5518_4216715273"/></text:h>
      <text:p text:style-name="P135">Prodej:<text:span text:style-name="T847"> 12 zl</text:span></text:p>
      <text:p text:style-name="P139"><text:span text:style-name="T119">Bělavý s</text:span><text:span text:style-name="T915">liz ve skleněné </text:span><text:span text:style-name="T120">l</text:span><text:span text:style-name="T121">áhvi</text:span><text:span text:style-name="T915">. Při kontaktu s čímkoliv pevným okamžitě zatuhne a je pak pevný jako kámen.</text:span></text:p>
      <text:h text:style-name="Heading_20_4" text:outline-level="4"><text:bookmark-start text:name="__RefHeading___Toc5520_4216715273"/>Zbroj z kůže baziliška<text:bookmark-end text:name="__RefHeading___Toc5520_4216715273"/></text:h>
      <text:p text:style-name="Text_20_body"><text:span text:style-name="T669">Prodej:</text:span> 15 zl</text:p>
      <text:p text:style-name="P137"><text:soft-page-break/><text:span text:style-name="T979">Tato lehká zbroj má kvalitu 1, proti </text:span><text:span text:style-name="T898">žíravi</text:span><text:span text:style-name="T904">ně</text:span><text:span text:style-name="T979"> 2.</text:span></text:p>
      <text:h text:style-name="P373" text:outline-level="4"><text:bookmark-start text:name="__RefHeading___Toc5522_4216715273"/><text:span text:style-name="Emphasis"><text:span text:style-name="T433">Žíravý dech baziliška</text:span></text:span><text:bookmark-end text:name="__RefHeading___Toc5522_4216715273"/></text:h>
      <text:p text:style-name="Text_20_body"><text:span text:style-name="Emphasis">Prodej:</text:span><text:span text:style-name="Emphasis"><text:span text:style-name="T847"> 6 zl</text:span></text:span></text:p>
      <text:p text:style-name="P136"><text:span text:style-name="Emphasis"><text:span text:style-name="T417">Útok:</text:span></text:span><text:span text:style-name="Emphasis"><text:span text:style-name="T369"> Finesa + k6 proti Finese, zranění 4kz </text:span></text:span><text:span text:style-name="Emphasis"><text:span text:style-name="T900">žíravinou<text:line-break/></text:span></text:span><text:span text:style-name="Emphasis"><text:span text:style-name="T417">Rozsah:</text:span></text:span><text:span text:style-name="Emphasis"><text:span text:style-name="T369"> vše v </text:span></text:span><text:span text:style-name="Emphasis"><text:span text:style-name="T417">kontaktní vzdálenosti</text:span></text:span><text:span text:style-name="Emphasis"><text:span text:style-name="T369"> od flakónu</text:span></text:span></text:p>
      <text:p text:style-name="P136"><text:span text:style-name="Emphasis"><text:span text:style-name="T370">Flakón s plynem z plic baziliška.</text:span></text:span></text:p>
      <text:h text:style-name="Heading_20_1" text:outline-level="1"><text:bookmark-start text:name="__RefHeading___Toc464_36631795"/>B<text:span text:style-name="T598">estiář</text:span><text:bookmark-end text:name="__RefHeading___Toc464_36631795"/></text:h>
      <text:p text:style-name="P168"><text:span text:style-name="T818">F</text:span><text:span text:style-name="T823">yzička 8, Finesa 6, Duše </text:span><text:span text:style-name="T445">9, </text:span><text:span text:style-name="T493">Ž</text:span><text:span text:style-name="T446">ivot</text:span><text:span text:style-name="T493">y </text:span><text:span text:style-name="T819">18</text:span></text:p>
      <text:p text:style-name="P242"><text:span text:style-name="T557">Zbroj:</text:span><text:span text:style-name="T440"> </text:span></text:p>
      <text:p text:style-name="P242"><text:span text:style-name="T557">Rychlost:</text:span><text:span text:style-name="T440"> </text:span></text:p>
      <text:p text:style-name="P242"><text:span text:style-name="T560">Smysly:</text:span><text:span text:style-name="T447"> </text:span></text:p>
      <text:p text:style-name="Standalone_20_Property"><text:span text:style-name="T917">⚔<text:tab/></text:span><text:span text:style-name="T556">Z</text:span><text:span text:style-name="T559">uby</text:span><text:span text:style-name="T821">:</text:span><text:span text:style-name="T819"> </text:span></text:p>
      <text:p text:style-name="Standalone_20_Property"><text:span text:style-name="T669">Vzhled:</text:span> </text:p>
      <text:p text:style-name="Standalone_20_Property"><text:span text:style-name="T389">Pohyb:</text:span><text:span text:style-name="T125"> </text:span></text:p>
      <text:p text:style-name="Standalone_20_Property"><text:span text:style-name="T669">Prostředí:</text:span> </text:p>
      <text:p text:style-name="Standalone_20_Property"><text:span text:style-name="T379">👣 </text:span><text:span text:style-name="T561">S</text:span><text:span text:style-name="T562">topy:</text:span></text:p>
      <text:p text:style-name="Standalone_20_Property"><text:span text:style-name="T669">Boj:</text:span> </text:p>
      <text:p text:style-name="Standalone_20_Property"><text:span text:style-name="T387">S</text:span><text:span text:style-name="T371">labiny:</text:span><text:span text:style-name="T2"> </text:span></text:p>
      <text:p text:style-name="P189">Suroviny:</text:p>
      <text:list xml:id="list1776363597" text:style-name="L1">
        <text:list-item>
          <text:p text:style-name="P448"/>
        </text:list-item>
      </text:list>
      <text:h text:style-name="Heading_20_2" text:outline-level="2"><text:bookmark-start text:name="__RefHeading___Toc2708_3430540378"/>Bazilišek<text:bookmark-end text:name="__RefHeading___Toc2708_3430540378"/></text:h>
      <text:p text:style-name="P151"><text:span text:style-name="T818">F</text:span><text:span text:style-name="T823">yzička 8, Finesa 6, Duše </text:span><text:span text:style-name="T445">9</text:span><text:span text:style-name="T823">, </text:span><text:span text:style-name="T826">Ž</text:span><text:span text:style-name="T819">ivot</text:span><text:span text:style-name="T826">y </text:span><text:span text:style-name="T819">18</text:span></text:p>
      <text:p text:style-name="Property_20_level_20_0"><text:span text:style-name="T557">Zbroj:</text:span><text:span text:style-name="T440"> 1 (silná kůže)</text:span></text:p>
      <text:p text:style-name="Property_20_level_20_0"><text:span text:style-name="T557">Rychlost:</text:span><text:span text:style-name="T440"> </text:span><text:span text:style-name="T533">na zemi, při šplhu i ve vodě je stejně rychlý </text:span><text:span text:style-name="T440">jako člověk</text:span></text:p>
      <text:p text:style-name="Property_20_level_20_0"><text:span text:style-name="T560">Smysly:</text:span><text:span text:style-name="T447"> </text:span><text:span text:style-name="T448">slabý zrak (detekuje hlavně pohyb), slabý sluch, výborný čich,</text:span><text:span text:style-name="T449"> infravidění</text:span><text:span text:style-name="T448">, </text:span><text:span text:style-name="T513">detekce vibrací</text:span></text:p>
      <text:p text:style-name="Property_20_level_20_0"><text:soft-page-break/><text:span text:style-name="T584">Detekovatelnost</text:span><text:span text:style-name="T583">:</text:span><text:span text:style-name="T536"> </text:span><text:span text:style-name="T538">Bazilišek</text:span><text:span text:style-name="T536"> j</text:span><text:span text:style-name="T538">e</text:span><text:span text:style-name="T536"> studenokrevn</text:span><text:span text:style-name="T538">ý</text:span><text:span text:style-name="T536">, m</text:span><text:span text:style-name="T538">á</text:span><text:span text:style-name="T536"> stejnou teplotu jako okolí a ne</text:span><text:span text:style-name="T538">ní</text:span><text:span text:style-name="T536"> tedy vidět pomocí infravidění.</text:span></text:p>
      <text:p text:style-name="P231"><text:span text:style-name="T974">⚔<text:tab/></text:span><text:span text:style-name="T376">P</text:span><text:span text:style-name="T381">ohled</text:span><text:span text:style-name="T672">:</text:span><text:span text:style-name="T846"> </text:span><text:span text:style-name="T77">9</text:span><text:span text:style-name="T846"> + k6 proti Duši (nezraňuje)</text:span></text:p>
      <text:p text:style-name="Property_20_level_20_1"><text:span text:style-name="T669">Rozsah:</text:span><text:span text:style-name="T814"> 1 cíl ve </text:span><text:span text:style-name="T815">střední vzdálenosti</text:span></text:p>
      <text:p text:style-name="Property_20_level_20_1"><text:span text:style-name="T669">Účinek:</text:span> paralýza na několik minut (za první úspěch zpomalení, za druhý nevýhoda, za třetí kompletní znehybnění)</text:p>
      <text:p text:style-name="P231"><text:span text:style-name="T975">⚔<text:tab/></text:span><text:span text:style-name="T382">Ž</text:span><text:span text:style-name="T383">íravý</text:span><text:span text:style-name="T669"> dech:</text:span> 6 + k6 proti Finese, <text:span text:style-name="T913">zranění 4kz </text:span><text:span text:style-name="T899">žíravinou</text:span></text:p>
      <text:p text:style-name="Property_20_level_20_1"><text:span text:style-name="T669">Rozsah:</text:span> všichni v <text:span text:style-name="T669">kontaktní vzdálenosti</text:span> před baziliškem</text:p>
      <text:p text:style-name="P231"><text:span text:style-name="T918">⚔<text:tab/></text:span><text:span text:style-name="T556">Z</text:span><text:span text:style-name="T559">uby</text:span><text:span text:style-name="T821">:</text:span><text:span text:style-name="T819"> 8 + k6, zranění 2</text:span></text:p>
      <text:p text:style-name="P200"><text:span text:style-name="T1071">6</text:span> dáv<text:span text:style-name="T1071">ek</text:span> <text:span text:style-name="T909">jed</text:span><text:span text:style-name="T912">u</text:span><text:span text:style-name="T1019">: </text:span><text:span text:style-name="T82">16</text:span><text:span text:style-name="T79"> </text:span><text:span text:style-name="T83">+ k6 </text:span><text:span text:style-name="T99">proti Fyzičce</text:span></text:p>
      <text:p text:style-name="P204"><text:span text:style-name="T377">L</text:span><text:span text:style-name="T373">atence:</text:span><text:span text:style-name="T78"> 5 m</text:span><text:span text:style-name="T85">inut</text:span></text:p>
      <text:p text:style-name="P204"><text:span text:style-name="T377">P</text:span><text:span text:style-name="T378">říznaky:</text:span><text:span text:style-name="T71"> </text:span><text:span text:style-name="T336">M</text:span><text:span text:style-name="T79">átožnost, žaludeční nevolnost, bolesti břicha, zvracení. </text:span><text:span text:style-name="T254">Z</text:span><text:span text:style-name="T79">černání, zahnívání a silné pálení v okolí rány. </text:span><text:span text:style-name="T253">H</text:span><text:span text:style-name="T84">nilobný zápach </text:span><text:span text:style-name="T253">z rány</text:span><text:span text:style-name="T84">.</text:span></text:p>
      <text:p text:style-name="Standalone_20_Property"><text:span text:style-name="T669">Vzhled:</text:span> <text:span text:style-name="T439">B</text:span><text:span text:style-name="T437">azilišek je </text:span><text:span text:style-name="T438">přes</text:span><text:span text:style-name="T437"> 6 metrů d</text:span><text:span text:style-name="T438">louhý had</text:span><text:span text:style-name="T437">. </text:span><text:span text:style-name="T439">N</text:span><text:span text:style-name="T437">a hlavě má kostěný hřeben připomínající korunu. </text:span><text:span text:style-name="T435">Podobně jako kobra dokáže vztyčit přední část těla, vzhledem ke </text:span><text:span text:style-name="T436">své</text:span><text:span text:style-name="T435"> velikosti se </text:span><text:span text:style-name="T436">pak</text:span><text:span text:style-name="T435"> m</text:span><text:span text:style-name="T436">ůže</text:span><text:span text:style-name="T435"> dívat krollovi do očí.</text:span></text:p>
      <text:p text:style-name="P260"><text:span text:style-name="T389">Pohyb:</text:span><text:span text:style-name="T125"> </text:span><text:span text:style-name="T126">Bazilišek se plazí jako had. </text:span><text:span text:style-name="T127">Dokáže také šplhat po sloupech, stromech a podobně.</text:span></text:p>
      <text:p text:style-name="P261"><text:span text:style-name="T669">Prostředí:</text:span> <text:span text:style-name="T74">Žije obvykle </text:span><text:span text:style-name="T75">v dírách v zemi či v jeskyních, </text:span><text:span text:style-name="T74">nepohrdne ale ani sklepem či podzemními chodbami. </text:span><text:span text:style-name="T76">Dříve nebo později pozabíjí </text:span><text:span text:style-name="T92">a sežere</text:span><text:span text:style-name="T76"> všechno živé v okolí a vydá se hledat nové l</text:span><text:span text:style-name="T115">oviště</text:span><text:span text:style-name="T76">.</text:span></text:p>
      <text:p text:style-name="Standalone_20_Property"><text:span text:style-name="T815">👣 </text:span><text:span text:style-name="T561">S</text:span><text:span text:style-name="T562">topy: </text:span><text:span text:style-name="T452">Bazilišek zanechává stopu jako obří had. </text:span><text:span text:style-name="T81">V okolí jeho doupěte jsou zchřadlé rostliny v důsledku jeho ž</text:span><text:span text:style-name="T111">íravého</text:span><text:span text:style-name="T81"> dechu.</text:span></text:p>
      <text:p text:style-name="Standalone_20_Property"><text:soft-page-break/><text:span text:style-name="T669">Boj:</text:span> <text:span text:style-name="T848">Na dálku bazilišek používá svůj pohled.</text:span><text:span text:style-name="T896"> V jednom kole může pohlédnout do očí jen jedné postavě a n</text:span><text:span text:style-name="T442">a každého tvora může svůj pohled použít jen jednou.</text:span><text:span text:style-name="T896"> Při boji s </text:span><text:span text:style-name="T90">p</text:span><text:span text:style-name="T105">řesilou</text:span><text:span text:style-name="T896"> používá </text:span><text:span text:style-name="T848">jedovatý dech</text:span><text:span text:style-name="T896"> nebo zuby a pokusí se stáhnout do svého doupěte nebo jiné vhodné díry, aby </text:span><text:span text:style-name="T90">k </text:span><text:span text:style-name="T106">němu</text:span><text:span text:style-name="T896"> útočníci mohli </text:span><text:span text:style-name="T90">j</text:span><text:span text:style-name="T110">en</text:span><text:span text:style-name="T896"> z jednoho směru.</text:span></text:p>
      <text:list xml:id="list174331684414333" text:continue-numbering="true" text:style-name="L1">
        <text:list-item>
          <text:p text:style-name="P444"><text:span text:style-name="T390">Pohled:</text:span><text:span text:style-name="T130"> </text:span><text:span text:style-name="T77">Říká se, že bazilišek dokáže zabíjet pohledem. Není to pravda, jeho pohled pouze paralyzuje a oběť následně zabije jeho ž</text:span><text:span text:style-name="T112">íravý</text:span><text:span text:style-name="T77"> dech </text:span><text:span text:style-name="T116">nebo jed</text:span><text:span text:style-name="T77">. Aby mohl </text:span><text:span text:style-name="T107">svůj pohled</text:span><text:span text:style-name="T77"> použít, musí oběti vidět do očí. Když se podívá do zrcadla, může paralyzovat sám sebe </text:span><text:span text:style-name="T117">(</text:span><text:span text:style-name="T77">hází sám proti sobě</text:span><text:span text:style-name="T117">)</text:span><text:span text:style-name="T77">. Podruhé ale tu samou chybu neudělá.</text:span></text:p>
        </text:list-item>
        <text:list-item>
          <text:p text:style-name="P444"><text:span text:style-name="T390">Žíravý dech:</text:span><text:span text:style-name="T130"> </text:span><text:span text:style-name="T73">B</text:span><text:span text:style-name="T77">aziliškův</text:span><text:span text:style-name="T73"> dech je ž</text:span><text:span text:style-name="T113">íravý</text:span><text:span text:style-name="T73"> plyn. </text:span><text:span text:style-name="T108">R</text:span><text:span text:style-name="T73">ostliny v něm zhnědnou a zchřadnou, kůže živých tvorů zvrásní a popraská.</text:span></text:p>
        </text:list-item>
        <text:list-item>
          <text:p text:style-name="P444"><text:span text:style-name="T390">Jedové zuby:</text:span><text:span text:style-name="T130"> </text:span><text:span text:style-name="T86">Jed je podobný jako u kobr</text:span><text:span text:style-name="T109">y</text:span><text:span text:style-name="T86">, je ale o něco silnější a působí rychleji.</text:span></text:p>
        </text:list-item>
      </text:list>
      <text:p text:style-name="P308"><text:span text:style-name="T387">S</text:span><text:span text:style-name="T371">labiny:</text:span><text:span text:style-name="T2"> </text:span><text:span text:style-name="T89">Bylina zvaná </text:span><text:span text:style-name="T74">Routa baziliška odpuz</text:span><text:span text:style-name="T89">uje</text:span><text:span text:style-name="T74">. </text:span><text:span text:style-name="T89">Pokud ji tedy postavy mají u sebe, bazilišek je nenapadne, a to ani když je hladový. Pokud napadnou jeho, bránit se samozřejmě bude.</text:span></text:p>
      <text:p text:style-name="P298">Příklady použití ve hře:</text:p>
      <text:list xml:id="list4281701111" text:style-name="L2">
        <text:list-item>
          <text:p text:style-name="P451"><text:span text:style-name="T345">K</text:span><text:span text:style-name="T89">ult </text:span><text:span text:style-name="T357">nebo divoký kmen baziliška</text:span><text:span text:style-name="T89"> uctívá a předkládá mu oběti.</text:span></text:p>
        </text:list-item>
        <text:list-item>
          <text:p text:style-name="P386"><text:span text:style-name="T89">B</text:span><text:span text:style-name="T2">azilišek opustil své vylovené území a udělal si nové doupě ve městě.</text:span></text:p>
        </text:list-item>
      </text:list>
      <text:p text:style-name="Example_20_Header">Suroviny:</text:p>
      <text:list xml:id="list3733239299" text:style-name="L3">
        <text:list-item>
          <text:p text:style-name="P390">Baziliškovy jedové zuby obsahují celkem 6 dávek <text:span text:style-name="T980">jedu (prodej 10 zl za dávku).</text:span></text:p>
        </text:list-item>
        <text:list-item>
          <text:p text:style-name="P387"><text:soft-page-break/><text:span text:style-name="T89">Z jeho plic je možno odsát jede</text:span><text:span text:style-name="T114">n </text:span><text:span text:style-name="T132">flakón </text:span><text:span text:style-name="T391">žíravého dechu baziliška</text:span><text:span text:style-name="T89"> </text:span><text:span text:style-name="T255">(prodej 6 zl), a to </text:span><text:span text:style-name="T89">i když dech použil.</text:span></text:p>
        </text:list-item>
        <text:list-item>
          <text:p text:style-name="P388"><text:span text:style-name="T851">Kůže z baziliška </text:span><text:span text:style-name="T897">(prodej 10 zl) je velmi </text:span><text:span text:style-name="T91">pevná </text:span><text:span text:style-name="T133">a odolná proti žíravinám</text:span><text:span text:style-name="T91">. </text:span><text:span text:style-name="T133">Zbrojíř z ní může vyrobit </text:span><text:span text:style-name="T392">zbroj z kůže baziliška</text:span><text:span text:style-name="T133">.</text:span></text:p>
        </text:list-item>
        <text:list-item>
          <text:p text:style-name="P389"><text:span text:style-name="T88">P</text:span><text:span text:style-name="T87">opelem z baziliška m</text:span><text:span text:style-name="T88">ůže</text:span><text:span text:style-name="T87"> alchymista transmutovat stříbro v hodnotě 10 zl ve zlato (které má pak cenu 100 zl) </text:span><text:span text:style-name="T88">nebo z něj vytěžit </text:span><text:span text:style-name="T89">50 magů</text:span><text:span text:style-name="T87">.</text:span></text:p>
        </text:list-item>
      </text:list>
      <text:h text:style-name="Heading_20_2" text:outline-level="2"><text:bookmark-start text:name="__RefHeading___Toc2710_3430540378"/>Bludička<text:bookmark-end text:name="__RefHeading___Toc2710_3430540378"/></text:h>
      <text:p text:style-name="P152">Fyzička 1, Finesa 3, Duše 6,<text:span text:style-name="T823"> </text:span><text:span text:style-name="T826">Ž</text:span><text:span text:style-name="T819">ivot</text:span><text:span text:style-name="T826">y </text:span>5</text:p>
      <text:p text:style-name="P134"><text:span text:style-name="T557">Rychlost:</text:span><text:span text:style-name="T440"> jako c</text:span><text:span text:style-name="T441">hůze<text:line-break/></text:span><text:span text:style-name="T560">Smysly:</text:span><text:span text:style-name="T447"> </text:span><text:span text:style-name="T451">dobrý čich,</text:span><text:span text:style-name="T447"> </text:span><text:span text:style-name="T450">infravidění</text:span></text:p>
      <text:p text:style-name="P243"><text:span text:style-name="T916">⚔<text:tab/></text:span><text:span text:style-name="T673">Uvedení do tran</text:span><text:span text:style-name="T380">s</text:span><text:span text:style-name="T673">u:</text:span><text:span text:style-name="T905"> 6 + k6 proti Duši, stačí jeden úspěch</text:span></text:p>
      <text:p text:style-name="P257"><text:span text:style-name="T669">Vzhled:</text:span> <text:span text:style-name="T1020">Bludička je </text:span><text:span text:style-name="T256">l</text:span><text:span text:style-name="T1020">étající koule pulsující tlumeným světlem (ve skutečnosti je to živočich s měchýřem naplněným plynem).</text:span></text:p>
      <text:p text:style-name="P262"><text:span text:style-name="T389">Pohyb:</text:span><text:span text:style-name="T125"> </text:span><text:span text:style-name="T129">Vznáší </text:span><text:span text:style-name="T131">se</text:span><text:span text:style-name="T129"> ve vzduchu.</text:span></text:p>
      <text:p text:style-name="P257"><text:span text:style-name="T669">Prostředí:</text:span> <text:span text:style-name="T905">Bludičky žijí v bažinách či mokřadech. </text:span><text:span text:style-name="T93">Živí se plyny, které se uvolňují při rozkladu masa.</text:span></text:p>
      <text:p text:style-name="P263"><text:span text:style-name="T379">👣 </text:span><text:span text:style-name="T561">S</text:span><text:span text:style-name="T562">topy:</text:span><text:span text:style-name="T454"> </text:span><text:span text:style-name="T455">Bludička nezanechává stopy.</text:span></text:p>
      <text:p text:style-name="Standalone_20_Property"><text:span text:style-name="T669">Boj:</text:span> <text:span text:style-name="T129">Bludička sama</text:span><text:span text:style-name="T94"> ne</text:span><text:span text:style-name="T257">dokáže</text:span><text:span text:style-name="T98"> nikoho zranit.</text:span><text:span text:style-name="T93"> </text:span><text:span text:style-name="T129">D</text:span><text:span text:style-name="T94">okáž</text:span><text:span text:style-name="T129">e</text:span><text:span text:style-name="T93"> ale oběť uvést do transu a zavést ji d</text:span><text:span text:style-name="T95">o záhuby</text:span><text:span text:style-name="T93"> – obyčejně do hluboké bažiny nebo třeba </text:span><text:span text:style-name="T95">ke</text:span><text:span text:style-name="T93"> chřtánu </text:span><text:span text:style-name="T379">bahenního netvora</text:span><text:span text:style-name="T93">, </text:span><text:span text:style-name="T379">dravého keře</text:span><text:span text:style-name="T93"> nebo jiné nestvůry.</text:span></text:p>
      <text:list xml:id="list174331528627845" text:continue-list="list174331684414333" text:style-name="L1">
        <text:list-item>
          <text:p text:style-name="P383"><text:soft-page-break/><text:span text:style-name="T390">Uvedení do transu:</text:span><text:span text:style-name="T130"> </text:span><text:span text:style-name="T98">Každou postavu se může bludička pokusit uvést do transu jen jednou a pokud zrovna někoho vede, nemůže uvést do transu nikoho dalšího.</text:span></text:p>
        </text:list-item>
      </text:list>
      <text:p text:style-name="P264"><text:span text:style-name="T589">S</text:span><text:span text:style-name="T590">etkání s bludičkou: </text:span><text:span text:style-name="T849">Bludička nejčastěji loví v husté mlze nebo v noci. </text:span><text:span text:style-name="T864">Zmámit</text:span><text:span text:style-name="T849"> může pouze bdělou oběť, pokud tedy všechny postavy spí, jsou před ní v bezpečí. </text:span><text:span text:style-name="T96">Případná</text:span><text:span text:style-name="T849"> hlídka si hází proti </text:span><text:span text:style-name="T686">uvedení do transu</text:span><text:span text:style-name="T849"> a když neuspěje, probudí se až po pás v bažině, zamotaná do šlahounů </text:span><text:span text:style-name="T686">dravého keře</text:span><text:span text:style-name="T849"> nebo ve spárech </text:span><text:span text:style-name="T686">bahenního netvora</text:span><text:span text:style-name="T849">. Zbytek družiny v tu chvíli </text:span><text:span text:style-name="T96">o</text:span><text:span text:style-name="T97">bvykle</text:span><text:span text:style-name="T849"> probudí její křik.</text:span></text:p>
      <text:p text:style-name="P264"><text:span text:style-name="T849"><text:tab/></text:span><text:span text:style-name="T669">Poznámka:</text:span><text:span text:style-name="T847"> </text:span><text:span text:style-name="T850">V žádném případě nenech bludičky </text:span><text:span text:style-name="T865">zmámit</text:span><text:span text:style-name="T850"> celou družinu, dej vždycky hráčům možnost zareagovat. Jen máloco je horší, než když hráčům umřou postavy, aniž by se mohli jakkoliv bránit.</text:span></text:p>
      <text:p text:style-name="P299">Příklady použití ve hře:</text:p>
      <text:list xml:id="list1347871351" text:style-name="L4">
        <text:list-item>
          <text:p text:style-name="P399"><text:span text:style-name="T886">B</text:span><text:span text:style-name="T847">ludička vodí oběti do chřtánu </text:span>bahenního netvora<text:span text:style-name="T847"> nebo </text:span>dravého keře<text:span text:style-name="T847">.</text:span></text:p>
        </text:list-item>
        <text:list-item>
          <text:p text:style-name="P400"><text:span text:style-name="T886">K</text:span><text:span text:style-name="T847">men bažinných goblinů používá bludičky na lov lidských obětí pro svého temného boha.</text:span></text:p>
        </text:list-item>
      </text:list>
      <text:p text:style-name="Example_20_Header">Suroviny:</text:p>
      <text:list xml:id="list76104820" text:style-name="L5">
        <text:list-item>
          <text:p text:style-name="P403"><text:span text:style-name="T906">Když se postavám podaří bludičku chytit nepoškozenou, alchymista z ní může vytěžit 10 magů nebo vyrobit </text:span><text:span text:style-name="T674">lektvar hypnózy</text:span><text:span text:style-name="T907">.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53"><text:span text:style-name="T818">F</text:span><text:span text:style-name="T823">yzička </text:span><text:span text:style-name="T445">3</text:span><text:span text:style-name="T823">, Finesa </text:span><text:span text:style-name="T445">4</text:span><text:span text:style-name="T823">, Duše -, </text:span><text:span text:style-name="T826">Ž</text:span><text:span text:style-name="T819">ivot</text:span><text:span text:style-name="T826">y </text:span><text:span text:style-name="T819">1</text:span><text:span text:style-name="T446">2</text:span></text:p>
      <text:p text:style-name="P254"><text:soft-page-break/><text:span text:style-name="T557">Rychlost:</text:span><text:span text:style-name="T440"> jako c</text:span><text:span text:style-name="T443">hůze</text:span></text:p>
      <text:p text:style-name="P254"><text:span text:style-name="T560">Smysly:</text:span><text:span text:style-name="T447"> </text:span><text:span text:style-name="T453">hmat (celým tělem), čich</text:span></text:p>
      <text:p text:style-name="Property_20_level_20_0"><text:span text:style-name="T584">Detekovatelnost</text:span><text:span text:style-name="T583">:</text:span><text:span text:style-name="T536"> </text:span><text:span text:style-name="T540">Obří červ není</text:span><text:span text:style-name="T536"> vidět pomocí infravidění.</text:span></text:p>
      <text:p text:style-name="P267"><text:span text:style-name="T917">⚔<text:tab/></text:span><text:span text:style-name="T558">Znehybnění slizem:</text:span><text:span text:style-name="T444"> 4 + k6 proti Finese (za první úspěch </text:span><text:span text:style-name="T558">zpomalení</text:span><text:span text:style-name="T444">, za druhý znehybnění končetiny, za třetí kompletní znehybnění)</text:span></text:p>
      <text:p text:style-name="P267"><text:span text:style-name="T917">⚔<text:tab/></text:span><text:span text:style-name="T558">P</text:span><text:span text:style-name="T563">ožírání</text:span><text:span text:style-name="T558">:</text:span><text:span text:style-name="T444"> </text:span><text:span text:style-name="T456">3</text:span><text:span text:style-name="T444"> + k6, </text:span><text:span text:style-name="T456">zranění 3</text:span></text:p>
      <text:p text:style-name="P259"><text:span text:style-name="T388">Vzhled:</text:span><text:span text:style-name="T100"> N</text:span><text:span text:style-name="T128">ěkolik metrů dlouhý, </text:span><text:span text:style-name="T100">částečně průsvitný </text:span><text:span text:style-name="T128">bělavý červ</text:span><text:span text:style-name="T100">.</text:span></text:p>
      <text:p text:style-name="P259"><text:span text:style-name="T389">Pohyb:</text:span><text:span text:style-name="T125"> Při pohybu se mu vlní celé tělo. </text:span><text:span text:style-name="T100">Na těle má přísavky, díky kterém dokáže šplhat i po hladké kolmé zdi, n</text:span><text:span text:style-name="T101">a stropě se ale neudrží</text:span><text:span text:style-name="T100">.</text:span></text:p>
      <text:p text:style-name="P258"><text:span text:style-name="T388">Prostředí:</text:span><text:span text:style-name="T100"> Ž</text:span><text:span text:style-name="T102">ije ve vlhkých dírách, šachtách nebo studních. </text:span><text:span text:style-name="T100">Je to</text:span><text:span text:style-name="T103"> masožravec, dokáže pohltit obrovské množství potravy naráz a žít z ní potom celé měsíce. </text:span><text:span text:style-name="T100">V</text:span><text:span text:style-name="T103"> jeho doupěti je možné najít nestrávené zbytky obětí – zbraně, šperky a podobně.</text:span></text:p>
      <text:p text:style-name="P265"><text:span text:style-name="T379">👣 </text:span><text:span text:style-name="T561">S</text:span><text:span text:style-name="T562">topy: </text:span><text:span text:style-name="T124">V </text:span><text:span text:style-name="T125">měkké půdě </text:span><text:span text:style-name="T137">po něm</text:span><text:span text:style-name="T125"> zůstává brázda s dvojicí stop po desítkách malých přísavek. </text:span><text:span text:style-name="T124">Na předmětech, kterých se dotkne, u</text:span><text:span text:style-name="T138">lpívají</text:span><text:span text:style-name="T124"> kusy zatuhlého slizu. Vypadají jako matné bílé sklo a jsou pevné jako </text:span><text:span text:style-name="T258">kámen</text:span><text:span text:style-name="T124">.</text:span></text:p>
      <text:p text:style-name="P266"><text:span text:style-name="T669">Boj:</text:span><text:span text:style-name="T104"> </text:span><text:span text:style-name="T122">Když je </text:span><text:span text:style-name="T134">obří červ</text:span><text:span text:style-name="T122"> hladový, útočí bez pudu sebezáchovy. </text:span><text:span text:style-name="T134">J</text:span><text:span text:style-name="T104">e </text:span><text:span text:style-name="T259">ale</text:span><text:span text:style-name="T104"> pomalý, </text:span><text:span text:style-name="T259">takže se mu</text:span><text:span text:style-name="T104"> dá snadno utéct </text:span><text:span text:style-name="T135">a</text:span><text:span text:style-name="T104"> </text:span><text:span text:style-name="T135">když</text:span><text:span text:style-name="T122"> </text:span><text:span text:style-name="T260">přestane oběť cítit</text:span><text:span text:style-name="T122">, hned na ni zapomene.</text:span><text:span text:style-name="T104"> </text:span><text:span text:style-name="T261">Když ji ale dožene</text:span><text:span text:style-name="T104">, překvapivě rychle se vymrští </text:span><text:span text:style-name="T134">a</text:span><text:span text:style-name="T104"> pokusí se </text:span><text:span text:style-name="T134">j</text:span><text:span text:style-name="T261">i</text:span><text:span text:style-name="T104"> znehybnit slizem, který vylučuje celým povrchem těla. </text:span><text:span text:style-name="T134">Takto může bez postihu současně zaútočit na všechny protivníky v </text:span><text:span text:style-name="T393">kontaktní vzdálenosti</text:span><text:span text:style-name="T134">.</text:span><text:span text:style-name="T104"> </text:span><text:span text:style-name="T134">Jakmile sliz </text:span><text:span text:style-name="T123">přijde do kontaktu s něčím pevným,</text:span><text:span text:style-name="T105"> okamžitě zatuhne a je </text:span><text:span text:style-name="T123">pak</text:span><text:span text:style-name="T105"> pevný jako </text:span><text:span text:style-name="T262">kámen</text:span><text:span text:style-name="T105">. </text:span><text:span text:style-name="T134">Úspěchy z jednotlivých pokusů o znehybnění slizem se sčítají.</text:span></text:p>
      <text:p text:style-name="Example_20_Header"><text:soft-page-break/>Suroviny</text:p>
      <text:list xml:id="list1372589871" text:style-name="L6">
        <text:list-item>
          <text:p text:style-name="P404"><text:span text:style-name="T104">Alchymista může ze sekretu obřího červa </text:span><text:span text:style-name="T118">vytěžit 8 magů nebo</text:span><text:span text:style-name="T104"> n</text:span><text:span text:style-name="T136">aplnit</text:span><text:span text:style-name="T104"> </text:span><text:span text:style-name="T121">láhev</text:span><text:span text:style-name="T104"> </text:span><text:span text:style-name="T385">r</text:span><text:span text:style-name="T384">ychletuhnoucí</text:span><text:span text:style-name="T386">ho</text:span><text:span text:style-name="T384"> sliz</text:span><text:span text:style-name="T386">u</text:span><text:span text:style-name="T104">.</text:span></text:p>
        </text:list-item>
      </text:list>
      <text:h text:style-name="P342" text:outline-level="2"><text:bookmark-start text:name="__RefHeading___Toc5524_4216715273"/>Démoni<text:bookmark-end text:name="__RefHeading___Toc5524_4216715273"/></text:h>
      <text:p text:style-name="P140"><text:span text:style-name="T981">Démoni jsou bytosti </text:span><text:span text:style-name="T139">původem mimo </text:span><text:span text:style-name="T141">náš</text:span><text:span text:style-name="T139"> svět. </text:span><text:span text:style-name="T140">Nemohou </text:span><text:span text:style-name="T141">sem</text:span><text:span text:style-name="T140"> </text:span><text:span text:style-name="T142">přijít</text:span><text:span text:style-name="T140"> sami, musí je vždy někdo </text:span><text:span text:style-name="T263">magicky</text:span><text:span text:style-name="T140"> přivolat. </text:span><text:span text:style-name="T143">Dělí se do dvou skupin:</text:span></text:p>
      <text:list xml:id="list2364075594" text:style-name="L7">
        <text:list-item>
          <text:p text:style-name="P391">Nehmotní démoni nemají fyzické tělo, mohou pouze někoho posednout nebo být zakleti do nějakého předmětu.</text:p>
        </text:list-item>
        <text:list-item>
          <text:p text:style-name="P405"><text:span text:style-name="T140">Hmotní démoni se </text:span><text:span text:style-name="T143">po přivolání zhmotní. Obvykle vypadají stejně jako </text:span><text:span text:style-name="T140">ve svém domovském světě, ale nezřídka dokáží svou podobu měnit.</text:span></text:p>
        </text:list-item>
      </text:list>
      <text:p text:style-name="P191">Přivolávání démonů</text:p>
      <text:p text:style-name="P140"><text:span text:style-name="T140">D</text:span><text:span text:style-name="T143">émona je možno přivolat záměrně nebo neúmyslně.<text:line-break/><text:tab/>K záměrnému přivolání je vždy potřeba </text:span><text:span text:style-name="T144">provést</text:span><text:span text:style-name="T143"> náležitý přivolávají rituál </text:span><text:span text:style-name="T145">a v jeho průběhu pronést jeho </text:span><text:span text:style-name="T394">pravé jméno</text:span><text:span text:style-name="T143">.</text:span><text:span text:style-name="T145"> </text:span><text:span text:style-name="T264">Tento r</text:span><text:span text:style-name="T145">ituál</text:span><text:span text:style-name="T143"> </text:span><text:span text:style-name="T264">bývá</text:span><text:span text:style-name="T143"> </text:span><text:span text:style-name="T145">n</text:span><text:span text:style-name="T143">apsaný na svitku nebo v nějakém grimoáru</text:span><text:span text:style-name="T265"> v některém ze starých jazyků</text:span><text:span text:style-name="T143">.<text:line-break/><text:tab/></text:span><text:span text:style-name="T146">K neúmyslnému přivolání může dojít, když se přivolávač</text:span><text:span text:style-name="T147">i</text:span><text:span text:style-name="T146"> n</text:span><text:span text:style-name="T147">ěco</text:span><text:span text:style-name="T146"> nepodaří – například </text:span><text:span text:style-name="T147">když</text:span><text:span text:style-name="T146"> postupuje podle chybného rituálu, použije nesprávné magické suroviny a podobně. </text:span><text:span text:style-name="T148">V takových případech může přijít úplně jiný démon, nejčastěji nehmotný, </text:span><text:span text:style-name="T267">a</text:span><text:span text:style-name="T148"> posedn</text:span><text:span text:style-name="T267">out buď přímo přivolávače nebo</text:span><text:span text:style-name="T266"> </text:span><text:span text:style-name="T148">někoho poblíž.</text:span></text:p>
      <text:p text:style-name="P191"><text:soft-page-break/>Ovládání démonů</text:p>
      <text:p text:style-name="P149"><text:span text:style-name="T150">Častou chybou </text:span><text:span text:style-name="T151">nezkušených</text:span><text:span text:style-name="T150"> přivolávačů bývá, že sice úspěšně p</text:span><text:span text:style-name="T151">ovolají</text:span><text:span text:style-name="T150"> démona, ale nemají ho pak jak ovládat. Démon je v tom případě svobodný může </text:span><text:span text:style-name="T152">si</text:span><text:span text:style-name="T150"> dělat, co c</text:span><text:span text:style-name="T152">hce</text:span><text:span text:style-name="T150"> – obyčejně j</text:span><text:span text:style-name="T153">e</text:span><text:span text:style-name="T150"> mimořádně naštvaný na svého přivolávače a na místě ho roztrhá, </text:span><text:span text:style-name="T154">posedne ho a podobně</text:span><text:span text:style-name="T150">.<text:line-break/><text:tab/></text:span><text:span text:style-name="T149">K </text:span><text:span text:style-name="T269">ovládání démona</text:span><text:span text:style-name="T149"> je potřeba mocný kouzelný předmět s </text:span><text:span text:style-name="T270">jeho</text:span><text:span text:style-name="T149"> pravým jménem. </text:span><text:span text:style-name="T270">Na žádného jiného démona nepůsobí</text:span><text:span text:style-name="T268">, </text:span><text:span text:style-name="T149">takže když si někdo nasadí například </text:span><text:span text:style-name="T404">amulet vlády nad Achratem</text:span><text:span text:style-name="T149">, a </text:span><text:span text:style-name="T268">pak</text:span><text:span text:style-name="T149"> přivolá démonického strážce Urgragora, </text:span><text:span text:style-name="T268">bude to nejspíš poslední chyba, kterou v životě udělal</text:span><text:span text:style-name="T149">.</text:span></text:p>
      <text:p text:style-name="P191">Připoutávání <text:s/>démonů</text:p>
      <text:p text:style-name="P141"><text:span text:style-name="T150">Připoutáním je možno svázat démona s nějakým předmětem nebo tvorem v našem světě – </text:span><text:span text:style-name="T271">tomu se pak </text:span><text:span text:style-name="T150">říká kotva. Dokud kotva není zničena nebo zabita, démon nemůže opustit náš svět. Když je </text:span><text:span text:style-name="T141">to hmotný démon a je</text:span><text:span text:style-name="T150"> zabit, jeho tělo sice zmizí, ale ne definitivně – po čase si </text:span><text:span text:style-name="T155">někde poblíž</text:span><text:span text:style-name="T150"> vytvoří nové. </text:span><text:span text:style-name="T141">Když je to nehmotný démon a je úspěšně </text:span><text:span text:style-name="T272">vyhnán</text:span><text:span text:style-name="T141"> ze svého hostitele, posedne někoho jiného poblíž.</text:span></text:p>
      <text:p text:style-name="P191"><text:soft-page-break/>Ochrana proti démonům</text:p>
      <text:p text:style-name="P140"><text:span text:style-name="T156">Démony si je možno držet od těla pomocí ochranných kruhů nebo amuletů. Když kruh na démona působí, démon nemůže projít dovnitř ani ven a nemůže skrz něj ani používat své schopnosti. Může ale něco prohodit nebo třeba s</text:span><text:span text:style-name="T157">třílet</text:span><text:span text:style-name="T156"> z luku. Pokud na démona působí ochranný amulet, démon nemůže napadnout toho, kdo se amuletu dotýká, ani na něj použít své schopnosti.<text:line-break/><text:tab/></text:span><text:span text:style-name="T158">Háček u ochranných kruhů a amuletů je, že působí vždy jen na u</text:span><text:span text:style-name="T159">rčité</text:span><text:span text:style-name="T158"> démony – </text:span><text:span text:style-name="T159">buď na celou katego</text:span><text:span text:style-name="T160">r</text:span><text:span text:style-name="T159">ii (například </text:span><text:span text:style-name="T395">amulet proti démonům alkoholu</text:span><text:span text:style-name="T159">) nebo na jednoho konkrétního démona, </text:span><text:span text:style-name="T273">jehož</text:span><text:span text:style-name="T159"> </text:span><text:span text:style-name="T395">pravé jméno</text:span><text:span text:style-name="T159"> </text:span><text:span text:style-name="T273">je na amuletu napsáno</text:span><text:span text:style-name="T158">.</text:span></text:p>
      <text:h text:style-name="P323" text:outline-level="3"><text:bookmark-start text:name="__RefHeading___Toc5526_4216715273"/>H<text:span text:style-name="T991">motní démoni</text:span><text:bookmark-end text:name="__RefHeading___Toc5526_4216715273"/></text:h>
      <text:p text:style-name="P140"><text:span text:style-name="T992">Hmotní démoni p</text:span>otřebují jíst a pít, ale nemohou zemřít hladem ani žízní – několik st<text:span text:style-name="T992">a</text:span>letí uvězněný démon bude opravdu hodně hladový a ačkoliv je to jinak inteligentní tvor, roztrhá a sežere cokoliv živé, co se mu dostane do spárů.</text:p>
      <text:p text:style-name="P191">Zahánění <text:span text:style-name="T993">hmotných</text:span> démonů</text:p>
      <text:p text:style-name="P140"><text:span text:style-name="T994">Hmotného démona je možno </text:span><text:span text:style-name="T141">v</text:span><text:span text:style-name="T159">y</text:span><text:span text:style-name="T994">hnat zpět, odkud přišel, dvěma způsoby:</text:span></text:p>
      <text:list xml:id="list2029732119" text:style-name="L8">
        <text:list-item>
          <text:p text:style-name="P406">Zabít ho.</text:p>
        </text:list-item>
        <text:list-item>
          <text:p text:style-name="P406">Provést znovu přivolávací rituál s použitím všech náležitých ingrediencí a pronést při něm démonovo <text:span text:style-name="T669">pravé jméno</text:span> pozpátku. Démon nemusí být přítomen.</text:p>
        </text:list-item>
      </text:list>
      <text:p text:style-name="P142">První možnost nemusí zabrat, pokud má démon v tomto světě <text:span text:style-name="T669">kotvu</text:span> (viz <text:span text:style-name="T702">Připoutávání démonů</text:span> /* TODO: odkaz */).</text:p>
      <text:p text:style-name="P191"><text:soft-page-break/>Motivace <text:span text:style-name="T814">hmotných démonů</text:span></text:p>
      <text:p text:style-name="P150"><text:span text:style-name="T153">Když </text:span><text:span text:style-name="T161">hmotného</text:span><text:span text:style-name="T153"> démona nikdo neovládá, může si dělat, co chce. </text:span><text:span text:style-name="T161">Je tu obvykle nedobrovolně a chce se vrátit domů – potíž je, že jsou jen dva způsoby, jak to provést: </text:span><text:span text:style-name="T274">nechat se zabít nebo někoho přesvědčit, aby provedl přivolávací rituál a pronesl při tom démonovo pravé jméno pozpátku</text:span><text:span text:style-name="T161"> (viz </text:span><text:span text:style-name="T418">Zahánění hmotných démonů</text:span><text:span text:style-name="T161"> /* TODO: odkaz */). </text:span><text:span text:style-name="T162">Málokt</text:span><text:span text:style-name="T163">erý démon</text:span><text:span text:style-name="T162"> se chce dobrovolně nechat zabít </text:span><text:span text:style-name="T275">a ten, kdo </text:span><text:span text:style-name="T162">zná </text:span><text:span text:style-name="T275">patřičný</text:span><text:span text:style-name="T162"> přivolávací rituál, </text:span><text:span text:style-name="T164">jej </text:span><text:span text:style-name="T162">může </text:span><text:span text:style-name="T275">zase</text:span><text:span text:style-name="T162"> kdykoliv přivolat, </text:span><text:span text:style-name="T276">takže si tím démon moc nepomůže</text:span><text:span text:style-name="T162">. </text:span><text:span text:style-name="T165">Obvykle to vede k tomu, že se démon sice vrátit domů chce, ale nemůže. </text:span><text:span text:style-name="T166">C</text:span><text:span text:style-name="T165">ítí se zde jako vězeň, nenávidí všechny obyvatele tohoto světa a chová se podle toho.<text:line-break/><text:tab/></text:span><text:span text:style-name="T167">Někteří démoni </text:span><text:span text:style-name="T168">ale</text:span><text:span text:style-name="T167"> naopak pobyt našem světě chápou jako skvělou příležitost, jak si pořádně užít, aniž by za to museli nést následky. </text:span><text:span text:style-name="T169">A jejich představa, co znamená „pořádně si </text:span><text:span text:style-name="T277">to</text:span><text:span text:style-name="T169"> užít“, obvykle </text:span><text:span text:style-name="T141">bývá</text:span><text:span text:style-name="T169"> poněkud démonická...</text:span></text:p>
      <text:h text:style-name="P374" text:outline-level="4"><text:bookmark-start text:name="__RefHeading___Toc5528_4216715273"/><text:span text:style-name="T995">Diblík </text:span>Achrat<text:bookmark-end text:name="__RefHeading___Toc5528_4216715273"/></text:h>
      <text:p text:style-name="P140"><text:span text:style-name="T818">F</text:span><text:span text:style-name="T823">yzička </text:span><text:span text:style-name="T445">1</text:span><text:span text:style-name="T823">, Finesa </text:span><text:span text:style-name="T445">2</text:span><text:span text:style-name="T823">, Duše </text:span><text:span text:style-name="T445">3</text:span><text:span text:style-name="T823">, </text:span><text:span text:style-name="T825">Životy 5</text:span></text:p>
      <text:p text:style-name="P244"><text:span text:style-name="T557">Rychlost:</text:span><text:span text:style-name="T440"> </text:span><text:span text:style-name="T457">jako člověk</text:span></text:p>
      <text:p text:style-name="P244"><text:span text:style-name="T560">Smysly:</text:span><text:span text:style-name="T447"> </text:span><text:span text:style-name="T457">jako člověk</text:span></text:p>
      <text:p text:style-name="P268"><text:span text:style-name="T917">⚔<text:tab/></text:span><text:span text:style-name="T556">D</text:span><text:span text:style-name="T564">rápy</text:span><text:span text:style-name="T821">:</text:span><text:span text:style-name="T819"> </text:span><text:span text:style-name="T824">2 + k6, zranění </text:span><text:span text:style-name="T827">1</text:span></text:p>
      <text:p text:style-name="P268"><text:span text:style-name="T669">Vzhled:</text:span> <text:span text:style-name="T170">C</text:span><text:span text:style-name="T995">hlupatý diblík, o hlavu menší než průměrný hobit. Má dlouhý, zahnutý nos, špičaté uši a holou, protáhlou hlavu. Na rukou i nohou má ostré drápy.</text:span></text:p>
      <text:p text:style-name="P268"><text:span text:style-name="T389">Pohyb:</text:span><text:span text:style-name="T125"> </text:span><text:span text:style-name="T171">Jako hobit.</text:span></text:p>
      <text:p text:style-name="P269"><text:span text:style-name="T379">👣 </text:span><text:span text:style-name="T561">S</text:span><text:span text:style-name="T562">topy:</text:span><text:span text:style-name="T454"> </text:span><text:span text:style-name="T458">Otisky malých nohou s drápy</text:span><text:span text:style-name="T459"> </text:span><text:span text:style-name="T473">a slabý zápach síry</text:span><text:span text:style-name="T458">.</text:span></text:p>
      <text:p text:style-name="P196"><text:soft-page-break/>Boj:<text:span text:style-name="T847"> </text:span><text:span text:style-name="T854">Achrat není moc silný a je si toho vědom. Má ale ostré drápy, kterými může citelně ublížit i člověku. </text:span><text:span text:style-name="T855">Z nerovného boje uteče a raději nalíč</text:span><text:span text:style-name="T866">í</text:span><text:span text:style-name="T855"> past nebo vymyslí nějakou jinou kulišárnu.</text:span></text:p>
      <text:h text:style-name="P374" text:outline-level="4"><text:bookmark-start text:name="__RefHeading___Toc5530_4216715273"/><text:span text:style-name="T995">Dvouhlavý pes </text:span>Mogror<text:bookmark-end text:name="__RefHeading___Toc5530_4216715273"/></text:h>
      <text:p text:style-name="P154"><text:span text:style-name="T818">F</text:span><text:span text:style-name="T823">yzička </text:span><text:span text:style-name="T459">4</text:span><text:span text:style-name="T823">, Finesa </text:span><text:span text:style-name="T445">2</text:span><text:span text:style-name="T823">, Duše </text:span><text:span text:style-name="T445">4</text:span><text:span text:style-name="T823">, </text:span><text:span text:style-name="T826">Ž</text:span><text:span text:style-name="T819">ivot</text:span><text:span text:style-name="T826">y </text:span><text:span text:style-name="T446">1</text:span><text:span text:style-name="T459">1</text:span></text:p>
      <text:p text:style-name="P244"><text:span text:style-name="T557">Rychlost:</text:span><text:span text:style-name="T440"> </text:span><text:span text:style-name="T457">jako p</text:span><text:span text:style-name="T459">es</text:span></text:p>
      <text:p text:style-name="P244"><text:span text:style-name="T560">Smysly:</text:span><text:span text:style-name="T447"> </text:span><text:span text:style-name="T457">jako p</text:span><text:span text:style-name="T459">es</text:span></text:p>
      <text:p text:style-name="P268"><text:span text:style-name="T917">⚔<text:tab/></text:span><text:span text:style-name="T556">Z</text:span><text:span text:style-name="T565">uby</text:span><text:span text:style-name="T821">:</text:span><text:span text:style-name="T819"> </text:span><text:span text:style-name="T457">5</text:span><text:span text:style-name="T824"> + k6, zranění </text:span><text:span text:style-name="T457">1</text:span></text:p>
      <text:p text:style-name="P268"><text:span text:style-name="T669">Vzhled:</text:span> <text:span text:style-name="T170">Č</text:span><text:span text:style-name="T172">erný dvouhlavý pes velký jako doga.</text:span></text:p>
      <text:p text:style-name="P268"><text:span text:style-name="T389">Pohyb:</text:span><text:span text:style-name="T125"> </text:span><text:span text:style-name="T171">Jako </text:span><text:span text:style-name="T172">velký</text:span><text:span text:style-name="T171"> p</text:span><text:span text:style-name="T172">es</text:span><text:span text:style-name="T171">.</text:span></text:p>
      <text:p text:style-name="P268"><text:span text:style-name="T379">👣 </text:span><text:span text:style-name="T561">S</text:span><text:span text:style-name="T562">topy:</text:span><text:span text:style-name="T454"> </text:span><text:span text:style-name="T458">S</text:span><text:span text:style-name="T459">topy velkého psa </text:span><text:span text:style-name="T473">a mírný zápach síry</text:span><text:span text:style-name="T458">.</text:span></text:p>
      <text:p text:style-name="P268"><text:span text:style-name="T669">Boj:</text:span><text:span text:style-name="T847"> </text:span><text:span text:style-name="T593">M</text:span><text:span text:style-name="T594">ogror b</text:span><text:span text:style-name="T595">ojuje jako velký pes, má ale dvě tlamy </text:span><text:span text:style-name="T597">a</text:span><text:span text:style-name="T595"> </text:span><text:span text:style-name="T597">m</text:span><text:span text:style-name="T856">ůže tedy bez postihu útočit na dva protivníky najednou.</text:span></text:p>
      <text:h text:style-name="P374" text:outline-level="4"><text:bookmark-start text:name="__RefHeading___Toc5532_4216715273"/><text:span text:style-name="T995">Démonický strážce </text:span>Urgragor<text:bookmark-end text:name="__RefHeading___Toc5532_4216715273"/></text:h>
      <text:p text:style-name="P155"><text:span text:style-name="T818">F</text:span><text:span text:style-name="T823">yzička </text:span><text:span text:style-name="T459">7</text:span><text:span text:style-name="T823">, Finesa </text:span><text:span text:style-name="T460">3</text:span><text:span text:style-name="T823">, Duše </text:span><text:span text:style-name="T445">5</text:span><text:span text:style-name="T823">, </text:span><text:span text:style-name="T826">Ž</text:span><text:span text:style-name="T819">ivot</text:span><text:span text:style-name="T826">y</text:span><text:span text:style-name="T823"> </text:span><text:span text:style-name="T446">1</text:span><text:span text:style-name="T461">6</text:span></text:p>
      <text:p text:style-name="P244"><text:span text:style-name="T557">Zbroj:</text:span><text:span text:style-name="T440"> </text:span><text:span text:style-name="T462">2 (siln</text:span><text:span text:style-name="T463">á</text:span><text:span text:style-name="T462"> kůže s magickými runami)</text:span></text:p>
      <text:p text:style-name="P244"><text:span text:style-name="T557">Rychlost:</text:span><text:span text:style-name="T440"> </text:span><text:span text:style-name="T464">na zemi</text:span><text:span text:style-name="T440"> </text:span><text:span text:style-name="T457">jako </text:span><text:span text:style-name="T464">člověk, ve vzduchu jako kůň</text:span></text:p>
      <text:p text:style-name="P244"><text:span text:style-name="T560">Smysly:</text:span><text:span text:style-name="T447"> </text:span><text:span text:style-name="T464">sluch jako kudůk, zrak jako člověk, čich jako pes, infravidění</text:span></text:p>
      <text:p text:style-name="P268"><text:span text:style-name="T917">⚔<text:tab/></text:span><text:span text:style-name="T556">P</text:span><text:span text:style-name="T566">ařáty, </text:span><text:span text:style-name="T567">rohy</text:span><text:span text:style-name="T566"> nebo kopyta</text:span><text:span text:style-name="T821">:</text:span><text:span text:style-name="T819"> </text:span><text:span text:style-name="T464">7</text:span><text:span text:style-name="T824"> + k6, zranění </text:span><text:span text:style-name="T465">4</text:span></text:p>
      <text:p text:style-name="P268"><text:span text:style-name="T669">Vzhled:</text:span> <text:span text:style-name="T170">T</text:span><text:span text:style-name="T173">římetrový </text:span><text:span text:style-name="T174">obr</text:span><text:span text:style-name="T173"> s drápy, kopyty, rohy a velkými křídly</text:span><text:span text:style-name="T172">. </text:span><text:span text:style-name="T175">Ocelově modrou kůži má pokrytou žhnoucími magickými symboly.</text:span></text:p>
      <text:p text:style-name="P268"><text:soft-page-break/><text:span text:style-name="T389">Pohyb:</text:span><text:span text:style-name="T125"> </text:span><text:span text:style-name="T176">Na zemi jako obr</text:span><text:span text:style-name="T171">. </text:span><text:span text:style-name="T176">Umí létat, ale potřebuje na to dlouhý rozeběh nebo silný protivítr. Ve vzduchu není moc obratný.</text:span></text:p>
      <text:p text:style-name="P270"><text:span text:style-name="T379">👣 </text:span><text:span text:style-name="T561">S</text:span><text:span text:style-name="T562">topy:</text:span><text:span text:style-name="T454"> </text:span><text:span text:style-name="T458">O</text:span><text:span text:style-name="T466">tisky</text:span><text:span text:style-name="T462"> obřích kopyt</text:span><text:span text:style-name="T458"> </text:span><text:span text:style-name="T473">a </text:span><text:span text:style-name="T474">silný</text:span><text:span text:style-name="T473"> zápach síry</text:span><text:span text:style-name="T458">.</text:span></text:p>
      <text:p text:style-name="P268"><text:span text:style-name="T669">Boj:</text:span><text:span text:style-name="T847"> </text:span><text:span text:style-name="T593">U</text:span><text:span text:style-name="T596">rgrador má sílu jako slon</text:span><text:span text:style-name="T856">. </text:span><text:span text:style-name="T596">D</text:span><text:span text:style-name="T857">okáže odhodit člověka několik metrů, utrhnout </text:span><text:span text:style-name="T858">mu</text:span><text:span text:style-name="T857"> ruku v kloubu,</text:span><text:span text:style-name="T858"> rozpárat </text:span><text:span text:style-name="T867">ho</text:span><text:span text:style-name="T858"> svými drápy, nebo na něj dupnout a zlámat mu kosti</text:span><text:span text:style-name="T857">. Když má možnost se rozběhnout nebo </text:span><text:span text:style-name="T859">za</text:span><text:span text:style-name="T857">útočit ze vzduchu, nabere </text:span><text:span text:style-name="T868">soupeře na</text:span><text:span text:style-name="T857"> rohy </text:span><text:span text:style-name="T868">a odhodí ho</text:span><text:span text:style-name="T857">.</text:span></text:p>
      <text:h text:style-name="P323" text:outline-level="3"><text:bookmark-start text:name="__RefHeading___Toc5534_4216715273"/>Nehmotní démoni<text:bookmark-end text:name="__RefHeading___Toc5534_4216715273"/></text:h>
      <text:p text:style-name="P316"><text:span text:style-name="T977">N</text:span><text:span text:style-name="T978">ehmotní démoni nemají fyzickou podstatu. Nemusí tedy nic jíst a pít a existují, dokud žije jejich hostitel nebo dokud není zničen předmět, do kterého jsou zakleti.</text:span></text:p>
      <text:p text:style-name="P190"><text:span text:style-name="T589">Z</text:span><text:span text:style-name="T588">aklínání démonů do předmětů</text:span></text:p>
      <text:p text:style-name="P140">Zaklet<text:span text:style-name="T996">ím démona do předmětu vznikne kouzelný nebo prokletý předmět. Démon zakletý v předmětu působí na toho, kdo jej vlastní, stejně jako při přímém posednutí. Postava, která nosí dýku s </text:span><text:span text:style-name="T677">démonem alkoholu</text:span><text:span text:style-name="T996">, se tedy bude chovat, jako kdyby byla posedlá </text:span><text:span text:style-name="T677">démonem alkoholu</text:span><text:span text:style-name="T996">. Zbavit se prokletí je jednoduché, stačí tento předmět zahodit.</text:span></text:p>
      <text:p text:style-name="P191"><text:span text:style-name="T589">V</text:span><text:span text:style-name="T591">ym</text:span><text:span text:style-name="T592">í</text:span><text:span text:style-name="T591">tání</text:span> <text:span text:style-name="T997">nehmotných</text:span> démonů</text:p>
      <text:p text:style-name="P156"><text:span text:style-name="T997">Nehmotné démony je možné vymítat provedením náležitého rituálu. </text:span><text:span text:style-name="T177">Vymítací rituály, podobně jako ty přivolávací, je obyčejně možné najít na svitcích nebo ve starých grimoárech. Účinkují vždy jen na určitou kategorii démonů, </text:span><text:span text:style-name="T396">rituál vymítání démona alkoholu</text:span><text:span text:style-name="T177"> například účinkuje jen na démony alkoholu. </text:span><text:span text:style-name="T178">Výsledek závisí na tom, </text:span><text:soft-page-break/><text:span text:style-name="T178">jestli má démon v našem světě </text:span><text:span text:style-name="T397">kotvu</text:span><text:span text:style-name="T178">. Pokud ne, je nadobro vyhnán zpět, odkud přišel. Pokud ano, je pouze vypuzen z hostitele </text:span><text:span text:style-name="T179">nebo z předmětu, do nějž je zakletý,</text:span><text:span text:style-name="T178"> a posedne někoho dalšího poblíž – </text:span><text:span text:style-name="T278">obyčejně </text:span><text:span text:style-name="T178"><text:s/>toho, kdo ho z hostitele </text:span><text:span text:style-name="T180">nebo z předmětu</text:span><text:span text:style-name="T178"> vyhnal.</text:span></text:p>
      <text:p text:style-name="P156"><text:span text:style-name="T405">Poznámka:</text:span><text:span text:style-name="T279"> </text:span><text:span text:style-name="T181">Když se rozhodneš </text:span><text:span text:style-name="T182">nějakého</text:span><text:span text:style-name="T181"> nehmotného démona použít, určitě dej do hry také způsob, jak se ho zbavit. Může to být svitek nebo grimoár s vymítacím rituálem, nebo třeba kněz či </text:span><text:span text:style-name="T280">jiná cizí postava</text:span><text:span text:style-name="T181">, kte</text:span><text:span text:style-name="T280">rou</text:span><text:span text:style-name="T181"> mohou postavy požádat o pomoc.</text:span></text:p>
      <text:p text:style-name="P191">Motivace ne<text:span text:style-name="T814">hmotných démonů</text:span></text:p>
      <text:p text:style-name="P140"><text:span text:style-name="T183">Nehmotní démoni většinou nebývají inteligentní, jsou to zosobnění nějakého pudu nebo principu. Démon alkoholu například nabádá svou oběť k p</text:span><text:span text:style-name="T184">ití lihovin</text:span><text:span text:style-name="T183"> a netouží po ničem jiném. </text:span><text:span text:style-name="T177">Existují ale i inteligentní nehmotní démoni, kteří mají své vlastní cíle a zájmy – obvykle to nebývá nic dobrého.</text:span></text:p>
      <text:p text:style-name="P191">Posednutí hráčské postavy</text:p>
      <text:p text:style-name="P140"><text:span text:style-name="T178">Když démon posedne postavu, je to skvělá příležitost k zajímavému h</text:span><text:span text:style-name="T185">raní rolí</text:span><text:span text:style-name="T178">. Domluv se s </text:span><text:span text:style-name="T186">jejím</text:span><text:span text:style-name="T178"> hráčem: vysvětli mu, co se stalo, o jakého démona se jedná a k čemu </text:span><text:span text:style-name="T281">ho</text:span><text:span text:style-name="T178"> bude ponoukat. Změna by měla být postupná. </text:span><text:span text:style-name="T187">K</text:span><text:span text:style-name="T178">dyž </text:span><text:span text:style-name="T282">ho</text:span><text:span text:style-name="T178"> například posedne démon alkoholu, ze začátku by se měl jen zajímat o alkohol víc, než u n</text:span><text:span text:style-name="T283">ěj</text:span><text:span text:style-name="T178"> bylo běžné, a postupně jeho konzumaci stupňovat, </text:span><text:span text:style-name="T188">až nakonec bude víceméně pořád v lihu</text:span><text:span text:style-name="T178">. </text:span><text:span text:style-name="T189">Zdůrazni mu také, že by se neměl na truc bránit pokusům svých spoluhráčů ho prokletí zbavit – posednut</text:span><text:span text:style-name="T284">ý</text:span><text:span text:style-name="T189"> se sice nedokáže nutkání démona vzepřít, ale hluboko uvnitř se ho </text:span><text:span text:style-name="T285">chce</text:span><text:span text:style-name="T189"> zbavit a bude na tom tedy spolupracovat.</text:span></text:p>
      <text:h text:style-name="P375" text:outline-level="4"><text:bookmark-start text:name="__RefHeading___Toc5536_4216715273"/>Příklady nehmotných démonů<text:bookmark-end text:name="__RefHeading___Toc5536_4216715273"/></text:h>
      <text:list xml:id="list1222024495" text:style-name="L9">
        <text:list-item>
          <text:p text:style-name="P407">Démon zla</text:p>
        </text:list-item>
        <text:list-item>
          <text:p text:style-name="P407"><text:soft-page-break/>Démon alkoholu</text:p>
        </text:list-item>
        <text:list-item>
          <text:p text:style-name="P407">Démon touhy po zlatě</text:p>
        </text:list-item>
        <text:list-item>
          <text:p text:style-name="P407">Démon lakoty</text:p>
        </text:list-item>
        <text:list-item>
          <text:p text:style-name="P407">Démon touhy po krvi</text:p>
        </text:list-item>
        <text:list-item>
          <text:p text:style-name="P407">Démon obžerství</text:p>
        </text:list-item>
        <text:list-item>
          <text:p text:style-name="P407">Démon nenávisti</text:p>
        </text:list-item>
        <text:list-item>
          <text:p text:style-name="P407">Démon touhy po moci</text:p>
        </text:list-item>
        <text:list-item>
          <text:p text:style-name="P407">Démon neživota</text:p>
          <text:list>
            <text:list-item>
              <text:p text:style-name="P408"><text:span text:style-name="T990">Každý, kdo je zabit postavou pod vlivem </text:span><text:span text:style-name="T676">démona neživota</text:span><text:span text:style-name="T990">, se promění v </text:span><text:span text:style-name="T676">zombii</text:span><text:span text:style-name="T990">.</text:span></text:p>
            </text:list-item>
          </text:list>
        </text:list-item>
      </text:list>
      <text:h text:style-name="P343" text:outline-level="2"><text:bookmark-start text:name="__RefHeading___Toc1826_3850923094"/>Cizí postavy<text:bookmark-end text:name="__RefHeading___Toc1826_3850923094"/></text:h>
      <text:p text:style-name="P143"><text:span text:style-name="T998">Cizí postavy jsou všichni obyvatelé vašeho herního světa. </text:span><text:span text:style-name="T191">N</text:span><text:span text:style-name="T232">ejčastěji za ně budeš hrát ty</text:span><text:span text:style-name="T998">, může je ale dočasně převzít hráč některé z postav nebo někdo, koho si pozvete jen na několik sezení</text:span><text:span text:style-name="T190">.<text:line-break/><text:tab/>M</text:span><text:span text:style-name="T193">ají stejné vlastnosti jako všichni tvorové v Dračáku, tedy Fyzičku, Finesu a Duši. Mohou mít dovednosti a případně i </text:span><text:span text:style-name="T238">nějaké</text:span><text:span text:style-name="T193">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885785240" text:style-name="L10">
        <text:list-item>
          <text:p text:style-name="P409"><text:span text:style-name="T999">Děti, starci a podobně </text:span><text:span text:style-name="T192">m</text:span><text:span text:style-name="T193">ají</text:span><text:span text:style-name="T999"> vlastnosti 2 1 1 nebo dokonce 1 1 1.</text:span></text:p>
        </text:list-item>
        <text:list-item>
          <text:p text:style-name="P410"><text:soft-page-break/>Valná většina <text:span text:style-name="T986">obyčejných</text:span> lidí, elfů a ostatních příslušníků hratelných ras má vlastnosti 3 2 1.</text:p>
        </text:list-item>
        <text:list-item>
          <text:p text:style-name="P410">Váleční veteráni, <text:span text:style-name="T986">členové speciálních jednotek a podobně mají vlastnosti <text:s/>4 3 2.</text:span></text:p>
        </text:list-item>
        <text:list-item>
          <text:p text:style-name="P392">Nejlepší z nejlepších mají vlastnosti 5 <text:span text:style-name="T989">4</text:span> <text:span text:style-name="T989">3</text:span>. Sem <text:span text:style-name="T1015">patří</text:span> mistři šermu, elitní <text:span text:style-name="T988">nájemní</text:span> vrazi, mocní mágové <text:span text:style-name="T987">a podobně.</text:span></text:p>
        </text:list-item>
      </text:list>
      <text:p text:style-name="P157"><text:span text:style-name="T194">Jednotlivé hodnoty přiděl k Fyzičce, Finese a Duši podle svého uvážení. Kovář n</text:span><text:span text:style-name="T215">ejspíš</text:span><text:span text:style-name="T194"> bude mít vysokou Fyzičku, pouliční zloděj Finesu a kněz nebo universitní mistr Duši.</text:span></text:p>
      <text:h text:style-name="Heading_20_3" text:outline-level="3"><text:bookmark-start text:name="__RefHeading___Toc5540_4216715273"/>Určení schopností a dovedností<text:bookmark-end text:name="__RefHeading___Toc5540_4216715273"/></text:h>
      <text:p text:style-name="P147"><text:span text:style-name="T203">Děti, žebráci a podobně nemusí mít žádnou užitečnou dovednost. Většina </text:span><text:span text:style-name="T216">dospělých</text:span><text:span text:style-name="T203"> d</text:span><text:span text:style-name="T216">obře umí to</text:span><text:span text:style-name="T203">, čím se živí – sedlák se vyzná ve vedení statku, švec umí šít b</text:span><text:span text:style-name="T204">oty</text:span><text:span text:style-name="T203"> a podobně.<text:line-break/><text:tab/></text:span><text:span text:style-name="T217">Se schopnostmi u obyčejných lidí šetři</text:span><text:span text:style-name="T218">. Většina nebude mít žádnou </text:span><text:span text:style-name="T219">a jen h</text:span><text:span text:style-name="T233">rstka</text:span><text:span text:style-name="T219"> bude mít víc než dvě</text:span><text:span text:style-name="T217">. T</text:span><text:span text:style-name="T234">en</text:span><text:span text:style-name="T219">, kdo nějakou schopnost má, tím </text:span><text:span text:style-name="T286">je</text:span><text:span text:style-name="T205"> pravděpodobně známý – o kováři, který dokáže rukama narovnat podkovu, se bude mluvit široko daleko.</text:span></text:p>
      <text:p text:style-name="P192">Příklady:</text:p>
      <text:list xml:id="list191339207" text:style-name="L11">
        <text:list-item>
          <text:p text:style-name="P411"><text:span text:style-name="T1000">Kovář určitě </text:span><text:span text:style-name="T194">bude mít dovednost</text:span><text:span text:style-name="T1000"> </text:span><text:span text:style-name="T678">kovářství</text:span><text:span text:style-name="T1000"> a </text:span><text:span text:style-name="T194">může mít případně schopnost </text:span><text:span text:style-name="T398">drtivý stisk</text:span><text:span text:style-name="T195"> </text:span><text:span text:style-name="T194">nebo </text:span><text:span text:style-name="T399">lamželezo</text:span><text:span text:style-name="T194">.</text:span></text:p>
        </text:list-item>
        <text:list-item>
          <text:p text:style-name="P416"><text:span text:style-name="T1000">Ke k</text:span>apitán<text:span text:style-name="T1000">ovi</text:span> gardy s<text:span text:style-name="T1000">e hodí</text:span> <text:span text:style-name="T669">velitelský hlas</text:span><text:span text:style-name="T847">.</text:span></text:p>
        </text:list-item>
        <text:list-item>
          <text:p text:style-name="P417">Generál královské armády bude mít dovednost <text:span text:style-name="T669">důstojnický výcvik a válčení</text:span>.</text:p>
        </text:list-item>
        <text:list-item>
          <text:p text:style-name="P411"><text:span text:style-name="T194">G</text:span><text:span text:style-name="T1007">ladiátor může být slavný </text:span><text:span text:style-name="T206">díky</text:span><text:span text:style-name="T1007"> </text:span><text:span text:style-name="T679">bojov</text:span><text:span text:style-name="T678">é</text:span><text:span text:style-name="T684">mu</text:span><text:span text:style-name="T679"> šílenství</text:span><text:span text:style-name="T1001">.</text:span></text:p>
        </text:list-item>
        <text:list-item>
          <text:p text:style-name="P418">Poustevník <text:span text:style-name="T1000">by mohl znát</text:span> <text:span text:style-name="T669">řeč zvířat</text:span>.</text:p>
        </text:list-item>
        <text:list-item>
          <text:p text:style-name="P411"><text:soft-page-break/><text:span text:style-name="T984">Hypnotizér </text:span><text:span text:style-name="T196">n</text:span><text:span text:style-name="T194">ejspíš bude umět kouzlo</text:span><text:span text:style-name="T984"> </text:span><text:span text:style-name="T680">hypnóza</text:span><text:span text:style-name="T1002">.</text:span></text:p>
        </text:list-item>
        <text:list-item>
          <text:p text:style-name="P411"><text:span text:style-name="T1006">Sapér </text:span><text:span text:style-name="T201">m</text:span><text:span text:style-name="T202">ůže umět</text:span><text:span text:style-name="T1006"> vyrobit </text:span><text:span text:style-name="T683">ohnivou hlínu</text:span><text:span text:style-name="T1006"> a </text:span><text:span text:style-name="T683">bombu</text:span><text:span text:style-name="T1006">.</text:span></text:p>
        </text:list-item>
        <text:list-item>
          <text:p text:style-name="P411"><text:span text:style-name="T1003">Vyhlášený sukničkář </text:span><text:span text:style-name="T197">m</text:span><text:span text:style-name="T198">á</text:span><text:span text:style-name="T1003"> </text:span><text:span text:style-name="T681">svůdný hlas</text:span><text:span text:style-name="T1003">.</text:span></text:p>
        </text:list-item>
        <text:list-item>
          <text:p text:style-name="P419">Šlechtic určitě zná <text:span text:style-name="T669">etiketu vyšší společnosti</text:span>.</text:p>
        </text:list-item>
        <text:list-item>
          <text:p text:style-name="P420">Písař nepochybně umí <text:span text:style-name="T669">číst a psát</text:span>.</text:p>
        </text:list-item>
        <text:list-item>
          <text:p text:style-name="P411"><text:span text:style-name="T1004">Vojenský ostrostřelec </text:span><text:span text:style-name="T199">m</text:span><text:span text:style-name="T200">ůže mít schopnost</text:span><text:span text:style-name="T1005"> </text:span><text:span text:style-name="T682">přesný výstřel</text:span><text:span text:style-name="T1005">.</text:span></text:p>
        </text:list-item>
      </text:list>
      <text:p text:style-name="P146"><text:span text:style-name="T1014">Nemusíš se omezovat jen na schopnosti uvedené v pravidlech, můžeš si vym</text:span><text:span text:style-name="T227">yslet</text:span><text:span text:style-name="T1014"> vlastní.</text:span></text:p>
      <text:h text:style-name="Heading_20_3" text:outline-level="3"><text:bookmark-start text:name="__RefHeading___Toc5542_4216715273"/>Charakterizace cizích postav<text:bookmark-end text:name="__RefHeading___Toc5542_4216715273"/></text:h>
      <text:p text:style-name="P144"><text:span text:style-name="T207">C</text:span><text:span text:style-name="T211">izí postavy nemusíš popisovat detailně, stačí</text:span><text:span text:style-name="T207"> jen</text:span><text:span text:style-name="T1008"> pár nejvýraznějších rysů. Inspirovat se můžeš seznamem v kapitole </text:span><text:span text:style-name="T1009">Rysy</text:span><text:span text:style-name="T1012"> </text:span><text:span text:style-name="T1008">/* TODO: odkaz */. </text:span><text:span text:style-name="T207">R</text:span><text:span text:style-name="T211">ozmysli si také, </text:span><text:span text:style-name="T207">j</text:span><text:span text:style-name="T226">ak se oblékají a jaké případně nosí zbraně</text:span><text:span text:style-name="T1013">.</text:span></text:p>
      <text:p text:style-name="P193">Příklady:</text:p>
      <text:list xml:id="list174331566053839" text:continue-numbering="true" text:style-name="L11">
        <text:list-item>
          <text:p text:style-name="P412"><text:span text:style-name="T209">Buchar: r</text:span><text:span text:style-name="T208">ozložitý </text:span><text:span text:style-name="T209">barbar</text:span><text:span text:style-name="T1010"> ve špinavé kovářské zástěře s vytetovaným kladivem na předloktí.</text:span></text:p>
        </text:list-item>
        <text:list-item>
          <text:p text:style-name="P413"><text:span text:style-name="T860">Silka: </text:span><text:span text:style-name="T1011">š</text:span><text:span text:style-name="T209">pinavá</text:span><text:span text:style-name="T1011"> </text:span><text:span text:style-name="T210">h</text:span><text:span text:style-name="T209">obitka</text:span><text:span text:style-name="T1011"> s culíky. Šilhá a ráčkuje.</text:span></text:p>
        </text:list-item>
        <text:list-item>
          <text:p text:style-name="P414"><text:span text:style-name="T860">Urozený pán Z</text:span><text:span text:style-name="T235">ard</text:span><text:span text:style-name="T860"> z Rudé skály: lidský</text:span><text:span text:style-name="T1011"> šlechtic v bohatých šatech s nádherným loveckým psem. U pasu má krátký meč.</text:span></text:p>
        </text:list-item>
        <text:list-item>
          <text:p text:style-name="P415"><text:span text:style-name="T860">Bá</text:span><text:span text:style-name="T209">j</text:span><text:span text:style-name="T860">a: </text:span><text:span text:style-name="T209">mladá elfka</text:span><text:span text:style-name="T1011"> s rozcuchanými vlasy a šaty z trávy a rákosí.</text:span></text:p>
        </text:list-item>
      </text:list>
      <text:h text:style-name="Heading_20_3" text:outline-level="3"><text:bookmark-start text:name="__RefHeading___Toc5544_4216715273"/><text:soft-page-break/>Cizí postavy s dobrodružným povoláním<text:bookmark-end text:name="__RefHeading___Toc5544_4216715273"/></text:h>
      <text:p text:style-name="P145"><text:span text:style-name="T236">Pro cizí postavy, které</text:span><text:span text:style-name="T220"> </text:span><text:span text:style-name="T236">strávily</text:span><text:span text:style-name="T212"> podstatnou část svého života průzkumem nebezpečných míst, </text:span><text:span text:style-name="T220">platí stejná pravidla jako pro hráčské postavy</text:span><text:span text:style-name="T212">: </text:span><text:span text:style-name="T214">p</text:span><text:span text:style-name="T213">ostupuj</text:span><text:span text:style-name="T236">í</text:span><text:span text:style-name="T213"> po úrovních </text:span><text:span text:style-name="T236">a</text:span><text:span text:style-name="T213"> rost</text:span><text:span text:style-name="T220">ou</text:span><text:span text:style-name="T236"> jim</text:span><text:span text:style-name="T213"> při tom vlastnosti a počet dovedností, schopností, kouzel a alchymistických receptů, které z</text:span><text:span text:style-name="T220">n</text:span><text:span text:style-name="T236">ají</text:span><text:span text:style-name="T213">. </text:span><text:span text:style-name="T212">Mohou to být například:</text:span></text:p>
      <text:list xml:id="list2204377151" text:style-name="L12">
        <text:list-item>
          <text:p text:style-name="P393">Mistři, od kterých se postavy učí při přestupu na vyšší úroveň.</text:p>
        </text:list-item>
        <text:list-item>
          <text:p text:style-name="P421"><text:span text:style-name="T2">Jiná družina dobrodruhů, </text:span><text:span text:style-name="T213">se kterou budou </text:span><text:span text:style-name="T287">postavy</text:span><text:span text:style-name="T213"> spolupracovat, soupeřit, nebo si třeba jen povyměňují příběhy a informace.</text:span></text:p>
        </text:list-item>
        <text:list-item>
          <text:p text:style-name="P422"><text:span text:style-name="T212">B</text:span><text:span text:style-name="T213">ývalí dobrodruzi, kteří se usadili a živí se jako obyčejní lidé, případně si užívají bohatství z nalezených pokladů.</text:span></text:p>
        </text:list-item>
      </text:list>
      <text:p text:style-name="P158"><text:span text:style-name="T213">D</text:span><text:span text:style-name="T225">obrodružné povolání by mělo být vzácné: obyčejný voják, člen městské stráže nebo i král by neměl</text:span><text:span text:style-name="T288">i</text:span><text:span text:style-name="T225"> mít povolání </text:span><text:span text:style-name="T401">válečník</text:span><text:span text:style-name="T225">, měl</text:span><text:span text:style-name="T288">i</text:span><text:span text:style-name="T225"> by mít pouze vlastnosti, pár příhodných dovedností a možná jednu nebo dvě schopnosti. Stejně tak obyčejný lovec by neměl být </text:span><text:span text:style-name="T401">hraničář</text:span><text:span text:style-name="T225">, vesnická vědma by neměla být </text:span><text:span text:style-name="T401">kouzelnice</text:span><text:span text:style-name="T225"> a pouliční kapsář by neměl být </text:span><text:span text:style-name="T401">zloděj</text:span><text:span text:style-name="T225">. <text:line-break/><text:tab/>Při tvorbě cizích postav s dobrodružným povoláním postupuj jako při tvorbě hráčsk</text:span><text:span text:style-name="T288">ých</text:span><text:span text:style-name="T225"> postav, nemusíš ale vymyslet úplně všechno – u</text:span><text:span text:style-name="T223">rči </text:span><text:span text:style-name="T225">jim</text:span><text:span text:style-name="T223"> úroveň,</text:span><text:span text:style-name="T222"> vlastnosti,</text:span><text:span text:style-name="T237"> zbraně a oblečení</text:span><text:span text:style-name="T222"> </text:span><text:span text:style-name="T223">a vymysli pro ně</text:span><text:span text:style-name="T222"> jméno nebo přezdívku a v</text:span><text:span text:style-name="T236">ýrazné rysy.</text:span><text:span text:style-name="T222"> </text:span><text:span text:style-name="T236">N</text:span><text:span text:style-name="T222">emusíš </text:span><text:span text:style-name="T224">ale</text:span><text:span text:style-name="T222"> nutně vy</text:span><text:span text:style-name="T224">jmenovat</text:span><text:span text:style-name="T222"> všechny </text:span><text:span text:style-name="T225">jejich</text:span><text:span text:style-name="T222"> schopnosti a dovednosti. </text:span><text:span text:style-name="T289">S</text:span><text:span text:style-name="T222">tačí </text:span><text:span text:style-name="T228">v</text:span><text:span text:style-name="T230">ědět</text:span><text:span text:style-name="T228">,</text:span><text:span text:style-name="T222"> j</text:span><text:span text:style-name="T229">aké</text:span><text:span text:style-name="T222"> nejčastěji použív</text:span><text:span text:style-name="T225">ají</text:span><text:span text:style-name="T214">.</text:span></text:p>
      <text:p text:style-name="P194"><text:soft-page-break/>Příklad<text:span text:style-name="T985">y</text:span>:</text:p>
      <text:list xml:id="list3264137570" text:style-name="L13">
        <text:list-item>
          <text:p text:style-name="P423"><text:span text:style-name="T852">Barbarský kouzelník </text:span><text:span text:style-name="T847">Hro</text:span><text:span text:style-name="T853">t</text:span><text:span text:style-name="T847">gar </text:span><text:span text:style-name="T852">(</text:span>6. úrov<text:span text:style-name="T982">eň)</text:span>, specialista na ledová kouzla <text:span text:style-name="T983">s těžkou dubovou holí zahalený do dlouhého modrého pláště</text:span>.</text:p>
        </text:list-item>
        <text:list-item>
          <text:p text:style-name="P424"><text:span text:style-name="T214">Hobití zloděj Svišť (3. úroveň), </text:span><text:span text:style-name="T221">protřelý podvodník s </text:span><text:span text:style-name="T400">odhadem na lidi</text:span><text:span text:style-name="T221"> a </text:span><text:span text:style-name="T400">průměrnou tváří</text:span><text:span text:style-name="T221">. Nosí lehkou zbroj, kuši a dýku.</text:span></text:p>
        </text:list-item>
      </text:list>
      <text:p text:style-name="P148"><text:span text:style-name="T291">V průběhu hry jim pak</text:span><text:span text:style-name="T221"> </text:span><text:span text:style-name="T231">přidávej schopnosti či vybavení podle potřeby. V</text:span><text:span text:style-name="T239">ždy</text:span><text:span text:style-name="T231"> se ale drž toho, co už jsi jednou určil: Hrotgar je specialista na ledová kouzla, takže by neměl seslat </text:span><text:span text:style-name="T402">ohnivý oblouk</text:span><text:span text:style-name="T231">, přestože by se mu zrovna hodil. Dodržuj také omezení </text:span><text:span text:style-name="T239">na počet</text:span><text:span text:style-name="T231"> schopností, kouzel a r</text:span><text:span text:style-name="T239">eceptů</text:span><text:span text:style-name="T231"> na dané úrovni, a vybírej pouze z těch, které se mohou naučit – Svišť například </text:span><text:span text:style-name="T290">nemůže</text:span><text:span text:style-name="T231"> mít žádnou mistrovskou schopnost.</text:span></text:p>
      <text:h text:style-name="Heading_20_2" text:outline-level="2"><text:bookmark-start text:name="__RefHeading___Toc1828_3850923094"/>Dra<text:span text:style-name="T601">ci</text:span><text:bookmark-end text:name="__RefHeading___Toc1828_3850923094"/></text:h>
      <text:p text:style-name="P224"><text:span text:style-name="T924">D</text:span><text:span text:style-name="T923">ráče:</text:span><text:span text:style-name="T937"><text:tab/><text:tab/></text:span><text:span text:style-name="T941">Fyzička 5, Finesa 2, Duše 4, Životy 12</text:span></text:p>
      <text:p text:style-name="P225"><text:span text:style-name="T923">Mladý drak:</text:span><text:span text:style-name="T937"><text:tab/></text:span><text:span text:style-name="T941">Fyzička 7, Finesa 4, Duše 6, Životy 16</text:span></text:p>
      <text:p text:style-name="P225"><text:span text:style-name="T976">Dospělý drak:</text:span><text:span text:style-name="T937"><text:tab/></text:span><text:span text:style-name="T941">Fyzička 9, Finesa 6, Duše 8, Životy 20</text:span></text:p>
      <text:p text:style-name="Property_20_Header"><text:span text:style-name="T557">Z</text:span><text:span text:style-name="T555">broj:</text:span></text:p>
      <text:p text:style-name="P210"><text:span text:style-name="T924">D</text:span><text:span text:style-name="T923">ráče:<text:tab/><text:tab/></text:span><text:span text:style-name="T941">1</text:span></text:p>
      <text:p text:style-name="P210"><text:span text:style-name="T923">Mladý drak:</text:span><text:span text:style-name="T937"><text:tab/></text:span><text:span text:style-name="T941">2</text:span></text:p>
      <text:p text:style-name="P211"><text:span text:style-name="T923">Dospělý drak:<text:tab/></text:span><text:span text:style-name="T937">3</text:span></text:p>
      <text:p text:style-name="P245"><text:span text:style-name="T557">Rychlost:</text:span><text:span text:style-name="T440"> </text:span><text:span text:style-name="T469">n</text:span><text:span text:style-name="T467">a zemi </text:span><text:span text:style-name="T470">jako člověk,</text:span><text:span text:style-name="T468"> </text:span><text:span text:style-name="T534">létá a plave </text:span><text:span text:style-name="T535">rychlostí</text:span><text:span text:style-name="T534"> k</text:span><text:span text:style-name="T535">oně</text:span><text:span text:style-name="T534"> v trysku</text:span></text:p>
      <text:p text:style-name="P253"><text:span text:style-name="T560">Smysly:</text:span><text:span text:style-name="T447"> </text:span><text:span text:style-name="T469">zrak jako elf, čich jako pes, sluch jako kudůk, infravidění</text:span></text:p>
      <text:p text:style-name="P253"><text:span text:style-name="T584">Detekovatelnost</text:span><text:span text:style-name="T583">:</text:span><text:span text:style-name="T536"> </text:span><text:span text:style-name="T537">Draci</text:span><text:span text:style-name="T536"> jsou studenokrevní, mají stejnou teplotu jako okolí a nejsou tedy vidět pomocí infravidění.</text:span></text:p>
      <text:p text:style-name="Property_20_Header"><text:soft-page-break/><text:span text:style-name="T917">⚔</text:span><text:span text:style-name="T919"><text:tab/></text:span><text:span text:style-name="T921">Zuby nebo drápy:</text:span></text:p>
      <text:p text:style-name="P204"><text:span text:style-name="T924">D</text:span><text:span text:style-name="T923">ráče:<text:tab/><text:tab/></text:span><text:span text:style-name="T937">5 + k6, zranění 2</text:span></text:p>
      <text:p text:style-name="P204"><text:span text:style-name="T923">Mladý drak:<text:tab/></text:span><text:span text:style-name="T937">7 + k6, zranění 3</text:span></text:p>
      <text:p text:style-name="P204"><text:span text:style-name="T923">Dospělý drak:<text:tab/></text:span><text:span text:style-name="T937">9 + k6, zranění 4</text:span></text:p>
      <text:p text:style-name="Property_20_Header"><text:span text:style-name="T917">⚔</text:span><text:span text:style-name="T919"><text:tab/></text:span><text:span text:style-name="T920">Dech:</text:span></text:p>
      <text:p text:style-name="P208"><text:span text:style-name="T924">D</text:span><text:span text:style-name="T926">ráče:</text:span><text:span text:style-name="T940"><text:tab/><text:tab/></text:span><text:span text:style-name="T942">-</text:span></text:p>
      <text:p text:style-name="P208"><text:span text:style-name="T923">Mladý drak:<text:tab/></text:span><text:span text:style-name="T937">7 + k6, zranění </text:span><text:span text:style-name="T942">6 kz</text:span></text:p>
      <text:p text:style-name="P204"><text:span text:style-name="T927">Dospělý drak:<text:tab/></text:span><text:span text:style-name="T942">9 + k6, zranění 10 kz</text:span></text:p>
      <text:p text:style-name="Property_20_level_20_1"><text:span text:style-name="T926">Rozsah:</text:span><text:span text:style-name="T940"> v</text:span><text:span text:style-name="T939">šechno v </text:span><text:span text:style-name="T925">krátké vzdálenosti</text:span><text:span text:style-name="T939"> před drakem</text:span></text:p>
      <text:p text:style-name="Property_20_level_20_1"><text:span text:style-name="T926">Příprava:</text:span><text:span text:style-name="T940"> jedno kolo hlubokého nádechu</text:span></text:p>
      <text:p text:style-name="Property_20_Header"><text:span text:style-name="T917">⚔<text:tab/></text:span><text:span text:style-name="T556">O</text:span><text:span text:style-name="T568">cas </text:span><text:span text:style-name="T471">(obvykle jen sráží </text:span><text:span text:style-name="T472">nebo</text:span><text:span text:style-name="T471"> odhazuje):</text:span></text:p>
      <text:p text:style-name="P204"><text:span text:style-name="T924">D</text:span><text:span text:style-name="T928">ráče:<text:tab/><text:tab/></text:span><text:span text:style-name="T943">5 + k6, zranění </text:span><text:span text:style-name="T944">0</text:span></text:p>
      <text:p text:style-name="P204"><text:span text:style-name="T923">Mladý drak:<text:tab/></text:span><text:span text:style-name="T937">7 + k6, zranění </text:span><text:span text:style-name="T944">0</text:span></text:p>
      <text:p text:style-name="P204"><text:span text:style-name="T928">Dospělý drak:<text:tab/></text:span><text:span text:style-name="T943">9 + k6, zranění </text:span><text:span text:style-name="T944">0</text:span></text:p>
      <text:p text:style-name="Property_20_Header"><text:span text:style-name="T917">⚔</text:span><text:span text:style-name="T919"><text:tab/></text:span><text:span text:style-name="T922">Děsivý řev:</text:span></text:p>
      <text:p text:style-name="P209"><text:span text:style-name="T924">D</text:span><text:span text:style-name="T926">ráče:</text:span><text:span text:style-name="T940"><text:tab/><text:tab/></text:span><text:span text:style-name="T945">4 + k6</text:span><text:span text:style-name="T946"> proti Duši</text:span></text:p>
      <text:p text:style-name="P209"><text:span text:style-name="T923">Mladý drak:</text:span><text:span text:style-name="T940"><text:tab/></text:span><text:span text:style-name="T945">6 + k6</text:span><text:span text:style-name="T946"> proti Duši</text:span></text:p>
      <text:p text:style-name="P209"><text:span text:style-name="T927">Dospělý drak:</text:span><text:span text:style-name="T940"><text:tab/></text:span><text:span text:style-name="T945">8 + k6</text:span><text:span text:style-name="T946"> proti Duši</text:span></text:p>
      <text:p text:style-name="Property_20_level_20_1"><text:span text:style-name="T669">Účinek:</text:span> <text:span text:style-name="T1021">strach (</text:span><text:span text:style-name="T252">nevýhoda</text:span><text:span text:style-name="T292">)</text:span></text:p>
      <text:p text:style-name="P234">Vzhled:</text:p>
      <text:p text:style-name="P212"><text:span text:style-name="T924">D</text:span><text:span text:style-name="T928">ráče:</text:span><text:span text:style-name="T944"> </text:span><text:span text:style-name="T947">Dráček se zakrnělými křídly velký jako medvěd.</text:span></text:p>
      <text:p text:style-name="P212"><text:span text:style-name="T923">Mladý drak:</text:span><text:span text:style-name="T937"> </text:span><text:span text:style-name="T947">O</text:span><text:span text:style-name="T948">křídlený plaz se silnými drápy a tlamou plnou ostrých zubů </text:span><text:span text:style-name="T947">velký jako kůň</text:span><text:span text:style-name="T948">.</text:span></text:p>
      <text:p text:style-name="P212"><text:span text:style-name="T928">Dospělý drak: </text:span><text:span text:style-name="T947">O</text:span><text:span text:style-name="T948">křídlený plaz se silnými drápy, </text:span><text:span text:style-name="T947">rohy a</text:span><text:span text:style-name="T948"> tlamou plnou ostrých zubů </text:span><text:span text:style-name="T947">velký jako slon</text:span><text:span text:style-name="T948">.</text:span></text:p>
      <text:p text:style-name="P289"><text:span text:style-name="T389">Pohyb:</text:span><text:span text:style-name="T125"> </text:span><text:span text:style-name="T245">D</text:span><text:span text:style-name="T240">raci jsou </text:span><text:span text:style-name="T304">rychlejší a obratnější</text:span><text:span text:style-name="T240"> ve vzduchu </text:span><text:span text:style-name="T244">nebo</text:span><text:span text:style-name="T240"> ve vodě, </text:span><text:span text:style-name="T304">na zemi jsou zhruba stejně pohybliví jako člověk</text:span><text:span text:style-name="T303">. </text:span><text:span text:style-name="T343">Dráče nedokáže vzlétnout, uletí vždy jen pár metrů.</text:span></text:p>
      <text:p text:style-name="P303"><text:soft-page-break/><text:span text:style-name="T379">👣 </text:span><text:span text:style-name="T561">S</text:span><text:span text:style-name="T562">topy:</text:span><text:span text:style-name="T454"> </text:span><text:span text:style-name="T471">Otisky </text:span><text:span text:style-name="T505">ještěřích</text:span><text:span text:style-name="T471"> tlap </text:span><text:span text:style-name="T505">(velikost jako od medvěda/koně/slona)</text:span><text:span text:style-name="T471">.</text:span></text:p>
      <text:p text:style-name="P271"><text:span text:style-name="T669">Boj:</text:span><text:span text:style-name="T847"> </text:span><text:span text:style-name="T861">Drak </text:span><text:span text:style-name="T241">d</text:span><text:span text:style-name="T242">okáže současně útočit</text:span><text:span text:style-name="T861"> svými zuby a drápy </text:span><text:span text:style-name="T862">a pokud </text:span><text:span text:style-name="T242">j</text:span><text:span text:style-name="T246">e někdo za ním</text:span><text:span text:style-name="T862">,</text:span><text:span text:style-name="T861"> </text:span><text:span text:style-name="T242">může ho</text:span><text:span text:style-name="T862"> srazit </text:span><text:span text:style-name="T869">nebo odhodit</text:span><text:span text:style-name="T862"> ocasem. Může tedy bez postihu útočit až na tři cíle najednou.</text:span></text:p>
      <text:list xml:id="list2028819936" text:style-name="L14">
        <text:list-item>
          <text:p text:style-name="P454"><text:span text:style-name="T669">Dračí dech:</text:span> <text:span text:style-name="T861">Když se </text:span><text:span text:style-name="T876">drak</text:span><text:span text:style-name="T861"> nadechne (jedno kolo </text:span><text:span text:style-name="T863">neútočí</text:span><text:span text:style-name="T861">), může použít svůj dech. </text:span><text:span text:style-name="T876">N</text:span><text:span text:style-name="T861">a útok si hází Fyzičk</text:span><text:span text:style-name="T876">a + k6, zranění záleží na jeho velikosti </text:span><text:span text:style-name="T877">(viz tabulka)</text:span><text:span text:style-name="T876"> a druh zranění záleží na </text:span><text:span text:style-name="T878">barvě</text:span><text:span text:style-name="T876"> draka – bílý drak vydechuje </text:span><text:span text:style-name="T1036">mráz</text:span><text:span text:style-name="T876">, rudý drak </text:span><text:span text:style-name="T1030">o</text:span><text:span text:style-name="T1031">heň</text:span><text:span text:style-name="T876">, černý drak </text:span><text:span text:style-name="T901">ž</text:span><text:span text:style-name="T902">íravin</text:span><text:span text:style-name="T903">u</text:span><text:span text:style-name="T876">, modrý </text:span><text:span text:style-name="T1033">b</text:span><text:span text:style-name="T1034">lesky</text:span><text:span text:style-name="T876"> a zelený </text:span><text:span text:style-name="T910">je</text:span><text:span text:style-name="T911">dovatý plyn</text:span><text:span text:style-name="T861">. </text:span><text:span text:style-name="T879">Dráčata dech použít nedokáží.</text:span></text:p>
        </text:list-item>
      </text:list>
      <text:p text:style-name="P272"><text:span text:style-name="T387">I</text:span><text:span text:style-name="T403">munita</text:span><text:span text:style-name="T371">:</text:span><text:span text:style-name="T2"> </text:span><text:span text:style-name="T243">Všichni draci jsou imunní proti zranění svým dechem – bílý drak je tedy imunní proti </text:span><text:span text:style-name="T1037">mr</text:span><text:span text:style-name="T1038">a</text:span><text:span text:style-name="T1037">z</text:span><text:span text:style-name="T1038">u</text:span><text:span text:style-name="T243">, rudý proti </text:span><text:span text:style-name="T1030">o</text:span><text:span text:style-name="T1031">h</text:span><text:span text:style-name="T1032">ni</text:span><text:span text:style-name="T243"> atd.</text:span></text:p>
      <text:p text:style-name="P195">Suroviny:</text:p>
      <text:list xml:id="list174331630848873" text:continue-list="list174331528627845" text:style-name="L1">
        <text:list-item>
          <text:p text:style-name="P425"><text:span text:style-name="T295">Ze skořápky</text:span><text:span text:style-name="T251"> d</text:span><text:span text:style-name="T243">račí</text:span><text:span text:style-name="T251">ho</text:span><text:span text:style-name="T243"> vejce </text:span><text:span text:style-name="T251">může alchymista vytěžit 33 magů.</text:span></text:p>
        </text:list-item>
        <text:list-item>
          <text:p text:style-name="P445"><text:span text:style-name="T243">Z dračích šupin </text:span><text:span text:style-name="T296">(prodej: 200 zl)</text:span><text:span text:style-name="T243"> jde vyrobit </text:span><text:span text:style-name="T403">dračí zbroj</text:span><text:span text:style-name="T243">.</text:span></text:p>
        </text:list-item>
        <text:list-item>
          <text:p text:style-name="P427"><text:span text:style-name="T251">Z </text:span><text:span text:style-name="T2">dračích očí </text:span><text:span text:style-name="T294">(prodej 50 zl)</text:span><text:span text:style-name="T2"> může alchymista vytěžit 16 magů nebo vyrobit </text:span><text:span text:style-name="T371">elixír dračího zraku</text:span><text:span text:style-name="T2">.</text:span></text:p>
        </text:list-item>
        <text:list-item>
          <text:p text:style-name="P426"><text:span text:style-name="T251">Z d</text:span><text:span text:style-name="T2">račí</text:span><text:span text:style-name="T251">ho</text:span><text:span text:style-name="T2"> srdce </text:span><text:span text:style-name="T293">(prodej 100 zl)</text:span><text:span text:style-name="T2"> </text:span><text:span text:style-name="T251">může alchymista vytěžit 55 magů </text:span><text:span text:style-name="T293">nebo vyrobit </text:span><text:span text:style-name="T406">elixír mládí</text:span><text:span text:style-name="T251">.</text:span></text:p>
        </text:list-item>
        <text:list-item>
          <text:p text:style-name="P428"><text:soft-page-break/><text:span text:style-name="T251">P</text:span><text:span text:style-name="T2">okud někdo podepíše smlouvu nebo přísahu sepsanou dračí krví (prodej 50 zl) a nedodrží ji, na čele se mu objeví nápis určený při </text:span><text:span text:style-name="T298">jejím</text:span><text:span text:style-name="T2"> sepsání (například „křivopřísežník“, „podvodník“ a podobně). </text:span><text:span text:style-name="T297">Není jej možno odstranit chirurgicky ani magicky. Jediný způsob, jak se ho zbavit, je dostát podmínkám smlouvy, nebo </text:span><text:span text:style-name="T302">ji</text:span><text:span text:style-name="T297"> důkladně zničit, například spálit.</text:span></text:p>
        </text:list-item>
        <text:list-item>
          <text:p text:style-name="P429"><text:span text:style-name="T297">D</text:span><text:span text:style-name="T2">račí zuby, spáry a kosti nejsou magické, vyrábí se z nich ale různé předměty podobně jako ze slonoviny. Zuby z jednoho draka mají prodejní cenu 50 zl, spáry 25 zl a kosti </text:span><text:span text:style-name="T299">2</text:span><text:span text:style-name="T2">00 zl – pozor ale na to, že kosti dospělého draka dohromady váží skoro tunu, takže </text:span><text:span text:style-name="T300">je</text:span><text:span text:style-name="T2"> může být problém odnést.</text:span></text:p>
        </text:list-item>
      </text:list>
      <text:p text:style-name="Text_20_body">Dra<text:span text:style-name="T1041">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669">Dech:</text:span> <text:span text:style-name="T1035">mráz</text:span></text:p>
      <text:p text:style-name="Property_20_level_20_0"><text:span text:style-name="T669">Prostředí:</text:span> zasněžené hory, ledové pláně</text:p>
      <text:h text:style-name="P376" text:outline-level="4"><text:bookmark-start text:name="__RefHeading___Toc5548_4216715273"/><text:span text:style-name="T432">Černý</text:span> drak<text:bookmark-end text:name="__RefHeading___Toc5548_4216715273"/></text:h>
      <text:p text:style-name="Property_20_level_20_0"><text:span text:style-name="T669">Dech:</text:span> <text:span text:style-name="T901">ž</text:span><text:span text:style-name="T902">íravina</text:span></text:p>
      <text:p text:style-name="Property_20_level_20_0"><text:span text:style-name="T685">Prostředí:</text:span><text:span text:style-name="T1016"> </text:span><text:span text:style-name="T247">b</text:span><text:span text:style-name="T250">ažiny, močály</text:span></text:p>
      <text:h text:style-name="P377" text:outline-level="4"><text:bookmark-start text:name="__RefHeading___Toc5550_4216715273"/><text:span text:style-name="T429">M</text:span><text:span text:style-name="T431">odrý</text:span> drak<text:bookmark-end text:name="__RefHeading___Toc5550_4216715273"/></text:h>
      <text:p text:style-name="Property_20_level_20_0"><text:span text:style-name="T669">Dech:</text:span> <text:span text:style-name="T1033">b</text:span><text:span text:style-name="T1034">lesky</text:span></text:p>
      <text:p text:style-name="Property_20_level_20_0"><text:span text:style-name="T685">Prostředí:</text:span><text:span text:style-name="T1016"> moře, </text:span><text:span text:style-name="T248">v</text:span><text:span text:style-name="T249">elké řeky, jezera</text:span></text:p>
      <text:h text:style-name="P378" text:outline-level="4"><text:bookmark-start text:name="__RefHeading___Toc5552_4216715273"/><text:soft-page-break/><text:span text:style-name="T429">R</text:span><text:span text:style-name="T430">udý</text:span> drak<text:bookmark-end text:name="__RefHeading___Toc5552_4216715273"/></text:h>
      <text:p text:style-name="Property_20_level_20_0"><text:span text:style-name="T669">Dech:</text:span> <text:span text:style-name="T1030">o</text:span><text:span text:style-name="T1031">heň</text:span></text:p>
      <text:p text:style-name="Property_20_level_20_0"><text:span text:style-name="T669">Prostředí:</text:span> <text:span text:style-name="T1017">kráter sopky, lávové pole, rozpálená poušť</text:span></text:p>
      <text:h text:style-name="P379" text:outline-level="4"><text:bookmark-start text:name="__RefHeading___Toc5554_4216715273"/><text:span text:style-name="T429">Zelený</text:span> drak<text:bookmark-end text:name="__RefHeading___Toc5554_4216715273"/></text:h>
      <text:p text:style-name="P249"><text:span text:style-name="T669">Dech:</text:span> <text:span text:style-name="T910">je</text:span><text:span text:style-name="T911">dovatý</text:span><text:span text:style-name="T339"> </text:span><text:span text:style-name="T342">plyn</text:span><text:span text:style-name="T301"><text:line-break/></text:span><text:span text:style-name="T411">Latence:</text:span><text:span text:style-name="T339"> </text:span><text:span text:style-name="T341">3</text:span><text:span text:style-name="T339"> kol</text:span><text:span text:style-name="T341">a</text:span><text:span text:style-name="T339"><text:line-break/></text:span><text:span text:style-name="T412">Příznaky:</text:span><text:span text:style-name="T340"> Bolest po celém těle, pálení očí, rozpraskání kůže, vykašlávání krve.</text:span></text:p>
      <text:p text:style-name="Property_20_level_20_0"><text:span text:style-name="T685">Prostředí:</text:span><text:span text:style-name="T1016"> </text:span><text:span text:style-name="T247">h</text:span><text:span text:style-name="T250">luboké lesy</text:span></text:p>
      <text:h text:style-name="Heading_20_3" text:outline-level="3"><text:bookmark-start text:name="__RefHeading___Toc5556_4216715273"/>Schopnosti draků<text:bookmark-end text:name="__RefHeading___Toc5556_4216715273"/></text:h>
      <text:p text:style-name="P164">Kromě dechu mají draci ještě <text:span text:style-name="T1047">další</text:span> zvláštní schopnosti<text:span text:style-name="T1047"> z následujícího seznamu:</text:span> <text:span text:style-name="T1047">mladý drak jednu, dospělý dvě až tři. </text:span>Jaké to budou můžeš určit úvahou nebo náhodně.<text:line-break/><text:tab/><text:span text:style-name="T1024">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420622316" text:style-name="L15">
        <text:list-item>
          <text:p text:style-name="P430"><text:span text:style-name="T407">P</text:span><text:span text:style-name="T408">lošná</text:span><text:span text:style-name="T688"> telekineze:</text:span><text:span text:style-name="T1018"> Duše + k6 proti Duši, zranění od 0 do +3 podle předmětu</text:span></text:p>
          <text:list>
            <text:list-header>
              <text:p text:style-name="P430"><text:span text:style-name="T669">Rozsah:</text:span> všechno v <text:span text:style-name="T669">krátké vzdálenosti<text:line-break/></text:span><text:span text:style-name="T692">Trvání</text:span><text:span text:style-name="T669">:</text:span><text:span text:style-name="T847"> </text:span><text:span text:style-name="T880">po dobu </text:span><text:span text:style-name="T692">udržování</text:span></text:p>
            </text:list-header>
          </text:list>
          <text:p text:style-name="P430"><text:span text:style-name="T1018">Drak ovládá silnější formu hraničářské </text:span><text:span text:style-name="T687">telekineze</text:span><text:span text:style-name="T1040">. Dokáže najednou hýbat všemi předměty v </text:span><text:span text:style-name="T687">krátké vzdálenosti</text:span><text:span text:style-name="T1040">, může jimi útočit a zvládne dokonce zvednout postavy a někam je odhodit odhodit: když se postava má čeho chytit, hází si Fyzičkou, jinak hází 0 + k6.</text:span></text:p>
        </text:list-item>
      </text:list>
      <text:list xml:id="list4280207924" text:style-name="L16">
        <text:list-item>
          <text:p text:style-name="P431"><text:soft-page-break/><text:span text:style-name="T669">Spánek:</text:span> <text:span text:style-name="T1042">Duše + k6 proti Duši</text:span></text:p>
          <text:list>
            <text:list-header>
              <text:p text:style-name="P431"><text:span text:style-name="T669">Rozsah:</text:span> vš<text:span text:style-name="T1044">ichni</text:span> v<text:span text:style-name="T1046">e</text:span> <text:span text:style-name="T1046">střední</text:span><text:span text:style-name="T669"> vzdálenosti<text:line-break/></text:span><text:span text:style-name="T689">Účinek:</text:span><text:span text:style-name="T1042"> za první úspěch ospalost, za druhý malátnost (nevýhoda), za třetí hluboký spánek</text:span></text:p>
            </text:list-header>
          </text:list>
          <text:p text:style-name="P431">Drak pošle telepatický příkaz v dračí řeči všem živým bytostem v okolí. Pokud neodolají, okamžitě hluboce usnou a probudí je jen fyzická bolest (například v důsledku zranění).</text:p>
        </text:list-item>
        <text:list-item>
          <text:p text:style-name="P431"><text:span text:style-name="T690">Zm</text:span><text:span text:style-name="T691">ate</text:span><text:span text:style-name="T690">ní:</text:span><text:span text:style-name="T1043"> Duše + k6 proti Duši</text:span></text:p>
          <text:list>
            <text:list-header>
              <text:p text:style-name="P431"><text:span text:style-name="T669">Rozsah:</text:span> vš<text:span text:style-name="T1044">ichni</text:span> v <text:span text:style-name="T691">dlouhé</text:span><text:span text:style-name="T669"> vzdálenosti<text:line-break/></text:span><text:span text:style-name="T689">Účinek:</text:span><text:span text:style-name="T1042"> počet úspěchů je počet kol, po která budou cíle zmatené</text:span></text:p>
            </text:list-header>
          </text:list>
          <text:p text:style-name="P431"><text:span text:style-name="T1049">Všichni inteligentní tvorové v </text:span><text:span text:style-name="T691">dlouhé vzdálenosti</text:span><text:span text:style-name="T1045">, kterým se nepodaří odolat, ztratí krátkodobou paměť a bude jim trvat 1-3 kol (podle počtu úspěchů draka), než si zase uvědomí, kdo jsou a co tam dělají. Po tuto dobu se mohou pouze bránit.</text:span></text:p>
        </text:list-item>
        <text:list-item>
          <text:p text:style-name="P431"><text:span text:style-name="T690">Rozkaz:</text:span><text:span text:style-name="T1043"> Duše + k6 proti Duši</text:span></text:p>
          <text:list>
            <text:list-header>
              <text:p text:style-name="P431"><text:span text:style-name="T669">Rozsah:</text:span> <text:span text:style-name="T1045">jedena osoba, kterou drak slyší, vidí nebo cítí</text:span><text:span text:style-name="T669"><text:line-break/></text:span><text:span text:style-name="T689">Účinek:</text:span><text:span text:style-name="T1042"> počet úspěchů je počet kol, po která se cíl bude snažit plnit dračí příkaz</text:span></text:p>
            </text:list-header>
          </text:list>
        </text:list-item>
        <text:list-item>
          <text:p text:style-name="P433"><text:span text:style-name="T669">Paralýza:</text:span> <text:s/>Duše + k6 proti Duši</text:p>
          <text:list>
            <text:list-header>
              <text:p text:style-name="P432"><text:span text:style-name="T669">Rozsah:</text:span> <text:span text:style-name="T1048">1-3 tvorové, které drak vidí, slyší nebo cítí</text:span><text:span text:style-name="T669"><text:line-break/></text:span><text:span text:style-name="T689">Účinek:</text:span><text:span text:style-name="T1042"> za první úspěch </text:span><text:span text:style-name="T689">zpomalení</text:span><text:span text:style-name="T1042">, za druhý znehybnění části těla, za třetí kompletní paralýza<text:line-break/></text:span><text:span text:style-name="T689">Trvání:</text:span><text:span text:style-name="T1042"> několik minut</text:span></text:p>
            </text:list-header>
          </text:list>
        </text:list-item>
        <text:list-item>
          <text:p text:style-name="P394"><text:soft-page-break/><text:span text:style-name="T669">Metamorfóza:</text:span> <text:span text:style-name="T1050">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62">Draci <text:span text:style-name="T1027">jsou inteligentní a</text:span> stejně jako my své myšlenky formulují do slov a vět. Komunikují ale telepaticky, nehýbou <text:span text:style-name="T1028">tedy</text:span> při tom tlamou a nevydávají artikulované zvuky. „<text:span text:style-name="T1039">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560837280" text:style-name="L17">
        <text:list-item>
          <text:p text:style-name="P434">Draci „mluvící“ lidskou řečí budou působit pohádkověji, případně je můžeš pojmout jako vládce mocných říší.</text:p>
        </text:list-item>
        <text:list-item>
          <text:p text:style-name="P434">Pokud budou znát jen dračí řeč, budou tajemnější, vzdálenější lidem. <text:span text:style-name="T1029">Řádění</text:span> draka, se kterým se nedá domluvit, bude působit spíš jako <text:span text:style-name="T1025">přírodní</text:span> katastrofa než jako zlý čin.</text:p>
        </text:list-item>
      </text:list>
      <text:p text:style-name="P163"><text:soft-page-break/>Když budeš chtít, můžeš dát postavám možnost se dračí řeč naučit. Mohou jí pak normálně mluvit, nemusí umět <text:span text:style-name="T669">telepatii</text:span>. <text:span text:style-name="T1026">Stejně jako všechny jazyky je to samostatná dovednost.</text:span></text:p>
      <text:h text:style-name="P344" text:outline-level="2">Gargoyla</text:h>
      <text:p text:style-name="P168"><text:span text:style-name="T818">F</text:span><text:span text:style-name="T823">yzička </text:span><text:span text:style-name="T833">4</text:span><text:span text:style-name="T823">, Finesa </text:span><text:span text:style-name="T833">2</text:span><text:span text:style-name="T823">, Duše </text:span><text:span text:style-name="T482">2</text:span><text:span text:style-name="T823">, </text:span><text:span text:style-name="T826">Ž</text:span><text:span text:style-name="T819">ivot</text:span><text:span text:style-name="T826">y </text:span><text:span text:style-name="T834">8</text:span></text:p>
      <text:p text:style-name="P247"><text:span text:style-name="T557">Zbroj: </text:span><text:span text:style-name="T486">oživlá</text:span><text:span text:style-name="T440"> </text:span><text:span text:style-name="T482">1, zkamenělá 3</text:span></text:p>
      <text:p text:style-name="P247"><text:span text:style-name="T557">Rychlost:</text:span><text:span text:style-name="T440"> </text:span><text:span text:style-name="T483">na zemi i ve vzduchu jako pes (o něco rychlejší než člověk)</text:span></text:p>
      <text:p text:style-name="P247"><text:span text:style-name="T560">Smysly:</text:span><text:span text:style-name="T447"> </text:span><text:span text:style-name="T482">vidí i v naprosté tmě, sluch jako člověk, nemá hmat ani čich</text:span></text:p>
      <text:p text:style-name="P253"><text:span text:style-name="T584">Detekovatelnost</text:span><text:span text:style-name="T583">:</text:span><text:span text:style-name="T536"> </text:span><text:span text:style-name="T539">Gargoyla není</text:span><text:span text:style-name="T536"> vidět pomocí infravidění.</text:span></text:p>
      <text:p text:style-name="P277"><text:span text:style-name="T917">⚔<text:tab/></text:span><text:span text:style-name="T556">Z</text:span><text:span text:style-name="T575">uby nebo spáry</text:span><text:span text:style-name="T821">:</text:span><text:span text:style-name="T819"> </text:span><text:span text:style-name="T833">4 + k6, zranění 1</text:span></text:p>
      <text:p text:style-name="P278"><text:span text:style-name="T669">Vzhled:</text:span><text:span text:style-name="T847"> </text:span><text:span text:style-name="T883">Socha čtyřnohé, okřídlené nestvůry velké jako pes.</text:span></text:p>
      <text:p text:style-name="P277"><text:span text:style-name="T389">Pohyb:</text:span><text:span text:style-name="T125"> </text:span><text:span text:style-name="T320">Na zemi jako pes. Umí létat, ve vzduchu ale není příliš obratná.</text:span></text:p>
      <text:p text:style-name="P277"><text:span text:style-name="T669">Prostředí:</text:span> <text:span text:style-name="T1054">Gargoyly se nejčastěji skrývají mezi ostatními chrliči na stěnách chrámů či jiných velkých budov, ale také v podzemí nebo kdekoliv jinde, kde bývají sochy.</text:span></text:p>
      <text:p text:style-name="P277"><text:span text:style-name="T379">👣 </text:span><text:span text:style-name="T561">S</text:span><text:span text:style-name="T562">topy:</text:span><text:span text:style-name="T454"> </text:span><text:span text:style-name="T484">Otisky tlap s drápy zhruba psí velikosti.</text:span></text:p>
      <text:p text:style-name="P279"><text:span text:style-name="T574">Schopnosti</text:span><text:span text:style-name="T569">:</text:span></text:p>
      <text:list xml:id="list174331964126794" text:continue-list="list174331630848873" text:style-name="L1">
        <text:list-item>
          <text:p text:style-name="P450">Gargoyla se umí proměnit v kamennou sochu. V této podobě má zbroj 3. Nemůže se hýbat, ale plně vnímá, co se kolem ní děje. Proměna do sochy nebo zpět zabere jedno kolo.</text:p>
        </text:list-item>
        <text:list-item>
          <text:p text:style-name="P401">Po smrti se gargoyla automaticky promění v kámen.</text:p>
        </text:list-item>
        <text:list-item>
          <text:p text:style-name="P435"><text:soft-page-break/><text:span text:style-name="T434">Pokud chce,</text:span><text:span text:style-name="T485"> </text:span><text:span text:style-name="T434">přes noc se </text:span><text:span text:style-name="T487">jí</text:span><text:span text:style-name="T434"> vyléčí všechna zranění (může ale schválně zůstat poškozená aby zmátla své protivníky).</text:span></text:p>
        </text:list-item>
      </text:list>
      <text:p text:style-name="P281"><text:span text:style-name="T387">S</text:span><text:span text:style-name="T371">labiny:</text:span><text:span text:style-name="T2"> </text:span><text:span text:style-name="T321">Gargoyly nemají rády sluneční světlo – když už na něm musí být, přečkají ho </text:span><text:span text:style-name="T322">obyčejně</text:span><text:span text:style-name="T321"> v podobě sochy.</text:span></text:p>
      <text:p text:style-name="P279"><text:span text:style-name="T669">Boj:</text:span> <text:span text:style-name="T1055">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280"><text:span text:style-name="T409">Mimo boj</text:span><text:span text:style-name="T371">:</text:span><text:span text:style-name="T2"> </text:span><text:span text:style-name="T323">Gargoyly jsou výborní zvědi a špehové. V podobě sochy dokáží celé dny nehnutě sedět, poslouchat a pozorovat. </text:span><text:span text:style-name="T324">Ne</text:span><text:span text:style-name="T325">dokáží</text:span><text:span text:style-name="T324"> sice mluvit, ale </text:span><text:span text:style-name="T325">mohou</text:span><text:span text:style-name="T324"> kývat „ano“ nebo „ne“.</text:span></text:p>
      <text:h text:style-name="Heading_20_2" text:outline-level="2"><text:bookmark-start text:name="__RefHeading___Toc1834_3850923094"/>Gryf<text:bookmark-end text:name="__RefHeading___Toc1834_3850923094"/></text:h>
      <text:p text:style-name="P168"><text:span text:style-name="T818">F</text:span><text:span text:style-name="T823">yzička </text:span><text:span text:style-name="T835">5</text:span><text:span text:style-name="T823">, Finesa </text:span><text:span text:style-name="T835">2</text:span><text:span text:style-name="T823">, Duše </text:span><text:span text:style-name="T445">-, </text:span><text:span text:style-name="T493">Ž</text:span><text:span text:style-name="T446">ivot</text:span><text:span text:style-name="T493">y </text:span><text:span text:style-name="T835">12</text:span></text:p>
      <text:p text:style-name="P248"><text:span text:style-name="T557">Zbroj:</text:span><text:span text:style-name="T440"> </text:span><text:span text:style-name="T489">0</text:span></text:p>
      <text:p text:style-name="P248"><text:span text:style-name="T557">Rychlost:</text:span><text:span text:style-name="T440"> </text:span><text:span text:style-name="T489">Na zemi jako lev, ve vzduchu jako </text:span><text:span text:style-name="T494">trysk koně</text:span><text:span text:style-name="T489">.</text:span></text:p>
      <text:p text:style-name="P248"><text:span text:style-name="T560">Smysly:</text:span><text:span text:style-name="T447"> </text:span><text:span text:style-name="T489">Výborný zrak a sluch, slabý čich (jako orel).</text:span></text:p>
      <text:p text:style-name="P282"><text:span text:style-name="T917">⚔<text:tab/></text:span><text:span text:style-name="T556">Z</text:span><text:span text:style-name="T576">obák nebo drápy</text:span><text:span text:style-name="T821">:</text:span><text:span text:style-name="T819"> </text:span><text:span text:style-name="T835">5 + k6, zranění 2</text:span></text:p>
      <text:p text:style-name="P282"><text:span text:style-name="T669">Vzhled:</text:span> <text:span text:style-name="T1056">Šelma s tělem lva, orlí hlavou a křídly.</text:span></text:p>
      <text:p text:style-name="P282"><text:span text:style-name="T389">Pohyb:</text:span><text:span text:style-name="T125"> </text:span><text:span text:style-name="T326">Na </text:span><text:span text:style-name="T331">zemi</text:span><text:span text:style-name="T326"> </text:span><text:span text:style-name="T331">se gryf pohybuje</text:span><text:span text:style-name="T326"> jako lev, </text:span><text:span text:style-name="T331">díky křídlům je ale schopen dělat velmi dlouhé skoky. Umí létat </text:span><text:span text:style-name="T332">vysokou rychlostí</text:span><text:span text:style-name="T331">, </text:span><text:span text:style-name="T332">není při tom ale moc obratný</text:span><text:span text:style-name="T326">.</text:span></text:p>
      <text:p text:style-name="P282"><text:span text:style-name="T669">Prostředí:</text:span> <text:span text:style-name="T1058">Stepi, skalní věže a útesy.</text:span></text:p>
      <text:p text:style-name="P282"><text:span text:style-name="T379">👣 </text:span><text:span text:style-name="T561">S</text:span><text:span text:style-name="T562">topy:</text:span><text:span text:style-name="T488"> Otisky lvích tlap.</text:span></text:p>
      <text:p text:style-name="P282"><text:soft-page-break/><text:span text:style-name="T669">Boj:</text:span> <text:span text:style-name="T1057">Gryf nejraději útočí ze vzduchu jako orel, srazí svou kořist na zem a roztrhá ji svým ostrým zobákem. Na zemi bojuje spíš jako lev, díky křídlům ale zvládne velmi dlouhé skoky.</text:span></text:p>
      <text:p text:style-name="P282"><text:span text:style-name="T410">Mimo boj</text:span><text:span text:style-name="T371">:</text:span><text:span text:style-name="T2"> </text:span><text:span text:style-name="T332">Na gryfovi je možné létat</text:span><text:span text:style-name="T327">. </text:span><text:span text:style-name="T328">Není ho ovšem možné ochočit. </text:span><text:span text:style-name="T332">N</text:span><text:span text:style-name="T328">osit bude jen toho, koho </text:span><text:span text:style-name="T329">sám</text:span><text:span text:style-name="T328"> bude chtít.</text:span></text:p>
      <text:h text:style-name="Heading_20_2" text:outline-level="2"><text:bookmark-start text:name="__RefHeading___Toc1836_3850923094"/>Hadi<text:bookmark-end text:name="__RefHeading___Toc1836_3850923094"/></text:h>
      <text:p text:style-name="P169"><text:span text:style-name="T514">Všichni hadi jsou predátoři, ale </text:span><text:span text:style-name="T527">postavy</text:span><text:span text:style-name="T517"> jsou pro ně</text:span><text:span text:style-name="T514"> příliš velká kořist, takže na </text:span><text:span text:style-name="T508">ně</text:span><text:span text:style-name="T514"> </text:span><text:span text:style-name="T511">zaútočí</text:span><text:span text:style-name="T514">, </text:span><text:span text:style-name="T511">je</text:span><text:span text:style-name="T515">n</text:span><text:span text:style-name="T511"> když</text:span><text:span text:style-name="T514"> se </text:span><text:span text:style-name="T511">cítí</text:span><text:span text:style-name="T514"> ohroženi. </text:span><text:span text:style-name="T509">Ve světě Dračáku ovšem existují i obří v</text:span><text:span text:style-name="T512">arianty</text:span><text:span text:style-name="T509">, které hobita nebo kudůka slupnou jako malinu a </text:span><text:span text:style-name="T528">některé</text:span><text:span text:style-name="T509"> si d</text:span><text:span text:style-name="T516">ají</text:span><text:span text:style-name="T509"> k snídani i krolla.<text:line-break/><text:tab/></text:span><text:span text:style-name="T510">Všichni h</text:span><text:span text:style-name="T507">adi svou kořist polykají vcelku. Podle její velikosti ji potom několik dní až týdnů tráví. Po tuto dobu nejsou hladoví a nepotřebují lovit.</text:span></text:p>
      <text:p text:style-name="P306"><text:span text:style-name="T413">Smysly:</text:span><text:span text:style-name="T346"> </text:span><text:span text:style-name="T363">Většina hadů má slabý zrak a</text:span><text:span text:style-name="T346"> vním</text:span><text:span text:style-name="T363">á</text:span><text:span text:style-name="T346"> hlavně pohyb</text:span><text:span text:style-name="T41">. </text:span><text:span text:style-name="T363">Výjimkou jsou denní hadi, například </text:span><text:span text:style-name="T416">mamba černá</text:span><text:span text:style-name="T363">.</text:span><text:span text:style-name="T41"> </text:span><text:span text:style-name="T347">Sluch mají </text:span><text:span text:style-name="T348">také </text:span><text:span text:style-name="T347">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307"><text:span text:style-name="T584">Detekovatelnost</text:span><text:span text:style-name="T583">:</text:span><text:span text:style-name="T536"> Hadi jsou studenokrevní, mají stejnou teplotu jako okolí a nejsou tedy vidět pomocí infravidění.</text:span></text:p>
      <text:p text:style-name="P302"><text:span text:style-name="T387">I</text:span><text:span text:style-name="T403">munita</text:span><text:span text:style-name="T414">:</text:span><text:span text:style-name="T347"> </text:span><text:span text:style-name="T344">Všichni jedovatí hadi </text:span><text:span text:style-name="T40">j</text:span><text:span text:style-name="T41">sou imunní proti vlastnímu jedu.</text:span></text:p>
      <text:p text:style-name="P297">Příklady použití ve hře:</text:p>
      <text:list xml:id="list174331683141133" text:continue-list="list4281701111" text:style-name="L2">
        <text:list-item>
          <text:p text:style-name="P452"><text:span text:style-name="T41">M</text:span><text:span text:style-name="T2">ístnost plná hadů.</text:span></text:p>
        </text:list-item>
        <text:list-item>
          <text:p text:style-name="P452"><text:soft-page-break/><text:span text:style-name="T345">T</text:span><text:span text:style-name="T2">ruhla s pokladem, ve které se zabydlel had.</text:span></text:p>
        </text:list-item>
        <text:list-item>
          <text:p text:style-name="P452"><text:span text:style-name="T345">K</text:span><text:span text:style-name="T2">ult </text:span><text:span text:style-name="T357">nebo divoký kmen</text:span><text:span text:style-name="T2"> uctívá obřího hada a předkládá mu oběti.</text:span></text:p>
        </text:list-item>
        <text:list-item>
          <text:p text:style-name="P395">Gobliní šaman mluví s hady a dokáže je ovládat.</text:p>
        </text:list-item>
      </text:list>
      <text:h text:style-name="Heading_20_3" text:outline-level="3">Jedovatí hadi</text:h>
      <text:p text:style-name="P175">Jedovatý had loví nebo útočí velmi rychlým <text:span text:style-name="T1091">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380" text:outline-level="4">Chřestýš</text:h>
      <text:p text:style-name="P171">/<text:span text:style-name="T1067">* Velikost: obyčejný 2 – (3 kg), obří 5 (30 kg) */</text:span></text:p>
      <text:p text:style-name="P227"><text:span text:style-name="T929">Obyčejn</text:span><text:span text:style-name="T933">ý</text:span><text:span text:style-name="T923">:</text:span><text:span text:style-name="T937"><text:tab/></text:span><text:span text:style-name="T949">F</text:span><text:span text:style-name="T950">yzička </text:span><text:span text:style-name="T963">2</text:span><text:span text:style-name="T950">, Finesa </text:span><text:span text:style-name="T963">4</text:span><text:span text:style-name="T950">, Duše -, </text:span><text:span text:style-name="T952">Ž</text:span><text:span text:style-name="T938">ivot</text:span><text:span text:style-name="T952">y </text:span><text:span text:style-name="T966">4</text:span></text:p>
      <text:p text:style-name="P227"><text:span text:style-name="T929">Obří</text:span><text:span text:style-name="T924">:</text:span><text:span text:style-name="T938"><text:tab/><text:tab/></text:span><text:span text:style-name="T949">F</text:span><text:span text:style-name="T950">yzička </text:span><text:span text:style-name="T963">3</text:span><text:span text:style-name="T950">, Finesa </text:span><text:span text:style-name="T953">5</text:span><text:span text:style-name="T950">, Duše -, </text:span><text:span text:style-name="T952">Ž</text:span><text:span text:style-name="T938">ivot</text:span><text:span text:style-name="T952">y </text:span><text:span text:style-name="T966">8</text:span></text:p>
      <text:p text:style-name="P241"><text:span text:style-name="T557">Rychlost:</text:span><text:span text:style-name="T440"> </text:span><text:span text:style-name="T495">n</text:span><text:span text:style-name="T491">a zemi jako chůze</text:span><text:span text:style-name="T523">,</text:span><text:span text:style-name="T529"> plave stejně rychle</text:span><text:span text:style-name="T500"> jako člověk, <text:s/></text:span><text:span text:style-name="T529">šplhá pomaleji než člověk</text:span></text:p>
      <text:p text:style-name="Property_20_level_20_0"><text:span text:style-name="T560">Smysly:</text:span><text:span text:style-name="T447"> </text:span><text:span text:style-name="T495">s</text:span><text:span text:style-name="T448">labý zrak (</text:span><text:span text:style-name="T490">vnímá</text:span><text:span text:style-name="T448"> hlavně pohyb), slabý sluch, výborný čich, </text:span><text:span text:style-name="T513">detekce vibrací,</text:span><text:span text:style-name="T448"> </text:span><text:span text:style-name="T499">infravidění</text:span></text:p>
      <text:p text:style-name="P237"><text:span text:style-name="T917">⚔<text:tab/></text:span><text:span text:style-name="T556">Z</text:span><text:span text:style-name="T559">uby:</text:span></text:p>
      <text:p text:style-name="P220"><text:span text:style-name="T931">Obyčejn</text:span><text:span text:style-name="T934">ý</text:span><text:span text:style-name="T923">:</text:span><text:span text:style-name="T937"><text:tab/></text:span><text:span text:style-name="T964">4 </text:span><text:span text:style-name="T937">+ k6, zranění </text:span><text:span text:style-name="T964">0</text:span></text:p>
      <text:p text:style-name="P220"><text:span text:style-name="T931">Obří</text:span><text:span text:style-name="T930">:</text:span><text:span text:style-name="T955"><text:tab/><text:tab/></text:span><text:span text:style-name="T956">5</text:span><text:span text:style-name="T955"> + k6, zranění </text:span><text:span text:style-name="T964">0</text:span></text:p>
      <text:p text:style-name="P200"><text:span text:style-name="T1070">3</text:span> dávk<text:span text:style-name="T1070">y</text:span> <text:span text:style-name="T909">jed</text:span><text:span text:style-name="T912">u</text:span><text:span text:style-name="T1019">: </text:span><text:span text:style-name="T82">1</text:span><text:span text:style-name="T337">2</text:span><text:span text:style-name="T79"> </text:span><text:span text:style-name="T83">+ k6 </text:span><text:span text:style-name="T99">proti Fyzičce</text:span></text:p>
      <text:p text:style-name="P207"><text:span text:style-name="T377">L</text:span><text:span text:style-name="T373">atence:</text:span><text:span text:style-name="T78"> </text:span><text:span text:style-name="T338">30</text:span><text:span text:style-name="T78"> m</text:span><text:span text:style-name="T85">inut</text:span></text:p>
      <text:p text:style-name="P207"><text:soft-page-break/><text:span text:style-name="T580">P</text:span><text:span text:style-name="T581">říznaky:</text:span><text:span text:style-name="T501"> </text:span><text:span text:style-name="T504">Otok</text:span><text:span text:style-name="T502">, </text:span><text:span text:style-name="T504">zhmožděnina,</text:span><text:span text:style-name="T502"> siln</text:span><text:span text:style-name="T504">á bolest, mravenčení a pálení</text:span><text:span text:style-name="T502"> v okolí rány.</text:span><text:span text:style-name="T503"> Znecitlivění ve tváři, </text:span><text:span text:style-name="T504">mátožnost</text:span><text:span text:style-name="T503">, rozmazání zraku, slabost, silné pocení a slinění, obtíže při dýchání.</text:span></text:p>
      <text:p text:style-name="P288"><text:span text:style-name="T669">Vzhled:</text:span> <text:span text:style-name="T1088">Dva metry (obří čtyři metry) dlouhý šedý had se světlými kosočtverci na hřbetě</text:span>. <text:span text:style-name="T1068">Na konci ocasu má chřestidlo.</text:span></text:p>
      <text:p text:style-name="P288"><text:span text:style-name="T389">Pohyb:</text:span><text:span text:style-name="T125"> </text:span><text:span text:style-name="T335">Chřestýš je </text:span><text:span text:style-name="T349">pozemní had a</text:span><text:span text:style-name="T335"> v</text:span><text:span text:style-name="T334">ýborný plavec. </text:span><text:span text:style-name="T335">Umí </text:span><text:span text:style-name="T350">také </text:span><text:span text:style-name="T359">trochu </text:span><text:span text:style-name="T335">šplhat po stromech</text:span><text:span text:style-name="T333">.</text:span></text:p>
      <text:p text:style-name="P288"><text:span text:style-name="T669">Prostředí:</text:span> <text:span text:style-name="T1069">Smíšené nebo jehličnaté lesy, polopouště, stepi, mokřady. Často žije v norách od želv nebo hlodavců.</text:span></text:p>
      <text:p text:style-name="P288"><text:span text:style-name="T379">👣 </text:span><text:span text:style-name="T561">S</text:span><text:span text:style-name="T562">topy:</text:span><text:span text:style-name="T454"> </text:span><text:span text:style-name="T492">Brázda po hadím těle.</text:span></text:p>
      <text:p text:style-name="P288"><text:span text:style-name="T669">Boj:</text:span> <text:span text:style-name="T1073">Útočící chřestýš se vymrští a zakousne se do kořisti svými jedovými zuby. Když neloví, ať už protože nemá hlad, nebo když je útočník moc velký, varuje jej nejprve hlasitým chřestěním.</text:span></text:p>
      <text:p text:style-name="P300"><text:span text:style-name="T415">Mimo boj:</text:span><text:span text:style-name="T41"> </text:span><text:span text:style-name="T358">Chřestýš loví v noci nebo brzy ráno. Za chladných dnů se přes den vyhřívá na sluníčku. Přes zimu hibernuje v jeskyních nebo hlubokých štěrbinách, často spolu s dalšími hady či obojživelníky.</text:span></text:p>
      <text:h text:style-name="Heading_20_4" text:outline-level="4"><text:bookmark-start text:name="__RefHeading___Toc2852_3430540378"/>Kobra plivající<text:bookmark-end text:name="__RefHeading___Toc2852_3430540378"/></text:h>
      <text:p text:style-name="P171">/<text:span text:style-name="T1067">* Velikost: obyčejná 3 – (7 kg), obří 6 (60 kg) */</text:span></text:p>
      <text:p text:style-name="P228"><text:span text:style-name="T929">Obyčejn</text:span><text:span text:style-name="T935">á</text:span><text:span text:style-name="T923">:</text:span><text:span text:style-name="T937"><text:tab/></text:span><text:span text:style-name="T949">F</text:span><text:span text:style-name="T950">yzička </text:span><text:span text:style-name="T963">2</text:span><text:span text:style-name="T950">, Finesa </text:span><text:span text:style-name="T963">4</text:span><text:span text:style-name="T950">, Duše -, </text:span><text:span text:style-name="T952">Ž</text:span><text:span text:style-name="T938">ivot</text:span><text:span text:style-name="T952">y </text:span><text:span text:style-name="T965">5</text:span></text:p>
      <text:p text:style-name="P228"><text:span text:style-name="T929">Obří</text:span><text:span text:style-name="T924">:</text:span><text:span text:style-name="T938"><text:tab/><text:tab/></text:span><text:span text:style-name="T949">F</text:span><text:span text:style-name="T950">yzička </text:span><text:span text:style-name="T963">3</text:span><text:span text:style-name="T950">, Finesa </text:span><text:span text:style-name="T953">5</text:span><text:span text:style-name="T950">, Duše -, </text:span><text:span text:style-name="T952">Ž</text:span><text:span text:style-name="T938">ivot</text:span><text:span text:style-name="T952">y </text:span><text:span text:style-name="T965">9</text:span></text:p>
      <text:p text:style-name="Property_20_Header"><text:span text:style-name="T557">Rychlost:</text:span><text:span text:style-name="T440"> </text:span><text:span text:style-name="T495">n</text:span><text:span text:style-name="T491">a zemi jako chůze</text:span><text:span text:style-name="T519">, </text:span><text:span text:style-name="T521">plave a</text:span><text:span text:style-name="T500"> </text:span><text:span text:style-name="T520">šplhá </text:span><text:span text:style-name="T529">stejně rychle jako</text:span><text:span text:style-name="T520"> člověk</text:span></text:p>
      <text:p text:style-name="P250"><text:span text:style-name="T560">Smysly:</text:span><text:span text:style-name="T447"> </text:span><text:span text:style-name="T495">s</text:span><text:span text:style-name="T448">labý zrak (</text:span><text:span text:style-name="T490">vnímá</text:span><text:span text:style-name="T448"> hlavně pohyb), slabý sluch, výborný čich, </text:span><text:span text:style-name="T513">detekce vibrací,</text:span><text:span text:style-name="T448"> </text:span><text:span text:style-name="T499">infravidění</text:span></text:p>
      <text:p text:style-name="P238"><text:soft-page-break/><text:span text:style-name="T917">⚔<text:tab/></text:span><text:span text:style-name="T556">Z</text:span><text:span text:style-name="T559">uby:</text:span></text:p>
      <text:p text:style-name="P221"><text:span text:style-name="T931">Obyčejn</text:span><text:span text:style-name="T936">á</text:span><text:span text:style-name="T923">:</text:span><text:span text:style-name="T937"><text:tab/></text:span><text:span text:style-name="T964">4 </text:span><text:span text:style-name="T937">+ k6, zranění </text:span><text:span text:style-name="T964">0</text:span></text:p>
      <text:p text:style-name="P221"><text:span text:style-name="T931">Obří</text:span><text:span text:style-name="T930">:</text:span><text:span text:style-name="T955"><text:tab/><text:tab/></text:span><text:span text:style-name="T956">5</text:span><text:span text:style-name="T955"> + k6, zranění </text:span><text:span text:style-name="T964">0</text:span></text:p>
      <text:p text:style-name="P201"><text:span text:style-name="T1070">3</text:span> dávk<text:span text:style-name="T1070">y</text:span> <text:span text:style-name="T909">jed</text:span><text:span text:style-name="T912">u</text:span><text:span text:style-name="T1019">: </text:span><text:span text:style-name="T82">1</text:span><text:span text:style-name="T337">2</text:span><text:span text:style-name="T79"> </text:span><text:span text:style-name="T83">+ k6 </text:span><text:span text:style-name="T99">proti Fyzičce</text:span></text:p>
      <text:p text:style-name="P216"><text:span text:style-name="T377">L</text:span><text:span text:style-name="T373">atence:</text:span><text:span text:style-name="T78"> </text:span><text:span text:style-name="T338">30</text:span><text:span text:style-name="T78"> m</text:span><text:span text:style-name="T85">inut</text:span></text:p>
      <text:p text:style-name="P216"><text:span text:style-name="T580">P</text:span><text:span text:style-name="T581">říznaky:</text:span><text:span text:style-name="T501"> </text:span><text:span text:style-name="T504">Otok</text:span><text:span text:style-name="T502">, </text:span><text:span text:style-name="T504">zhmožděnina,</text:span><text:span text:style-name="T502"> siln</text:span><text:span text:style-name="T504">á bolest, mravenčení a pálení</text:span><text:span text:style-name="T502"> v okolí rány.</text:span><text:span text:style-name="T503"> Znecitlivění</text:span><text:span text:style-name="T518"> tváře</text:span><text:span text:style-name="T503">, </text:span><text:span text:style-name="T504">mátožnost</text:span><text:span text:style-name="T503">, rozmazání zraku, slabost, silné pocení a slinění, obtíže při dýchání.</text:span></text:p>
      <text:p text:style-name="P233"><text:span text:style-name="T917">⚔<text:tab/></text:span><text:span text:style-name="T582">Plivnutí jedu</text:span><text:span text:style-name="T821">:</text:span><text:span text:style-name="T819"> </text:span><text:span text:style-name="T838">4</text:span><text:span text:style-name="T836"> + k6 </text:span><text:span text:style-name="T839">proti Finese</text:span></text:p>
      <text:p text:style-name="Property_20_level_20_1"><text:span text:style-name="T822">D</text:span><text:span text:style-name="T820">osah:</text:span><text:span text:style-name="T817"> kontaktní vzdálenost</text:span></text:p>
      <text:p text:style-name="Property_20_level_20_1"><text:span text:style-name="T669">Účinek:</text:span> <text:span text:style-name="T1089">za první úspěch nevýhoda (palčivá bolest), za druhý oslepnutí na několik minut, za třetí trvalé oslepnutí</text:span></text:p>
      <text:p text:style-name="P292"><text:span text:style-name="T669">Vzhled:</text:span> <text:span text:style-name="T1074">Zhruba dva metry (obří čtyři metry) dlouhý černý had s červenými skvrnami na krku. </text:span></text:p>
      <text:p text:style-name="P291"><text:span text:style-name="T389">Pohyb:</text:span><text:span text:style-name="T125"> </text:span><text:span text:style-name="T351">Kobra je pozemní had, ale také schopný plavec a dobrý lezec</text:span><text:span text:style-name="T333">.</text:span></text:p>
      <text:p text:style-name="P291"><text:span text:style-name="T669">Prostředí:</text:span> <text:span text:style-name="T1078">Lesy, travnaté plochy.</text:span></text:p>
      <text:p text:style-name="P291"><text:span text:style-name="T379">👣 </text:span><text:span text:style-name="T561">S</text:span><text:span text:style-name="T562">topy:</text:span><text:span text:style-name="T454"> </text:span><text:span text:style-name="T492">Brázda po hadím těle.</text:span></text:p>
      <text:p text:style-name="P293"><text:span text:style-name="T669">Boj:</text:span> <text:span text:style-name="T1077">Když</text:span> se <text:span text:style-name="T1076">kobra</text:span> cítí ohrožen<text:span text:style-name="T1075">a</text:span>, vztyčí přední část těla do výšky a roztáhne <text:span text:style-name="T1074">krk</text:span> do dlouhé, široké kápě, přičemž jsou dobře <text:span text:style-name="T1075">červené skvrny</text:span> na krku. <text:span text:style-name="T1076">Přitom hlasitě syčí. Když musí bojovat, plivne útočníkovi jed do očí, případně se ho pokusí uštknout. Když loví, varováním se nezdržuje a rovnou kořist uštkne.</text:span></text:p>
      <text:list xml:id="list2108809906" text:style-name="L18">
        <text:list-item>
          <text:p text:style-name="P436"><text:span text:style-name="T695">Plivnutí jedu:</text:span><text:span text:style-name="T1079"> Zásah silně pálí, ale pokud mine oči, není příliš nebezpečný. Když postava před útokem oči zavře, nebo si je zakryje, bojuje s nevýhodou, ale plivnutí ji nemůže oslepit.</text:span></text:p>
          <text:list>
            <text:list-item>
              <text:p text:style-name="P437"><text:soft-page-break/>Případné oslepnutí (trvalé i dočasné) vyléčí hraničářský <text:span text:style-name="T669">hojivý dotyk</text:span>, <text:span text:style-name="T669">léčivý lektvar</text:span> nebo podobná léčebná magie.</text:p>
            </text:list-item>
          </text:list>
        </text:list-item>
      </text:list>
      <text:p text:style-name="P301"><text:span text:style-name="T415">Mimo boj:</text:span><text:span text:style-name="T41"> </text:span><text:span text:style-name="T358">Kobra loví v noci.</text:span></text:p>
      <text:h text:style-name="Heading_20_4" text:outline-level="4"><text:bookmark-start text:name="__RefHeading___Toc2854_3430540378"/>Mamba černá<text:bookmark-end text:name="__RefHeading___Toc2854_3430540378"/></text:h>
      <text:p text:style-name="P170">/<text:span text:style-name="T1067">* Velikost: obyčejná 2 – (3 kg), obří 5 (30 kg) */</text:span></text:p>
      <text:p text:style-name="P229"><text:span text:style-name="T929">Obyčejn</text:span><text:span text:style-name="T935">á</text:span><text:span text:style-name="T923">:</text:span><text:span text:style-name="T937"><text:tab/></text:span><text:span text:style-name="T949">F</text:span><text:span text:style-name="T950">yzička </text:span><text:span text:style-name="T967">2</text:span><text:span text:style-name="T950">, Finesa </text:span><text:span text:style-name="T968">4</text:span><text:span text:style-name="T950">, Duše -, </text:span><text:span text:style-name="T952">Ž</text:span><text:span text:style-name="T938">ivot</text:span><text:span text:style-name="T952">y </text:span><text:span text:style-name="T969">4</text:span></text:p>
      <text:p text:style-name="P229"><text:span text:style-name="T929">Obří</text:span><text:span text:style-name="T924">:</text:span><text:span text:style-name="T938"><text:tab/><text:tab/></text:span><text:span text:style-name="T949">F</text:span><text:span text:style-name="T950">yzička </text:span><text:span text:style-name="T963">3</text:span><text:span text:style-name="T950">, Finesa </text:span><text:span text:style-name="T953">5</text:span><text:span text:style-name="T950">, Duše -, </text:span><text:span text:style-name="T952">Ž</text:span><text:span text:style-name="T938">ivot</text:span><text:span text:style-name="T952">y </text:span><text:span text:style-name="T965">9</text:span></text:p>
      <text:p text:style-name="Property_20_Header"><text:span text:style-name="T557">Rychlost:</text:span><text:span text:style-name="T440"> </text:span><text:span text:style-name="T495">n</text:span><text:span text:style-name="T491">a zemi jako chůze,</text:span><text:span text:style-name="T496"> </text:span><text:span text:style-name="T530">plave a šplhá stejně rychle</text:span><text:span text:style-name="T500"> jako člověk</text:span></text:p>
      <text:p text:style-name="P251"><text:span text:style-name="T560">Smysly:</text:span><text:span text:style-name="T447"> </text:span><text:span text:style-name="T546">zrak jako člověk</text:span><text:span text:style-name="T448">, slabý sluch, výborný čich, </text:span><text:span text:style-name="T513">detekce vibrací,</text:span><text:span text:style-name="T448"> </text:span><text:span text:style-name="T499">infravidění</text:span></text:p>
      <text:p text:style-name="P239"><text:span text:style-name="T917">⚔<text:tab/></text:span><text:span text:style-name="T556">Z</text:span><text:span text:style-name="T559">uby:</text:span></text:p>
      <text:p text:style-name="P222"><text:span text:style-name="T931">Obyčejn</text:span><text:span text:style-name="T936">á</text:span><text:span text:style-name="T923">:</text:span><text:span text:style-name="T937"><text:tab/></text:span><text:span text:style-name="T964">4 </text:span><text:span text:style-name="T937">+ k6, zranění </text:span><text:span text:style-name="T964">0</text:span></text:p>
      <text:p text:style-name="P222"><text:span text:style-name="T931">Obří</text:span><text:span text:style-name="T930">:</text:span><text:span text:style-name="T955"><text:tab/><text:tab/></text:span><text:span text:style-name="T956">5</text:span><text:span text:style-name="T955"> + k6, zranění </text:span><text:span text:style-name="T964">0</text:span></text:p>
      <text:p text:style-name="P202"><text:span text:style-name="T1070">3</text:span> dávk<text:span text:style-name="T1070">y</text:span> <text:span text:style-name="T909">jed</text:span><text:span text:style-name="T912">u</text:span><text:span text:style-name="T1019">: </text:span><text:span text:style-name="T353">9</text:span><text:span text:style-name="T79"> </text:span><text:span text:style-name="T83">+ k6 </text:span><text:span text:style-name="T99">proti Fyzičce</text:span></text:p>
      <text:p text:style-name="P217"><text:span text:style-name="T377">L</text:span><text:span text:style-name="T373">atence:</text:span><text:span text:style-name="T78"> </text:span><text:span text:style-name="T353">45</text:span><text:span text:style-name="T78"> m</text:span><text:span text:style-name="T85">inut</text:span></text:p>
      <text:p text:style-name="P218"><text:span text:style-name="T580">P</text:span><text:span text:style-name="T581">říznaky:</text:span><text:span text:style-name="T501"> </text:span><text:span text:style-name="T525">Kovová chuť na jazyce, zplihlá oční víčka, rozmazané vidění, nekontrolované slinění, potíže s dýcháním, husí kůže, zarudlé oči. Později nevolnost, zvracení, průjem, bolest v podbřišku.</text:span></text:p>
      <text:p text:style-name="P295"><text:span text:style-name="T669">Vzhled:</text:span> <text:span text:style-name="T1081">Štíhlý, tři metry (obří šest metrů) dlouhý šedý had.</text:span></text:p>
      <text:p text:style-name="P295"><text:span text:style-name="T389">Pohyb:</text:span><text:span text:style-name="T125"> </text:span><text:span text:style-name="T352">Mamba je mrštná a obratně šplhá</text:span><text:span text:style-name="T333">. </text:span><text:span text:style-name="T352">Při plazení často zvedá přední část těla, aby se rozhlédla.</text:span></text:p>
      <text:p text:style-name="P295"><text:span text:style-name="T669">Prostředí:</text:span> <text:span text:style-name="T1080">Savany, polopouště, řídké lesy a křoviny.</text:span></text:p>
      <text:p text:style-name="P295"><text:span text:style-name="T379">👣 </text:span><text:span text:style-name="T561">S</text:span><text:span text:style-name="T562">topy:</text:span><text:span text:style-name="T454"> </text:span><text:span text:style-name="T492">Brázda po hadím těle.</text:span></text:p>
      <text:p text:style-name="P295"><text:soft-page-break/><text:span text:style-name="T669">Boj:</text:span> V ohrožení vztyčí přední polovinu těla, roztáhne žebra na krku, doširoka rozevře tlamu, syčí a pohybuje hlavou ze strany na stranu. <text:span text:style-name="T1082">Pokud nebezpečí nepomine, prudce a rychle zaútočí. Když loví, zůstává po uštknutí zakousnuta, aby jí kořist neutekla.</text:span></text:p>
      <text:p text:style-name="Standalone_20_Property"><text:span text:style-name="T669">Mimo boj:</text:span> Mamba je aktivní přes den, ráda se vyhřívá na slunci. Přes noc bývá zalezlá v dutinách stromů, ve skalních štěrbinách nebo v opuštěných termitištích.</text:p>
      <text:h text:style-name="Heading_20_4" text:outline-level="4"><text:bookmark-start text:name="__RefHeading___Toc2856_3430540378"/>Zmije<text:bookmark-end text:name="__RefHeading___Toc2856_3430540378"/></text:h>
      <text:p text:style-name="P172">/<text:span text:style-name="T1067">* Velikost: obyčejná 0 – (pod 1 kg), obří 3 (7 kg) */</text:span></text:p>
      <text:p text:style-name="P230"><text:span text:style-name="T929">Obyčejn</text:span><text:span text:style-name="T935">á</text:span><text:span text:style-name="T923">:</text:span><text:span text:style-name="T937"><text:tab/></text:span><text:span text:style-name="T949">F</text:span><text:span text:style-name="T950">yzička </text:span><text:span text:style-name="T972">1</text:span><text:span text:style-name="T950">, Finesa </text:span><text:span text:style-name="T972">3</text:span><text:span text:style-name="T950">, Duše -, </text:span><text:span text:style-name="T952">Ž</text:span><text:span text:style-name="T938">ivot</text:span><text:span text:style-name="T952">y </text:span><text:span text:style-name="T973">1</text:span></text:p>
      <text:p text:style-name="P230"><text:span text:style-name="T929">Obří</text:span><text:span text:style-name="T924">:</text:span><text:span text:style-name="T938"><text:tab/><text:tab/></text:span><text:span text:style-name="T949">F</text:span><text:span text:style-name="T950">yzička </text:span><text:span text:style-name="T971">2</text:span><text:span text:style-name="T950">, Finesa </text:span><text:span text:style-name="T971">5</text:span><text:span text:style-name="T950">, Duše -, </text:span><text:span text:style-name="T952">Ž</text:span><text:span text:style-name="T938">ivot</text:span><text:span text:style-name="T952">y </text:span><text:span text:style-name="T971">5</text:span></text:p>
      <text:p text:style-name="Property_20_Header"><text:span text:style-name="T557">Rychlost:</text:span><text:span text:style-name="T440"> </text:span><text:span text:style-name="T495">n</text:span><text:span text:style-name="T491">a zemi jako chůze</text:span><text:span text:style-name="T500">, </text:span><text:span text:style-name="T524">plave </text:span><text:span text:style-name="T531">a šplhá pomaleji než</text:span><text:span text:style-name="T524"> člověk</text:span></text:p>
      <text:p text:style-name="P252"><text:span text:style-name="T560">Smysly:</text:span><text:span text:style-name="T447"> </text:span><text:span text:style-name="T495">s</text:span><text:span text:style-name="T448">labý zrak (</text:span><text:span text:style-name="T490">vnímá</text:span><text:span text:style-name="T448"> hlavně pohyb), slabý sluch, výborný čich, </text:span><text:span text:style-name="T513">detekce vibrací,</text:span><text:span text:style-name="T448"> </text:span><text:span text:style-name="T499">infravidění</text:span></text:p>
      <text:p text:style-name="P240"><text:span text:style-name="T917">⚔<text:tab/></text:span><text:span text:style-name="T556">Z</text:span><text:span text:style-name="T559">uby:</text:span></text:p>
      <text:p text:style-name="P223"><text:span text:style-name="T931">Obyčejn</text:span><text:span text:style-name="T936">á</text:span><text:span text:style-name="T923">:</text:span><text:span text:style-name="T937"><text:tab/></text:span><text:span text:style-name="T971">3</text:span><text:span text:style-name="T964"> </text:span><text:span text:style-name="T937">+ k6, zranění </text:span><text:span text:style-name="T964">0</text:span></text:p>
      <text:p text:style-name="P223"><text:span text:style-name="T931">Obří</text:span><text:span text:style-name="T930">:</text:span><text:span text:style-name="T955"><text:tab/><text:tab/></text:span><text:span text:style-name="T971">4</text:span><text:span text:style-name="T955"> + k6, zranění </text:span><text:span text:style-name="T964">0</text:span></text:p>
      <text:p text:style-name="P203"><text:span text:style-name="T1070">3</text:span> dávk<text:span text:style-name="T1070">y</text:span> <text:span text:style-name="T909">jed</text:span><text:span text:style-name="T912">u</text:span><text:span text:style-name="T1019">: </text:span><text:span text:style-name="T354">10</text:span><text:span text:style-name="T79"> </text:span><text:span text:style-name="T83">+ k6 </text:span><text:span text:style-name="T99">proti Fyzičce</text:span></text:p>
      <text:p text:style-name="P219"><text:span text:style-name="T377">L</text:span><text:span text:style-name="T373">atence:</text:span><text:span text:style-name="T78"> </text:span><text:span text:style-name="T356">5</text:span><text:span text:style-name="T78"> m</text:span><text:span text:style-name="T85">inut</text:span></text:p>
      <text:p text:style-name="P219"><text:span text:style-name="T580">P</text:span><text:span text:style-name="T581">říznaky:</text:span><text:span text:style-name="T525"> </text:span><text:span text:style-name="T526">Intenzivní bolest v ráně, otok, brnění, zanícení kůže a citlivost na dotyk, potíže s dýcháním. Později otok a modřiny po celé končeti</text:span><text:span text:style-name="T525">ně.</text:span></text:p>
      <text:p text:style-name="P296"><text:span text:style-name="T669">Vzhled:</text:span> <text:span text:style-name="T1086">Necelý metr (obří dva metry) dlouhý šedý had s tmavou klikatou čárou na hřbetě.</text:span></text:p>
      <text:p text:style-name="P296"><text:span text:style-name="T389">Pohyb:</text:span><text:span text:style-name="T125"> </text:span><text:span text:style-name="T355">Zmije je převážně pozemní had, výjimečně šplhá na keře</text:span><text:span text:style-name="T352">.</text:span></text:p>
      <text:p text:style-name="P296"><text:span text:style-name="T669">Prostředí:</text:span> <text:span text:style-name="T1083">Stepi, tajgy, hory, nížiny, louky, rašeliniště, mokřady.</text:span></text:p>
      <text:p text:style-name="P296"><text:soft-page-break/><text:span text:style-name="T379">👣 </text:span><text:span text:style-name="T561">S</text:span><text:span text:style-name="T562">topy:</text:span><text:span text:style-name="T454"> </text:span><text:span text:style-name="T492">Brázda po hadím těle.</text:span></text:p>
      <text:p text:style-name="P296"><text:span text:style-name="T669">Boj:</text:span> Zaskočená zmije se stočí do spirály, esovitě vztyčí přední část těla a hrozí útočníkovi, popřípadě proti němu provádí výpady hlavou. <text:span text:style-name="T1087">Uštkne jen toho, kdo se na ni pokusí šlápnout nebo ji vzít do ruky.</text:span></text:p>
      <text:p text:style-name="P294"><text:span text:style-name="T669">Mimo boj:</text:span> <text:span text:style-name="T1084">Zmije</text:span> je aktivní přes den, <text:span text:style-name="T1084">případně za soumraku.</text:span> <text:span text:style-name="T1083">Ráda se sluní na horských stráních, na kamenech či na skalách.</text:span> Přes noc bývá zalezlá v dutinách stromů, ve skalních štěrbinách nebo v opuštěných termitištích. <text:span text:style-name="T1085">V zimě hibernuje pod zemí, obvykle v klubku s několika dalšími hady či obojživelníky.</text:span></text:p>
      <text:h text:style-name="Heading_20_3" text:outline-level="3">Škrtiči</text:h>
      <text:p text:style-name="P175">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172">/<text:span text:style-name="T1067">* Velikost: obyčejná 7 – (125 kg), obří 10 (1 tuna) */</text:span></text:p>
      <text:p text:style-name="P224"><text:span text:style-name="T929">Obyčejná</text:span><text:span text:style-name="T923">:</text:span><text:span text:style-name="T937"><text:tab/></text:span><text:span text:style-name="T949">F</text:span><text:span text:style-name="T950">yzička </text:span><text:span text:style-name="T951">5</text:span><text:span text:style-name="T950">, Finesa </text:span><text:span text:style-name="T951">3</text:span><text:span text:style-name="T950">, Duše -, </text:span><text:span text:style-name="T952">Ž</text:span><text:span text:style-name="T938">ivot</text:span><text:span text:style-name="T952">y </text:span><text:span text:style-name="T938">1</text:span><text:span text:style-name="T970">2</text:span></text:p>
      <text:p text:style-name="P224"><text:span text:style-name="T929">Obří</text:span><text:span text:style-name="T924">:</text:span><text:span text:style-name="T938"><text:tab/><text:tab/></text:span><text:span text:style-name="T949">F</text:span><text:span text:style-name="T950">yzička </text:span><text:span text:style-name="T953">7</text:span><text:span text:style-name="T950">, Finesa </text:span><text:span text:style-name="T953">5</text:span><text:span text:style-name="T950">, Duše -, </text:span><text:span text:style-name="T952">Ž</text:span><text:span text:style-name="T938">ivot</text:span><text:span text:style-name="T952">y </text:span><text:span text:style-name="T938">1</text:span><text:span text:style-name="T970">7</text:span></text:p>
      <text:p text:style-name="P235"><text:span text:style-name="T557">Rychlost:</text:span><text:span text:style-name="T440"> </text:span><text:span text:style-name="T495">n</text:span><text:span text:style-name="T491">a zemi jako chůze, </text:span><text:span text:style-name="T522">plave rychleji než člověk</text:span><text:span text:style-name="T496">,</text:span><text:span text:style-name="T500"> šplh</text:span><text:span text:style-name="T522">á </text:span><text:span text:style-name="T532">stejně</text:span><text:span text:style-name="T522"> rychle</text:span><text:span text:style-name="T500"> jako člověk</text:span></text:p>
      <text:p text:style-name="P250"><text:span text:style-name="T560">Smysly:</text:span><text:span text:style-name="T447"> </text:span><text:span text:style-name="T495">s</text:span><text:span text:style-name="T448">labý zrak (</text:span><text:span text:style-name="T490">vnímá</text:span><text:span text:style-name="T448"> hlavně pohyb), slabý sluch, výborný čich, </text:span><text:span text:style-name="T513">detekce vibrací</text:span></text:p>
      <text:p text:style-name="Property_20_Header"><text:span text:style-name="T917">⚔<text:tab/></text:span><text:span text:style-name="T556">Z</text:span><text:span text:style-name="T559">uby</text:span></text:p>
      <text:p text:style-name="P213"><text:span text:style-name="T931">Obyčejná</text:span><text:span text:style-name="T923">:</text:span><text:span text:style-name="T937"><text:tab/></text:span><text:span text:style-name="T956">3</text:span><text:span text:style-name="T937"> + k6, zranění </text:span><text:span text:style-name="T956">1</text:span></text:p>
      <text:p text:style-name="P213"><text:soft-page-break/><text:span text:style-name="T931">Obří</text:span><text:span text:style-name="T930">:</text:span><text:span text:style-name="T955"><text:tab/><text:tab/></text:span><text:span text:style-name="T956">5</text:span><text:span text:style-name="T955"> + k6, zranění </text:span><text:span text:style-name="T956">2</text:span></text:p>
      <text:p text:style-name="Property_20_Header"><text:span text:style-name="T917">⚔<text:tab/></text:span><text:span text:style-name="T578">Škrcení</text:span><text:span text:style-name="T821">:</text:span><text:span text:style-name="T819"> </text:span><text:span text:style-name="T837">5</text:span><text:span text:style-name="T836"> + k6, zranění </text:span><text:span text:style-name="T837">2</text:span></text:p>
      <text:p text:style-name="P214"><text:span text:style-name="T931">Obyčejná</text:span><text:span text:style-name="T923">:</text:span><text:span text:style-name="T937"><text:tab/></text:span><text:span text:style-name="T957">5</text:span><text:span text:style-name="T937"> + k6, zranění </text:span><text:span text:style-name="T957">2</text:span></text:p>
      <text:p text:style-name="P214"><text:span text:style-name="T931">Obří</text:span><text:span text:style-name="T930">:<text:tab/><text:tab/></text:span><text:span text:style-name="T954">7</text:span><text:span text:style-name="T955"> + k6, zranění </text:span><text:span text:style-name="T957">3</text:span></text:p>
      <text:p text:style-name="P290"><text:span text:style-name="T669">Vzhled: </text:span><text:span text:style-name="T1062">6</text:span> metrů <text:span text:style-name="T1072">(obří 12 metrů)</text:span> dlouhý <text:span text:style-name="T1059">žlutohnědý</text:span> had <text:span text:style-name="T1059">s mohutným tělem a</text:span> okrouhlými tmavými skvrnami.</text:p>
      <text:p text:style-name="P283"><text:span text:style-name="T389">Pohyb:</text:span><text:span text:style-name="T125"> </text:span><text:span text:style-name="T330">Na zemi je anakonda neohrabaná, ve vodě je ale rychlá a mrštná. </text:span><text:span text:style-name="T333">Umí také šplhat po stromech.</text:span></text:p>
      <text:p text:style-name="P283"><text:span text:style-name="T669">Prostředí:</text:span> <text:span text:style-name="T1060">Bažiny, mokřady nebo pomalu tekoucí řeky v oblasti tropických deštných pralesů.</text:span></text:p>
      <text:p text:style-name="P283"><text:span text:style-name="T379">👣 </text:span><text:span text:style-name="T561">S</text:span><text:span text:style-name="T562">topy:</text:span><text:span text:style-name="T454"> </text:span><text:span text:style-name="T492">Brázda po velkém/</text:span><text:span text:style-name="T506">obřím</text:span><text:span text:style-name="T492"> hadím těle.</text:span></text:p>
      <text:p text:style-name="P284"><text:span text:style-name="T694">Dovednosti</text:span><text:span text:style-name="T669">:</text:span><text:span text:style-name="T847"> </text:span><text:span text:style-name="T884">Když je anakonda ve vodě, umí být nenápadná, jako kdyby měla </text:span><text:span text:style-name="T885">mistrovské</text:span><text:span text:style-name="T884"> </text:span><text:span text:style-name="T694">plížení</text:span><text:span text:style-name="T884">.</text:span></text:p>
      <text:p text:style-name="P305"><text:span text:style-name="T669">Boj:</text:span> <text:span text:style-name="T1061">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174"><text:span text:style-name="T696">Mimo boj:</text:span><text:span text:style-name="T1090"> </text:span>Anakonda loví v noci, přes den je někde zalezlá a spí.</text:p>
      <text:h text:style-name="Heading_20_4" text:outline-level="4">Hroznýš</text:h>
      <text:p text:style-name="P176">/<text:span text:style-name="T1067">* Velikost: obyčejný 6 – (60 kg), obří 9 (500 kg) */</text:span></text:p>
      <text:p text:style-name="P226"><text:soft-page-break/><text:span text:style-name="T929">Obyčejn</text:span><text:span text:style-name="T932">ý</text:span><text:span text:style-name="T923">:</text:span><text:span text:style-name="T937"><text:tab/></text:span><text:span text:style-name="T949">F</text:span><text:span text:style-name="T950">yzička </text:span><text:span text:style-name="T959">4</text:span><text:span text:style-name="T950">, Finesa </text:span><text:span text:style-name="T959">2</text:span><text:span text:style-name="T950">, Duše -, </text:span><text:span text:style-name="T952">Ž</text:span><text:span text:style-name="T938">ivot</text:span><text:span text:style-name="T952">y </text:span><text:span text:style-name="T959">9</text:span></text:p>
      <text:p text:style-name="P226"><text:span text:style-name="T929">Obří</text:span><text:span text:style-name="T924">:</text:span><text:span text:style-name="T938"><text:tab/><text:tab/></text:span><text:span text:style-name="T949">F</text:span><text:span text:style-name="T950">yzička </text:span><text:span text:style-name="T960">6</text:span><text:span text:style-name="T950">, Finesa </text:span><text:span text:style-name="T960">4</text:span><text:span text:style-name="T950">, Duše -, </text:span><text:span text:style-name="T952">Ž</text:span><text:span text:style-name="T938">ivot</text:span><text:span text:style-name="T952">y </text:span><text:span text:style-name="T960">14</text:span></text:p>
      <text:p text:style-name="P236"><text:span text:style-name="T557">Rychlost:</text:span><text:span text:style-name="T440"> </text:span><text:span text:style-name="T495">n</text:span><text:span text:style-name="T491">a zemi jako chůze, </text:span><text:span text:style-name="T522">plave </text:span><text:span text:style-name="T532">a šplhá stejně</text:span><text:span text:style-name="T522"> rychle </text:span><text:span text:style-name="T532">jako</text:span><text:span text:style-name="T522"> člověk</text:span></text:p>
      <text:p text:style-name="P250"><text:span text:style-name="T560">Smysly:</text:span><text:span text:style-name="T447"> </text:span><text:span text:style-name="T495">s</text:span><text:span text:style-name="T448">labý zrak (</text:span><text:span text:style-name="T490">vnímá</text:span><text:span text:style-name="T448"> hlavně pohyb), slabý sluch, výborný čich, </text:span><text:span text:style-name="T513">detekce vibrací</text:span></text:p>
      <text:p text:style-name="P232"><text:span text:style-name="T917">⚔<text:tab/></text:span><text:span text:style-name="T556">Z</text:span><text:span text:style-name="T559">uby</text:span></text:p>
      <text:p text:style-name="P215"><text:span text:style-name="T931">Obyčejn</text:span><text:span text:style-name="T932">ý</text:span><text:span text:style-name="T923">:</text:span><text:span text:style-name="T937"><text:tab/></text:span><text:span text:style-name="T961">2</text:span><text:span text:style-name="T955"> + k6, zranění </text:span><text:span text:style-name="T961">0</text:span></text:p>
      <text:p text:style-name="P215"><text:span text:style-name="T931">Obří</text:span><text:span text:style-name="T930">:</text:span><text:span text:style-name="T955"><text:tab/><text:tab/></text:span><text:span text:style-name="T962">4</text:span><text:span text:style-name="T955"> + k6, zranění 1</text:span></text:p>
      <text:p text:style-name="P232"><text:span text:style-name="T917">⚔<text:tab/></text:span><text:span text:style-name="T578">Škrcení</text:span><text:span text:style-name="T821">:</text:span><text:span text:style-name="T819"> </text:span><text:span text:style-name="T837">5</text:span><text:span text:style-name="T836"> + k6, zranění </text:span><text:span text:style-name="T837">2</text:span></text:p>
      <text:p text:style-name="P215"><text:span text:style-name="T931">Obyčejn</text:span><text:span text:style-name="T932">ý</text:span><text:span text:style-name="T923">:</text:span><text:span text:style-name="T937"><text:tab/></text:span><text:span text:style-name="T961">4</text:span><text:span text:style-name="T955"> + k6, zranění </text:span><text:span text:style-name="T961">1</text:span></text:p>
      <text:p text:style-name="P215"><text:span text:style-name="T931">Obří</text:span><text:span text:style-name="T930">:<text:tab/><text:tab/></text:span><text:span text:style-name="T962">6</text:span><text:span text:style-name="T955"> + k6, zranění </text:span><text:span text:style-name="T958">2</text:span></text:p>
      <text:p text:style-name="P285"><text:span text:style-name="T669">Vzhled:</text:span> <text:span text:style-name="T1066">4</text:span> metr<text:span text:style-name="T1063">y (obří 8 metrů)</text:span> dlouhý <text:span text:style-name="T1063">červenohnědý</text:span> had <text:span text:style-name="T1059">s trojúhelníkovou hlavou a oranžovou kresbou na zádech</text:span>.</text:p>
      <text:p text:style-name="P285"><text:span text:style-name="T389">Pohyb:</text:span><text:span text:style-name="T125"> </text:span><text:span text:style-name="T334">Hroznýš je výborný plavec a umí dobře šplhat po stromech. </text:span><text:span text:style-name="T330">Na zemi je </text:span><text:span text:style-name="T334">pomalý</text:span><text:span text:style-name="T333">.</text:span></text:p>
      <text:p text:style-name="P286"><text:span text:style-name="T669">Prostředí:</text:span> <text:span text:style-name="T1064">Tropický deštný prales, polopouště, nejčastěji kolem velkých řek. S oblibou žije v norách středně velkých hlodavců.</text:span></text:p>
      <text:p text:style-name="P285"><text:span text:style-name="T379">👣 </text:span><text:span text:style-name="T561">S</text:span><text:span text:style-name="T562">topy:</text:span><text:span text:style-name="T454"> </text:span><text:span text:style-name="T492">Brázda po </text:span><text:span text:style-name="T506">velkém</text:span><text:span text:style-name="T492"> hadím těle.</text:span></text:p>
      <text:p text:style-name="P287"><text:span text:style-name="T579">Dovednosti</text:span><text:span text:style-name="T577">:</text:span><text:span text:style-name="T492"> </text:span><text:span text:style-name="T498">Hroznýš umí být</text:span><text:span text:style-name="T497"> nenápadn</text:span><text:span text:style-name="T498">ý</text:span><text:span text:style-name="T497">, jako kdyby měl </text:span><text:span text:style-name="T498">pokročilé</text:span><text:span text:style-name="T497"> </text:span><text:span text:style-name="T579">plížení</text:span><text:span text:style-name="T497">.</text:span></text:p>
      <text:p text:style-name="P304"><text:soft-page-break/><text:span text:style-name="T669">Boj:</text:span> <text:span text:style-name="T1065">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173"><text:span text:style-name="T696">Mimo boj:</text:span><text:span text:style-name="T1090"> </text:span>Hroznýš je aktivní v noci, ve dne se ale občas vyhřívá na sluníčku.</text:p>
      <text:h text:style-name="P345" text:outline-level="2"><text:bookmark-start text:name="__RefHeading___Toc1838_3850923094"/>Harpyje<text:bookmark-end text:name="__RefHeading___Toc1838_3850923094"/></text:h>
      <text:p text:style-name="P177">/<text:span text:style-name="T1067">* Velikost 5 (30 kg) */</text:span></text:p>
      <text:p text:style-name="P177"><text:span text:style-name="T818">F</text:span><text:span text:style-name="T823">yzička </text:span><text:span text:style-name="T840">2</text:span><text:span text:style-name="T823">, Finesa </text:span><text:span text:style-name="T840">4</text:span><text:span text:style-name="T823">, Duše </text:span><text:span text:style-name="T840">3</text:span><text:span text:style-name="T445">, </text:span><text:span text:style-name="T493">Ž</text:span><text:span text:style-name="T446">ivot</text:span><text:span text:style-name="T493">y </text:span><text:span text:style-name="T541">7</text:span></text:p>
      <text:p text:style-name="P255"><text:span text:style-name="T557">Rychlost:</text:span><text:span text:style-name="T440"> </text:span><text:span text:style-name="T541">ve vzduchu jako běh, na zemi jako chůze</text:span></text:p>
      <text:p text:style-name="P255"><text:span text:style-name="T560">Smysly:</text:span><text:span text:style-name="T447"> </text:span><text:span text:style-name="T541">jako člověk, ale zrak jako orel</text:span></text:p>
      <text:p text:style-name="P310"><text:span text:style-name="T917">⚔<text:tab/></text:span><text:span text:style-name="T585">Spáry</text:span><text:span text:style-name="T821">:</text:span><text:span text:style-name="T819"> </text:span><text:span text:style-name="T840">4 + k6, zranění 1</text:span></text:p>
      <text:p text:style-name="P310"><text:span text:style-name="T669">Vzhled:</text:span> <text:span text:style-name="T1092">Harpyje má hlavu a tělo ženy a křídla, ocas a pařáty orla.</text:span></text:p>
      <text:p text:style-name="P310"><text:span text:style-name="T389">Pohyb:</text:span><text:span text:style-name="T125"> </text:span><text:span text:style-name="T360">Harpyje se pohybuje jako orel, umí tedy dobře létat, ale na zemi je pomalá a neohrabaná.</text:span></text:p>
      <text:p text:style-name="P310"><text:span text:style-name="T669">Prostředí:</text:span> Harpyje žijí obvykle vysoko ve skalách, na věžích zřícenin hradů či na jiných těžko dostupných místech a podnikají nájezdy do širokého okolí.</text:p>
      <text:p text:style-name="P310"><text:span text:style-name="T379">👣 </text:span><text:span text:style-name="T561">S</text:span><text:span text:style-name="T562">topy:</text:span><text:span text:style-name="T542"> Otisky spárů velkého dravého ptáka.</text:span></text:p>
      <text:p text:style-name="P312"><text:soft-page-break/><text:span text:style-name="T669">Schopnosti:</text:span><text:span text:style-name="T847"> Každá harpyje umí jedno z následujících kouzel: </text:span><text:span text:style-name="T698">sugesce</text:span><text:span text:style-name="T887">, </text:span><text:span text:style-name="T698">přelud</text:span><text:span text:style-name="T887"> </text:span><text:span text:style-name="T888">nebo</text:span><text:span text:style-name="T887"> </text:span><text:span text:style-name="T698">paralýza</text:span><text:span text:style-name="T887">. </text:span><text:span text:style-name="T888">Musí si ho připravovat stejně jako kouzelník a na seslání musí mít možnost mluvit.</text:span></text:p>
      <text:p text:style-name="P310"><text:span text:style-name="T669">Boj:</text:span> <text:span text:style-name="T1093">Harpyje nemají zobák, útočí svými spáry.</text:span></text:p>
      <text:p text:style-name="P311"><text:span text:style-name="T697">Mimo b</text:span><text:span text:style-name="T669">oj:</text:span> <text:span text:style-name="T1093">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178">Hmyz má <text:span text:style-name="T1095">vždy</text:span> 6 nohou a tykadla, <text:span text:style-name="T699">obří červ</text:span><text:span text:style-name="T1094"> tedy do této kategorie nespadá a najdeš ho pod samostatným heslem. Stejně tak mají samostatné heslo </text:span><text:span text:style-name="T699">pavouci</text:span><text:span text:style-name="T1094">.<text:line-break/><text:tab/>Obyčejný hmyz sice může být otravný (mouchy, komáři a podobně), ale nebývá pro člověka nebezpečný. Zde si proto uvedeme jen obří varianty.</text:span></text:p>
      <text:p text:style-name="P314"><text:span text:style-name="T413">Smysly:</text:span><text:span text:style-name="T346"> </text:span><text:span text:style-name="T361">Hmyz vidí, slyší a cítí, ale trochu jinak než člověk. Oči hmyzu jsou složené, obraz je tedy poskládaný z mnoha malých částí. </text:span><text:span text:style-name="T366">Umožňují sice</text:span><text:span text:style-name="T364"> rozeznat </text:span><text:span text:style-name="T366">i</text:span><text:span text:style-name="T364"> tvary, ale nejlépe detekuj</text:span><text:span text:style-name="T366">í</text:span><text:span text:style-name="T364"> pohyb.</text:span><text:span text:style-name="T361"> </text:span><text:span text:style-name="T362">Velice důležitý je hmat – díky citlivým tykadlům se hmyz dokáže perfektně orientovat i v naprosté tmě.</text:span></text:p>
      <text:p text:style-name="P180"><text:span text:style-name="T362">/</text:span><text:span text:style-name="T365">* </text:span><text:a xlink:type="simple" xlink:href="https://www.daviddarling.info/encyclopedia/I/insect_senses.html" text:style-name="Internet_20_link" text:visited-style-name="Visited_20_Internet_20_Link">https://www.daviddarling.info/encyclopedia/I/insect_senses.html</text:a><text:span text:style-name="T2"> </text:span><text:span text:style-name="T365"><text:s/>*/</text:span></text:p>
      <text:p text:style-name="P313"><text:span text:style-name="T584">Detekovatelnost</text:span><text:span text:style-name="T583">:</text:span><text:span text:style-name="T536"> </text:span><text:span text:style-name="T543">Všichni zástupci hmyzu mají</text:span><text:span text:style-name="T536"> stejnou teplotu jako okolí a nejsou tedy vidět pomocí infravidění.</text:span></text:p>
      <text:h text:style-name="Heading_20_3" text:outline-level="3"><text:bookmark-start text:name="__RefHeading___Toc2858_3430540378"/><text:soft-page-break/>Brouk nosatec<text:bookmark-end text:name="__RefHeading___Toc2858_3430540378"/></text:h>
      <text:p text:style-name="Text_20_body">/<text:span text:style-name="T1097">* Weevil */</text:span></text:p>
      <text:p text:style-name="P179">/<text:span text:style-name="T1067">* Velikost 6 (60 kg) */</text:span></text:p>
      <text:p text:style-name="P179"><text:span text:style-name="T818">F</text:span><text:span text:style-name="T823">yzička </text:span><text:span text:style-name="T841">4</text:span><text:span text:style-name="T823">, Finesa </text:span><text:span text:style-name="T841">1</text:span><text:span text:style-name="T823">, Duše </text:span><text:span text:style-name="T841">1</text:span><text:span text:style-name="T445">, </text:span><text:span text:style-name="T493">Ž</text:span><text:span text:style-name="T446">ivot</text:span><text:span text:style-name="T493">y </text:span><text:span text:style-name="T544">10</text:span></text:p>
      <text:p text:style-name="P256"><text:span text:style-name="T557">Zbroj:</text:span><text:span text:style-name="T440"> </text:span><text:span text:style-name="T544">2 (chitinový pancíř)</text:span></text:p>
      <text:p text:style-name="P256"><text:span text:style-name="T557">Rychlost:</text:span><text:span text:style-name="T440"> </text:span><text:span text:style-name="T544">na zemi jako člověk, </text:span><text:span text:style-name="T548">létá rychlostí</text:span><text:span text:style-name="T544"> běh</text:span><text:span text:style-name="T548">u</text:span></text:p>
      <text:p text:style-name="P256"><text:span text:style-name="T560">Smysly:</text:span><text:span text:style-name="T447"> </text:span><text:span text:style-name="T548">h</text:span><text:span text:style-name="T545">matová tykadla, složené oči, </text:span><text:span text:style-name="T547">dobrý sluch a </text:span><text:span text:style-name="T548">výborný</text:span><text:span text:style-name="T547"> čich</text:span></text:p>
      <text:p text:style-name="P309"><text:span text:style-name="T917">⚔<text:tab/></text:span><text:span text:style-name="T586">Kusadla</text:span><text:span text:style-name="T821">:</text:span><text:span text:style-name="T819"> </text:span><text:span text:style-name="T842">4 + k6, zranění 1</text:span></text:p>
      <text:p text:style-name="P456"><text:span text:style-name="T917">⚔<text:tab/></text:span><text:span text:style-name="T586">Bodec</text:span><text:span text:style-name="T549"> (jen s rozeběhem)</text:span><text:span text:style-name="T821">:</text:span><text:span text:style-name="T819"> </text:span><text:span text:style-name="T842">4 + k6, zranění 3</text:span></text:p>
      <text:p text:style-name="P315"><text:span text:style-name="T669">Vzhled:</text:span><text:span text:style-name="T847"> </text:span><text:span text:style-name="T889">Zhruba </text:span><text:span text:style-name="T890">metr dlouhý hnědý brouk s půlmetrovým bodcem v přední části těla.</text:span><text:span text:style-name="T847"> </text:span></text:p>
      <text:p text:style-name="P309"><text:span text:style-name="T389">Pohyb:</text:span><text:span text:style-name="T125"> </text:span><text:span text:style-name="T367">Brouk nosatec neumí šplhat </text:span></text:p>
      <text:p text:style-name="P309"><text:span text:style-name="T669">Prostředí:</text:span> <text:span text:style-name="T1096">Les, podzemní chodby a tunely.</text:span></text:p>
      <text:p text:style-name="P309"><text:span text:style-name="T379">👣 </text:span><text:span text:style-name="T561">S</text:span><text:span text:style-name="T562">topy:</text:span><text:span text:style-name="T454"> </text:span><text:span text:style-name="T550">Otisky obřích hmyzích noh.</text:span></text:p>
      <text:p text:style-name="P309"><text:span text:style-name="T669">Boj:</text:span> </text:p>
      <text:p text:style-name="P309"><text:span text:style-name="T387">S</text:span><text:span text:style-name="T371">labiny:</text:span><text:span text:style-name="T2"> </text:span></text:p>
      <text:p text:style-name="P198">Suroviny:</text:p>
      <text:list xml:id="list174331719645657" text:continue-list="list174331964126794" text:style-name="L1">
        <text:list-item>
          <text:p text:style-name="P446"/>
        </text:list-item>
      </text:list>
      <text:p text:style-name="Text_20_body">- <text:span text:style-name="T606">metr dlouhý hnědý brouk s půlmetrovým bodcem v přední části těla. Rád útočí s rozběhem (výhoda).</text:span></text:p>
      <text:p text:style-name="Text_20_body">- <text:span text:style-name="T607">umí lítat, ale dělá to jen zřídka.</text:span></text:p>
      <text:h text:style-name="Heading_20_3" text:outline-level="3"><text:bookmark-start text:name="__RefHeading___Toc2860_3430540378"/><text:soft-page-break/>Brouk ohnivec<text:bookmark-end text:name="__RefHeading___Toc2860_3430540378"/></text:h>
      <text:p text:style-name="P179">/<text:span text:style-name="T717">* Fire beatle */</text:span></text:p>
      <text:p text:style-name="P439">/<text:span text:style-name="T1067">* Velikost 3 (7 kg) */</text:span></text:p>
      <text:p text:style-name="P439"><text:span text:style-name="T818">F</text:span><text:span text:style-name="T823">yzička </text:span><text:span text:style-name="T843">1</text:span><text:span text:style-name="T823">, Finesa </text:span><text:span text:style-name="T843">2</text:span><text:span text:style-name="T823">, Duše </text:span><text:span text:style-name="T841">1</text:span><text:span text:style-name="T445">, </text:span><text:span text:style-name="T493">Ž</text:span><text:span text:style-name="T446">ivot</text:span><text:span text:style-name="T493">y </text:span><text:span text:style-name="T553">4</text:span></text:p>
      <text:p text:style-name="P443"><text:span text:style-name="T557">Zbroj:</text:span><text:span text:style-name="T440"> </text:span><text:span text:style-name="T551">1</text:span><text:span text:style-name="T544"> (</text:span><text:span text:style-name="T551">tvrdé krovky</text:span><text:span text:style-name="T544">), </text:span><text:span text:style-name="T553">zespodu 0</text:span></text:p>
      <text:p text:style-name="P443"><text:span text:style-name="T557">Rychlost:</text:span><text:span text:style-name="T440"> </text:span><text:span text:style-name="T544">na zemi jako člověk, </text:span><text:span text:style-name="T548">létá rychlostí</text:span><text:span text:style-name="T544"> běh</text:span><text:span text:style-name="T548">u</text:span></text:p>
      <text:p text:style-name="P443"><text:span text:style-name="T560">Smysly:</text:span><text:span text:style-name="T447"> </text:span><text:span text:style-name="T548">h</text:span><text:span text:style-name="T545">matová tykadla, složené oči, </text:span><text:span text:style-name="T547">dobrý sluch a </text:span><text:span text:style-name="T548">výborný</text:span><text:span text:style-name="T547"> čich, </text:span><text:span text:style-name="T551">infravidění</text:span></text:p>
      <text:p text:style-name="P457"><text:span text:style-name="T917">⚔<text:tab/></text:span><text:span text:style-name="T586">Kusadla</text:span><text:span text:style-name="T821">:</text:span><text:span text:style-name="T819"> </text:span><text:span text:style-name="T843">2</text:span><text:span text:style-name="T842"> + k6, zranění </text:span><text:span text:style-name="T843">0</text:span></text:p>
      <text:p text:style-name="P457"><text:span text:style-name="T669">Vzhled:</text:span><text:span text:style-name="T847"> </text:span><text:span text:style-name="T891">Zhruba půl metru</text:span><text:span text:style-name="T890"> dlouhý hnědý brouk s</text:span><text:span text:style-name="T892"> párem žhnoucích skvrn těsně za hlavou</text:span><text:span text:style-name="T890">.</text:span><text:span text:style-name="T847"> </text:span></text:p>
      <text:p text:style-name="P457"><text:span text:style-name="T389">Pohyb:</text:span><text:span text:style-name="T125"> </text:span><text:span text:style-name="T368">Leze po zemi, šplhá, létá.</text:span><text:span text:style-name="T367"> </text:span></text:p>
      <text:p text:style-name="P457"><text:span text:style-name="T669">Prostředí:</text:span> <text:span text:style-name="T1096">Les, podzemní chodby a tunely.</text:span></text:p>
      <text:p text:style-name="P457"><text:span text:style-name="T379">👣 </text:span><text:span text:style-name="T561">S</text:span><text:span text:style-name="T562">topy:</text:span><text:span text:style-name="T454"> </text:span><text:span text:style-name="T550">Otisky </text:span><text:span text:style-name="T552">velkých</text:span><text:span text:style-name="T550"> hmyzích noh</text:span><text:span text:style-name="T552">ou</text:span><text:span text:style-name="T550">.</text:span></text:p>
      <text:p text:style-name="P459"><text:span text:style-name="T669">Schopnosti:</text:span><text:span text:style-name="T847"> Žlázy na těle </text:span><text:span text:style-name="T669">brouka ohnivce</text:span><text:span text:style-name="T847"> svítí </text:span><text:span text:style-name="Emphasis"><text:span text:style-name="T893">svítí tlumeným, rudooranžovým světlem. </text:span></text:span><text:span text:style-name="Emphasis"><text:span text:style-name="T847">Člověk v něm číst nemůže</text:span></text:span><text:span text:style-name="Emphasis"><text:span text:style-name="T894">, elf ano.</text:span></text:span></text:p>
      <text:p text:style-name="P457"><text:span text:style-name="T669">Boj:</text:span> <text:span text:style-name="T1098">Brouk ohnivec obvykle není agresivní. V případě ohrožení vzletí, dělá na agresora nálety a útočí kusadly.</text:span></text:p>
      <text:p text:style-name="P449">Příklady použití ve hře:</text:p>
      <text:list xml:id="list174330859174293" text:continue-list="list174331683141133" text:style-name="L2">
        <text:list-item>
          <text:p text:style-name="P453"><text:span text:style-name="T554">Skřeti a goblini někdy </text:span><text:span text:style-name="T587">brouky ohnivce</text:span><text:span text:style-name="T554"> chovají kvůli osvětlení.</text:span></text:p>
        </text:list-item>
      </text:list>
      <text:p text:style-name="P384"><text:soft-page-break/>Suroviny:</text:p>
      <text:list xml:id="list174331322407788" text:continue-list="list174331719645657" text:style-name="L1">
        <text:list-item>
          <text:p text:style-name="P458"><text:span text:style-name="T819">Z </text:span><text:span text:style-name="T817">brouka ohnivce je možné </text:span><text:span text:style-name="T844">získat</text:span><text:span text:style-name="T817"> dva svítící orgány. Samy o sobě vydrží svítit týden, alchymista z nich může vyrobit </text:span><text:span text:style-name="T820">lampu z brouka ohnivce</text:span><text:span text:style-name="T817"> (prodej: </text:span><text:span text:style-name="T845">12</text:span><text:span text:style-name="T817"> zl), která svítí trvale, </text:span><text:span text:style-name="T844">nebo z nich vytěžit dohromady 6 magů</text:span><text:span text:style-name="T817">.</text:span></text:p>
        </text:list-item>
      </text:list>
      <text:p text:style-name="P442"><text:span text:style-name="T817">Brouk ohnivec je masožravý, ale postavy obvykle nenapadne.</text:span></text:p>
      <text:p text:style-name="P440"><text:span text:style-name="T817">Má infravidění</text:span></text:p>
      <text:p text:style-name="Text_20_body">- <text:span text:style-name="T718">rudě žhnoucí skvrny na krovkách (dají se </text:span><text:span text:style-name="T43">z nich</text:span><text:span text:style-name="T718"> vyrobit rudě žhnoucí lampy).</text:span></text:p>
      <text:p text:style-name="Text_20_body">- <text:span text:style-name="T719">lze vytěžit magenergii</text:span></text:p>
      <text:h text:style-name="Heading_20_3" text:outline-level="3"><text:bookmark-start text:name="__RefHeading___Toc2862_3430540378"/>Brouk ostnatec<text:bookmark-end text:name="__RefHeading___Toc2862_3430540378"/></text:h>
      <text:p text:style-name="P14">1.5 metru, <text:span text:style-name="T608">písčitá barva,</text:span> ploché tělo se spoustou ostnů a výrůstků.</text:p>
      <text:p text:style-name="P14">- <text:span text:style-name="T609">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610">chci ji vůbec uvádět?</text:span></text:p>
      <text:p text:style-name="P15">Krade lesklé přemděty.</text:p>
      <text:h text:style-name="Heading_20_3" text:outline-level="3"><text:bookmark-start text:name="__RefHeading___Toc2866_3430540378"/>Ploštice zelená<text:bookmark-end text:name="__RefHeading___Toc2866_3430540378"/></text:h>
      <text:p text:style-name="P16">Jedovatá kusadla – částečné ochromení.</text:p>
      <text:h text:style-name="Heading_20_3" text:outline-level="3"><text:bookmark-start text:name="__RefHeading___Toc2868_3430540378"/>Roháč obří<text:bookmark-end text:name="__RefHeading___Toc2868_3430540378"/></text:h>
      <text:p text:style-name="P17">1.5 metru, lesklý černý pancíř, obrovská kusadla</text:p>
      <text:p text:style-name="P17"><text:soft-page-break/>- <text:span text:style-name="T611">snaží se zakousnout do nohy</text:span></text:p>
      <text:p text:style-name="P18">Žije v mokřinách a vlhkých jeskyních.</text:p>
      <text:p text:style-name="P18">-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710">1 metr</text:span></text:p>
      <text:p text:style-name="Text_20_body">- <text:span text:style-name="T710">nesmírně rychlý</text:span></text:p>
      <text:p text:style-name="Text_20_body">- <text:span text:style-name="T710">velmi rychlý jed (</text:span><text:span text:style-name="T42">3</text:span><text:span text:style-name="T710"> kola?), bodec na konci ocasu</text:span></text:p>
      <text:h text:style-name="P324" text:outline-level="3"><text:bookmark-start text:name="__RefHeading___Toc2872_3430540378"/>Termit obří<text:bookmark-end text:name="__RefHeading___Toc2872_3430540378"/></text:h>
      <text:p text:style-name="P58">- <text:span text:style-name="T714">královna, bojovníci, dělníci, larvy</text:span></text:p>
      <text:p text:style-name="P58">- <text:span text:style-name="T716">královna telepaticky ovládá všechny své poddané. Dá se s ní mluvit telepaticky.</text:span></text:p>
      <text:p text:style-name="P58">- <text:span text:style-name="T715">chitinový pancíř (jde z něj vyrobit zbroj – co dělá?)</text:span></text:p>
      <text:h text:style-name="Heading_20_3" text:outline-level="3"><text:bookmark-start text:name="__RefHeading___Toc2874_3430540378"/>Vážka jeskynní<text:bookmark-end text:name="__RefHeading___Toc2874_3430540378"/></text:h>
      <text:p text:style-name="P19">metr dlouhá</text:p>
      <text:p text:style-name="P21">- dravec</text:p>
      <text:p text:style-name="P20">Žije v podzemních prostorách, většinou u podzemních jezer. Loví v noci.</text:p>
      <text:p text:style-name="P20">- <text:span text:style-name="T612">útočí modrými blesky</text:span></text:p>
      <text:p text:style-name="P20">- <text:span text:style-name="T612">infravidění</text:span></text:p>
      <text:p text:style-name="P20"><text:soft-page-break/>- nesnáší světlo, takže když ji vyruší například někdo s lucernou, zuřivě na něj zaútočí.</text:p>
      <text:h text:style-name="P346" text:outline-level="2"><text:bookmark-start text:name="__RefHeading___Toc1842_3850923094"/>Hnus plíž<text:span text:style-name="T722">i</text:span>vý<text:bookmark-end text:name="__RefHeading___Toc1842_3850923094"/></text:h>
      <text:p text:style-name="P59">- <text:span text:style-name="T720">namodralá obří améba</text:span></text:p>
      <text:p text:style-name="P59">- <text:span text:style-name="T721">umí se protáhnout úzkými škvírami</text:span></text:p>
      <text:p text:style-name="P59">- <text:span text:style-name="T721">leptá živé tkáně</text:span></text:p>
      <text:p text:style-name="P59">- <text:span text:style-name="T723">lze ho rozseknout na </text:span><text:span text:style-name="T44">dva</text:span><text:span text:style-name="T723"> menších plíživé hnusy (možná se sám rozdělí, když je moc velkej)</text:span></text:p>
      <text:h text:style-name="P347" text:outline-level="2"><text:bookmark-start text:name="__RefHeading___Toc1844_3850923094"/>Jednorožec<text:bookmark-end text:name="__RefHeading___Toc1844_3850923094"/></text:h>
      <text:p text:style-name="P65">- <text:span text:style-name="T728">umí mluvit (?)</text:span></text:p>
      <text:p text:style-name="P65">- <text:span text:style-name="T730">pomocí rohu sesílá kouzelnická kouzla</text:span><text:span text:style-name="T729"> (to fakt ne)</text:span></text:p>
      <text:p text:style-name="P66">- <text:span text:style-name="T731">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49">y </text:span><text:span text:style-name="T50">se už nikdy nezbaví</text:span><text:span text:style-name="T731">.</text:span></text:p>
      <text:p text:style-name="P67">TODO: Co se vyrábí z rohu (mám to v Trossu)</text:p>
      <text:p text:style-name="P67">- <text:span text:style-name="T735">symbol čistoty a neposkvrněnosti. Pouhá jeho přítomnost uzdravuje les.</text:span></text:p>
      <text:h text:style-name="Heading_20_2" text:outline-level="2"><text:bookmark-start text:name="__RefHeading___Toc1848_3850923094"/><text:soft-page-break/>Kostěj nesmrtelný<text:bookmark-end text:name="__RefHeading___Toc1848_3850923094"/></text:h>
      <text:p text:style-name="P70">TODO: pogooglit a inspirovat se tím</text:p>
      <text:p text:style-name="P70">-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739">masožravý tvor</text:span></text:p>
      <text:p text:style-name="Text_20_body">- <text:span text:style-name="T740">jeho větve jsou maskovaná šlahounovitá chapadla. Lze je ničit jednotlivě</text:span></text:p>
      <text:p text:style-name="Text_20_body">- <text:span text:style-name="T741">tělo má pod zemí, tam se skrývají velká zubatá ústa</text:span></text:p>
      <text:h text:style-name="P348" text:outline-level="2"><text:bookmark-start text:name="__RefHeading___Toc1852_3850923094"/>Huňáč modrý<text:bookmark-end text:name="__RefHeading___Toc1852_3850923094"/></text:h>
      <text:p text:style-name="P60">Modře světélkující oči. Připomíná černou kočku, <text:span text:style-name="T613">ve skutečnosti je jeho srst tmavě modrá</text:span>.</text:p>
      <text:p text:style-name="P60">- <text:span text:style-name="T614">loví jako šelma (zuby, drápy)</text:span></text:p>
      <text:p text:style-name="P60">- <text:span text:style-name="T614">brání se modrými blesky (jedno kolo naježení)</text:span></text:p>
      <text:h text:style-name="P349" text:outline-level="2"><text:bookmark-start text:name="__RefHeading___Toc1854_3850923094"/>Huňáč <text:span text:style-name="T427">zelený</text:span><text:bookmark-end text:name="__RefHeading___Toc1854_3850923094"/></text:h>
      <text:p text:style-name="P61"><text:span text:style-name="T45">Z</text:span><text:span text:style-name="T46">eleně</text:span><text:span text:style-name="T724"> světélkující oči. Připomíná kočku, má zelenou srst (tmavou srst se zeleným leskem?</text:span></text:p>
      <text:p text:style-name="P61"><text:soft-page-break/>- <text:span text:style-name="T726">umí se měnit do jiných zvířat (stále má černou srst se zeleným leskem)</text:span></text:p>
      <text:p text:style-name="P60">- <text:span text:style-name="T614">loví jako šelma (zuby, drápy)</text:span></text:p>
      <text:p text:style-name="P61"><text:span text:style-name="T725">- brání se </text:span><text:span text:style-name="T48">z</text:span><text:span text:style-name="T47">elenými</text:span><text:span text:style-name="T725"> blesky (jedno kolo naježení)</text:span></text:p>
      <text:h text:style-name="Heading_20_2" text:outline-level="2"><text:bookmark-start text:name="__RefHeading___Toc2712_3430540378"/>Hydra<text:bookmark-end text:name="__RefHeading___Toc2712_3430540378"/></text:h>
      <text:p text:style-name="P125">TODO</text:p>
      <text:h text:style-name="P350" text:outline-level="2"><text:bookmark-start text:name="__RefHeading___Toc3608_3430540378"/>Lesní tvorové<text:bookmark-end text:name="__RefHeading___Toc3608_3430540378"/></text:h>
      <text:p text:style-name="P122">zmínit bludičku, keř dravý, jednorožce, <text:span text:style-name="T812">hady, určité druhy zvířat (např. tygry, medvědy)</text:span></text:p>
      <text:h text:style-name="Heading_20_3" text:outline-level="3"><text:bookmark-start text:name="__RefHeading___Toc3610_3430540378"/>Dryáda<text:bookmark-end text:name="__RefHeading___Toc3610_3430540378"/></text:h>
      <text:p text:style-name="P123">/<text:span text:style-name="T810">* původně Víla lesní */</text:span></text:p>
      <text:p text:style-name="P123">/<text:span text:style-name="T808">*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11">Podobá se elfské dívce. <text:span text:style-name="T795">Má ráda měsíční noci. Jezdí na jelenech, losech, sobech a jiných lesních zvířatech – vždy bez sedla.</text:span></text:p>
      <text:p text:style-name="P112">Víly se starají o svůj les a urputně ho brání před kácením a drancováním.<text:line-break/>- <text:span text:style-name="T807">dokáží oživit stromy</text:span></text:p>
      <text:p text:style-name="P113">Vílí tanec – kouzelný rituál. <text:span text:style-name="T796">Kdo se k němu přichomýtne, propadne vílímu kouzlu a bude s nimi tancovat až do rána.</text:span></text:p>
      <text:p text:style-name="P114"><text:soft-page-break/>Víly umí procházet dřevem (vejdou do jednoho stromu a objeví se u kteréhokoliv jiného v lese).</text:p>
      <text:p text:style-name="P115">Palác <text:span text:style-name="T797">(spíš obydlí v korunách stromů)</text:span>, královna víl.</text:p>
      <text:p text:style-name="P110">Dlouhé luky (nebo spíš krátké, víly jsou prťavé)</text:p>
      <text:h text:style-name="Heading_20_3" text:outline-level="3"><text:bookmark-start text:name="__RefHeading___Toc3612_3430540378"/><text:span text:style-name="T811">O</text:span>živlý <text:span text:style-name="T811">strom</text:span><text:bookmark-end text:name="__RefHeading___Toc3612_3430540378"/></text:h>
      <text:p text:style-name="P123">- <text:span text:style-name="T806">hvozd může ožívat sám o sobě</text:span></text:p>
      <text:p text:style-name="P126">-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616">ovládají zvířata a umí na sebe brát jejich podobu</text:span></text:p>
      <text:p text:style-name="Text_20_body">- <text:span text:style-name="T619">jsou dlouhověcí</text:span></text:p>
      <text:p text:style-name="Text_20_body">- <text:span text:style-name="T617">ve zvířecí formě se řídí spíš svými instinkty než rozumem a jsou mnohem agresivnější</text:span></text:p>
      <text:p text:style-name="Text_20_body">- <text:span text:style-name="T621">proměna trvá jen jedno kolo, nejde ale ve zbroji (obyčejné oblečení se při tom roztrhá).</text:span></text:p>
      <text:p text:style-name="Text_20_body">- <text:span text:style-name="T637">lykantropové vznikli kdysi z lidí, tj. humanoidní podoba lykantropa je vždycky člověk (byl to pokus udělat z tehdy divokých lidí monstra použitelná ve válkách Řádu proti Chaosu).</text:span></text:p>
      <text:p text:style-name="P9">I<text:span text:style-name="T638">DEA: Lykantropy původně stvořili druidi.</text:span></text:p>
      <text:p text:style-name="Text_20_body">- <text:span text:style-name="T624">imunita proti jedům a nemocem s výjimkou vlčího moru.</text:span></text:p>
      <text:p text:style-name="Text_20_body"><text:soft-page-break/>- <text:span text:style-name="T620">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33">- <text:span text:style-name="T623">v lidské podobě má lykantrop kromě regenerace a schopnosti ovládat zvířata stejné vlastnosti jako obyčejný člověk (vlastnosti v rozsahu 1-5, může mít povolání atd.).</text:span></text:p>
      <text:p text:style-name="P32">- <text:span text:style-name="T625">z mrtvého lykantropa lze vytěžit magenergii (nějaká část těla (srdce?) by mohla bejt vzácná surovina používaná na lektvar metamorfózy do příslušného druhu zvířete).</text:span></text:p>
      <text:h text:style-name="Heading_20_4" text:outline-level="4"><text:bookmark-start text:name="__RefHeading___Toc5558_4216715273"/>Lidská vs zvířecí nátura lykantropů<text:bookmark-end text:name="__RefHeading___Toc5558_4216715273"/></text:h>
      <text:p text:style-name="P29"><text:span text:style-name="T20">Většina</text:span><text:span text:style-name="T634"> lykantropů se klaní spíš ke své zvířecí stránce a preferují </text:span><text:span text:style-name="T20">život</text:span><text:span text:style-name="T634"> v divočině mezi zvířaty „svého“ druhu. Část jich ale přijala svou lidskou část a žijí mezi lidmi (elfy...), případně si </text:span><text:span text:style-name="T20">z</text:span><text:span text:style-name="T21">aberou nějaký </text:span><text:span text:style-name="T634">hrad, tvrz či podzemí, kterému pak vládnou.<text:line-break/><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634">.</text:span></text:p>
      <text:p text:style-name="P30">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bookmark-start text:name="__RefHeading___Toc5560_4216715273"/><text:soft-page-break/>Taktika <text:span text:style-name="T639">boje</text:span><text:bookmark-end text:name="__RefHeading___Toc5560_4216715273"/></text:h>
      <text:p text:style-name="P34"><text:span text:style-name="T29">T</text:span><text:span text:style-name="T24">ěžce zraněný lykantrop obvykle uteče z boje, doregeneruje si zranění a vrátí se zpět.</text:span></text:p>
      <text:p text:style-name="P35"><text:span text:style-name="T24">V</text:span><text:span text:style-name="T2">e zvířecí podobě bojuje jako šelma (viz zvířata), v lidské jako člověk.</text:span></text:p>
      <text:h text:style-name="Heading_20_4" text:outline-level="4"><text:bookmark-start text:name="__RefHeading___Toc5562_4216715273"/><text:span text:style-name="T24">L</text:span><text:span text:style-name="T2">ykantropie</text:span><text:bookmark-end text:name="__RefHeading___Toc5562_4216715273"/></text:h>
      <text:p text:style-name="P33">Nakažení lykantropií<text:line-break/>- při kousnutí<text:line-break/>- projeví se za úplňku, náměsíčná proměna ve zvíře, často agresivní. <text:span text:style-name="T622">Ráno se vrátí, nic si nepamatuje a cítí se rozlámaná.</text:span></text:p>
      <text:p text:style-name="P33">- <text:span text:style-name="T618">člověk se může </text:span><text:span text:style-name="T22">n</text:span><text:span text:style-name="T23">akazit lykantropií ale nemůže se stát lykantropem</text:span><text:span text:style-name="T618"> (co barb</text:span><text:span text:style-name="T22">a</text:span><text:span text:style-name="T618">r, elf, trpaslík? Určitě taky)</text:span></text:p>
      <text:p text:style-name="P10">Osoba nakažená lykantropií není lykantrop!</text:p>
      <text:p text:style-name="P31"><text:span text:style-name="T24">TODO: Léčení lykantropie </text:span><text:span text:style-name="T26">(it shouldn‘</text:span><text:span text:style-name="T421">t be easy</text:span><text:span text:style-name="T422">)</text:span><text:span text:style-name="T421">. </text:span><text:span text:style-name="T423">Mohlo by to vy</text:span><text:span text:style-name="T27">žadovat nějakou vzácnou surovinu (například prach z rohu jednorožce) </text:span><text:span text:style-name="T28">nebo možná nějakej druidskej rituál</text:span><text:span text:style-name="T27">.</text:span></text:p>
      <text:h text:style-name="P325" text:outline-level="3"><text:bookmark-start text:name="__RefHeading___Toc2876_3430540378"/>Kancodlak<text:bookmark-end text:name="__RefHeading___Toc2876_3430540378"/></text:h>
      <text:p text:style-name="P69">Žije obvykle v lese mezi ostatními kanci (může je ovládat). Mění se v obrovského kance.</text:p>
      <text:p text:style-name="P69">- <text:span text:style-name="T736">rád se všemi soupeří, nejlépe ve fyzickém zápase</text:span></text:p>
      <text:h text:style-name="Heading_20_3" text:outline-level="3"><text:bookmark-start text:name="__RefHeading___Toc2878_3430540378"/>Krysodlak<text:bookmark-end text:name="__RefHeading___Toc2878_3430540378"/></text:h>
      <text:p text:style-name="P23">Krysodlaci žijí ve starých katakombách, pobořených a zarostl<text:span text:style-name="T626">ý</text:span>ch zámcích, ve stokách velkých měst. <text:span text:style-name="T627">Mají rádi tmu, vlhko a chladno.</text:span></text:p>
      <text:p text:style-name="P26"><text:soft-page-break/>V lidské podobě jsou obvykle malí, s poněkud kocouří vizáží.</text:p>
      <text:p text:style-name="P23">- <text:span text:style-name="T628">infravidění</text:span></text:p>
      <text:p text:style-name="P23">- <text:span text:style-name="T629">rádi žijí v luxusu? (Huh? To nějak nejde dohromady s těma stokama)</text:span></text:p>
      <text:p text:style-name="P23">- <text:span text:style-name="T630">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24">Nejraději žijí osaměle v lesích.</text:p>
      <text:p text:style-name="P25">Bývají obrovští, zavalití a chlupatí.</text:p>
      <text:p text:style-name="P25">- <text:span text:style-name="T635">ovládá medvědy.</text:span></text:p>
      <text:h text:style-name="Heading_20_3" text:outline-level="3"><text:bookmark-start text:name="__RefHeading___Toc2882_3430540378"/>Tygrodlak<text:bookmark-end text:name="__RefHeading___Toc2882_3430540378"/></text:h>
      <text:p text:style-name="P27">Tygrodlaci, u kterých převažuje lidská stránka, rádi žijí v luxusu. Často se stávají vládci vlastního panství.</text:p>
      <text:p text:style-name="P28">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631">žijí obyčejně tam, co vlci, tedy v lesích či na volných pláních.</text:span></text:p>
      <text:p text:style-name="Text_20_body">- <text:span text:style-name="T632">vlkodlak obyčejně vede smečku vlků, případně lítých vlků.</text:span></text:p>
      <text:p text:style-name="Text_20_body">- <text:span text:style-name="T636">vlkodlaci sami často tvoří smečku</text:span></text:p>
      <text:p text:style-name="P127">V lidské podobě bývají vysocí, šlachovití se sveřepými rysy.</text:p>
      <text:h text:style-name="P351" text:outline-level="2"><text:bookmark-start text:name="__RefHeading___Toc5564_4216715273"/><text:soft-page-break/>Medůza<text:bookmark-end text:name="__RefHeading___Toc5564_4216715273"/></text:h>
      <text:p text:style-name="P165"><text:span text:style-name="T818">F</text:span><text:span text:style-name="T823">yzička </text:span><text:span text:style-name="T828">3</text:span><text:span text:style-name="T823">, Finesa </text:span><text:span text:style-name="T828">5</text:span><text:span text:style-name="T823">, Duše </text:span><text:span text:style-name="T475">4</text:span><text:span text:style-name="T823">, </text:span><text:span text:style-name="T828">9</text:span><text:span text:style-name="T819"> životů</text:span></text:p>
      <text:p text:style-name="P246"><text:span text:style-name="T557">Zbroj:</text:span><text:span text:style-name="T440"> </text:span><text:span text:style-name="T475">1 (silná </text:span><text:span text:style-name="T476">šupinatá</text:span><text:span text:style-name="T475"> kůže)</text:span><text:span text:style-name="T478">, se štítem 2</text:span></text:p>
      <text:p text:style-name="P246"><text:span text:style-name="T557">Rychlost:</text:span><text:span text:style-name="T440"> </text:span><text:span text:style-name="T475">jako člověk</text:span></text:p>
      <text:p text:style-name="P246"><text:span text:style-name="T560">Smysly:</text:span><text:span text:style-name="T447"> </text:span><text:span text:style-name="T475">zrak a sluch jako člověk, výborný čich</text:span></text:p>
      <text:p text:style-name="P274"><text:span text:style-name="T917">⚔<text:tab/></text:span><text:span text:style-name="T571">Dlouhý luk</text:span><text:span text:style-name="T821">:</text:span><text:span text:style-name="T819"> </text:span><text:span text:style-name="T830">5 + k6, zranění 2, </text:span><text:span text:style-name="T831">dlouhý dostřel</text:span></text:p>
      <text:p text:style-name="P275"><text:span text:style-name="T917">⚔<text:tab/></text:span><text:span text:style-name="T571">D</text:span><text:span text:style-name="T572">ýka</text:span><text:span text:style-name="T821">:</text:span><text:span text:style-name="T819"> </text:span><text:span text:style-name="T830">5 + k6, zranění </text:span><text:span text:style-name="T832">1</text:span></text:p>
      <text:p text:style-name="P275"><text:span text:style-name="T917">⚔<text:tab/></text:span><text:span text:style-name="T573">Krátký meč a štít</text:span><text:span text:style-name="T821">:</text:span><text:span text:style-name="T819"> </text:span><text:span text:style-name="T830">5 + k6, zranění </text:span><text:span text:style-name="T832">1</text:span></text:p>
      <text:p text:style-name="Property_20_Header"><text:span text:style-name="T917">⚔<text:tab/></text:span><text:span text:style-name="T570">Hadi místo vlasů</text:span><text:span text:style-name="T821">:</text:span><text:span text:style-name="T819"> </text:span><text:span text:style-name="T829">5 + k6. </text:span><text:span text:style-name="T832">N</text:span><text:span text:style-name="T829">ezraňují, pouze otráví jedem.</text:span></text:p>
      <text:p text:style-name="P205"><text:span text:style-name="T377">D</text:span><text:span text:style-name="T373">ruh:</text:span><text:span text:style-name="T78"> </text:span><text:span text:style-name="T79">živočišný</text:span></text:p>
      <text:p text:style-name="P205"><text:span text:style-name="T377">A</text:span><text:span text:style-name="T375">plikace:</text:span><text:span text:style-name="T80"> zraněním</text:span></text:p>
      <text:p text:style-name="P205"><text:span text:style-name="T377">L</text:span><text:span text:style-name="T373">atence:</text:span><text:span text:style-name="T78"> </text:span><text:span text:style-name="T309">2</text:span><text:span text:style-name="T78"> m</text:span><text:span text:style-name="T85">inut</text:span><text:span text:style-name="T309">y</text:span></text:p>
      <text:p text:style-name="P205"><text:span text:style-name="T377">S</text:span><text:span text:style-name="T373">íla</text:span><text:span text:style-name="T374"> jedu</text:span><text:span text:style-name="T373">:</text:span><text:span text:style-name="T78"> </text:span><text:span text:style-name="T82">1</text:span><text:span text:style-name="T310">0</text:span><text:span text:style-name="T79"> </text:span><text:span text:style-name="T83">+ k6 </text:span><text:span text:style-name="T909">jedem</text:span><text:span text:style-name="T83"> </text:span><text:span text:style-name="T99">proti Fyzičce</text:span></text:p>
      <text:p text:style-name="P206"><text:span text:style-name="T377">P</text:span><text:span text:style-name="T378">říznaky:</text:span><text:span text:style-name="T71"> </text:span><text:span text:style-name="T306">intenzivní bolest v ráně, otok, brnění, zanícení kůže a citlivost na dotyk, potíže s dýcháním. Později otok a modřiny po celé končeti</text:span><text:span text:style-name="T84">ně, </text:span><text:span text:style-name="T307">následně</text:span><text:span text:style-name="T84"> </text:span><text:span text:style-name="T308">zeslábnutí</text:span><text:span text:style-name="T84"> tep</text:span><text:span text:style-name="T308">u</text:span><text:span text:style-name="T84">, kóma.</text:span></text:p>
      <text:p text:style-name="P274"><text:span text:style-name="T669">Vzhled:</text:span> <text:span text:style-name="T1051">Žena s klubkem hadů místo vlasů a dlouhým hadím tělem místo nohou.</text:span></text:p>
      <text:p text:style-name="P274"><text:span text:style-name="T389">Pohyb:</text:span><text:span text:style-name="T125"> </text:span><text:span text:style-name="T305">Medůza se plazí jako had, Umí také dobře plavat a šplhat na stromy a jiné překážky, kolem kterých se může obtočit.</text:span></text:p>
      <text:p text:style-name="P274"><text:span text:style-name="T669">Prostředí:</text:span> <text:span text:style-name="T1051">Ruiny starých chrámů, jeskyně. V okolí bývá větší množství soch – ve skutečnosti zkamenělých obětí.</text:span></text:p>
      <text:p text:style-name="P274"><text:span text:style-name="T379">👣 </text:span><text:span text:style-name="T561">S</text:span><text:span text:style-name="T562">topy:</text:span><text:span text:style-name="T454"> </text:span><text:span text:style-name="T477">Brázda od velkého hada.</text:span></text:p>
      <text:p text:style-name="P273"><text:span text:style-name="T574">Schopnosti</text:span><text:span text:style-name="T569">:</text:span></text:p>
      <text:list xml:id="list174331078131993" text:continue-numbering="true" text:style-name="L1">
        <text:list-item>
          <text:p text:style-name="P447"><text:soft-page-break/><text:span text:style-name="T479">Kdokoliv živý na medůzu pohlédne, </text:span><text:span text:style-name="T480">na místě</text:span><text:span text:style-name="T479"> zkamení. </text:span><text:span text:style-name="T481">Její odraz v zrcadle tuto schopnost nemá.</text:span></text:p>
        </text:list-item>
        <text:list-item>
          <text:p text:style-name="P402">Po několika minutách odpočinku se medůze vyléčí veškerá zranění.</text:p>
        </text:list-item>
      </text:list>
      <text:p text:style-name="P276"><text:span text:style-name="T669">Boj:</text:span> <text:span text:style-name="T1052">Medůza je velice mrštná. Dokáže se opřít o svou hadí část těla a rychle vyrazit dopředu či uhýbat. Má dvě lidské ruce a obvykle používá zbraně – nejčastěji dlouhý luk a dýku nebo krátký meč a kulatý štít.</text:span></text:p>
      <text:p text:style-name="P199"><text:span text:style-name="T405">Poznámka:</text:span><text:span text:style-name="T279"> </text:span><text:span text:style-name="T312">Při boji je samozřejmě důležité, že kdoliv na medůzu pohlédne, zkamení. </text:span><text:span text:style-name="T313">U této schopnosti záměrně není uveden hod – </text:span><text:span text:style-name="T314">na to, zda hráč přijde o postavu, se v Dračáku podle staré školy nikdy nehází.<text:line-break/><text:tab/></text:span><text:span text:style-name="T315">Pokud hrajete s příběhovou imunitou, nenech žádnou hráčskou postavu zkamenět. Jestliže hrajete bez ní, řiď se tím, co hráči popíší. Když se přesto na medůzu vrhnou, aniž by odvrátili zrak, jejich osud je zpečetěn. </text:span><text:span text:style-name="T318">Můžeš také určitě nechat zkamenět nějakou nehráčskou postavu, výrazně tím zvýšíš napětí a dojem, že jde opravdu o život.</text:span><text:span text:style-name="T315"><text:line-break/><text:tab/>To, že pohled na medůzu proměňuje v kámen, je obecně známé. Kolem doupěte medůzy navíc obvykle bývají „sochy“ jejích předchozích obětí, takže to hráče nejspíš trkne. </text:span><text:span text:style-name="T316">Tato schopnost tedy vlastně pouze hráče nutí k tomu, aby si nějak poradili s tím, že se při boji na medůzu nemohou dívat. Mohou </text:span><text:span text:style-name="T317">například </text:span><text:span text:style-name="T316">používat zrcátka, zavázat </text:span><text:span text:style-name="T317">si</text:span><text:span text:style-name="T316"> oči a podobně.</text:span></text:p>
      <text:p text:style-name="P197">Suroviny</text:p>
      <text:list xml:id="list174330971853011" text:continue-list="list3733239299" text:style-name="L3">
        <text:list-item>
          <text:p text:style-name="P396"><text:span text:style-name="T1053">Flakón čerstvé k</text:span>rv<text:span text:style-name="T1053">e z</text:span> medůzy <text:span text:style-name="T1053">okamžitě vyléčí 5kz + 3 životů. Po třech hodinách se ale zkazí a místo toho po vypití za stejnou hodnotu zraňuje.</text:span></text:p>
          <text:list>
            <text:list-item>
              <text:p text:style-name="P397"><text:soft-page-break/>Alchymista může z krve vyextrahovat tři flakóny <text:span text:style-name="T669">Lektvaru z krve medůzy</text:span> (má stejné účinky jako čerstvá krev, ale nekazí se).</text:p>
            </text:list-item>
          </text:list>
        </text:list-item>
        <text:list-item>
          <text:p text:style-name="P398">Useknutá hlava medůzy má stále svou schopnost proměnit v kámen každého, kdo na ni pohlédne.</text:p>
        </text:list-item>
      </text:list>
      <text:p text:style-name="P167"><text:span text:style-name="T405">Poznámka:</text:span><text:span text:style-name="T279"> </text:span><text:span text:style-name="T181">Když se rozhodneš </text:span><text:span text:style-name="T2">použít medůzu</text:span><text:span text:style-name="T181">, dej do hry také způsob, jak </text:span><text:span text:style-name="T2">odčarovat zkamenění</text:span><text:span text:style-name="T181">. </text:span><text:span text:style-name="T311">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319">hráči</text:span><text:span text:style-name="T311"> zkamení postava, vyřadí </text:span><text:span text:style-name="T319">ho to</text:span><text:span text:style-name="T311"> z</text:span><text:span text:style-name="T319">e</text:span><text:span text:style-name="T311"> hry. Pokud tedy družina půjde hledat způsob, jak ji odčarovat, nabídni mu možnost hrát mezitím jinou postavu, nebo třeba některou ze tvých cizích postav.</text:span></text:p>
      <text:h text:style-name="P352" text:outline-level="2"><text:bookmark-start text:name="__RefHeading___Toc1862_3850923094"/>Mořští tvorové<text:bookmark-end text:name="__RefHeading___Toc1862_3850923094"/></text:h>
      <text:h text:style-name="P326" text:outline-level="3"><text:bookmark-start text:name="__RefHeading___Toc2886_3430540378"/>Kraken<text:bookmark-end text:name="__RefHeading___Toc2886_3430540378"/></text:h>
      <text:p text:style-name="P71">/<text:span text:style-name="T727">* </text:span><text:span text:style-name="T51">C</text:span><text:span text:style-name="T52">hobotnice ďábelská</text:span><text:span text:style-name="T727"> */</text:span></text:p>
      <text:p text:style-name="P71">- <text:span text:style-name="T727">menší loď rozdrtí na kusy, větší stáhne pod vodu</text:span></text:p>
      <text:p text:style-name="P71">- <text:span text:style-name="T727">má 8 chapadel. Když se obráncům podaří přesekat alespoň 4 z nich, kraken se stáhne.</text:span></text:p>
      <text:h text:style-name="P327" text:outline-level="3"><text:bookmark-start text:name="__RefHeading___Toc2888_3430540378"/><text:soft-page-break/>Obří mořský had<text:bookmark-end text:name="__RefHeading___Toc2888_3430540378"/></text:h>
      <text:p text:style-name="P105">- <text:span text:style-name="T713">obrovský, dokáže obtočit loď a rozdrtit ji vejpůl. Když se pro to rozhodne, zažene ho jen ztráta více než poloviny životů.</text:span></text:p>
      <text:p text:style-name="P106">Koník mořský obří</text:p>
      <text:h text:style-name="P328" text:outline-level="3"><text:bookmark-start text:name="__RefHeading___Toc2890_3430540378"/>Obří mořský koník<text:bookmark-end text:name="__RefHeading___Toc2890_3430540378"/></text:h>
      <text:h text:style-name="P328" text:outline-level="3"><text:bookmark-start text:name="__RefHeading___Toc2892_3430540378"/>Obří krab<text:bookmark-end text:name="__RefHeading___Toc2892_3430540378"/></text:h>
      <text:p text:style-name="P71">- <text:span text:style-name="T742">useknutá klepeta po čase dorostou</text:span></text:p>
      <text:p text:style-name="P71">- <text:span text:style-name="T742">je masožravý, postavy zkusí „ulovit“</text:span></text:p>
      <text:p text:style-name="P71">- <text:span text:style-name="T743">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16">- <text:span text:style-name="T776">dravé mořské víly se zelenou šupinatou kůží a rybím ocasem.</text:span></text:p>
      <text:p text:style-name="P116">- <text:span text:style-name="T777">komunikují telepaticky, jinak jsou němé</text:span></text:p>
      <text:p text:style-name="P116">- <text:span text:style-name="T778">mohou dýchat na vzduchu</text:span></text:p>
      <text:p text:style-name="P116">- <text:span text:style-name="T61">umí kouzlo </text:span><text:span text:style-name="T372">vodní dech</text:span></text:p>
      <text:p text:style-name="P117"><text:span text:style-name="T419">- </text:span><text:span text:style-name="T420">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75"><text:span text:style-name="T745">Nemrtví jsou tvorové, kteří zemřeli, ale </text:span><text:span text:style-name="T53">jejich duše j</text:span><text:span text:style-name="T54">e</text:span><text:span text:style-name="T53"> uvězněna ve fyzickém světě.</text:span></text:p>
      <text:p text:style-name="P75"><text:span text:style-name="T53">- </text:span><text:span text:style-name="T55">může b</text:span><text:span text:style-name="T56">ýt</text:span><text:span text:style-name="T55"> uvězněna ve fyzickém těle</text:span></text:p>
      <text:p text:style-name="P75"><text:span text:style-name="T55">- </text:span><text:span text:style-name="T54">může být vázána k nějakému předmětu nebo místu</text:span></text:p>
      <text:p text:style-name="P75"><text:span text:style-name="T54">- </text:span><text:span text:style-name="T57">v případě nemrtvých je to vždy duše původního těla.</text:span></text:p>
      <text:p text:style-name="P121"><text:span text:style-name="T53">T</text:span><text:span text:style-name="T57">ODO: Zrušit rozdělení na vyšší a nižší nemrtvé (zmínit ho, ale nedávat do pravidel kapitoly s tímhle názvem, protože mezi nižšími nemrtvými bude asi jen zombie. </text:span><text:span text:style-name="T72">Hmm, pak je to rozdělení asi celé o ničem</text:span><text:span text:style-name="T57">)</text:span></text:p>
      <text:list xml:id="list2144506141" text:style-name="L19">
        <text:list-item>
          <text:p text:style-name="P438">Nižší nemrtví <text:span text:style-name="T746">nemají vlastní vůli (může a nemusí je někdo ovládat)</text:span></text:p>
        </text:list-item>
        <text:list-item>
          <text:p text:style-name="P438">Vyšší nemrtví <text:span text:style-name="T746">mají vlastní vůli</text:span></text:p>
        </text:list-item>
      </text:list>
      <text:p text:style-name="P124">Asi teda takhle: Zombie nemají vlastní vůli, ostatní nemrtví ano.</text:p>
      <text:p text:style-name="P124">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20">kostlivý mág, kostlivý bojovník</text:p>
      <text:h text:style-name="Heading_20_3" text:outline-level="3"><text:bookmark-start text:name="__RefHeading___Toc3618_3430540378"/><text:soft-page-break/>zombie<text:bookmark-end text:name="__RefHeading___Toc3618_3430540378"/></text:h>
      <text:p text:style-name="P72">- <text:span text:style-name="T747">má vůbec duši? Možná by nemusela mít. Respektive její duše někde uvězněna je, ale ne nutně v jejím těle. Nemůže odejít moc daleko od místa, kde je uvězněna její duše.</text:span></text:p>
      <text:p text:style-name="P128">- Mohou existovat zombie zvířat? Pokud zvířata nemají duši, tak asi ne.</text:p>
      <text:h text:style-name="Heading_20_3" text:outline-level="3"><text:bookmark-start text:name="__RefHeading___Toc3620_3430540378"/>ghůl<text:bookmark-end text:name="__RefHeading___Toc3620_3430540378"/></text:h>
      <text:p text:style-name="P120">(jako zombie, ale s vlastní vůlí)</text:p>
      <text:h text:style-name="Heading_20_3" text:outline-level="3"><text:bookmark-start text:name="__RefHeading___Toc3622_3430540378"/>duch<text:bookmark-end text:name="__RefHeading___Toc3622_3430540378"/></text:h>
      <text:p text:style-name="P73">-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73">- nemá hmotné tělo, je ale vidět.</text:p>
      <text:p text:style-name="P73">- <text:span text:style-name="T749">podle DrD se okamžitě rozpustí na slunečním světle (asi nebrat)</text:span></text:p>
      <text:p text:style-name="P73">- <text:span text:style-name="T750">z postavy zabité přízrakem se stane přízrak?</text:span></text:p>
      <text:h text:style-name="Heading_20_3" text:outline-level="3"><text:bookmark-start text:name="__RefHeading___Toc3626_3430540378"/>fext<text:bookmark-end text:name="__RefHeading___Toc3626_3430540378"/></text:h>
      <text:p text:style-name="P74">- <text:span text:style-name="T748">hmotné tělo posílené magií</text:span></text:p>
      <text:p text:style-name="P74">- <text:span text:style-name="T755">rád se obléká</text:span></text:p>
      <text:p text:style-name="P74">- <text:span text:style-name="T756">nehybný, šedivý obličej (nefungují jim mimické svaly) (to by mohlo platit i pro ghůly)</text:span></text:p>
      <text:p text:style-name="P74"><text:soft-page-break/>- <text:span text:style-name="T757">často zakládají vlastní říše</text:span></text:p>
      <text:p text:style-name="P74">- <text:span text:style-name="T757">zásah fextovým pařátem vysává Fyzičku a Finesu</text:span></text:p>
      <text:p text:style-name="P74">- <text:span text:style-name="T758">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72">- <text:span text:style-name="T752">různé druhy mumií</text:span></text:p>
      <text:p text:style-name="P72">- <text:span text:style-name="T751">mumie dávného krále by určitě měla bejt spíš samostatná než něčí služebník</text:span></text:p>
      <text:p text:style-name="P72">- <text:span text:style-name="T753">pohled na mumii ochromuje?</text:span></text:p>
      <text:p text:style-name="P72">- <text:span text:style-name="T754">zásah mumuje nakazí nemocí?</text:span></text:p>
      <text:h text:style-name="Heading_20_3" text:outline-level="3"><text:bookmark-start text:name="__RefHeading___Toc3630_3430540378"/>spektra<text:bookmark-end text:name="__RefHeading___Toc3630_3430540378"/></text:h>
      <text:p text:style-name="P76">- příznačné, ale hmotné tělo (kroll ji vidí ultrasluchem)</text:p>
      <text:p text:style-name="P76">- z postavy zabité spektrou se stává spektra?</text:p>
      <text:p text:style-name="P76">- <text:span text:style-name="T759">zranitelná veverčím sádlem? (Huh?)</text:span></text:p>
      <text:h text:style-name="Heading_20_3" text:outline-level="3"><text:bookmark-start text:name="__RefHeading___Toc3632_3430540378"/>upír<text:bookmark-end text:name="__RefHeading___Toc3632_3430540378"/></text:h>
      <text:p text:style-name="P77">- <text:span text:style-name="T760">umí se měnit v obřího netopýra nebo oblak mlhy (proměna trvá 1 kolo)</text:span></text:p>
      <text:p text:style-name="P77">- <text:span text:style-name="T761">mrtvolně bledé tváře, rudé rty, černé vlasy, ostré špičáky</text:span></text:p>
      <text:p text:style-name="P77">- <text:span text:style-name="T762">jde ho zabít pouze probitím srdce osikovým kůlem (mělo by ho to hodit pouze do torporu a může to bejt libovolný dřevo) nebo ho ponořit do proudící vody (hmm?)</text:span></text:p>
      <text:p text:style-name="P77"><text:soft-page-break/>- <text:span text:style-name="T763">nemá rád česnek</text:span></text:p>
      <text:p text:style-name="P77">- <text:span text:style-name="T763">neodráží se v zrcadle</text:span></text:p>
      <text:h text:style-name="P353" text:outline-level="2"><text:bookmark-start text:name="__RefHeading___Toc2716_3430540378"/>Netvor bahenní<text:bookmark-end text:name="__RefHeading___Toc2716_3430540378"/></text:h>
      <text:p text:style-name="P78">- <text:span text:style-name="T764">kříženec člověka s ještěrem</text:span></text:p>
      <text:p text:style-name="P78">- <text:span text:style-name="T765">tělo pokryté šupinami, ruce zakončené pařáty, na zádech ostrý hřeben</text:span></text:p>
      <text:p text:style-name="P78">- <text:span text:style-name="T764">žije v bažinách či mokřadech</text:span></text:p>
      <text:p text:style-name="P78">- <text:span text:style-name="T766">vydrží dlouho pod vodou</text:span></text:p>
      <text:p text:style-name="P78">- <text:span text:style-name="T765">vidí ve tmě</text:span></text:p>
      <text:p text:style-name="P78">- <text:span text:style-name="T767">umí vykouzlit tmu</text:span></text:p>
      <text:h text:style-name="P354" text:outline-level="2"><text:bookmark-start text:name="__RefHeading___Toc1864_3850923094"/>Nevidění<text:bookmark-end text:name="__RefHeading___Toc1864_3850923094"/></text:h>
      <text:p text:style-name="P39">- <text:span text:style-name="T644">nejdřív vznikne zárodek (spící hrůza). Když ji někdo probudí, začne zabíjet všechno kolem, co má duši. Tím se dál probouzí a posiluje.</text:span></text:p>
      <text:p text:style-name="P39">- <text:span text:style-name="T647">asi by měli být inteligentní a neútočit hned na highlevelové postavy, spíš se nejdřív vyrazí někam nasosat.</text:span></text:p>
      <text:p text:style-name="P39">- <text:span text:style-name="T645">když neviděnému dojde potrava, zase se scvrkává, až nakonec usne (stane se z něj zase Spící hrůza).<text:line-break/>- jak dlouho to trvá? Měsíc za každý stupeň?</text:span></text:p>
      <text:p text:style-name="P40">IDEA: <text:span text:style-name="T646">Dotek neviděného je mrazivý a způsobuje duševní traumata.</text:span></text:p>
      <text:p text:style-name="P39"><text:soft-page-break/>- <text:span text:style-name="T649">nejsou vidět zrakem, infraviděním ani ultrasluchem, nejsou slyšet ani cítit. Pokud oběť nemá nahozené kouzlo na detekci neviditelnosti, všimne si jich až ve chvíli, kdy na ni zaútočí.</text:span></text:p>
      <text:p text:style-name="P39">- <text:span text:style-name="T648">kouzlo na vidění neviditelnosti neviděné odhalí (vypadají jako přízračné postavy </text:span><text:span text:style-name="T31">b</text:span><text:span text:style-name="T32">ez tváře</text:span><text:span text:style-name="T648">).</text:span></text:p>
      <text:p text:style-name="P43">IDEA: účinkuje proti nim svěcená voda, případně se jde svěcenou vodou pokropit (na dotyčného pak neviděný neútočí, dokud neuschne).</text:p>
      <text:p text:style-name="P44">Spící hrůza</text:p>
      <text:p text:style-name="P44">Plíživá hrůza</text:p>
      <text:p text:style-name="P41">Pomalá hrůza</text:p>
      <text:p text:style-name="P42">Mlčící hrůza</text:p>
      <text:p text:style-name="P42">Chtivá hrůza</text:p>
      <text:p text:style-name="P42">Lačná hrůza</text:p>
      <text:p text:style-name="P79">Ssavá hrůza</text:p>
      <text:p text:style-name="P79">Noční hrůza</text:p>
      <text:p text:style-name="P79">Temná hrůza</text:p>
      <text:p text:style-name="P79">Černá hrůza</text:p>
      <text:p text:style-name="P79">Bílá hrůza</text:p>
      <text:p text:style-name="P79">Čirá hrůza</text:p>
      <text:p text:style-name="P79">Zářící hrůza</text:p>
      <text:p text:style-name="P79">Neznámá hrůza</text:p>
      <text:p text:style-name="P79"><text:soft-page-break/>Měkká hrůza</text:p>
      <text:p text:style-name="P79">Živá hrůza</text:p>
      <text:p text:style-name="P79">Vražedná hrůza</text:p>
      <text:p text:style-name="P79">Krvavá hrůza</text:p>
      <text:h text:style-name="P355" text:outline-level="2"><text:bookmark-start text:name="__RefHeading___Toc2718_3430540378"/>Nezmar<text:bookmark-end text:name="__RefHeading___Toc2718_3430540378"/></text:h>
      <text:p text:style-name="P80">Tvor podobný želvě se třemi špičatými hlavami plnými ostrých zubů.</text:p>
      <text:p text:style-name="P80">- <text:span text:style-name="T768">krunýř prakticky nejde prorazit</text:span></text:p>
      <text:p text:style-name="P80">- <text:span text:style-name="T768">krky dorůstají (v DrD za každou useknutou narostou dvě další, ale to by měla dělat Hydra)</text:span></text:p>
      <text:p text:style-name="P80">- <text:span text:style-name="T769">Nezmar umře, pouze když současně přijde o všechny tři hlavy.</text:span></text:p>
      <text:h text:style-name="Heading_20_2" text:outline-level="2"><text:bookmark-start text:name="__RefHeading___Toc2720_3430540378"/>Nymfa<text:bookmark-end text:name="__RefHeading___Toc2720_3430540378"/></text:h>
      <text:p text:style-name="P81"><text:span text:style-name="T775">Sladkov</text:span>odní víly, dokáží přivolat vodní elementály (Undiny).</text:p>
      <text:p text:style-name="P81">- <text:span text:style-name="T770">používají na to kouzelné mušle?</text:span></text:p>
      <text:h text:style-name="Heading_20_2" text:outline-level="2"><text:bookmark-start text:name="__RefHeading___Toc1866_3850923094"/>Obr<text:bookmark-end text:name="__RefHeading___Toc1866_3850923094"/></text:h>
      <text:p text:style-name="Text_20_body">- <text:span text:style-name="T650">děsivý hlas (dává nevýhodu)</text:span></text:p>
      <text:p text:style-name="Text_20_body">- <text:span text:style-name="T651">žerou lidi</text:span></text:p>
      <text:p text:style-name="Text_20_body">- <text:span text:style-name="T653">nejsou zrovna chytří, dá se s nimi manipulovat (chytrý goblin nebo skřet může obrovi „našeptávat“ a ovládat ho)</text:span></text:p>
      <text:p text:style-name="Text_20_body"><text:soft-page-break/>- <text:span text:style-name="T651">obvykle žije o samotě, v jeskyních vysoko v horách (čím se tam živěj?). Někdy si pro sebe zabere osamělý hrad.</text:span></text:p>
      <text:p text:style-name="Text_20_body">- <text:span text:style-name="T652">nezřídka se kolem něj utvoří tlupa posluhovačů, kteří těží z jeho ochrany. Nebývají to zrovna stateční a silní válečníci.</text:span></text:p>
      <text:h text:style-name="P356" text:outline-level="2"><text:bookmark-start text:name="__RefHeading___Toc1868_3850923094"/>Ogloj-chorchoj<text:bookmark-end text:name="__RefHeading___Toc1868_3850923094"/></text:h>
      <text:p text:style-name="P62">Rychlost: chůze</text:p>
      <text:p text:style-name="P63">Červ tlustý jako mužské stehno a 2-4 metry dlouhý. <text:span text:style-name="T654">Útočí bílými blesky (na krátkou vzdálenost, postavy v kovové zbroji mají nevýhodu).</text:span></text:p>
      <text:p text:style-name="P63">- <text:span text:style-name="T655">zásah bílým bleskem paralyzuje na 1 kolo: Po zásahu začnou po těle přebíhat drobné výboje a dotyčný se v křečích svalí na zem.<text:line-break/>(1. úspěch dává vždycky paraýzu, až případný další zraňuje)</text:span></text:p>
      <text:p text:style-name="P64"><text:span text:style-name="T656">Usmrcenou </text:span><text:span text:style-name="T33">kořist </text:span><text:span text:style-name="T656">ogloj-chorchoj </text:span><text:span text:style-name="T33">od</text:span><text:span text:style-name="T656">táhne do svého obvykle dobře skrytého doupěte, kde ji pak několik týdnů požírá. Proto se v jeho doupěti dají najít věci, které měly jeho oběti u sebe.</text:span></text:p>
      <text:h text:style-name="P357" text:outline-level="2"><text:bookmark-start text:name="__RefHeading___Toc2722_3430540378"/>Oči plíživé<text:bookmark-end text:name="__RefHeading___Toc2722_3430540378"/></text:h>
      <text:p text:style-name="P82">Rudě žhnoucí oči v oblaku tmy.</text:p>
      <text:p text:style-name="P82">- žerou vše živé, <text:span text:style-name="T772">včetně vegetace</text:span></text:p>
      <text:p text:style-name="P83"><text:span text:style-name="T771">- oblak leptá (</text:span><text:span text:style-name="T58">p</text:span><text:span text:style-name="T59">omáhá</text:span><text:span text:style-name="T771"> proti </text:span><text:span text:style-name="T60">t</text:span><text:span text:style-name="T59">omu</text:span><text:span text:style-name="T771"> odolnost proti žíravině)</text:span></text:p>
      <text:p text:style-name="P82">- <text:span text:style-name="T772">nevadí jí sluneční světlo</text:span></text:p>
      <text:p text:style-name="P82">- jsou zranitelné ohněm?</text:p>
      <text:h text:style-name="P358" text:outline-level="2"><text:bookmark-start text:name="__RefHeading___Toc1872_3850923094"/><text:soft-page-break/>Pavouci<text:bookmark-end text:name="__RefHeading___Toc1872_3850923094"/></text:h>
      <text:p text:style-name="P49">- pavouci mají 8 nohou a nemají tykadla. Jsou to dravci.</text:p>
      <text:p text:style-name="P50"><text:span text:style-name="T37">P</text:span><text:span text:style-name="T662">avučina od obřích pavouků – když si ji postavy nevyčistí, budou v ní mít nevýhodu. Jde například spálit, strhat nějakou tyčí a podobně. Pavouk se skrz svou pavučinu pohybuje bez nevýhody.</text:span></text:p>
      <text:p text:style-name="P84">Útok: Zamotání do pavučin</text:p>
      <text:h text:style-name="P329" text:outline-level="3"><text:bookmark-start text:name="__RefHeading___Toc2896_3430540378"/>Křižák obří<text:bookmark-end text:name="__RefHeading___Toc2896_3430540378"/></text:h>
      <text:p text:style-name="P47">Charakteristický bílý kříž na šedých zádech.</text:p>
      <text:p text:style-name="P50"><text:span text:style-name="T660">Číhá obvykle vysoko na stěn</text:span><text:span text:style-name="T36">ě</text:span><text:span text:style-name="T660"> či na stropě, útočí skokem shora (s výhodou).</text:span></text:p>
      <text:p text:style-name="P48">Spřádá pavučiny</text:p>
      <text:p text:style-name="P50">- <text:span text:style-name="T661">slabý jed</text:span></text:p>
      <text:h text:style-name="P329" text:outline-level="3"><text:bookmark-start text:name="__RefHeading___Toc2898_3430540378"/>Pavouk zelený<text:bookmark-end text:name="__RefHeading___Toc2898_3430540378"/></text:h>
      <text:p text:style-name="P45">- silný jed</text:p>
      <text:h text:style-name="P359" text:outline-level="2"><text:bookmark-start text:name="__RefHeading___Toc2728_3430540378"/>Pavoučnatka<text:bookmark-end text:name="__RefHeading___Toc2728_3430540378"/></text:h>
      <text:p text:style-name="P85">Vypadá jako kudůcká dívka s dlouhými černými vlasy a uhrančivým pohledem. Zpravidla bývá oděná v honosných šatech protkávaných stříbrem.</text:p>
      <text:p text:style-name="P85">Umí se proměnit ve velkého černého pavouka.</text:p>
      <text:p text:style-name="P86">Žije obyčejně hluboko v temném hvozdu <text:span text:style-name="T779">nebo v jeskyních</text:span>, kam nepronikne sluneční světlo v paláci utkaném z pavoučích sítí.</text:p>
      <text:p text:style-name="P86"><text:soft-page-break/>Ovládá obří pavouky.</text:p>
      <text:p text:style-name="P86">- <text:span text:style-name="T780">sluneční světlo ji zabije (nemuselo by hned, mohlo by jí dávat fakt vekou damage).</text:span></text:p>
      <text:p text:style-name="P86">- <text:span text:style-name="T781">obyčejná zranění v průběhu několika dní zregeneruje.</text:span></text:p>
      <text:p text:style-name="P87">Umí kouzlit – např. kouzlo <text:span text:style-name="T669">temnota</text:span>.</text:p>
      <text:h text:style-name="P360" text:outline-level="2"><text:bookmark-start text:name="__RefHeading___Toc1874_3850923094"/>Pegas<text:bookmark-end text:name="__RefHeading___Toc1874_3850923094"/></text:h>
      <text:p text:style-name="P68">- <text:span text:style-name="T733">okřídlený, létající kůň</text:span></text:p>
      <text:p text:style-name="P68">- <text:span text:style-name="T734">intelignentní, na rozdíl od jednorožce ale neumí mluvit.</text:span></text:p>
      <text:h text:style-name="P361" text:outline-level="2"><text:bookmark-start text:name="__RefHeading___Toc1876_3850923094"/>Permoník<text:bookmark-end text:name="__RefHeading___Toc1876_3850923094"/></text:h>
      <text:p text:style-name="P52">- <text:span text:style-name="T663">zhruba půl metru vysocí, hrabiví. Když jde o zlato nebo jiný drahý kov či kameny, dokáží být neskutečně pracovití - často bývají zotroč</text:span><text:span text:style-name="T38">o</text:span><text:span text:style-name="T39">vá</text:span><text:span text:style-name="T663">ni jako kopáči. Říká se, že někde hluboko pod zemí mají vlastní království.</text:span></text:p>
      <text:h text:style-name="P341" text:outline-level="2"><text:bookmark-start text:name="__RefHeading___Toc1878_3850923094"/>Poletucha<text:bookmark-end text:name="__RefHeading___Toc1878_3850923094"/></text:h>
      <text:p text:style-name="P53">Poletuchy jsou malé, okřídlené bytosti, <text:span text:style-name="T667">vzhledem trochu připomínají elfy.</text:span></text:p>
      <text:p text:style-name="P53">- <text:span text:style-name="T705">umí létat</text:span></text:p>
      <text:p text:style-name="P53">- <text:span text:style-name="T704">jsou vlídné a přátelské, rády si povídají. Když jim někdo ubližuje, obvykle utečou.</text:span></text:p>
      <text:p text:style-name="P53">- <text:span text:style-name="T668">umí číst myšlenky</text:span></text:p>
      <text:p text:style-name="P53"><text:soft-page-break/>- <text:span text:style-name="T703">mohou plnit drobná přání</text:span></text:p>
      <text:p text:style-name="P53">- <text:span text:style-name="T668">Každá poletucha umí 1-3</text:span> <text:span text:style-name="T668">obranná kouzla (</text:span><text:span text:style-name="T670">neviditelnost</text:span><text:span text:style-name="T668">, </text:span><text:span text:style-name="T670">návrat</text:span><text:span text:style-name="T668">, </text:span><text:span text:style-name="T670">hyperprostor</text:span><text:span text:style-name="T668">, </text:span><text:span text:style-name="T670">magický štít</text:span><text:span text:style-name="T668"> a podobně). TODO: Vyjmenovat jich víc</text:span></text:p>
      <text:h text:style-name="P362" text:outline-level="2"><text:bookmark-start text:name="__RefHeading___Toc1880_3850923094"/><text:span text:style-name="T425">Ř</text:span><text:span text:style-name="T424">asnatka</text:span><text:bookmark-end text:name="__RefHeading___Toc1880_3850923094"/></text:h>
      <text:p text:style-name="P54">Řasnatka vypadá jako vznášející se fialová koule velká zhruba jako lidská hlava, <text:span text:style-name="T706">ze které na jednom místě vyrůstá 8 chapadel.</text:span></text:p>
      <text:p text:style-name="P54">- <text:span text:style-name="T708">vyskytuje se v hejnech o 3-18 kusech</text:span></text:p>
      <text:p text:style-name="P54">- <text:span text:style-name="T707">útočí fialovými blesky (slabé zranění), cíle v kovové zbroji mají nevýhodu</text:span></text:p>
      <text:p text:style-name="P54">- <text:span text:style-name="T708">vyskytuje se nejčastěji v okolí sídel čarodějů, v blízkosti kouzelných předmětů a podobně.</text:span></text:p>
      <text:h text:style-name="P363" text:outline-level="2"><text:bookmark-start text:name="__RefHeading___Toc1882_3850923094"/><text:span text:style-name="T425">P</text:span><text:span text:style-name="T424">táci</text:span><text:bookmark-end text:name="__RefHeading___Toc1882_3850923094"/></text:h>
      <text:p text:style-name="Text_20_body">- sn<text:span text:style-name="T737">áší vejce, létají...</text:span></text:p>
      <text:p text:style-name="Text_20_body">- <text:span text:style-name="T738">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774">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773">v DrD je inteligentní a umí mluvit</text:span></text:p>
      <text:h text:style-name="Heading_20_3" text:outline-level="3"><text:bookmark-start text:name="__RefHeading___Toc2904_3430540378"/><text:soft-page-break/>Pták noh<text:bookmark-end text:name="__RefHeading___Toc2904_3430540378"/></text:h>
      <text:h text:style-name="P364" text:outline-level="2"><text:bookmark-start text:name="__RefHeading___Toc1884_3850923094"/><text:span text:style-name="T425">Skřetí</text:span><text:span text:style-name="T665"> rasy</text:span><text:bookmark-end text:name="__RefHeading___Toc1884_3850923094"/></text:h>
      <text:p text:style-name="P51">/<text:span text:style-name="T664">* možná přece jen dát skřetí rasy stranou. Ale jak pak pojmenovat ty neskřetí rasy (kam patří třeba permoník, stolin a podobně?) */</text:span></text:p>
      <text:p text:style-name="P51">- <text:span text:style-name="T709">vidí po tmě, nenávidí sluneční světlo (nevýhoda)</text:span></text:p>
      <text:p text:style-name="P55">TODO: Skřetí rasy budou goblin, skřet a sarkon. Skřeti si sami říkají orkové a staroorkština je tudíž starý skřetí jazyk.</text:p>
      <text:h text:style-name="P330" text:outline-level="3"><text:bookmark-start text:name="__RefHeading___Toc2906_3430540378"/><text:span text:style-name="T602">G</text:span>oblin<text:bookmark-end text:name="__RefHeading___Toc2906_3430540378"/></text:h>
      <text:p text:style-name="P51">- <text:span text:style-name="T603">alchymie</text:span></text:p>
      <text:p text:style-name="P51">- <text:span text:style-name="T603">šamani (TODO: několik kouzel na výběr)</text:span></text:p>
      <text:p text:style-name="P51">- <text:span text:style-name="T633">často jezdí na lítých vlcích</text:span></text:p>
      <text:h text:style-name="Heading_20_3" text:outline-level="3"><text:bookmark-start text:name="__RefHeading___Toc2908_3430540378"/>Sarkon<text:bookmark-end text:name="__RefHeading___Toc2908_3430540378"/></text:h>
      <text:p text:style-name="P89">Velcí, chlupatí skřeti</text:p>
      <text:h text:style-name="P330" text:outline-level="3"><text:bookmark-start text:name="__RefHeading___Toc2910_3430540378"/>Skřet<text:bookmark-end text:name="__RefHeading___Toc2910_3430540378"/></text:h>
      <text:h text:style-name="P365" text:outline-level="2"><text:bookmark-start text:name="__RefHeading___Toc2732_3430540378"/>Skvrna barevná<text:bookmark-end text:name="__RefHeading___Toc2732_3430540378"/></text:h>
      <text:p text:style-name="P90">Tenká jako papír a pružná, takže dokonale přilne k libovolnému povrchu. <text:span text:style-name="T782">Reaguje na teplo a vyhledává ho.</text:span></text:p>
      <text:p text:style-name="P91">Ud<text:span text:style-name="T783">r</text:span>ží se na libovolném povrchu (i na vodě), <text:span text:style-name="T783">a protáhne se úzkými štěrbinami,</text:span> ale nemůže létat.</text:p>
      <text:p text:style-name="P92"><text:soft-page-break/>Umí dokonale splynout s barvou pozadí. Změna ale chvíli trvá, takže když se skvrna pohybuje, je možné ji postřehnout.</text:p>
      <text:p text:style-name="P93">Živí se teplem (pohlcuje ho). <text:span text:style-name="T784">Když se vyhřívá, změní svou barvu na černou.</text:span></text:p>
      <text:p text:style-name="P94">Mohou se na někoho nalepit (dávají si pozor, aby ho neudusily). Dotyčnému je pak stále větší zima (protože z něj skvrna vysává teplo), takže sám vyhledává teplá místa, což skvrně vyhovuje.</text:p>
      <text:p text:style-name="P94">- <text:span text:style-name="T785">skvrna je imunní na zranění ohněm a dává tuto imunitu i svému nosiči.</text:span></text:p>
      <text:p text:style-name="P94">- <text:span text:style-name="T786">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95">Dokáže se zformovat do napodobeniny stěn, stropů, nebo i celých chodeb. <text:span text:style-name="T787">Neopatrným postavám se může snadno stát, že se na ně z ničeho nic jeskyně zřítí.</text:span></text:p>
      <text:p text:style-name="P95"><text:span text:style-name="T788">Je teplejší než skála. Trpaslík si toho určitě všimne díky </text:span><text:span text:style-name="T671">infravidění</text:span><text:span text:style-name="T787">, ostatní to mohou poznat dotykem.</text:span></text:p>
      <text:p text:style-name="P95">- <text:span text:style-name="T789">útočí dotykem (leptáním, chrání před tím odolnost proti žíravině).</text:span></text:p>
      <text:p text:style-name="P95">- <text:span text:style-name="T790">zničit jde jen ohněm, blesky nebo ohnivými kouzly.</text:span></text:p>
      <text:h text:style-name="P366" text:outline-level="2"><text:bookmark-start text:name="__RefHeading___Toc3514_3430540378"/><text:span text:style-name="T809">S</text:span>och<text:span text:style-name="T805">a oživlá</text:span><text:bookmark-end text:name="__RefHeading___Toc3514_3430540378"/></text:h>
      <text:p text:style-name="P107">TODO</text:p>
      <text:p text:style-name="P46">Mohou mít různý tvar a být z různého materiálu.</text:p>
      <text:p text:style-name="P108"><text:soft-page-break/>Varianty vzniku:<text:line-break/>- zkamenělý živý tvor (třeba poh<text:span text:style-name="T658">l</text:span>edem medůzy) a následně oživený kouzlem<text:line-break/>- socha, do které někdo zaklel duši (ducha nebo démona)</text:p>
      <text:p text:style-name="P46">IDEA: Dělení podle materiálu</text:p>
      <text:p text:style-name="P109"><text:span text:style-name="T657">- </text:span><text:span text:style-name="T34">k</text:span><text:span text:style-name="T35">ámen</text:span></text:p>
      <text:p text:style-name="P46">- křišťál</text:p>
      <text:p text:style-name="P46">-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367" text:outline-level="2"><text:bookmark-start text:name="__RefHeading___Toc2736_3430540378"/>Vampýr<text:bookmark-end text:name="__RefHeading___Toc2736_3430540378"/></text:h>
      <text:p text:style-name="P98">/<text:span text:style-name="T793">* Angl tuším stirge */</text:span></text:p>
      <text:p text:style-name="P98"><text:span text:style-name="T791">Vampýr </text:span><text:span text:style-name="T62">se podobá</text:span><text:span text:style-name="T791"> velkému ptáku se dvěma páry křídel a dlouhým zobákem.</text:span></text:p>
      <text:p text:style-name="P98"><text:span text:style-name="T63">Při náletu útočí</text:span><text:span text:style-name="T792">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368" text:outline-level="2"><text:bookmark-start text:name="__RefHeading___Toc1886_3850923094"/><text:soft-page-break/>Vodník<text:bookmark-end text:name="__RefHeading___Toc1886_3850923094"/></text:h>
      <text:p text:style-name="P98">- <text:span text:style-name="T711">žije pod vodou, stahuje oběti pod hladinu</text:span></text:p>
      <text:p text:style-name="P98">- <text:span text:style-name="T711">sbírá duše utopených (brání jim opustit tento svět)?</text:span></text:p>
      <text:h text:style-name="P369" text:outline-level="2"><text:bookmark-start text:name="__RefHeading___Toc2740_3430540378"/>Všežrout odporný<text:bookmark-end text:name="__RefHeading___Toc2740_3430540378"/></text:h>
      <text:p text:style-name="P99"><text:span text:style-name="T799">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64">k</text:span><text:span text:style-name="T65">yselina</text:span><text:span text:style-name="T799"> – když se do oběti zakousne, následující kolo ji automaticky zraní za 8kz žíravinou (v případné zbroji při tom proleptá díru – zbroj </text:span><text:span text:style-name="T66">s</text:span><text:span text:style-name="T67">e odečítá jen v prvním kole po zakousnutí</text:span><text:span text:style-name="T799">).</text:span></text:p>
      <text:p text:style-name="P99">- <text:span text:style-name="T800">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00">Za letu připomíná utržené netopýří křídlo <text:span text:style-name="T801">z černého sametu</text:span>. <text:span text:style-name="T802">Létá výhradně v noci, přes den spí v dutině stromu nebo jiné vhodné díře.</text:span></text:p>
      <text:p text:style-name="P101"><text:span text:style-name="T802">Přita</text:span><text:span text:style-name="T68">h</text:span><text:span text:style-name="T802">uje ji mysl inteligentních tvorů. Její útok z oběti vys</text:span><text:span text:style-name="T68">a</text:span><text:span text:style-name="T69">je</text:span><text:span text:style-name="T802"> vzpomínky z poslední</text:span><text:span text:style-name="T68">c</text:span><text:span text:style-name="T70">h několika dní (asi podle počtu úspěchů)</text:span><text:span text:style-name="T802"> – oběť si ráno nepamatuje, jak se na příslušné místo dostala. Vzluha útočí každou noc znova, takže postupně může oběti vysát vzpomínky hluboko do minulosti.</text:span></text:p>
      <text:p text:style-name="P102"><text:soft-page-break/>Když se oběť ubrání, vzluha do ní „vyzvrátí“ část svých vzpomínek – <text:span text:style-name="T803">dotyčný se probudí se vcelku příjemným pocitem, že v noci létal</text:span> /* tohle je divný. <text:span text:style-name="T803">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04">TODO: Jak mohou postavy vzluhu najít a zabít? Ve dne asi těžko, v noci můžou držet hlídky a počíhat si na ni.</text:p>
      <text:p text:style-name="P103">TODO: Jak může oběť své vzpomínky dostat zpět? Tím, že vzluhu zabije? <text:span text:style-name="T804">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370" text:outline-level="2"><text:bookmark-start text:name="__RefHeading___Toc1888_3850923094"/>Zlobr<text:bookmark-end text:name="__RefHeading___Toc1888_3850923094"/></text:h>
      <text:p text:style-name="P56">- <text:span text:style-name="T666">regenerace 1 život za kolo. Zranění ohněm, bleskem nebo žíravinou regenerovat nedokáže.</text:span></text:p>
      <text:p text:style-name="P57">TODO: „Zlobr“ je ve skřetí řeči „troll“.</text:p>
      <text:p text:style-name="P57">Skalní zlobr: neregeneruje, ale zkamenění na slunečním světle je dočasné (v noci zase ožije).</text:p>
      <text:p text:style-name="P57">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38">IDEA: 2 tabulky: velikost (životy) a nebezpečnost (vlastnosti).<text:line-break/>- <text:span text:style-name="T640">nebo to možná dát do jedný tabulky, kde budou sloupce „životy“, „Fyzička“ a „Finesa“.</text:span></text:p>
      <text:h text:style-name="P331" text:outline-level="3"><text:bookmark-start text:name="__RefHeading___Toc3640_3430540378"/><text:span text:style-name="T426">D</text:span>ikobraz <text:span text:style-name="T712">obří</text:span><text:bookmark-end text:name="__RefHeading___Toc3640_3430540378"/></text:h>
      <text:p text:style-name="P119">Je masožravý.</text:p>
      <text:p text:style-name="P119">Jeho ostny obsahují magenergii.</text:p>
      <text:p text:style-name="P118">Ostny při zásahu ochromují (asi spíš magie než jed)</text:p>
      <text:h text:style-name="P332" text:outline-level="3"><text:bookmark-start text:name="__RefHeading___Toc2912_3430540378"/>Bizon<text:bookmark-end text:name="__RefHeading___Toc2912_3430540378"/></text:h>
      <text:h text:style-name="Heading_20_3" text:outline-level="3"><text:bookmark-start text:name="__RefHeading___Toc2914_3430540378"/><text:span text:style-name="T615">Hejno k</text:span>rys<text:bookmark-end text:name="__RefHeading___Toc2914_3430540378"/></text:h>
      <text:p text:style-name="Text_20_body">- <text:span text:style-name="T615">krysy</text:span> <text:span text:style-name="T615">samostatně nejsou nebezpečné, </text:span><text:span text:style-name="T13">když jich je ale hodně, dokáží zabít i člověka</text:span></text:p>
      <text:p text:style-name="P22"><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36"><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643">mohou být někým ovládaní (sami by asi postavy nenapadli)</text:span></text:p>
      <text:p text:style-name="Text_20_body">- <text:span text:style-name="T642">boj</text:span> <text:span text:style-name="T642">jako s hejnem krys (boj s hejnem by asi stálo za to vytáhnout mimo bestiář)</text:span></text:p>
      <text:h text:style-name="P333" text:outline-level="3"><text:bookmark-start text:name="__RefHeading___Toc2920_3430540378"/>Kanec<text:bookmark-end text:name="__RefHeading___Toc2920_3430540378"/></text:h>
      <text:h text:style-name="P334" text:outline-level="3"><text:bookmark-start text:name="__RefHeading___Toc2922_3430540378"/>Kůň<text:bookmark-end text:name="__RefHeading___Toc2922_3430540378"/></text:h>
      <text:p text:style-name="P37"><text:span text:style-name="T19">/</text:span><text:span text:style-name="T2">* </text:span><text:span text:style-name="T19">K</text:span><text:span text:style-name="T2">ůň asi nemusí mít samostatný heslo, měl by bejt ale zmíněnej v tabulce statů zvířat (životy a Nebezpečnost).</text:span></text:p>
      <text:h text:style-name="P335" text:outline-level="3"><text:bookmark-start text:name="__RefHeading___Toc2924_3430540378"/>Lasička obří<text:bookmark-end text:name="__RefHeading___Toc2924_3430540378"/></text:h>
      <text:p text:style-name="P88">- <text:span text:style-name="T744">lze ji vycvičit</text:span></text:p>
      <text:h text:style-name="P334"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336"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732">jezděj na nich obři?</text:span></text:p>
      <text:p text:style-name="Text_20_body">- <text:span text:style-name="T732">nejdou zcela zkrotit</text:span></text:p>
      <text:h text:style-name="Heading_20_3" text:outline-level="3"><text:bookmark-start text:name="__RefHeading___Toc2938_3430540378"/>Obří netopýr<text:bookmark-end text:name="__RefHeading___Toc2938_3430540378"/></text:h>
      <text:p text:style-name="Text_20_body">- <text:span text:style-name="T641">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337" text:outline-level="3"><text:bookmark-start text:name="__RefHeading___Toc2954_3430540378"/><text:span text:style-name="T794">V</text:span>aran <text:span text:style-name="T794">obří</text:span><text:bookmark-end text:name="__RefHeading___Toc2954_3430540378"/></text:h>
      <text:p text:style-name="P96">- <text:span text:style-name="T794">nelítá, sarkoni ho používají jako jezdeckou nestvůru.</text:span></text:p>
      <text:h text:style-name="Heading_20_3" text:outline-level="3"><text:bookmark-start text:name="__RefHeading___Toc2956_3430540378"/>Vlk<text:bookmark-end text:name="__RefHeading___Toc2956_3430540378"/></text:h>
      <text:p text:style-name="P97">šedý/sněžný</text:p>
      <text:h text:style-name="P338" text:outline-level="3"><text:bookmark-start text:name="__RefHeading___Toc2958_3430540378"/><text:span text:style-name="T428">V</text:span>lk <text:span text:style-name="T798">lítý</text:span><text:bookmark-end text:name="__RefHeading___Toc2958_3430540378"/></text:h>
      <text:p text:style-name="P129">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6T17:43:29.431000000</dc:date>
    <meta:print-date>2113-01-01T00:00:00</meta:print-date>
    <meta:editing-cycles>24029</meta:editing-cycles>
    <meta:editing-duration>P70DT13H57M40S</meta:editing-duration>
    <meta:generator>LibreOffice/6.0.5.2$Windows_X86_64 LibreOffice_project/54c8cbb85f300ac59db32fe8a675ff7683cd5a16</meta:generator>
    <meta:document-statistic meta:table-count="0" meta:image-count="0" meta:object-count="0" meta:page-count="81" meta:paragraph-count="1098" meta:word-count="12075" meta:character-count="72047" meta:non-whitespace-character-count="61042"/>
  </office:meta>
</office:document-meta>
</file>